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99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9.533cm"/>
    </style:style>
    <style:style style:name="co6" style:family="table-column">
      <style:table-column-properties fo:break-before="auto" style:column-width="6.489cm"/>
    </style:style>
    <style:style style:name="co7" style:family="table-column">
      <style:table-column-properties fo:break-before="auto" style:column-width="10.08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10.601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4.817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5.482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889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5.182cm"/>
    </style:style>
    <style:style style:name="co19" style:family="table-column">
      <style:table-column-properties fo:break-before="auto" style:column-width="4.147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.995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676cm"/>
    </style:style>
    <style:style style:name="co24" style:family="table-column">
      <style:table-column-properties fo:break-before="auto" style:column-width="6.271cm"/>
    </style:style>
    <style:style style:name="co25" style:family="table-column">
      <style:table-column-properties fo:break-before="auto" style:column-width="7.632cm"/>
    </style:style>
    <style:style style:name="co26" style:family="table-column">
      <style:table-column-properties fo:break-before="auto" style:column-width="4.175cm"/>
    </style:style>
    <style:style style:name="co27" style:family="table-column">
      <style:table-column-properties fo:break-before="auto" style:column-width="3.575cm"/>
    </style:style>
    <style:style style:name="co28" style:family="table-column">
      <style:table-column-properties fo:break-before="auto" style:column-width="2.731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56cm"/>
    </style:style>
    <style:style style:name="co31" style:family="table-column">
      <style:table-column-properties fo:break-before="auto" style:column-width="4.86cm"/>
    </style:style>
    <style:style style:name="co32" style:family="table-column">
      <style:table-column-properties fo:break-before="auto" style:column-width="4.718cm"/>
    </style:style>
    <style:style style:name="co33" style:family="table-column">
      <style:table-column-properties fo:break-before="auto" style:column-width="2.813cm"/>
    </style:style>
    <style:style style:name="co34" style:family="table-column">
      <style:table-column-properties fo:break-before="auto" style:column-width="3.385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2.348cm"/>
    </style:style>
    <style:style style:name="co38" style:family="table-column">
      <style:table-column-properties fo:break-before="auto" style:column-width="3.54cm"/>
    </style:style>
    <style:style style:name="co39" style:family="table-column">
      <style:table-column-properties fo:break-before="auto" style:column-width="4.424cm"/>
    </style:style>
    <style:style style:name="co40" style:family="table-column">
      <style:table-column-properties fo:break-before="auto" style:column-width="2.776cm"/>
    </style:style>
    <style:style style:name="co41" style:family="table-column">
      <style:table-column-properties fo:break-before="auto" style:column-width="1.157cm"/>
    </style:style>
    <style:style style:name="co42" style:family="table-column">
      <style:table-column-properties fo:break-before="auto" style:column-width="1.803cm"/>
    </style:style>
    <style:style style:name="co43" style:family="table-column">
      <style:table-column-properties fo:break-before="auto" style:column-width="3.336cm"/>
    </style:style>
    <style:style style:name="co44" style:family="table-column">
      <style:table-column-properties fo:break-before="auto" style:column-width="2.824cm"/>
    </style:style>
    <style:style style:name="co45" style:family="table-column">
      <style:table-column-properties fo:break-before="auto" style:column-width="4.029cm"/>
    </style:style>
    <style:style style:name="co46" style:family="table-column">
      <style:table-column-properties fo:break-before="auto" style:column-width="1.429cm"/>
    </style:style>
    <style:style style:name="co47" style:family="table-column">
      <style:table-column-properties fo:break-before="auto" style:column-width="2.041cm"/>
    </style:style>
    <style:style style:name="co48" style:family="table-column">
      <style:table-column-properties fo:break-before="auto" style:column-width="1.974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1.381cm"/>
    </style:style>
    <style:style style:name="co51" style:family="table-column">
      <style:table-column-properties fo:break-before="auto" style:column-width="2.094cm"/>
    </style:style>
    <style:style style:name="co52" style:family="table-column">
      <style:table-column-properties fo:break-before="auto" style:column-width="4.429cm"/>
    </style:style>
    <style:style style:name="co53" style:family="table-column">
      <style:table-column-properties fo:break-before="auto" style:column-width="2.304cm"/>
    </style:style>
    <style:style style:name="co54" style:family="table-column">
      <style:table-column-properties fo:break-before="auto" style:column-width="4.574cm"/>
    </style:style>
    <style:style style:name="co55" style:family="table-column">
      <style:table-column-properties fo:break-before="auto" style:column-width="1.341cm"/>
    </style:style>
    <style:style style:name="co56" style:family="table-column">
      <style:table-column-properties fo:break-before="auto" style:column-width="2.219cm"/>
    </style:style>
    <style:style style:name="co57" style:family="table-column">
      <style:table-column-properties fo:break-before="auto" style:column-width="2.519cm"/>
    </style:style>
    <style:style style:name="co58" style:family="table-column">
      <style:table-column-properties fo:break-before="auto" style:column-width="3.676cm"/>
    </style:style>
    <style:style style:name="co59" style:family="table-column">
      <style:table-column-properties fo:break-before="auto" style:column-width="2.378cm"/>
    </style:style>
    <style:style style:name="co60" style:family="table-column">
      <style:table-column-properties fo:break-before="auto" style:column-width="4.374cm"/>
    </style:style>
    <style:style style:name="co61" style:family="table-column">
      <style:table-column-properties fo:break-before="auto" style:column-width="1.173cm"/>
    </style:style>
    <style:style style:name="co62" style:family="table-column">
      <style:table-column-properties fo:break-before="auto" style:column-width="2.261cm"/>
    </style:style>
    <style:style style:name="co63" style:family="table-column">
      <style:table-column-properties fo:break-before="auto" style:column-width="2.806cm"/>
    </style:style>
    <style:style style:name="ro1" style:family="table-row">
      <style:table-row-properties style:row-height="2.429cm" fo:break-before="auto" style:use-optimal-row-height="fals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644cm" fo:break-before="auto" style:use-optimal-row-height="false"/>
    </style:style>
    <style:style style:name="ro5" style:family="table-row">
      <style:table-row-properties style:row-height="1.612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1.0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4" style:family="table-cell" style:parent-style-name="Default" style:data-style-name="N49">
      <style:table-cell-properties fo:background-color="#8e24aa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9" style:family="table-cell" style:parent-style-name="Default" style:data-style-name="N111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11">
      <style:table-cell-properties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ackground-color="#8e24aa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" style:family="table-cell" style:parent-style-name="Default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37">
      <style:table-cell-properties style:vertical-align="middle"/>
      <style:text-properties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start" fo:margin-left="0cm"/>
      <style:text-properties fo:color="#263238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wrap-option="wrap" fo:padding-bottom="0.085cm" fo:padding-left="0.136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5f5f5" fo:wrap-option="wrap" fo:padding-bottom="0.085cm" fo:padding-left="0.136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49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9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49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49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49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11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1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11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end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 fo:padding-bottom="0.085cm" fo:padding-left="0.185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5f5f5" fo:padding-bottom="0.085cm" fo:padding-left="0.185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5f5f5" style:text-align-source="fix" style:repeat-content="false" fo:wrap-option="wrap" fo:padding-bottom="0.085cm" fo:padding-left="0.185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6" style:family="table-cell" style:parent-style-name="Default">
      <style:table-cell-properties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2pt" style:font-size-asian="12pt" style:font-size-complex="12pt"/>
    </style:style>
    <style:style style:name="ce48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padding-bottom="0.085cm" fo:padding-left="0.136cm" fo:padding-right="0.085cm" fo:padding-top="0.085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112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15" style:family="table-cell" style:parent-style-name="Default">
      <style:table-cell-properties fo:padding-bottom="0.085cm" fo:padding-left="0.136cm" fo:padding-right="0.085cm" fo:padding-top="0.085c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padding-bottom="0.085cm" fo:padding-left="0.136cm" fo:padding-right="0.085cm" fo:padding-top="0.085cm"/>
    </style:style>
    <style:style style:name="ce55" style:family="table-cell" style:parent-style-name="Default">
      <style:table-cell-properties fo:padding-bottom="0.085cm" fo:padding-left="0.136cm" fo:padding-right="0.085cm" fo:padding-top="0.085cm" style:vertical-align="middle"/>
    </style:style>
    <style:style style:name="ce56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</style:style>
    <style:style style:name="ce49" style:family="table-cell" style:parent-style-name="Default">
      <style:table-cell-properties fo:border="0.74pt solid #000000" fo:padding-bottom="0.085cm" fo:padding-left="0.136cm" fo:padding-right="0.085cm" fo:padding-top="0.085cm"/>
      <style:text-properties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12pt" style:font-name-asian="Liberation Sans2" style:font-size-asian="12pt" style:font-name-complex="Liberation Sans2" style:font-size-complex="12pt"/>
    </style:style>
    <style:style style:name="ce57" style:family="table-cell" style:parent-style-name="Default">
      <style:table-cell-properties style:text-align-source="fix" style:repeat-content="false" fo:padding-bottom="0.085cm" fo:padding-left="0.136cm" fo:padding-right="0.085cm" fo:padding-top="0.085cm"/>
      <style:paragraph-properties fo:text-align="center" fo:margin-left="0cm"/>
    </style:style>
    <style:style style:name="ce12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wrap-option="wrap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ries_20250425_2246" table:style-name="ta1">
        <office:forms form:automatic-focus="false" form:apply-design-mode="false"/>
        <table:table-column table:style-name="co1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visibility="collapse" table:default-cell-style-name="ce2"/>
        <table:table-column table:style-name="co12" table:default-cell-style-name="ce2"/>
        <table:table-column table:style-name="co13" table:visibility="collapse" table:default-cell-style-name="ce2"/>
        <table:table-column table:style-name="co14" table:visibility="collapse" table:default-cell-style-name="ce2"/>
        <table:table-column table:style-name="co15" table:visibility="collapse" table:default-cell-style-name="ce2"/>
        <table:table-column table:style-name="co16" table:default-cell-style-name="ce4"/>
        <table:table-column table:style-name="co17" table:default-cell-style-name="ce6"/>
        <table:table-column table:style-name="co18" table:visibility="collapse" table:default-cell-style-name="ce2"/>
        <table:table-column table:style-name="co19" table:visibility="collapse" table:default-cell-style-name="ce2"/>
        <table:table-column table:style-name="co20" table:visibility="collapse" table:default-cell-style-name="ce2"/>
        <table:table-column table:style-name="co14" table:visibility="collapse" table:number-columns-repeated="3" table:default-cell-style-name="ce2"/>
        <table:table-column table:style-name="co21" table:visibility="collapse" table:default-cell-style-name="ce2"/>
        <table:table-column table:style-name="co22" table:visibility="collapse" table:default-cell-style-name="ce2"/>
        <table:table-column table:style-name="co23" table:visibility="collapse" table:default-cell-style-name="ce2"/>
        <table:table-column table:style-name="co24" table:visibility="collapse" table:default-cell-style-name="ce2"/>
        <table:table-column table:style-name="co23" table:visibility="collapse" table:default-cell-style-name="ce2"/>
        <table:table-column table:style-name="co25" table:visibility="collapse" table:default-cell-style-name="ce2"/>
        <table:table-column table:style-name="co26" table:visibility="collapse" table:default-cell-style-name="ce2"/>
        <table:table-column table:style-name="co27" table:visibility="collapse" table:default-cell-style-name="ce2"/>
        <table:table-column table:style-name="co9" table:visibility="collapse" table:number-columns-repeated="2" table:default-cell-style-name="ce2"/>
        <table:table-column table:style-name="co28" table:visibility="collapse" table:default-cell-style-name="ce2"/>
        <table:table-column table:style-name="co29" table:visibility="collapse" table:default-cell-style-name="ce2"/>
        <table:table-column table:style-name="co30" table:default-cell-style-name="ce8"/>
        <table:table-column table:style-name="co16" table:default-cell-style-name="ce4"/>
        <table:table-column table:style-name="co31" table:default-cell-style-name="ce2"/>
        <table:table-column table:style-name="co32" table:default-cell-style-name="ce8"/>
        <table:table-column table:style-name="co21" table:visibility="collapse" table:default-cell-style-name="ce2"/>
        <table:table-column table:style-name="co33" table:visibility="collapse" table:default-cell-style-name="ce2"/>
        <table:table-column table:style-name="co34" table:visibility="collapse" table:default-cell-style-name="ce2"/>
        <table:table-column table:style-name="co35" table:visibility="collapse" table:default-cell-style-name="ce2"/>
        <table:table-column table:style-name="co36" table:number-columns-repeated="16341" table:default-cell-style-name="ce2"/>
        <table:table-row table:style-name="ro1"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Rider Name</text:p>
          </table:table-cell>
          <table:table-cell table:style-name="ce3" office:value-type="string" calcext:value-type="string">
            <text:p>Rider TTRs</text:p>
          </table:table-cell>
          <table:table-cell table:style-name="ce3" office:value-type="string" calcext:value-type="string">
            <text:p>Rider Membership Number</text:p>
          </table:table-cell>
          <table:table-cell table:style-name="ce3" office:value-type="string" calcext:value-type="string">
            <text:p>Horse</text:p>
          </table:table-cell>
          <table:table-cell table:style-name="ce3" office:value-type="string" calcext:value-type="string">
            <text:p>Horse Membership Number</text:p>
          </table:table-cell>
          <table:table-cell table:style-name="ce3" office:value-type="string" calcext:value-type="string">
            <text:p>Rider Number</text:p>
          </table:table-cell>
          <table:table-cell table:style-name="ce3" office:value-type="string" calcext:value-type="string">
            <text:p>Horse Owner Name</text:p>
          </table:table-cell>
          <table:table-cell table:style-name="ce3" office:value-type="string" calcext:value-type="string">
            <text:p>Horse Owner Address</text:p>
          </table:table-cell>
          <table:table-cell table:style-name="ce3" office:value-type="string" calcext:value-type="string">
            <text:p>Producer</text:p>
          </table:table-cell>
          <table:table-cell table:style-name="ce3" office:value-type="string" calcext:value-type="string">
            <text:p>Entrant Notes</text:p>
          </table:table-cell>
          <table:table-cell table:style-name="ce3" office:value-type="string" calcext:value-type="string">
            <text:p>Team Name</text:p>
          </table:table-cell>
          <table:table-cell table:style-name="ce3" office:value-type="string" calcext:value-type="string">
            <text:p>Horse Breed</text:p>
          </table:table-cell>
          <table:table-cell table:style-name="ce3" office:value-type="string" calcext:value-type="string">
            <text:p>Horse Gender</text:p>
          </table:table-cell>
          <table:table-cell table:style-name="ce14" office:value-type="string" calcext:value-type="string">
            <text:p>Horse Date of Birth</text:p>
          </table:table-cell>
          <table:table-cell table:style-name="ce59" office:value-type="string" calcext:value-type="string">
            <text:p>Horse Height</text:p>
          </table:table-cell>
          <table:table-cell table:style-name="ce3" office:value-type="string" calcext:value-type="string">
            <text:p>Sire</text:p>
          </table:table-cell>
          <table:table-cell table:style-name="ce3" office:value-type="string" calcext:value-type="string">
            <text:p>Dam</text:p>
          </table:table-cell>
          <table:table-cell table:style-name="ce3" office:value-type="string" calcext:value-type="string">
            <text:p>Damsire</text:p>
          </table:table-cell>
          <table:table-cell table:style-name="ce3" office:value-type="string" calcext:value-type="string">
            <text:p>Sire Breed</text:p>
          </table:table-cell>
          <table:table-cell table:style-name="ce3" office:value-type="string" calcext:value-type="string">
            <text:p>Dam Breed</text:p>
          </table:table-cell>
          <table:table-cell table:style-name="ce3" office:value-type="string" calcext:value-type="string">
            <text:p>Damsire Breed</text:p>
          </table:table-cell>
          <table:table-cell table:style-name="ce3" office:value-type="string" calcext:value-type="string">
            <text:p>Sire Grade</text:p>
          </table:table-cell>
          <table:table-cell table:style-name="ce3" office:value-type="string" calcext:value-type="string">
            <text:p>Dam Grade</text:p>
          </table:table-cell>
          <table:table-cell table:style-name="ce3" office:value-type="string" calcext:value-type="string">
            <text:p>Damsire Grade</text:p>
          </table:table-cell>
          <table:table-cell table:style-name="ce3" office:value-type="string" calcext:value-type="string">
            <text:p>Breeder</text:p>
          </table:table-cell>
          <table:table-cell table:style-name="ce3" office:value-type="string" calcext:value-type="string">
            <text:p>Horse For Sale</text:p>
          </table:table-cell>
          <table:table-cell table:style-name="ce3" office:value-type="string" calcext:value-type="string">
            <text:p>Rider Address Line 1</text:p>
          </table:table-cell>
          <table:table-cell table:style-name="ce3" office:value-type="string" calcext:value-type="string">
            <text:p>Rider Address Line 2</text:p>
          </table:table-cell>
          <table:table-cell table:style-name="ce3" office:value-type="string" calcext:value-type="string">
            <text:p>Rider Address Line 3</text:p>
          </table:table-cell>
          <table:table-cell table:style-name="ce3" office:value-type="string" calcext:value-type="string">
            <text:p>Rider City</text:p>
          </table:table-cell>
          <table:table-cell table:style-name="ce3" office:value-type="string" calcext:value-type="string">
            <text:p>Rider County</text:p>
          </table:table-cell>
          <table:table-cell table:style-name="ce3" office:value-type="string" calcext:value-type="string">
            <text:p>Rider Postcode</text:p>
          </table:table-cell>
          <table:table-cell table:style-name="ce3" office:value-type="string" calcext:value-type="string">
            <text:p>Rider Email</text:p>
          </table:table-cell>
          <table:table-cell table:style-name="ce62" office:value-type="string" calcext:value-type="string">
            <text:p>Rider Telephone</text:p>
          </table:table-cell>
          <table:table-cell table:style-name="ce14" office:value-type="string" calcext:value-type="string">
            <text:p>Rider Date of Birth</text:p>
          </table:table-cell>
          <table:table-cell table:style-name="ce3" office:value-type="string" calcext:value-type="string">
            <text:p>Rider Emergency Contact</text:p>
          </table:table-cell>
          <table:table-cell table:style-name="ce62" office:value-type="string" calcext:value-type="string">
            <text:p>Rider Emergency Telephone</text:p>
          </table:table-cell>
          <table:table-cell table:style-name="ce1" office:value-type="string" calcext:value-type="string">
            <text:p>Entry Type</text:p>
          </table:table-cell>
          <table:table-cell table:style-name="ce1" office:value-type="string" calcext:value-type="string">
            <text:p>Entry Date Paid</text:p>
          </table:table-cell>
          <table:table-cell table:style-name="ce1" office:value-type="string" calcext:value-type="string">
            <text:p>Mandatory First Aid</text:p>
          </table:table-cell>
          <table:table-cell table:style-name="ce1" office:value-type="string" calcext:value-type="string">
            <text:p>Raffle Tickets</text:p>
          </table:table-cell>
          <table:table-cell table:style-name="ce10"/>
          <table:table-cell table:style-name="ce11" table:number-columns-repeated="16340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8" calcext:value-type="date">
            <text:p>1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/>
          <table:table-cell office:value-type="string" calcext:value-type="string">
            <text:p>Is also doing class 21 so later start may be best depending on entries for earlier working hunter classes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01-05-15" calcext:value-type="date">
            <text:p>2001-05-15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01-05-15" calcext:value-type="date">
            <text:p>2001-05-15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office:value-type="date" office:date-value="2010-06-08" calcext:value-type="date">
            <text:p>2010-06-08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James Blane</text:p>
          </table:table-cell>
          <table:table-cell table:number-columns-repeated="2"/>
          <table:table-cell office:value-type="string" calcext:value-type="string">
            <text:p>Sunrise Sally</text:p>
          </table:table-cell>
          <table:table-cell table:number-columns-repeated="2"/>
          <table:table-cell office:value-type="string" calcext:value-type="string">
            <text:p>James Blane</text:p>
          </table:table-cell>
          <table:table-cell office:value-type="string" calcext:value-type="string">
            <text:p>7 Main street kilmaurs ka32rq</text:p>
          </table:table-cell>
          <table:table-cell table:number-columns-repeated="3"/>
          <table:table-cell office:value-type="string" calcext:value-type="string">
            <text:p>Traditional Cob</text:p>
          </table:table-cell>
          <table:table-cell office:value-type="string" calcext:value-type="string">
            <text:p>Mare</text:p>
          </table:table-cell>
          <table:table-cell office:value-type="date" office:date-value="2017-06-01" calcext:value-type="date">
            <text:p>2017-06-01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7 Main Street kilmaurs </text:p>
          </table:table-cell>
          <table:table-cell table:number-columns-repeated="2"/>
          <table:table-cell office:value-type="string" calcext:value-type="string">
            <text:p>Kilmarnock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2RQ</text:p>
          </table:table-cell>
          <table:table-cell office:value-type="string" calcext:value-type="string">
            <text:p>jamesblane19@yahoo.com</text:p>
          </table:table-cell>
          <table:table-cell office:value-type="string" calcext:value-type="string">
            <text:p>07766 783 596</text:p>
          </table:table-cell>
          <table:table-cell office:value-type="date" office:date-value="2002-11-15" calcext:value-type="date">
            <text:p>2002-11-15</text:p>
          </table:table-cell>
          <table:table-cell office:value-type="string" calcext:value-type="string">
            <text:p>Chris Strachan </text:p>
          </table:table-cell>
          <table:table-cell office:value-type="string" calcext:value-type="string">
            <text:p>07377 133 10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9-01-01" calcext:value-type="date">
            <text:p>2009-01-0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office:value-type="date" office:date-value="1994-10-12" calcext:value-type="date">
            <text:p>1994-10-12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office:value-type="date" office:date-value="2010-06-08" calcext:value-type="date">
            <text:p>2010-06-08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Kilmurray Rebecca </text:p>
          </table:table-cell>
          <table:table-cell table:number-columns-repeated="2"/>
          <table:table-cell office:value-type="string" calcext:value-type="string">
            <text:p>Ellis simister </text:p>
          </table:table-cell>
          <table:table-cell office:value-type="string" calcext:value-type="string">
            <text:p>18 titchfield way 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7-04-28" calcext:value-type="date">
            <text:p>2017-04-28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Banksy Dau Aderyn </text:p>
          </table:table-cell>
          <table:table-cell table:number-columns-repeated="2"/>
          <table:table-cell office:value-type="string" calcext:value-type="string">
            <text:p>Mrs E.R. Crate </text:p>
          </table:table-cell>
          <table:table-cell office:value-type="string" calcext:value-type="string">
            <text:p>Holehouse cottage hollybush ayr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Mare</text:p>
          </table:table-cell>
          <table:table-cell office:value-type="date" office:date-value="2016-02-15" calcext:value-type="date">
            <text:p>2016-02-15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Lemonshill Falcon</text:p>
          </table:table-cell>
          <table:table-cell office:value-type="string" calcext:value-type="string">
            <text:p>Corkshill Skylark</text:p>
          </table:table-cell>
          <table:table-cell office:value-type="string" calcext:value-type="string">
            <text:p>Carrwood poseidon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E.R. Crate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Gillian Macdonald</text:p>
          </table:table-cell>
          <table:table-cell table:number-columns-repeated="2"/>
          <table:table-cell office:value-type="string" calcext:value-type="string">
            <text:p>Sherrif </text:p>
          </table:table-cell>
          <table:table-cell office:value-type="string" calcext:value-type="string">
            <text:p>Retraining of Racehorses (RoR) - Not to hand </text:p>
          </table:table-cell>
          <table:table-cell/>
          <table:table-cell office:value-type="string" calcext:value-type="string">
            <text:p>Gillian MacDonald</text:p>
          </table:table-cell>
          <table:table-cell office:value-type="string" calcext:value-type="string">
            <text:p>55 Bentinck Drive </text:p>
          </table:table-cell>
          <table:table-cell table:number-columns-repeated="3"/>
          <table:table-cell office:value-type="string" calcext:value-type="string">
            <text:p>Thoroughbred</text:p>
          </table:table-cell>
          <table:table-cell office:value-type="string" calcext:value-type="string">
            <text:p>Gelding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16.3" calcext:value-type="float">
            <text:p>16.3</text:p>
          </table:table-cell>
          <table:table-cell table:number-columns-repeated="9"/>
          <table:table-cell office:value-type="string" calcext:value-type="string">
            <text:p>U: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5 Bentinck Dr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6HY </text:p>
          </table:table-cell>
          <table:table-cell office:value-type="string" calcext:value-type="string">
            <text:p>Gillmacd@icloud.com</text:p>
          </table:table-cell>
          <table:table-cell office:value-type="string" calcext:value-type="string">
            <text:p>07961 015 188</text:p>
          </table:table-cell>
          <table:table-cell office:value-type="date" office:date-value="1970-10-16" calcext:value-type="date">
            <text:p>1970-10-16</text:p>
          </table:table-cell>
          <table:table-cell office:value-type="string" calcext:value-type="string">
            <text:p>Peter Macdonald</text:p>
          </table:table-cell>
          <table:table-cell office:value-type="string" calcext:value-type="string">
            <text:p>07984 190 10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James Blane</text:p>
          </table:table-cell>
          <table:table-cell table:number-columns-repeated="2"/>
          <table:table-cell office:value-type="string" calcext:value-type="string">
            <text:p>Sunrise Sally</text:p>
          </table:table-cell>
          <table:table-cell table:number-columns-repeated="2"/>
          <table:table-cell office:value-type="string" calcext:value-type="string">
            <text:p>James Blane</text:p>
          </table:table-cell>
          <table:table-cell office:value-type="string" calcext:value-type="string">
            <text:p>7 Main street kilmaurs ka32rq</text:p>
          </table:table-cell>
          <table:table-cell table:number-columns-repeated="3"/>
          <table:table-cell office:value-type="string" calcext:value-type="string">
            <text:p>Traditional Cob</text:p>
          </table:table-cell>
          <table:table-cell office:value-type="string" calcext:value-type="string">
            <text:p>Mare</text:p>
          </table:table-cell>
          <table:table-cell office:value-type="date" office:date-value="2017-06-01" calcext:value-type="date">
            <text:p>2017-06-01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7 Main Street kilmaurs </text:p>
          </table:table-cell>
          <table:table-cell table:number-columns-repeated="2"/>
          <table:table-cell office:value-type="string" calcext:value-type="string">
            <text:p>Kilmarnock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2RQ</text:p>
          </table:table-cell>
          <table:table-cell office:value-type="string" calcext:value-type="string">
            <text:p>jamesblane19@yahoo.com</text:p>
          </table:table-cell>
          <table:table-cell office:value-type="string" calcext:value-type="string">
            <text:p>07766 783 596</text:p>
          </table:table-cell>
          <table:table-cell office:value-type="date" office:date-value="2002-11-15" calcext:value-type="date">
            <text:p>2002-11-15</text:p>
          </table:table-cell>
          <table:table-cell office:value-type="string" calcext:value-type="string">
            <text:p>Chris Strachan </text:p>
          </table:table-cell>
          <table:table-cell office:value-type="string" calcext:value-type="string">
            <text:p>07377 133 10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9-01-01" calcext:value-type="date">
            <text:p>2009-01-0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office:value-type="date" office:date-value="1994-10-12" calcext:value-type="date">
            <text:p>1994-10-12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Kilmurray Rebecca </text:p>
          </table:table-cell>
          <table:table-cell table:number-columns-repeated="2"/>
          <table:table-cell office:value-type="string" calcext:value-type="string">
            <text:p>Ellis simister </text:p>
          </table:table-cell>
          <table:table-cell office:value-type="string" calcext:value-type="string">
            <text:p>18 titchfield way 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7-04-28" calcext:value-type="date">
            <text:p>2017-04-28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Banksy Dau Aderyn </text:p>
          </table:table-cell>
          <table:table-cell table:number-columns-repeated="2"/>
          <table:table-cell office:value-type="string" calcext:value-type="string">
            <text:p>Mrs E.R. Crate </text:p>
          </table:table-cell>
          <table:table-cell office:value-type="string" calcext:value-type="string">
            <text:p>Holehouse cottage hollybush ayr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Mare</text:p>
          </table:table-cell>
          <table:table-cell office:value-type="date" office:date-value="2016-02-15" calcext:value-type="date">
            <text:p>2016-02-15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Lemonshill Falcon</text:p>
          </table:table-cell>
          <table:table-cell office:value-type="string" calcext:value-type="string">
            <text:p>Corkshill Skylark</text:p>
          </table:table-cell>
          <table:table-cell office:value-type="string" calcext:value-type="string">
            <text:p>Carrwood poseidon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E.R. Crate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4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8 Ring 1 - Working Hunter: 9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Gillian Macdonald</text:p>
          </table:table-cell>
          <table:table-cell table:number-columns-repeated="2"/>
          <table:table-cell office:value-type="string" calcext:value-type="string">
            <text:p>Sherrif </text:p>
          </table:table-cell>
          <table:table-cell office:value-type="string" calcext:value-type="string">
            <text:p>Retraining of Racehorses (RoR) - Not to hand </text:p>
          </table:table-cell>
          <table:table-cell/>
          <table:table-cell office:value-type="string" calcext:value-type="string">
            <text:p>Gillian MacDonald</text:p>
          </table:table-cell>
          <table:table-cell office:value-type="string" calcext:value-type="string">
            <text:p>55 Bentinck Drive </text:p>
          </table:table-cell>
          <table:table-cell table:number-columns-repeated="3"/>
          <table:table-cell office:value-type="string" calcext:value-type="string">
            <text:p>Thoroughbred</text:p>
          </table:table-cell>
          <table:table-cell office:value-type="string" calcext:value-type="string">
            <text:p>Gelding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16.3" calcext:value-type="float">
            <text:p>16.3</text:p>
          </table:table-cell>
          <table:table-cell table:number-columns-repeated="9"/>
          <table:table-cell office:value-type="string" calcext:value-type="string">
            <text:p>U: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5 Bentinck Dr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6HY </text:p>
          </table:table-cell>
          <table:table-cell office:value-type="string" calcext:value-type="string">
            <text:p>Gillmacd@icloud.com</text:p>
          </table:table-cell>
          <table:table-cell office:value-type="string" calcext:value-type="string">
            <text:p>07961 015 188</text:p>
          </table:table-cell>
          <table:table-cell office:value-type="date" office:date-value="1970-10-16" calcext:value-type="date">
            <text:p>1970-10-16</text:p>
          </table:table-cell>
          <table:table-cell office:value-type="string" calcext:value-type="string">
            <text:p>Peter Macdonald</text:p>
          </table:table-cell>
          <table:table-cell office:value-type="string" calcext:value-type="string">
            <text:p>07984 190 10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Dumfries </text:p>
          </table:table-cell>
          <table:table-cell table:number-columns-repeated="3"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2"/>
          <table:table-cell office:value-type="string" calcext:value-type="string">
            <text:p>15.3hh - not a heavyweight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Laura Meader</text:p>
          </table:table-cell>
          <table:table-cell table:number-columns-repeated="2"/>
          <table:table-cell office:value-type="string" calcext:value-type="string">
            <text:p>Castlemore Alex</text:p>
          </table:table-cell>
          <table:table-cell table:number-columns-repeated="2"/>
          <table:table-cell office:value-type="string" calcext:value-type="string">
            <text:p>Laura Meader</text:p>
          </table:table-cell>
          <table:table-cell office:value-type="string" calcext:value-type="string">
            <text:p>20 Auchans Avenue, Dundonald</text:p>
          </table:table-cell>
          <table:table-cell/>
          <table:table-cell office:value-type="string" calcext:value-type="string">
            <text:p>Lightweight Hunter</text:p>
          </table:table-cell>
          <table:table-cell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3-04-30" calcext:value-type="date">
            <text:p>2013-04-30</text:p>
          </table:table-cell>
          <table:table-cell office:value-type="float" office:value="16.1" calcext:value-type="float">
            <text:p>16.1</text:p>
          </table:table-cell>
          <table:table-cell table:number-columns-repeated="11"/>
          <table:table-cell office:value-type="string" calcext:value-type="string">
            <text:p>20 Auchans Avenue</text:p>
          </table:table-cell>
          <table:table-cell table:number-columns-repeated="2"/>
          <table:table-cell office:value-type="string" calcext:value-type="string">
            <text:p>Dundonald, 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EB</text:p>
          </table:table-cell>
          <table:table-cell office:value-type="string" calcext:value-type="string">
            <text:p>lmeaderphotography@outlook.com</text:p>
          </table:table-cell>
          <table:table-cell office:value-type="string" calcext:value-type="string">
            <text:p>07454 725 807</text:p>
          </table:table-cell>
          <table:table-cell office:value-type="date" office:date-value="1996-11-12" calcext:value-type="date">
            <text:p>1996-11-12</text:p>
          </table:table-cell>
          <table:table-cell office:value-type="string" calcext:value-type="string">
            <text:p>Jacqueline Meader</text:p>
          </table:table-cell>
          <table:table-cell office:value-type="string" calcext:value-type="string">
            <text:p>07752 251 1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/>
          <table:table-cell office:value-type="string" calcext:value-type="string">
            <text:p>Lightweight hunter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Dumfries </text:p>
          </table:table-cell>
          <table:table-cell/>
          <table:table-cell office:value-type="string" calcext:value-type="string">
            <text:p>Heavyweight Hunter</text:p>
          </table:table-cell>
          <table:table-cell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Ava Kerr</text:p>
          </table:table-cell>
          <table:table-cell table:number-columns-repeated="2"/>
          <table:table-cell office:value-type="string" calcext:value-type="string">
            <text:p>Banksy Dau Aderyn </text:p>
          </table:table-cell>
          <table:table-cell table:number-columns-repeated="2"/>
          <table:table-cell office:value-type="string" calcext:value-type="string">
            <text:p>Mrs E.R. Crate </text:p>
          </table:table-cell>
          <table:table-cell office:value-type="string" calcext:value-type="string">
            <text:p>Holehouse cottage hollybush ayr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Mare</text:p>
          </table:table-cell>
          <table:table-cell office:value-type="date" office:date-value="2016-02-15" calcext:value-type="date">
            <text:p>2016-02-15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Lemonshill Falcon</text:p>
          </table:table-cell>
          <table:table-cell office:value-type="string" calcext:value-type="string">
            <text:p>Corkshill Skylark</text:p>
          </table:table-cell>
          <table:table-cell office:value-type="string" calcext:value-type="string">
            <text:p>Carrwood poseidon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E.R. Crate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 titchfield way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/>
          <table:table-cell office:value-type="string" calcext:value-type="string">
            <text:p>KA11 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2001-11-10" calcext:value-type="date">
            <text:p>2001-11-10</text:p>
          </table:table-cell>
          <table:table-cell office:value-type="string" calcext:value-type="string">
            <text:p>Emma </text:p>
          </table:table-cell>
          <table:table-cell office:value-type="string" calcext:value-type="string">
            <text:p>07463 756 89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Inhand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In h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</text:p>
          </table:table-cell>
          <table:table-cell office:value-type="string" calcext:value-type="string">
            <text:p>3 Fairyhill Place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2" calcext:value-type="float">
            <text:p>12.0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office:value-type="date" office:date-value="2025-04-25" calcext:value-type="date">
            <text:p>2025-04-25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helsea Hamilton</text:p>
          </table:table-cell>
          <table:table-cell table:number-columns-repeated="2"/>
          <table:table-cell office:value-type="string" calcext:value-type="string">
            <text:p>Fairywood Royal Mountbatten Windsor </text:p>
          </table:table-cell>
          <table:table-cell table:number-columns-repeated="2"/>
          <table:table-cell office:value-type="string" calcext:value-type="string">
            <text:p>Chelsea Hamilton</text:p>
          </table:table-cell>
          <table:table-cell office:value-type="string" calcext:value-type="string">
            <text:p>51 craigview </text:p>
          </table:table-cell>
          <table:table-cell/>
          <table:table-cell office:value-type="string" calcext:value-type="string">
            <text:p>Welsh Section B- Small breed 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19-03-24" calcext:value-type="date">
            <text:p>2019-03-2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Waxwing Glimmer </text:p>
          </table:table-cell>
          <table:table-cell office:value-type="string" calcext:value-type="string">
            <text:p>Cadlanvalley Josephine </text:p>
          </table:table-cell>
          <table:table-cell office:value-type="string" calcext:value-type="string">
            <text:p>Boston Bonaparte 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D. Jones &amp; Mr G.A Jones</text:p>
          </table:table-cell>
          <table:table-cell/>
          <table:table-cell office:value-type="string" calcext:value-type="string">
            <text:p>51 craigview </text:p>
          </table:table-cell>
          <table:table-cell table:number-columns-repeated="2"/>
          <table:table-cell office:value-type="string" calcext:value-type="string">
            <text:p>Glasgow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3AD </text:p>
          </table:table-cell>
          <table:table-cell office:value-type="string" calcext:value-type="string">
            <text:p>chels.246.135@icloud.com</text:p>
          </table:table-cell>
          <table:table-cell office:value-type="string" calcext:value-type="string">
            <text:p>07864 648 966</text:p>
          </table:table-cell>
          <table:table-cell office:value-type="date" office:date-value="2004-01-30" calcext:value-type="date">
            <text:p>2004-01-30</text:p>
          </table:table-cell>
          <table:table-cell office:value-type="string" calcext:value-type="string">
            <text:p>Dawn Gillies </text:p>
          </table:table-cell>
          <table:table-cell office:value-type="string" calcext:value-type="string">
            <text:p>07864 648 96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hloe Waugh</text:p>
          </table:table-cell>
          <table:table-cell table:number-columns-repeated="2"/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/>
          <table:table-cell office:value-type="string" calcext:value-type="string">
            <text:p>Welsh c</text:p>
          </table:table-cell>
          <table:table-cell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 high road</text:p>
          </table:table-cell>
          <table:table-cell office:value-type="string" calcext:value-type="string">
            <text:p>Carrutherstown</text:p>
          </table:table-cell>
          <table:table-cell/>
          <table:table-cell office:value-type="string" calcext:value-type="string">
            <text:p>Dumfries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1-04-28" calcext:value-type="date">
            <text:p>2001-04-28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Hermits Maverick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The Shetland pony stud book society </text:p>
          </table:table-cell>
          <table:table-cell table:number-columns-repeated="2"/>
          <table:table-cell office:value-type="string" calcext:value-type="string">
            <text:p>Miniature</text:p>
          </table:table-cell>
          <table:table-cell office:value-type="string" calcext:value-type="string">
            <text:p>Colt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8" calcext:value-type="float">
            <text:p>8.0</text:p>
          </table:table-cell>
          <table:table-cell table:number-columns-repeated="9"/>
          <table:table-cell office:value-type="string" calcext:value-type="string">
            <text:p>Mr Andrew butterfiel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Mountain Small (Welsh Sect A youngstock)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Small breed - mini shetl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eah Dalgleish</text:p>
          </table:table-cell>
          <table:table-cell/>
          <table:table-cell office:value-type="string" calcext:value-type="string">
            <text:p>Highland Pony Society - 8260312024107mr</text:p>
          </table:table-cell>
          <table:table-cell office:value-type="string" calcext:value-type="string">
            <text:p>Bienn Bheula Of Royaldalriada</text:p>
          </table:table-cell>
          <table:table-cell table:number-columns-repeated="2"/>
          <table:table-cell office:value-type="string" calcext:value-type="string">
            <text:p>Dawn &amp; leah Dalgleish </text:p>
          </table:table-cell>
          <table:table-cell office:value-type="string" calcext:value-type="string">
            <text:p>Drumullan Farm,</text:p>
          </table:table-cell>
          <table:table-cell/>
          <table:table-cell office:value-type="string" calcext:value-type="string">
            <text:p>Highland gelding first time out !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Gelding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Glentrol Jamie of Castle Green</text:p>
          </table:table-cell>
          <table:table-cell office:value-type="string" calcext:value-type="string">
            <text:p>Tanera of Carling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Jessica fergus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mullan Farm,</text:p>
          </table:table-cell>
          <table:table-cell table:number-columns-repeated="2"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8LJ</text:p>
          </table:table-cell>
          <table:table-cell office:value-type="string" calcext:value-type="string">
            <text:p>dawndalgleish77@gmail.com</text:p>
          </table:table-cell>
          <table:table-cell office:value-type="string" calcext:value-type="string">
            <text:p>07823 913 389</text:p>
          </table:table-cell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Dawn Dalgleish</text:p>
          </table:table-cell>
          <table:table-cell office:value-type="string" calcext:value-type="string">
            <text:p>07823 913 38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office:value-type="date" office:date-value="1988-06-04" calcext:value-type="date">
            <text:p>1988-06-04</text:p>
          </table:table-cell>
          <table:table-cell office:value-type="float" office:value="7703660509" calcext:value-type="float">
            <text:p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/>
          <table:table-cell office:value-type="string" calcext:value-type="string">
            <text:p>Moorland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Morran</text:p>
          </table:table-cell>
          <table:table-cell table:number-columns-repeated="2"/>
          <table:table-cell office:value-type="string" calcext:value-type="string">
            <text:p>Glenmuir Adele </text:p>
          </table:table-cell>
          <table:table-cell office:value-type="string" calcext:value-type="string">
            <text:p>Highland Pony Society - HPS</text:p>
          </table:table-cell>
          <table:table-cell/>
          <table:table-cell office:value-type="string" calcext:value-type="string">
            <text:p>Janice Boyd </text:p>
          </table:table-cell>
          <table:table-cell office:value-type="string" calcext:value-type="string">
            <text:p>13 Avonmouth Place GOUROCK </text:p>
          </table:table-cell>
          <table:table-cell/>
          <table:table-cell office:value-type="string" calcext:value-type="string">
            <text:p>Highland pony - large breed. Could be classed as mountain or moorland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Mare</text:p>
          </table:table-cell>
          <table:table-cell office:value-type="date" office:date-value="2013-05-06" calcext:value-type="date">
            <text:p>2013-05-06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Carling Feargus</text:p>
          </table:table-cell>
          <table:table-cell office:value-type="string" calcext:value-type="string">
            <text:p>Glenmuir Rambling Rose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William Nel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1984-11-02" calcext:value-type="date">
            <text:p>1984-11-02</text:p>
          </table:table-cell>
          <table:table-cell office:value-type="string" calcext:value-type="string">
            <text:p>Janice Boyd </text:p>
          </table:table-cell>
          <table:table-cell office:value-type="string" calcext:value-type="string">
            <text:p>07817 391 24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Ellie Mcarthur </text:p>
          </table:table-cell>
          <table:table-cell table:number-columns-repeated="2"/>
          <table:table-cell office:value-type="string" calcext:value-type="string">
            <text:p>Trefaldwyn Menna Haf</text:p>
          </table:table-cell>
          <table:table-cell table:number-columns-repeated="2"/>
          <table:table-cell office:value-type="string" calcext:value-type="string">
            <text:p>Lynsey Mcarthur </text:p>
          </table:table-cell>
          <table:table-cell office:value-type="string" calcext:value-type="string">
            <text:p>12 Paterson avenue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13-06-02" calcext:value-type="date">
            <text:p>2013-06-02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aterson avenue ka12 9th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9JH</text:p>
          </table:table-cell>
          <table:table-cell office:value-type="string" calcext:value-type="string">
            <text:p>mcarthurlynsey@yahoo.com</text:p>
          </table:table-cell>
          <table:table-cell office:value-type="string" calcext:value-type="string">
            <text:p>07759 267 450</text:p>
          </table:table-cell>
          <table:table-cell office:value-type="date" office:date-value="2011-08-23" calcext:value-type="date">
            <text:p>2011-08-23</text:p>
          </table:table-cell>
          <table:table-cell office:value-type="string" calcext:value-type="string">
            <text:p>Lynsey Mcarthur </text:p>
          </table:table-cell>
          <table:table-cell office:value-type="string" calcext:value-type="string">
            <text:p>07759 267 4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office:value-type="date" office:date-value="1988-06-04" calcext:value-type="date">
            <text:p>1988-06-04</text:p>
          </table:table-cell>
          <table:table-cell office:value-type="float" office:value="7703660509" calcext:value-type="float">
            <text:p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illi Mcclure</text:p>
          </table:table-cell>
          <table:table-cell table:number-columns-repeated="2"/>
          <table:table-cell office:value-type="string" calcext:value-type="string">
            <text:p>Rockfield Melody</text:p>
          </table:table-cell>
          <table:table-cell table:number-columns-repeated="2"/>
          <table:table-cell office:value-type="string" calcext:value-type="string">
            <text:p>Milli McClure</text:p>
          </table:table-cell>
          <table:table-cell office:value-type="string" calcext:value-type="string">
            <text:p>38 Victory Park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2-07-12" calcext:value-type="date">
            <text:p>2012-07-12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Kevin mcclosk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8 Victory Park</text:p>
          </table:table-cell>
          <table:table-cell table:number-columns-repeated="2"/>
          <table:table-cell office:value-type="string" calcext:value-type="string">
            <text:p>Girva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6 9DQ</text:p>
          </table:table-cell>
          <table:table-cell office:value-type="string" calcext:value-type="string">
            <text:p>millimcclure@gmail.com</text:p>
          </table:table-cell>
          <table:table-cell office:value-type="string" calcext:value-type="string">
            <text:p>07375 055 767</text:p>
          </table:table-cell>
          <table:table-cell office:value-type="date" office:date-value="2003-03-14" calcext:value-type="date">
            <text:p>2003-03-14</text:p>
          </table:table-cell>
          <table:table-cell office:value-type="string" calcext:value-type="string">
            <text:p>Milli Mcclure</text:p>
          </table:table-cell>
          <table:table-cell office:value-type="string" calcext:value-type="string">
            <text:p>07375 055 76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Niamh White</text:p>
          </table:table-cell>
          <table:table-cell/>
          <table:table-cell office:value-type="string" calcext:value-type="string">
            <text:p>BHS Gold membership number (for Insurance) - 12345</text:p>
          </table:table-cell>
          <table:table-cell office:value-type="string" calcext:value-type="string">
            <text:p>Kilmurray Rebecca</text:p>
          </table:table-cell>
          <table:table-cell office:value-type="string" calcext:value-type="string">
            <text:p>The Showing Register (TSR) - ACH25S39355</text:p>
          </table:table-cell>
          <table:table-cell/>
          <table:table-cell office:value-type="string" calcext:value-type="string">
            <text:p>Ellis Grierson</text:p>
          </table:table-cell>
          <table:table-cell office:value-type="string" calcext:value-type="string">
            <text:p>Monkwood estate, ayr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14" calcext:value-type="float">
            <text:p>14.0</text:p>
          </table:table-cell>
          <table:table-cell table:number-columns-repeated="11"/>
          <table:table-cell office:value-type="string" calcext:value-type="string">
            <text:p>1 Beresford Grove</text:p>
          </table:table-cell>
          <table:table-cell office:value-type="string" calcext:value-type="string">
            <text:p>Stanecastle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1RX</text:p>
          </table:table-cell>
          <table:table-cell office:value-type="string" calcext:value-type="string">
            <text:p>mmcdiarmid87@gmail.com</text:p>
          </table:table-cell>
          <table:table-cell office:value-type="string" calcext:value-type="string">
            <text:p>07949 803 308</text:p>
          </table:table-cell>
          <table:table-cell office:value-type="date" office:date-value="2011-08-02" calcext:value-type="date">
            <text:p>2011-08-02</text:p>
          </table:table-cell>
          <table:table-cell office:value-type="string" calcext:value-type="string">
            <text:p>Meaghan Mcdiarmid</text:p>
          </table:table-cell>
          <table:table-cell office:value-type="string" calcext:value-type="string">
            <text:p>07040 903 30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Savanna Boyd</text:p>
          </table:table-cell>
          <table:table-cell table:number-columns-repeated="2"/>
          <table:table-cell office:value-type="string" calcext:value-type="string">
            <text:p>Greenwing Gold Rush</text:p>
          </table:table-cell>
          <table:table-cell table:number-columns-repeated="2"/>
          <table:table-cell office:value-type="string" calcext:value-type="string">
            <text:p>Kris Boyd </text:p>
          </table:table-cell>
          <table:table-cell office:value-type="string" calcext:value-type="string">
            <text:p>Kilmore Farm</text:p>
          </table:table-cell>
          <table:table-cell/>
          <table:table-cell office:value-type="string" calcext:value-type="string">
            <text:p>Horse is A welsh D 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.0</text:p>
          </table:table-cell>
          <table:table-cell table:number-columns-repeated="9"/>
          <table:table-cell office:value-type="string" calcext:value-type="string">
            <text:p>L.S. Smith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 belleisle drive </text:p>
          </table:table-cell>
          <table:table-cell table:number-columns-repeated="2"/>
          <table:table-cell office:value-type="string" calcext:value-type="string">
            <text:p>ayr 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4BN</text:p>
          </table:table-cell>
          <table:table-cell office:value-type="string" calcext:value-type="string">
            <text:p>brookboyd@btinternet.com</text:p>
          </table:table-cell>
          <table:table-cell office:value-type="string" calcext:value-type="string">
            <text:p>07921 339 307</text:p>
          </table:table-cell>
          <table:table-cell office:value-type="date" office:date-value="1983-12-17" calcext:value-type="date">
            <text:p>1983-12-17</text:p>
          </table:table-cell>
          <table:table-cell office:value-type="string" calcext:value-type="string">
            <text:p>Christine Boyd </text:p>
          </table:table-cell>
          <table:table-cell office:value-type="string" calcext:value-type="string">
            <text:p>07921 339 30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Weir</text:p>
          </table:table-cell>
          <table:table-cell office:value-type="string" calcext:value-type="string">
            <text:p>3 Fairyhill Place,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2" calcext:value-type="float">
            <text:p>12.0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/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office:value-type="date" office:date-value="1968-04-17" calcext:value-type="date">
            <text:p>1968-04-17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Eva Tritschler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table:number-columns-repeated="2"/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15-07-16" calcext:value-type="date">
            <text:p>2015-07-16</text:p>
          </table:table-cell>
          <table:table-cell office:value-type="string" calcext:value-type="string">
            <text:p>Laura Tritschler </text:p>
          </table:table-cell>
          <table:table-cell office:value-type="string" calcext:value-type="string">
            <text:p>07756 531 21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Kirsten Dyer</text:p>
          </table:table-cell>
          <table:table-cell/>
          <table:table-cell office:value-type="string" calcext:value-type="string">
            <text:p>BHS Gold membership number (for Insurance) - 2892576web</text:p>
          </table:table-cell>
          <table:table-cell office:value-type="string" calcext:value-type="string">
            <text:p>Ballymac Cailin</text:p>
          </table:table-cell>
          <table:table-cell office:value-type="string" calcext:value-type="string">
            <text:p>British Connemara Pony Society - 1006107</text:p>
          </table:table-cell>
          <table:table-cell/>
          <table:table-cell office:value-type="string" calcext:value-type="string">
            <text:p>Kirsten Dyer</text:p>
          </table:table-cell>
          <table:table-cell office:value-type="string" calcext:value-type="string">
            <text:p>1, Holehouse road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9-04-30" calcext:value-type="date">
            <text:p>2019-04-30</text:p>
          </table:table-cell>
          <table:table-cell office:value-type="float" office:value="15.2" calcext:value-type="float">
            <text:p>15.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Holehouse road</text:p>
          </table:table-cell>
          <table:table-cell/>
          <table:table-cell office:value-type="string" calcext:value-type="string">
            <text:p>Largs</text:p>
          </table:table-cell>
          <table:table-cell/>
          <table:table-cell office:value-type="string" calcext:value-type="string">
            <text:p>KA309JG</text:p>
          </table:table-cell>
          <table:table-cell office:value-type="string" calcext:value-type="string">
            <text:p>kirstendyer@msn.com</text:p>
          </table:table-cell>
          <table:table-cell office:value-type="string" calcext:value-type="string">
            <text:p>07800 882 864</text:p>
          </table:table-cell>
          <table:table-cell office:value-type="date" office:date-value="1971-02-18" calcext:value-type="date">
            <text:p>1971-02-18</text:p>
          </table:table-cell>
          <table:table-cell office:value-type="string" calcext:value-type="string">
            <text:p>Patrick Dyer</text:p>
          </table:table-cell>
          <table:table-cell office:value-type="string" calcext:value-type="string">
            <text:p>07745 001 15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3 Ring 3 - Hazard Obedience Course Intermediate: horses under 14.2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5 Ring 3 - Hazard Obedience Course Open: horses und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6 Ring 3 - Hazard Obedience Course Open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2 Ring 4 – Showjumping: Cross poles, Riders under 10, First Ridden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3 Ring 4 – Showjumping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3 Ring 4 – Showjumping: 3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Showjumping: 5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Showjumping: 5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Megan Sawyers</text:p>
          </table:table-cell>
          <table:table-cell table:number-columns-repeated="2"/>
          <table:table-cell office:value-type="string" calcext:value-type="string">
            <text:p>Wren</text:p>
          </table:table-cell>
          <table:table-cell table:number-columns-repeated="2"/>
          <table:table-cell office:value-type="string" calcext:value-type="string">
            <text:p>Harperland</text:p>
          </table:table-cell>
          <table:table-cell office:value-type="string" calcext:value-type="string">
            <text:p>2b harperland</text:p>
          </table:table-cell>
          <table:table-cell table:number-columns-repeated="3"/>
          <table:table-cell office:value-type="string" calcext:value-type="string">
            <text:p>Irish Draught (part-bred)</text:p>
          </table:table-cell>
          <table:table-cell office:value-type="string" calcext:value-type="string">
            <text:p>Mare</text:p>
          </table:table-cell>
          <table:table-cell office:value-type="date" office:date-value="2006-01-19" calcext:value-type="date">
            <text:p>2006-01-19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59 Castleview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JE</text:p>
          </table:table-cell>
          <table:table-cell office:value-type="string" calcext:value-type="string">
            <text:p>Megansawyers09@outlook.com</text:p>
          </table:table-cell>
          <table:table-cell office:value-type="string" calcext:value-type="string">
            <text:p>07383 777 002</text:p>
          </table:table-cell>
          <table:table-cell office:value-type="date" office:date-value="2009-09-22" calcext:value-type="date">
            <text:p>2009-09-22</text:p>
          </table:table-cell>
          <table:table-cell office:value-type="string" calcext:value-type="string">
            <text:p>Aynsley Sawyers</text:p>
          </table:table-cell>
          <table:table-cell office:value-type="string" calcext:value-type="string">
            <text:p>07411 646 674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7 Ring 4 – Showjumping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7 Ring 4 – Showjumping: 7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office:value-type="date" office:date-value="2011-10-18" calcext:value-type="date">
            <text:p>2011-10-18</text:p>
          </table:table-cell>
          <table:table-cell office:value-type="float" office:value="7845242760" calcext:value-type="float">
            <text:p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Brooke Scott</text:p>
          </table:table-cell>
          <table:table-cell/>
          <table:table-cell office:value-type="string" calcext:value-type="string">
            <text:p>British Showjumping (BS) - 185146</text:p>
          </table:table-cell>
          <table:table-cell office:value-type="string" calcext:value-type="string">
            <text:p>Lajgaardens Casandro </text:p>
          </table:table-cell>
          <table:table-cell office:value-type="string" calcext:value-type="string">
            <text:p>British Showjumping (BS) - 454127</text:p>
          </table:table-cell>
          <table:table-cell/>
          <table:table-cell office:value-type="string" calcext:value-type="string">
            <text:p>Kelly Mitchell </text:p>
          </table:table-cell>
          <table:table-cell office:value-type="string" calcext:value-type="string">
            <text:p>6 Tarryholme Drive </text:p>
          </table:table-cell>
          <table:table-cell table:number-columns-repeated="3"/>
          <table:table-cell office:value-type="string" calcext:value-type="string">
            <text:p>Danish Warmblood</text:p>
          </table:table-cell>
          <table:table-cell office:value-type="string" calcext:value-type="string">
            <text:p>Gelding</text:p>
          </table:table-cell>
          <table:table-cell office:value-type="date" office:date-value="2009-04-07" calcext:value-type="date">
            <text:p>2009-04-07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6 Tarryholme Drive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0DR </text:p>
          </table:table-cell>
          <table:table-cell office:value-type="string" calcext:value-type="string">
            <text:p>kelly_89_m@yahoo.co.uk</text:p>
          </table:table-cell>
          <table:table-cell office:value-type="string" calcext:value-type="string">
            <text:p>07377 664 346</text:p>
          </table:table-cell>
          <table:table-cell office:value-type="date" office:date-value="2008-11-20" calcext:value-type="date">
            <text:p>2008-11-20</text:p>
          </table:table-cell>
          <table:table-cell office:value-type="float" office:value="7377664346" calcext:value-type="float">
            <text:p>7377664346</text:p>
          </table:table-cell>
          <table:table-cell office:value-type="string" calcext:value-type="string">
            <text:p>07377 664 346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office:value-type="date" office:date-value="2011-10-18" calcext:value-type="date">
            <text:p>2011-10-18</text:p>
          </table:table-cell>
          <table:table-cell office:value-type="float" office:value="7845242760" calcext:value-type="float">
            <text:p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9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 table:number-rows-repeated="10484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lass 11" table:style-name="ta1" table:print-ranges="'Class 11'.A1:'Class 11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0" table:default-cell-style-name="ce50"/>
        <table:table-column table:style-name="co50" table:default-cell-style-name="ce50"/>
        <table:table-column table:style-name="co51" table:default-cell-style-name="ce50"/>
        <table:table-column table:style-name="co36" table:number-columns-repeated="2" table:default-cell-style-name="ce50"/>
        <table:table-column table:style-name="co36" table:default-cell-style-name="ce115"/>
        <table:table-column table:style-name="co36" table:number-columns-repeated="16321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11 Ring 1 - Working Hunter: Starting cross poles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5"/>
            <table:table-cell table:style-name="ce112"/>
            <table:table-cell table:style-name="ce47" table:number-columns-repeated="16321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6" table:style-name="ce70"/>
            <table:covered-table-cell table:style-name="ce114"/>
            <table:table-cell table:style-name="ce53" table:number-columns-repeated="16321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20" calcext:value-type="float">
            <text:p>320</text:p>
          </table:table-cell>
          <table:table-cell table:style-name="ce20" office:value-type="string" calcext:value-type="string">
            <text:p>Andrew Gordon</text:p>
          </table:table-cell>
          <table:table-cell table:style-name="ce20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4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6-06-21" calcext:value-type="date">
            <text:p>2016-06-21</text:p>
          </table:table-cell>
          <table:table-cell table:style-name="ce31" table:formula="of:=YEAR(TODAY())-YEAR([.H4])" office:value-type="float" office:value="9" calcext:value-type="float">
            <text:p>9</text:p>
          </table:table-cell>
          <table:table-cell table:style-name="ce45" office:value-type="string" calcext:value-type="string">
            <text:p>Rosalind Gordon</text:p>
          </table:table-cell>
          <table:table-cell table:style-name="ce16" office:value-type="string" calcext:value-type="string">
            <text:p>07707 354 754</text:p>
          </table:table-cell>
          <table:table-cell table:style-name="ce106" office:value-type="float" office:value="5" calcext:value-type="float">
            <text:p>5</text:p>
          </table:table-cell>
          <table:table-cell table:style-name="ce16" table:number-columns-repeated="3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4]" office:value-type="float" office:value="60" calcext:value-type="float">
            <text:p>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4" calcext:value-type="float">
            <text:p>14</text:p>
          </table:table-cell>
          <table:table-cell table:style-name="ce106" table:formula="of:=[.AB4]+[.AC4]+[.AD4]" office:value-type="float" office:value="92" calcext:value-type="float">
            <text:p>92</text:p>
          </table:table-cell>
          <table:table-cell table:number-columns-repeated="16332"/>
        </table:table-row>
        <table:table-row table:style-name="ro6">
          <table:table-cell table:style-name="ce15" office:value-type="float" office:value="321" calcext:value-type="float">
            <text:p>321</text:p>
          </table:table-cell>
          <table:table-cell table:style-name="ce20" office:value-type="string" calcext:value-type="string">
            <text:p>Bella Waugh</text:p>
          </table:table-cell>
          <table:table-cell table:style-name="ce20" office:value-type="string" calcext:value-type="string">
            <text:p>Debernon The Best Man </text:p>
          </table:table-cell>
          <table:table-cell table:style-name="ce26" office:value-type="date" office:date-value="2019-05-06" calcext:value-type="date">
            <text:p>2019-05-06</text:p>
          </table:table-cell>
          <table:table-cell table:style-name="ce31" table:formula="of:=YEAR(TODAY())-YEAR([.D5])" office:value-type="float" office:value="6" calcext:value-type="float">
            <text:p>6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503 107 041</text:p>
          </table:table-cell>
          <table:table-cell table:style-name="ce26" office:value-type="date" office:date-value="2005-02-10" calcext:value-type="date">
            <text:p>2005-02-10</text:p>
          </table:table-cell>
          <table:table-cell table:style-name="ce31" table:formula="of:=YEAR(TODAY())-YEAR([.H5])" office:value-type="float" office:value="20" calcext:value-type="float">
            <text:p>20</text:p>
          </table:table-cell>
          <table:table-cell table:style-name="ce45" office:value-type="string" calcext:value-type="string">
            <text:p>Louise Stuart</text:p>
          </table:table-cell>
          <table:table-cell table:style-name="ce16" office:value-type="string" calcext:value-type="string">
            <text:p>07503 107 041</text:p>
          </table:table-cell>
          <table:table-cell table:style-name="ce106" office:value-type="float" office:value="3" calcext:value-type="float">
            <text:p>3</text:p>
          </table:table-cell>
          <table:table-cell table:style-name="ce16" table:number-columns-repeated="3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5]" office:value-type="float" office:value="60" calcext:value-type="float">
            <text:p>6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3" calcext:value-type="float">
            <text:p>13</text:p>
          </table:table-cell>
          <table:table-cell table:style-name="ce106" table:formula="of:=[.AB5]+[.AC5]+[.AD5]" office:value-type="float" office:value="93" calcext:value-type="float">
            <text:p>93</text:p>
          </table:table-cell>
          <table:table-cell table:number-columns-repeated="16332"/>
        </table:table-row>
        <table:table-row table:style-name="ro6">
          <table:table-cell table:style-name="ce15" office:value-type="float" office:value="322" calcext:value-type="float">
            <text:p>322</text:p>
          </table:table-cell>
          <table:table-cell table:style-name="ce20" office:value-type="string" calcext:value-type="string">
            <text:p>Robert Gordon</text:p>
          </table:table-cell>
          <table:table-cell table:style-name="ce20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6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4-10-28" calcext:value-type="date">
            <text:p>2014-10-28</text:p>
          </table:table-cell>
          <table:table-cell table:style-name="ce31" table:formula="of:=YEAR(TODAY())-YEAR([.H6])" office:value-type="float" office:value="11" calcext:value-type="float">
            <text:p>11</text:p>
          </table:table-cell>
          <table:table-cell table:style-name="ce45" office:value-type="string" calcext:value-type="string">
            <text:p>Rosalind Gordon</text:p>
          </table:table-cell>
          <table:table-cell table:style-name="ce16" office:value-type="string" calcext:value-type="string">
            <text:p>07707 354 754</text:p>
          </table:table-cell>
          <table:table-cell table:style-name="ce106" office:value-type="float" office:value="1" calcext:value-type="float">
            <text:p>1</text:p>
          </table:table-cell>
          <table:table-cell table:style-name="ce16"/>
          <table:table-cell table:style-name="ce109" office:value-type="string" calcext:value-type="string">
            <text:p>✓</text:p>
          </table:table-cell>
          <table:table-cell table:style-name="ce16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6]" office:value-type="float" office:value="60" calcext:value-type="float">
            <text:p>6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AB6]+[.AC6]+[.AD6]" office:value-type="float" office:value="97" calcext:value-type="float">
            <text:p>97</text:p>
          </table:table-cell>
          <table:table-cell table:number-columns-repeated="16332"/>
        </table:table-row>
        <table:table-row table:style-name="ro6">
          <table:table-cell table:style-name="ce15" office:value-type="float" office:value="333" calcext:value-type="float">
            <text:p>333</text:p>
          </table:table-cell>
          <table:table-cell table:style-name="ce20" office:value-type="string" calcext:value-type="string">
            <text:p>Paul Jarvis</text:p>
          </table:table-cell>
          <table:table-cell table:style-name="ce20" office:value-type="string" calcext:value-type="string">
            <text:p>Westfirle Red Knot</text:p>
          </table:table-cell>
          <table:table-cell table:style-name="ce26"/>
          <table:table-cell table:style-name="ce31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.0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Lauren Jarvis</text:p>
          </table:table-cell>
          <table:table-cell table:style-name="ce16" office:value-type="string" calcext:value-type="string">
            <text:p>07449 969 355</text:p>
          </table:table-cell>
          <table:table-cell table:style-name="ce106" office:value-type="float" office:value="2" calcext:value-type="float">
            <text:p>2</text:p>
          </table:table-cell>
          <table:table-cell table:style-name="ce16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7]" office:value-type="float" office:value="60" calcext:value-type="float">
            <text:p>6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B7]+[.AC7]+[.AD7]" office:value-type="float" office:value="93" calcext:value-type="float">
            <text:p>93</text:p>
          </table:table-cell>
          <table:table-cell table:number-columns-repeated="16332"/>
        </table:table-row>
        <table:table-row table:style-name="ro6">
          <table:table-cell table:style-name="ce15" office:value-type="float" office:value="390" calcext:value-type="float">
            <text:p>390</text:p>
          </table:table-cell>
          <table:table-cell table:style-name="ce20" office:value-type="string" calcext:value-type="string">
            <text:p>Decota Brown</text:p>
          </table:table-cell>
          <table:table-cell table:style-name="ce20" office:value-type="string" calcext:value-type="string">
            <text:p>Sweep</text:p>
          </table:table-cell>
          <table:table-cell table:style-name="ce26"/>
          <table:table-cell table:style-name="ce31" office:value-type="float" office:value="24" calcext:value-type="float">
            <text:p>24</text:p>
          </table:table-cell>
          <table:table-cell table:style-name="ce36" office:value-type="float" office:value="11.2" calcext:value-type="float">
            <text:p>11.2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Kerry Brown</text:p>
          </table:table-cell>
          <table:table-cell table:style-name="ce16" office:value-type="string" calcext:value-type="string">
            <text:p>07867 429 047</text:p>
          </table:table-cell>
          <table:table-cell table:style-name="ce106" office:value-type="float" office:value="4" calcext:value-type="float">
            <text:p>4</text:p>
          </table:table-cell>
          <table:table-cell table:style-name="ce16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8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AB8]+[.AC8]+[.AD8]" office:value-type="float" office:value="93" calcext:value-type="float">
            <text:p>93</text:p>
          </table:table-cell>
          <table:table-cell table:number-columns-repeated="16332"/>
        </table:table-row>
        <table:table-row table:style-name="ro6" table:number-rows-repeated="4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16"/>
          <table:table-cell table:style-name="ce106"/>
          <table:table-cell table:style-name="ce16" table:number-columns-repeated="3"/>
          <table:table-cell table:style-name="ce110"/>
          <table:table-cell table:style-name="ce16" table:number-columns-repeated="14"/>
          <table:table-cell table:style-name="ce106"/>
          <table:table-cell table:number-columns-repeated="16332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12" table:style-name="ta1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52" table:default-cell-style-name="ce46"/>
        <table:table-column table:style-name="co43" table:default-cell-style-name="ce41"/>
        <table:table-column table:style-name="co46" table:default-cell-style-name="ce50"/>
        <table:table-column table:style-name="co53" table:default-cell-style-name="ce50"/>
        <table:table-column table:style-name="co47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0" table:default-cell-style-name="ce50"/>
        <table:table-column table:style-name="co50" table:default-cell-style-name="ce50"/>
        <table:table-column table:style-name="co51" table:default-cell-style-name="ce50"/>
        <table:table-column table:style-name="co36" table:number-columns-repeated="2" table:default-cell-style-name="ce50"/>
        <table:table-column table:style-name="co36" table:default-cell-style-name="ce115"/>
        <table:table-column table:style-name="co36" table:number-columns-repeated="16321" table:default-cell-style-name="ce50"/>
        <table:table-column table:style-name="co36" table:number-columns-repeated="32" table:default-cell-style-name="ce54"/>
        <table:table-row table:style-name="ro3">
          <table:table-cell table:style-name="ce12" office:value-type="string" calcext:value-type="string" table:number-columns-spanned="10" table:number-rows-spanned="1">
            <text:p>Class 12 Ring 1 - Working Hunter: 30cm</text:p>
          </table:table-cell>
          <table:covered-table-cell table:number-columns-repeated="2" table:style-name="ce18"/>
          <table:covered-table-cell table:style-name="ce23"/>
          <table:covered-table-cell table:style-name="ce28"/>
          <table:covered-table-cell table:style-name="ce33"/>
          <table:covered-table-cell table:style-name="ce94"/>
          <table:covered-table-cell table:style-name="ce23"/>
          <table:covered-table-cell table:style-name="ce28"/>
          <table:covered-table-cell table:style-name="ce42"/>
          <table:table-cell table:style-name="ce94"/>
          <table:table-cell table:style-name="ce47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5"/>
          <table:table-cell table:style-name="ce112"/>
          <table:table-cell table:style-name="ce47" table:number-columns-repeated="16321"/>
          <table:table-cell table:number-columns-repeated="32"/>
        </table:table-row>
        <table:table-row table:style-name="ro4">
          <table:table-cell table:style-name="ce13"/>
          <table:table-cell table:style-name="ce19" table:number-columns-repeated="2"/>
          <table:table-cell table:style-name="ce24"/>
          <table:table-cell table:style-name="ce29"/>
          <table:table-cell table:style-name="ce34"/>
          <table:table-cell table:style-name="ce39"/>
          <table:table-cell table:style-name="ce24"/>
          <table:table-cell table:style-name="ce29"/>
          <table:table-cell table:style-name="ce43"/>
          <table:table-cell table:style-name="ce3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48" office:value-type="string" calcext:value-type="string" table:number-columns-spanned="1" table:number-rows-spanned="2">
            <text:p>Entry source</text:p>
          </table:table-cell>
          <table:table-cell table:style-name="ce48" office:value-type="string" calcext:value-type="string" table:number-columns-spanned="1" table:number-rows-spanned="2">
            <text:p>Fence 1</text:p>
          </table:table-cell>
          <table:table-cell table:style-name="ce48" office:value-type="string" calcext:value-type="string" table:number-columns-spanned="1" table:number-rows-spanned="2">
            <text:p>Fence 2</text:p>
          </table:table-cell>
          <table:table-cell table:style-name="ce48" office:value-type="string" calcext:value-type="string" table:number-columns-spanned="1" table:number-rows-spanned="2">
            <text:p>Fence 3</text:p>
          </table:table-cell>
          <table:table-cell table:style-name="ce48" office:value-type="string" calcext:value-type="string" table:number-columns-spanned="1" table:number-rows-spanned="2">
            <text:p>Fence 4</text:p>
          </table:table-cell>
          <table:table-cell table:style-name="ce48" office:value-type="string" calcext:value-type="string" table:number-columns-spanned="1" table:number-rows-spanned="2">
            <text:p>Fence 5</text:p>
          </table:table-cell>
          <table:table-cell table:style-name="ce48" office:value-type="string" calcext:value-type="string" table:number-columns-spanned="1" table:number-rows-spanned="2">
            <text:p>Fence 6</text:p>
          </table:table-cell>
          <table:table-cell table:style-name="ce48" office:value-type="string" calcext:value-type="string" table:number-columns-spanned="1" table:number-rows-spanned="2">
            <text:p>Fence 7</text:p>
          </table:table-cell>
          <table:table-cell table:style-name="ce48" office:value-type="string" calcext:value-type="string" table:number-columns-spanned="1" table:number-rows-spanned="2">
            <text:p>Fence 8</text:p>
          </table:table-cell>
          <table:table-cell table:style-name="ce48" office:value-type="string" calcext:value-type="string" table:number-columns-spanned="1" table:number-rows-spanned="2">
            <text:p>Fence 9</text:p>
          </table:table-cell>
          <table:table-cell table:style-name="ce48" office:value-type="string" calcext:value-type="string" table:number-columns-spanned="1" table:number-rows-spanned="2">
            <text:p>Fence 10</text:p>
          </table:table-cell>
          <table:table-cell table:style-name="ce48" office:value-type="string" calcext:value-type="string" table:number-columns-spanned="1" table:number-rows-spanned="2">
            <text:p>Jumping penalties</text:p>
          </table:table-cell>
          <table:table-cell table:style-name="ce48" office:value-type="string" calcext:value-type="string" table:number-columns-spanned="1" table:number-rows-spanned="2">
            <text:p>Marks remaining</text:p>
          </table:table-cell>
          <table:table-cell table:style-name="ce48" office:value-type="string" calcext:value-type="string" table:number-columns-spanned="1" table:number-rows-spanned="2">
            <text:p>Jumping Style</text:p>
          </table:table-cell>
          <table:table-cell table:style-name="ce48" office:value-type="string" calcext:value-type="string" table:number-columns-spanned="1" table:number-rows-spanned="2">
            <text:p>Show &amp; manners</text:p>
          </table:table-cell>
          <table:table-cell table:style-name="ce113" office:value-type="string" calcext:value-type="string" table:number-columns-spanned="1" table:number-rows-spanned="2">
            <text:p>Total marks</text:p>
          </table:table-cell>
          <table:table-cell table:style-name="ce52" table:number-columns-repeated="16321"/>
          <table:table-cell table:style-name="ce55" table:number-columns-repeated="32"/>
        </table:table-row>
        <table:table-row table:style-name="ro5">
          <table:table-cell table:style-name="ce70" office:value-type="string" calcext:value-type="string">
            <text:p>Rider No.</text:p>
          </table:table-cell>
          <table:table-cell table:style-name="ce70" office:value-type="string" calcext:value-type="string">
            <text:p>Rider Name</text:p>
          </table:table-cell>
          <table:table-cell table:style-name="ce70" office:value-type="string" calcext:value-type="string">
            <text:p>Horse</text:p>
          </table:table-cell>
          <table:table-cell table:style-name="ce25" office:value-type="string" calcext:value-type="string">
            <text:p>Horse DoB</text:p>
          </table:table-cell>
          <table:table-cell table:style-name="ce30" office:value-type="string" calcext:value-type="string">
            <text:p>Age</text:p>
          </table:table-cell>
          <table:table-cell table:style-name="ce35" office:value-type="string" calcext:value-type="string">
            <text:p>Horse Height</text:p>
          </table:table-cell>
          <table:table-cell table:style-name="ce70" office:value-type="string" calcext:value-type="string">
            <text:p>Rider Telephone</text:p>
          </table:table-cell>
          <table:table-cell table:style-name="ce25" office:value-type="string" calcext:value-type="string">
            <text:p>Rider DoB</text:p>
          </table:table-cell>
          <table:table-cell table:style-name="ce30" office:value-type="string" calcext:value-type="string">
            <text:p>Age</text:p>
          </table:table-cell>
          <table:table-cell table:style-name="ce44" office:value-type="string" calcext:value-type="string">
            <text:p>Rider Emergency Contact Name</text:p>
          </table:table-cell>
          <table:table-cell table:style-name="ce70" office:value-type="string" calcext:value-type="string">
            <text:p>Rider Emergency Telephone</text:p>
          </table:table-cell>
          <table:covered-table-cell table:style-name="ce70" office:value-type="string" calcext:value-type="string">
            <text:p>Place</text:p>
          </table:covered-table-cell>
          <table:covered-table-cell table:style-name="ce70" office:value-type="string" calcext:value-type="string">
            <text:p>Status</text:p>
          </table:covered-table-cell>
          <table:covered-table-cell table:style-name="ce70" office:value-type="string" calcext:value-type="string">
            <text:p>Class Winner</text:p>
          </table:covered-table-cell>
          <table:covered-table-cell table:number-columns-repeated="16" table:style-name="ce70"/>
          <table:covered-table-cell table:style-name="ce114"/>
          <table:table-cell table:style-name="ce53" table:number-columns-repeated="16321"/>
          <table:table-cell table:style-name="ce56" table:number-columns-repeated="11"/>
          <table:table-cell table:style-name="ce57" table:number-columns-repeated="21"/>
        </table:table-row>
        <table:table-row table:style-name="ro6">
          <table:table-cell table:style-name="ce15" office:value-type="float" office:value="323" calcext:value-type="float">
            <text:p>323</text:p>
          </table:table-cell>
          <table:table-cell table:style-name="ce20" office:value-type="string" calcext:value-type="string">
            <text:p>Ariya Johnstone</text:p>
          </table:table-cell>
          <table:table-cell table:style-name="ce20" office:value-type="string" calcext:value-type="string">
            <text:p>Pergwym Penny-Lane</text:p>
          </table:table-cell>
          <table:table-cell table:style-name="ce26" office:value-type="date" office:date-value="2018-05-01" calcext:value-type="date">
            <text:p>2018-05-01</text:p>
          </table:table-cell>
          <table:table-cell table:style-name="ce31" table:formula="of:=YEAR(TODAY())-YEAR([.D4])" office:value-type="float" office:value="7" calcext:value-type="float">
            <text:p>7</text:p>
          </table:table-cell>
          <table:table-cell table:style-name="ce36" office:value-type="float" office:value="11.1" calcext:value-type="float">
            <text:p>11.1</text:p>
          </table:table-cell>
          <table:table-cell table:style-name="ce40" office:value-type="string" calcext:value-type="string">
            <text:p>07752 507 395</text:p>
          </table:table-cell>
          <table:table-cell table:style-name="ce26" office:value-type="date" office:date-value="2017-01-03" calcext:value-type="date">
            <text:p>2017-01-03</text:p>
          </table:table-cell>
          <table:table-cell table:style-name="ce31" table:formula="of:=YEAR(TODAY())-YEAR([.H4])" office:value-type="float" office:value="8" calcext:value-type="float">
            <text:p>8</text:p>
          </table:table-cell>
          <table:table-cell table:style-name="ce45" office:value-type="string" calcext:value-type="string">
            <text:p>Lea-Ann Johnstone</text:p>
          </table:table-cell>
          <table:table-cell table:style-name="ce40" office:value-type="string" calcext:value-type="string">
            <text:p>07752 507 395</text:p>
          </table:table-cell>
          <table:table-cell table:style-name="ce106" office:value-type="float" office:value="3" calcext:value-type="float">
            <text:p>3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4]" office:value-type="float" office:value="60" calcext:value-type="float">
            <text:p>6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2" calcext:value-type="float">
            <text:p>12</text:p>
          </table:table-cell>
          <table:table-cell table:style-name="ce106" table:formula="of:=[.AB4]+[.AC4]+[.AD4]" office:value-type="float" office:value="87" calcext:value-type="float">
            <text:p>87</text:p>
          </table:table-cell>
          <table:table-cell table:number-columns-repeated="16353"/>
        </table:table-row>
        <table:table-row table:style-name="ro6">
          <table:table-cell table:style-name="ce15" office:value-type="string" calcext:value-type="string">
            <text:p>324</text:p>
            <text:p><text:span text:style-name="T1">(344)</text:span></text:p>
          </table:table-cell>
          <table:table-cell table:style-name="ce20" office:value-type="string" calcext:value-type="string">
            <text:p>Harper Brown</text:p>
          </table:table-cell>
          <table:table-cell table:style-name="ce20" office:value-type="string" calcext:value-type="string">
            <text:p>Rushton Lady Lou Loo</text:p>
          </table:table-cell>
          <table:table-cell table:style-name="ce26" office:value-type="date" office:date-value="2008-05-11" calcext:value-type="date">
            <text:p>2008-05-11</text:p>
          </table:table-cell>
          <table:table-cell table:style-name="ce31" table:formula="of:=YEAR(TODAY())-YEAR([.D5])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711 820 563</text:p>
          </table:table-cell>
          <table:table-cell table:style-name="ce26" office:value-type="date" office:date-value="2015-04-13" calcext:value-type="date">
            <text:p>2015-04-13</text:p>
          </table:table-cell>
          <table:table-cell table:style-name="ce31" table:formula="of:=YEAR(TODAY())-YEAR([.H5])" office:value-type="float" office:value="10" calcext:value-type="float">
            <text:p>10</text:p>
          </table:table-cell>
          <table:table-cell table:style-name="ce45" office:value-type="string" calcext:value-type="string">
            <text:p>Leona Urquhart</text:p>
          </table:table-cell>
          <table:table-cell table:style-name="ce40" office:value-type="string" calcext:value-type="string">
            <text:p>07711 820 563</text:p>
          </table:table-cell>
          <table:table-cell table:style-name="ce106" office:value-type="float" office:value="1" calcext:value-type="float">
            <text:p>1</text:p>
          </table:table-cell>
          <table:table-cell table:style-name="ce49"/>
          <table:table-cell table:style-name="ce122" office:value-type="string" calcext:value-type="string">
            <text:p>✓</text:p>
          </table:table-cell>
          <table:table-cell table:style-name="ce49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5]" office:value-type="float" office:value="60" calcext:value-type="float">
            <text:p>60</text:p>
          </table:table-cell>
          <table:table-cell table:number-columns-repeated="2" table:style-name="ce16" office:value-type="float" office:value="19" calcext:value-type="float">
            <text:p>19</text:p>
          </table:table-cell>
          <table:table-cell table:style-name="ce106" table:formula="of:=[.AB5]+[.AC5]+[.AD5]" office:value-type="float" office:value="98" calcext:value-type="float">
            <text:p>98</text:p>
          </table:table-cell>
          <table:table-cell table:number-columns-repeated="16353"/>
        </table:table-row>
        <table:table-row table:style-name="ro6">
          <table:table-cell table:style-name="ce15" office:value-type="float" office:value="321" calcext:value-type="float">
            <text:p>321</text:p>
          </table:table-cell>
          <table:table-cell table:style-name="ce20" office:value-type="string" calcext:value-type="string">
            <text:p>Bella Waugh</text:p>
          </table:table-cell>
          <table:table-cell table:style-name="ce20" office:value-type="string" calcext:value-type="string">
            <text:p>Debernon The Best Man </text:p>
          </table:table-cell>
          <table:table-cell table:style-name="ce26" office:value-type="date" office:date-value="2019-05-06" calcext:value-type="date">
            <text:p>2019-05-06</text:p>
          </table:table-cell>
          <table:table-cell table:style-name="ce31" table:formula="of:=YEAR(TODAY())-YEAR([.D6])" office:value-type="float" office:value="6" calcext:value-type="float">
            <text:p>6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503 107 041</text:p>
          </table:table-cell>
          <table:table-cell table:style-name="ce26" office:value-type="date" office:date-value="2005-02-10" calcext:value-type="date">
            <text:p>2005-02-10</text:p>
          </table:table-cell>
          <table:table-cell table:style-name="ce31" table:formula="of:=YEAR(TODAY())-YEAR([.H6])" office:value-type="float" office:value="20" calcext:value-type="float">
            <text:p>20</text:p>
          </table:table-cell>
          <table:table-cell table:style-name="ce45" office:value-type="string" calcext:value-type="string">
            <text:p>Louise Stuart</text:p>
          </table:table-cell>
          <table:table-cell table:style-name="ce40" office:value-type="string" calcext:value-type="string">
            <text:p>07503 107 041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2" table:style-name="ce111" office:value-type="string" calcext:value-type="string">
            <text:p>✓</text:p>
          </table:table-cell>
          <table:table-cell table:style-name="ce123" office:value-type="string" calcext:value-type="string">
            <text:p>X</text:p>
          </table:table-cell>
          <table:table-cell table:style-name="ce111" table:number-columns-repeated="7"/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106" table:formula="of:=[.AB6]+[.AC6]+[.AD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22" calcext:value-type="float">
            <text:p>322</text:p>
          </table:table-cell>
          <table:table-cell table:style-name="ce21" office:value-type="string" calcext:value-type="string">
            <text:p>Robert Gordon</text:p>
          </table:table-cell>
          <table:table-cell table:style-name="ce21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7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4-10-28" calcext:value-type="date">
            <text:p>2014-10-28</text:p>
          </table:table-cell>
          <table:table-cell table:style-name="ce31" table:formula="of:=YEAR(TODAY())-YEAR([.H7])" office:value-type="float" office:value="11" calcext:value-type="float">
            <text:p>11</text:p>
          </table:table-cell>
          <table:table-cell table:style-name="ce45" office:value-type="string" calcext:value-type="string">
            <text:p>Rosalind Gordon</text:p>
          </table:table-cell>
          <table:table-cell table:style-name="ce40" office:value-type="string" calcext:value-type="string">
            <text:p>07707 354 754</text:p>
          </table:table-cell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7]" office:value-type="float" office:value="60" calcext:value-type="float">
            <text:p>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AB7]+[.AC7]+[.AD7]" office:value-type="float" office:value="93" calcext:value-type="float">
            <text:p>93</text:p>
          </table:table-cell>
          <table:table-cell table:number-columns-repeated="16353"/>
        </table:table-row>
        <table:table-row table:style-name="ro6">
          <table:table-cell table:style-name="ce15" office:value-type="float" office:value="118" calcext:value-type="float">
            <text:p>118</text:p>
          </table:table-cell>
          <table:table-cell table:style-name="ce21" office:value-type="string" calcext:value-type="string">
            <text:p>Ocean Speirs</text:p>
          </table:table-cell>
          <table:table-cell table:style-name="ce21" office:value-type="string" calcext:value-type="string">
            <text:p>The Little Rein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Cheyl Speirs </text:p>
          </table:table-cell>
          <table:table-cell table:style-name="ce40" office:value-type="string" calcext:value-type="string">
            <text:p>07415 651 825</text:p>
          </table:table-cell>
          <table:table-cell table:style-name="ce106" office:value-type="float" office:value="4" calcext:value-type="float">
            <text:p>4</text:p>
          </table:table-cell>
          <table:table-cell table:style-name="ce49" table:number-columns-repeated="3"/>
          <table:table-cell table:style-name="ce16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8]" office:value-type="float" office:value="60" calcext:value-type="float">
            <text:p>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0" calcext:value-type="float">
            <text:p>10</text:p>
          </table:table-cell>
          <table:table-cell table:style-name="ce106" table:formula="of:=[.AB8]+[.AC8]+[.AD8]" office:value-type="float" office:value="83" calcext:value-type="float">
            <text:p>83</text:p>
          </table:table-cell>
          <table:table-cell table:number-columns-repeated="16353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/>
          <table:table-cell table:style-name="ce49" table:number-columns-repeated="4"/>
          <table:table-cell table:style-name="ce16" table:number-columns-repeated="11"/>
          <table:table-cell table:style-name="ce49"/>
          <table:table-cell table:style-name="ce16" table:number-columns-repeated="2"/>
          <table:table-cell table:style-name="ce106"/>
          <table:table-cell table:number-columns-repeated="16353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3" table:style-name="ta1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54" table:default-cell-style-name="ce46"/>
        <table:table-column table:style-name="co43" table:default-cell-style-name="ce41"/>
        <table:table-column table:style-name="co55" table:default-cell-style-name="ce115"/>
        <table:table-column table:style-name="co56" table:default-cell-style-name="ce50"/>
        <table:table-column table:style-name="co47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0" table:default-cell-style-name="ce50"/>
        <table:table-column table:style-name="co50" table:default-cell-style-name="ce50"/>
        <table:table-column table:style-name="co51" table:default-cell-style-name="ce50"/>
        <table:table-column table:style-name="co36" table:number-columns-repeated="2" table:default-cell-style-name="ce50"/>
        <table:table-column table:style-name="co36" table:default-cell-style-name="ce115"/>
        <table:table-column table:style-name="co36" table:number-columns-repeated="16321" table:default-cell-style-name="ce50"/>
        <table:table-column table:style-name="co36" table:number-columns-repeated="32" table:default-cell-style-name="ce54"/>
        <table:table-row table:style-name="ro3">
          <table:table-cell table:style-name="ce12" office:value-type="string" calcext:value-type="string" table:number-columns-spanned="10" table:number-rows-spanned="1">
            <text:p>Class 13 Ring 1 - Working Hunter: 40cm</text:p>
          </table:table-cell>
          <table:covered-table-cell table:number-columns-repeated="2" table:style-name="ce18"/>
          <table:covered-table-cell table:style-name="ce23"/>
          <table:covered-table-cell table:style-name="ce28"/>
          <table:covered-table-cell table:style-name="ce33"/>
          <table:covered-table-cell table:style-name="ce94"/>
          <table:covered-table-cell table:style-name="ce23"/>
          <table:covered-table-cell table:style-name="ce28"/>
          <table:covered-table-cell table:style-name="ce42"/>
          <table:table-cell table:style-name="ce94"/>
          <table:table-cell table:style-name="ce112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5"/>
          <table:table-cell table:style-name="ce112"/>
          <table:table-cell table:style-name="ce47" table:number-columns-repeated="16321"/>
          <table:table-cell table:number-columns-repeated="32"/>
        </table:table-row>
        <table:table-row table:style-name="ro4">
          <table:table-cell table:style-name="ce13"/>
          <table:table-cell table:style-name="ce19" table:number-columns-repeated="2"/>
          <table:table-cell table:style-name="ce24"/>
          <table:table-cell table:style-name="ce29"/>
          <table:table-cell table:style-name="ce34"/>
          <table:table-cell table:style-name="ce39"/>
          <table:table-cell table:style-name="ce24"/>
          <table:table-cell table:style-name="ce29"/>
          <table:table-cell table:style-name="ce43"/>
          <table:table-cell table:style-name="ce3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48" office:value-type="string" calcext:value-type="string" table:number-columns-spanned="1" table:number-rows-spanned="2">
            <text:p>Entry source</text:p>
          </table:table-cell>
          <table:table-cell table:style-name="ce48" office:value-type="string" calcext:value-type="string" table:number-columns-spanned="1" table:number-rows-spanned="2">
            <text:p>Fence 1</text:p>
          </table:table-cell>
          <table:table-cell table:style-name="ce48" office:value-type="string" calcext:value-type="string" table:number-columns-spanned="1" table:number-rows-spanned="2">
            <text:p>Fence 2</text:p>
          </table:table-cell>
          <table:table-cell table:style-name="ce48" office:value-type="string" calcext:value-type="string" table:number-columns-spanned="1" table:number-rows-spanned="2">
            <text:p>Fence 3</text:p>
          </table:table-cell>
          <table:table-cell table:style-name="ce48" office:value-type="string" calcext:value-type="string" table:number-columns-spanned="1" table:number-rows-spanned="2">
            <text:p>Fence 4</text:p>
          </table:table-cell>
          <table:table-cell table:style-name="ce48" office:value-type="string" calcext:value-type="string" table:number-columns-spanned="1" table:number-rows-spanned="2">
            <text:p>Fence 5</text:p>
          </table:table-cell>
          <table:table-cell table:style-name="ce48" office:value-type="string" calcext:value-type="string" table:number-columns-spanned="1" table:number-rows-spanned="2">
            <text:p>Fence 6</text:p>
          </table:table-cell>
          <table:table-cell table:style-name="ce48" office:value-type="string" calcext:value-type="string" table:number-columns-spanned="1" table:number-rows-spanned="2">
            <text:p>Fence 7</text:p>
          </table:table-cell>
          <table:table-cell table:style-name="ce48" office:value-type="string" calcext:value-type="string" table:number-columns-spanned="1" table:number-rows-spanned="2">
            <text:p>Fence 8</text:p>
          </table:table-cell>
          <table:table-cell table:style-name="ce48" office:value-type="string" calcext:value-type="string" table:number-columns-spanned="1" table:number-rows-spanned="2">
            <text:p>Fence 9</text:p>
          </table:table-cell>
          <table:table-cell table:style-name="ce48" office:value-type="string" calcext:value-type="string" table:number-columns-spanned="1" table:number-rows-spanned="2">
            <text:p>Fence 10</text:p>
          </table:table-cell>
          <table:table-cell table:style-name="ce48" office:value-type="string" calcext:value-type="string" table:number-columns-spanned="1" table:number-rows-spanned="2">
            <text:p>Jumping penalties</text:p>
          </table:table-cell>
          <table:table-cell table:style-name="ce48" office:value-type="string" calcext:value-type="string" table:number-columns-spanned="1" table:number-rows-spanned="2">
            <text:p>Marks remaining</text:p>
          </table:table-cell>
          <table:table-cell table:style-name="ce48" office:value-type="string" calcext:value-type="string" table:number-columns-spanned="1" table:number-rows-spanned="2">
            <text:p>Jumping Style</text:p>
          </table:table-cell>
          <table:table-cell table:style-name="ce48" office:value-type="string" calcext:value-type="string" table:number-columns-spanned="1" table:number-rows-spanned="2">
            <text:p>Show &amp; manners</text:p>
          </table:table-cell>
          <table:table-cell table:style-name="ce113" office:value-type="string" calcext:value-type="string" table:number-columns-spanned="1" table:number-rows-spanned="2">
            <text:p>Total marks</text:p>
          </table:table-cell>
          <table:table-cell table:style-name="ce52" table:number-columns-repeated="16321"/>
          <table:table-cell table:style-name="ce55" table:number-columns-repeated="32"/>
        </table:table-row>
        <table:table-row table:style-name="ro5">
          <table:table-cell table:style-name="ce70" office:value-type="string" calcext:value-type="string">
            <text:p>Rider No.</text:p>
          </table:table-cell>
          <table:table-cell table:style-name="ce70" office:value-type="string" calcext:value-type="string">
            <text:p>Rider Name</text:p>
          </table:table-cell>
          <table:table-cell table:style-name="ce70" office:value-type="string" calcext:value-type="string">
            <text:p>Horse</text:p>
          </table:table-cell>
          <table:table-cell table:style-name="ce25" office:value-type="string" calcext:value-type="string">
            <text:p>Horse DoB</text:p>
          </table:table-cell>
          <table:table-cell table:style-name="ce30" office:value-type="string" calcext:value-type="string">
            <text:p>Age</text:p>
          </table:table-cell>
          <table:table-cell table:style-name="ce35" office:value-type="string" calcext:value-type="string">
            <text:p>Horse Height</text:p>
          </table:table-cell>
          <table:table-cell table:style-name="ce70" office:value-type="string" calcext:value-type="string">
            <text:p>Rider Telephone</text:p>
          </table:table-cell>
          <table:table-cell table:style-name="ce25" office:value-type="string" calcext:value-type="string">
            <text:p>Rider DoB</text:p>
          </table:table-cell>
          <table:table-cell table:style-name="ce30" office:value-type="string" calcext:value-type="string">
            <text:p>Age</text:p>
          </table:table-cell>
          <table:table-cell table:style-name="ce44" office:value-type="string" calcext:value-type="string">
            <text:p>Rider Emergency Contact</text:p>
          </table:table-cell>
          <table:table-cell table:style-name="ce70" office:value-type="string" calcext:value-type="string">
            <text:p>Rider Emergency Telephone</text:p>
          </table:table-cell>
          <table:covered-table-cell table:style-name="ce70" office:value-type="string" calcext:value-type="string">
            <text:p>Place</text:p>
          </table:covered-table-cell>
          <table:covered-table-cell table:style-name="ce70" office:value-type="string" calcext:value-type="string">
            <text:p>Status</text:p>
          </table:covered-table-cell>
          <table:covered-table-cell table:style-name="ce70" office:value-type="string" calcext:value-type="string">
            <text:p>Class Winner</text:p>
          </table:covered-table-cell>
          <table:covered-table-cell table:number-columns-repeated="16" table:style-name="ce70"/>
          <table:covered-table-cell table:style-name="ce114"/>
          <table:table-cell table:style-name="ce53" table:number-columns-repeated="16321"/>
          <table:table-cell table:style-name="ce56" table:number-columns-repeated="11"/>
          <table:table-cell table:style-name="ce57" table:number-columns-repeated="21"/>
        </table:table-row>
        <table:table-row table:style-name="ro6">
          <table:table-cell table:style-name="ce15" office:value-type="float" office:value="325" calcext:value-type="float">
            <text:p>325</text:p>
          </table:table-cell>
          <table:table-cell table:style-name="ce21" office:value-type="string" calcext:value-type="string">
            <text:p>Aimee Aitchison </text:p>
          </table:table-cell>
          <table:table-cell table:style-name="ce21" office:value-type="string" calcext:value-type="string">
            <text:p>Rotherdale Nymeria</text:p>
          </table:table-cell>
          <table:table-cell table:style-name="ce26" office:value-type="date" office:date-value="2020-07-13" calcext:value-type="date">
            <text:p>2020-07-13</text:p>
          </table:table-cell>
          <table:table-cell table:style-name="ce31" table:formula="of:=YEAR(TODAY())-YEAR([.D4])" office:value-type="float" office:value="5" calcext:value-type="float">
            <text:p>5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80 296 637</text:p>
          </table:table-cell>
          <table:table-cell table:style-name="ce26" office:value-type="date" office:date-value="2009-05-14" calcext:value-type="date">
            <text:p>2009-05-14</text:p>
          </table:table-cell>
          <table:table-cell table:style-name="ce31" table:formula="of:=YEAR(TODAY())-YEAR([.H4])" office:value-type="float" office:value="16" calcext:value-type="float">
            <text:p>16</text:p>
          </table:table-cell>
          <table:table-cell table:style-name="ce45" office:value-type="string" calcext:value-type="string">
            <text:p>Kim </text:p>
          </table:table-cell>
          <table:table-cell table:style-name="ce40" office:value-type="string" calcext:value-type="string">
            <text:p>07980 296 637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4]" office:value-type="float" office:value="60" calcext:value-type="float">
            <text:p>60</text:p>
          </table:table-cell>
          <table:table-cell table:number-columns-repeated="2" table:style-name="ce16" office:value-type="float" office:value="15" calcext:value-type="float">
            <text:p>15</text:p>
          </table:table-cell>
          <table:table-cell table:style-name="ce106" table:formula="of:=[.AB4]+[.AC4]+[.AD4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15" office:value-type="float" office:value="326" calcext:value-type="float">
            <text:p>326</text:p>
          </table:table-cell>
          <table:table-cell table:style-name="ce21" office:value-type="string" calcext:value-type="string">
            <text:p>Ivy Mckee</text:p>
          </table:table-cell>
          <table:table-cell table:style-name="ce21" office:value-type="string" calcext:value-type="string">
            <text:p>Knockamillie Crusader</text:p>
          </table:table-cell>
          <table:table-cell table:style-name="ce26" office:value-type="date" office:date-value="2010-05-15" calcext:value-type="date">
            <text:p>2010-05-15</text:p>
          </table:table-cell>
          <table:table-cell table:style-name="ce31" table:formula="of:=YEAR(TODAY())-YEAR([.D5])" office:value-type="float" office:value="15" calcext:value-type="float">
            <text:p>15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 office:value-type="string" calcext:value-type="string">
            <text:p>07817 391 249</text:p>
          </table:table-cell>
          <table:table-cell table:style-name="ce26" office:value-type="date" office:date-value="2010-07-19" calcext:value-type="date">
            <text:p>2010-07-19</text:p>
          </table:table-cell>
          <table:table-cell table:style-name="ce31" table:formula="of:=YEAR(TODAY())-YEAR([.H5])" office:value-type="float" office:value="15" calcext:value-type="float">
            <text:p>15</text:p>
          </table:table-cell>
          <table:table-cell table:style-name="ce45" office:value-type="string" calcext:value-type="string">
            <text:p>Cara Mckee</text:p>
          </table:table-cell>
          <table:table-cell table:style-name="ce40" office:value-type="string" calcext:value-type="string">
            <text:p>07763 119 856</text:p>
          </table:table-cell>
          <table:table-cell table:style-name="ce106" office:value-type="float" office:value="3" calcext:value-type="float">
            <text:p>3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5]" office:value-type="float" office:value="60" calcext:value-type="float">
            <text:p>60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style-name="ce106" table:formula="of:=[.AB5]+[.AC5]+[.AD5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" office:value-type="float" office:value="322" calcext:value-type="float">
            <text:p>322</text:p>
          </table:table-cell>
          <table:table-cell table:style-name="ce21" office:value-type="string" calcext:value-type="string">
            <text:p>Robert Gordon</text:p>
          </table:table-cell>
          <table:table-cell table:style-name="ce21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6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4-10-28" calcext:value-type="date">
            <text:p>2014-10-28</text:p>
          </table:table-cell>
          <table:table-cell table:style-name="ce31" table:formula="of:=YEAR(TODAY())-YEAR([.H6])" office:value-type="float" office:value="11" calcext:value-type="float">
            <text:p>11</text:p>
          </table:table-cell>
          <table:table-cell table:style-name="ce45" office:value-type="string" calcext:value-type="string">
            <text:p>Rosalind Gordon</text:p>
          </table:table-cell>
          <table:table-cell table:style-name="ce40" office:value-type="string" calcext:value-type="string">
            <text:p>07707 354 754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6]" office:value-type="float" office:value="60" calcext:value-type="float">
            <text:p>6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106" table:formula="of:=[.AB6]+[.AC6]+[.AD6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15" office:value-type="float" office:value="327" calcext:value-type="float">
            <text:p>327</text:p>
          </table:table-cell>
          <table:table-cell table:style-name="ce21" office:value-type="string" calcext:value-type="string">
            <text:p>Ava Nicholson </text:p>
          </table:table-cell>
          <table:table-cell table:style-name="ce21" office:value-type="string" calcext:value-type="string">
            <text:p>Maxwelltown Sparkle</text:p>
          </table:table-cell>
          <table:table-cell table:style-name="ce26" office:value-type="date" office:date-value="2001-05-15" calcext:value-type="date">
            <text:p>2001-05-15</text:p>
          </table:table-cell>
          <table:table-cell table:style-name="ce31" table:formula="of:=YEAR(TODAY())-YEAR([.D7])" office:value-type="float" office:value="24" calcext:value-type="float">
            <text:p>24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843 582 765</text:p>
          </table:table-cell>
          <table:table-cell table:style-name="ce26" office:value-type="date" office:date-value="2017-09-27" calcext:value-type="date">
            <text:p>2017-09-27</text:p>
          </table:table-cell>
          <table:table-cell table:style-name="ce31" table:formula="of:=YEAR(TODAY())-YEAR([.H7])" office:value-type="float" office:value="8" calcext:value-type="float">
            <text:p>8</text:p>
          </table:table-cell>
          <table:table-cell table:style-name="ce45" office:value-type="string" calcext:value-type="string">
            <text:p>Aileen Craig </text:p>
          </table:table-cell>
          <table:table-cell table:style-name="ce40" office:value-type="string" calcext:value-type="string">
            <text:p>07843 582 765</text:p>
          </table:table-cell>
          <table:table-cell table:style-name="ce106" office:value-type="float" office:value="4" calcext:value-type="float">
            <text:p>4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7]" office:value-type="float" office:value="60" calcext:value-type="float">
            <text:p>6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AB7]+[.AC7]+[.AD7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5" office:value-type="float" office:value="324" calcext:value-type="float">
            <text:p>324</text:p>
          </table:table-cell>
          <table:table-cell table:style-name="ce21" office:value-type="string" calcext:value-type="string">
            <text:p>Harper Brown</text:p>
          </table:table-cell>
          <table:table-cell table:style-name="ce21" office:value-type="string" calcext:value-type="string">
            <text:p>Rushton Lady Lou Loo</text:p>
          </table:table-cell>
          <table:table-cell table:style-name="ce26" office:value-type="date" office:date-value="2008-05-11" calcext:value-type="date">
            <text:p>2008-05-11</text:p>
          </table:table-cell>
          <table:table-cell table:style-name="ce31" table:formula="of:=YEAR(TODAY())-YEAR([.D8])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711 820 563</text:p>
          </table:table-cell>
          <table:table-cell table:style-name="ce26" office:value-type="date" office:date-value="2015-04-13" calcext:value-type="date">
            <text:p>2015-04-13</text:p>
          </table:table-cell>
          <table:table-cell table:style-name="ce31" table:formula="of:=YEAR(TODAY())-YEAR([.H8])" office:value-type="float" office:value="10" calcext:value-type="float">
            <text:p>10</text:p>
          </table:table-cell>
          <table:table-cell table:style-name="ce45" office:value-type="string" calcext:value-type="string">
            <text:p>Leona Urquhart</text:p>
          </table:table-cell>
          <table:table-cell table:style-name="ce40" office:value-type="string" calcext:value-type="string">
            <text:p>07711 820 563</text:p>
          </table:table-cell>
          <table:table-cell table:style-name="ce106" office:value-type="float" office:value="1" calcext:value-type="float">
            <text:p>1</text:p>
          </table:table-cell>
          <table:table-cell table:style-name="ce49"/>
          <table:table-cell table:style-name="ce109" office:value-type="string" calcext:value-type="string">
            <text:p>✓</text:p>
          </table:table-cell>
          <table:table-cell table:style-name="ce49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8]" office:value-type="float" office:value="60" calcext:value-type="float">
            <text:p>6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AB8]+[.AC8]+[.AD8]" office:value-type="float" office:value="99" calcext:value-type="float">
            <text:p>99</text:p>
          </table:table-cell>
          <table:table-cell table:number-columns-repeated="16353"/>
        </table:table-row>
        <table:table-row table:style-name="ro6">
          <table:table-cell table:style-name="ce15" office:value-type="float" office:value="323" calcext:value-type="float">
            <text:p>323</text:p>
          </table:table-cell>
          <table:table-cell table:style-name="ce21" office:value-type="string" calcext:value-type="string">
            <text:p>Ariya Johnstone</text:p>
          </table:table-cell>
          <table:table-cell table:style-name="ce21" office:value-type="string" calcext:value-type="string">
            <text:p>Pergwym Penny-Lane</text:p>
          </table:table-cell>
          <table:table-cell table:style-name="ce26" office:value-type="date" office:date-value="2018-05-01" calcext:value-type="date">
            <text:p>2018-05-01</text:p>
          </table:table-cell>
          <table:table-cell table:style-name="ce31" table:formula="of:=YEAR(TODAY())-YEAR([.D9])" office:value-type="float" office:value="7" calcext:value-type="float">
            <text:p>7</text:p>
          </table:table-cell>
          <table:table-cell table:style-name="ce36" office:value-type="float" office:value="11.1" calcext:value-type="float">
            <text:p>11.1</text:p>
          </table:table-cell>
          <table:table-cell table:style-name="ce40" office:value-type="string" calcext:value-type="string">
            <text:p>07752 507 395</text:p>
          </table:table-cell>
          <table:table-cell table:style-name="ce26" office:value-type="date" office:date-value="2017-01-03" calcext:value-type="date">
            <text:p>2017-01-03</text:p>
          </table:table-cell>
          <table:table-cell table:style-name="ce31" table:formula="of:=YEAR(TODAY())-YEAR([.H9])" office:value-type="float" office:value="8" calcext:value-type="float">
            <text:p>8</text:p>
          </table:table-cell>
          <table:table-cell table:style-name="ce45" office:value-type="string" calcext:value-type="string">
            <text:p>Lea-Ann Johnstone</text:p>
          </table:table-cell>
          <table:table-cell table:style-name="ce40" office:value-type="string" calcext:value-type="string">
            <text:p>07752 507 395</text:p>
          </table:table-cell>
          <table:table-cell table:style-name="ce106" office:value-type="float" office:value="6" calcext:value-type="float">
            <text:p>6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9]" office:value-type="float" office:value="60" calcext:value-type="float">
            <text:p>6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AB9]+[.AC9]+[.AD9]" office:value-type="float" office:value="91" calcext:value-type="float">
            <text:p>91</text:p>
          </table:table-cell>
          <table:table-cell table:number-columns-repeated="16353"/>
        </table:table-row>
        <table:table-row table:style-name="ro6">
          <table:table-cell table:style-name="ce15" office:value-type="float" office:value="110" calcext:value-type="float">
            <text:p>110</text:p>
          </table:table-cell>
          <table:table-cell table:style-name="ce21" office:value-type="string" calcext:value-type="string">
            <text:p>Maggie McDougall</text:p>
          </table:table-cell>
          <table:table-cell table:style-name="ce21" office:value-type="string" calcext:value-type="string">
            <text:p>Inkstack Sasta</text:p>
          </table:table-cell>
          <table:table-cell table:style-name="ce26"/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5" calcext:value-type="float">
            <text:p>5</text:p>
          </table:table-cell>
          <table:table-cell table:style-name="ce49" table:number-columns-repeated="3"/>
          <table:table-cell table:style-name="ce16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10]" office:value-type="float" office:value="60" calcext:value-type="float">
            <text:p>60</text:p>
          </table:table-cell>
          <table:table-cell table:number-columns-repeated="2" table:style-name="ce16" office:value-type="float" office:value="17" calcext:value-type="float">
            <text:p>17</text:p>
          </table:table-cell>
          <table:table-cell table:style-name="ce106" table:formula="of:=[.AB10]+[.AC10]+[.AD10]" office:value-type="float" office:value="94" calcext:value-type="float">
            <text:p>94</text:p>
          </table:table-cell>
          <table:table-cell table:number-columns-repeated="16353"/>
        </table:table-row>
        <table:table-row table:style-name="ro6">
          <table:table-cell table:style-name="ce15" office:value-type="float" office:value="118" calcext:value-type="float">
            <text:p>118</text:p>
          </table:table-cell>
          <table:table-cell table:style-name="ce21" office:value-type="string" calcext:value-type="string">
            <text:p>Ocean Speirs</text:p>
          </table:table-cell>
          <table:table-cell table:style-name="ce21" office:value-type="string" calcext:value-type="string">
            <text:p>The Little Rein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Cheyl Speirs </text:p>
          </table:table-cell>
          <table:table-cell table:style-name="ce40" office:value-type="string" calcext:value-type="string">
            <text:p>07415 651 825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6" office:value-type="string" calcext:value-type="string">
            <text:p>At show</text:p>
          </table:table-cell>
          <table:table-cell table:number-columns-repeated="7" table:style-name="ce111" office:value-type="string" calcext:value-type="string">
            <text:p>✓</text:p>
          </table:table-cell>
          <table:table-cell table:style-name="ce111" office:value-type="string" calcext:value-type="string">
            <text:p>X</text:p>
          </table:table-cell>
          <table:table-cell table:style-name="ce111" table:number-columns-repeated="2"/>
          <table:table-cell table:style-name="ce16" office:value-type="string" calcext:value-type="string">
            <text:p>E</text:p>
          </table:table-cell>
          <table:table-cell table:style-name="ce16" table:number-columns-repeated="3"/>
          <table:table-cell table:style-name="ce106" table:formula="of:=[.AB11]+[.AC11]+[.AD11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25" office:value-type="string" calcext:value-type="string">
            <text:p>Hayden</text:p>
          </table:table-cell>
          <table:table-cell table:style-name="ce21" office:value-type="string" calcext:value-type="string">
            <text:p>Hayden Robb</text:p>
          </table:table-cell>
          <table:table-cell table:style-name="ce21" office:value-type="string" calcext:value-type="string">
            <text:p>Dixie</text:p>
          </table:table-cell>
          <table:table-cell table:style-name="ce26"/>
          <table:table-cell table:style-name="ce31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Joanne Robb</text:p>
          </table:table-cell>
          <table:table-cell table:style-name="ce40" office:value-type="string" calcext:value-type="string">
            <text:p>07710 139 887</text:p>
          </table:table-cell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6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AA12]" office:value-type="float" office:value="60" calcext:value-type="float">
            <text:p>6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AB12]+[.AC12]+[.AD12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" office:value-type="float" office:value="113" calcext:value-type="float">
            <text:p>113</text:p>
          </table:table-cell>
          <table:table-cell table:style-name="ce21" office:value-type="string" calcext:value-type="string">
            <text:p>Alex Morrison</text:p>
          </table:table-cell>
          <table:table-cell table:style-name="ce21" office:value-type="string" calcext:value-type="string">
            <text:p>Rock N Pop</text:p>
          </table:table-cell>
          <table:table-cell table:style-name="ce26"/>
          <table:table-cell table:style-name="ce31" office:value-type="float" office:value="19" calcext:value-type="float">
            <text:p>19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Kirsty Bowman</text:p>
          </table:table-cell>
          <table:table-cell table:style-name="ce40"/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6" office:value-type="string" calcext:value-type="string">
            <text:p>At show</text:p>
          </table:table-cell>
          <table:table-cell table:style-name="ce111" table:number-columns-repeated="10"/>
          <table:table-cell table:style-name="ce16" table:number-columns-repeated="4"/>
          <table:table-cell table:style-name="ce106"/>
          <table:table-cell table:number-columns-repeated="16353"/>
        </table:table-row>
        <table:table-row table:style-name="ro7" table:number-rows-repeated="1048352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4" table:style-name="ta1"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57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58" table:default-cell-style-name="ce46"/>
        <table:table-column table:style-name="co43" table:default-cell-style-name="ce41"/>
        <table:table-column table:style-name="co46" table:default-cell-style-name="ce50"/>
        <table:table-column table:style-name="co59" table:default-cell-style-name="ce50"/>
        <table:table-column table:style-name="co47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0" table:default-cell-style-name="ce50"/>
        <table:table-column table:style-name="co50" table:default-cell-style-name="ce50"/>
        <table:table-column table:style-name="co51" table:default-cell-style-name="ce50"/>
        <table:table-column table:style-name="co36" table:number-columns-repeated="2" table:default-cell-style-name="ce50"/>
        <table:table-column table:style-name="co36" table:default-cell-style-name="ce115"/>
        <table:table-column table:style-name="co36" table:number-columns-repeated="16321" table:default-cell-style-name="ce50"/>
        <table:table-column table:style-name="co36" table:number-columns-repeated="32" table:default-cell-style-name="ce54"/>
        <table:table-row table:style-name="ro3">
          <table:table-cell table:style-name="ce12" office:value-type="string" calcext:value-type="string" table:number-columns-spanned="10" table:number-rows-spanned="1">
            <text:p>Class 14 Ring 1 - Working Hunter: 50cm</text:p>
          </table:table-cell>
          <table:covered-table-cell table:number-columns-repeated="2" table:style-name="ce18"/>
          <table:covered-table-cell table:style-name="ce23"/>
          <table:covered-table-cell table:style-name="ce28"/>
          <table:covered-table-cell table:style-name="ce33"/>
          <table:covered-table-cell table:style-name="ce94"/>
          <table:covered-table-cell table:style-name="ce23"/>
          <table:covered-table-cell table:style-name="ce28"/>
          <table:covered-table-cell table:style-name="ce42"/>
          <table:table-cell table:style-name="ce94"/>
          <table:table-cell table:style-name="ce47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5"/>
          <table:table-cell table:style-name="ce112"/>
          <table:table-cell table:style-name="ce47" table:number-columns-repeated="16321"/>
          <table:table-cell table:number-columns-repeated="32"/>
        </table:table-row>
        <table:table-row table:style-name="ro4">
          <table:table-cell table:style-name="ce13"/>
          <table:table-cell table:style-name="ce19" table:number-columns-repeated="2"/>
          <table:table-cell table:style-name="ce24"/>
          <table:table-cell table:style-name="ce29"/>
          <table:table-cell table:style-name="ce34"/>
          <table:table-cell table:style-name="ce39"/>
          <table:table-cell table:style-name="ce24"/>
          <table:table-cell table:style-name="ce29"/>
          <table:table-cell table:style-name="ce43"/>
          <table:table-cell table:style-name="ce3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48" office:value-type="string" calcext:value-type="string" table:number-columns-spanned="1" table:number-rows-spanned="2">
            <text:p>Entry source</text:p>
          </table:table-cell>
          <table:table-cell table:style-name="ce48" office:value-type="string" calcext:value-type="string" table:number-columns-spanned="1" table:number-rows-spanned="2">
            <text:p>Fence 1</text:p>
          </table:table-cell>
          <table:table-cell table:style-name="ce48" office:value-type="string" calcext:value-type="string" table:number-columns-spanned="1" table:number-rows-spanned="2">
            <text:p>Fence 2</text:p>
          </table:table-cell>
          <table:table-cell table:style-name="ce48" office:value-type="string" calcext:value-type="string" table:number-columns-spanned="1" table:number-rows-spanned="2">
            <text:p>Fence 3</text:p>
          </table:table-cell>
          <table:table-cell table:style-name="ce48" office:value-type="string" calcext:value-type="string" table:number-columns-spanned="1" table:number-rows-spanned="2">
            <text:p>Fence 4</text:p>
          </table:table-cell>
          <table:table-cell table:style-name="ce48" office:value-type="string" calcext:value-type="string" table:number-columns-spanned="1" table:number-rows-spanned="2">
            <text:p>Fence 5</text:p>
          </table:table-cell>
          <table:table-cell table:style-name="ce48" office:value-type="string" calcext:value-type="string" table:number-columns-spanned="1" table:number-rows-spanned="2">
            <text:p>Fence 6</text:p>
          </table:table-cell>
          <table:table-cell table:style-name="ce48" office:value-type="string" calcext:value-type="string" table:number-columns-spanned="1" table:number-rows-spanned="2">
            <text:p>Fence 7</text:p>
          </table:table-cell>
          <table:table-cell table:style-name="ce48" office:value-type="string" calcext:value-type="string" table:number-columns-spanned="1" table:number-rows-spanned="2">
            <text:p>Fence 8</text:p>
          </table:table-cell>
          <table:table-cell table:style-name="ce48" office:value-type="string" calcext:value-type="string" table:number-columns-spanned="1" table:number-rows-spanned="2">
            <text:p>Fence 9</text:p>
          </table:table-cell>
          <table:table-cell table:style-name="ce48" office:value-type="string" calcext:value-type="string" table:number-columns-spanned="1" table:number-rows-spanned="2">
            <text:p>Fence 10</text:p>
          </table:table-cell>
          <table:table-cell table:style-name="ce48" office:value-type="string" calcext:value-type="string" table:number-columns-spanned="1" table:number-rows-spanned="2">
            <text:p>Jumping penalties</text:p>
          </table:table-cell>
          <table:table-cell table:style-name="ce48" office:value-type="string" calcext:value-type="string" table:number-columns-spanned="1" table:number-rows-spanned="2">
            <text:p>Marks remaining</text:p>
          </table:table-cell>
          <table:table-cell table:style-name="ce48" office:value-type="string" calcext:value-type="string" table:number-columns-spanned="1" table:number-rows-spanned="2">
            <text:p>Jumping Style</text:p>
          </table:table-cell>
          <table:table-cell table:style-name="ce48" office:value-type="string" calcext:value-type="string" table:number-columns-spanned="1" table:number-rows-spanned="2">
            <text:p>Show &amp; manners</text:p>
          </table:table-cell>
          <table:table-cell table:style-name="ce113" office:value-type="string" calcext:value-type="string" table:number-columns-spanned="1" table:number-rows-spanned="2">
            <text:p>Total marks</text:p>
          </table:table-cell>
          <table:table-cell table:style-name="ce52" table:number-columns-repeated="16321"/>
          <table:table-cell table:style-name="ce55" table:number-columns-repeated="32"/>
        </table:table-row>
        <table:table-row table:style-name="ro5">
          <table:table-cell table:style-name="ce70" office:value-type="string" calcext:value-type="string">
            <text:p>Rider No.</text:p>
          </table:table-cell>
          <table:table-cell table:style-name="ce70" office:value-type="string" calcext:value-type="string">
            <text:p>Rider Name</text:p>
          </table:table-cell>
          <table:table-cell table:style-name="ce70" office:value-type="string" calcext:value-type="string">
            <text:p>Horse</text:p>
          </table:table-cell>
          <table:table-cell table:style-name="ce25" office:value-type="string" calcext:value-type="string">
            <text:p>Horse DoB</text:p>
          </table:table-cell>
          <table:table-cell table:style-name="ce30" office:value-type="string" calcext:value-type="string">
            <text:p>Age</text:p>
          </table:table-cell>
          <table:table-cell table:style-name="ce35" office:value-type="string" calcext:value-type="string">
            <text:p>Horse Height</text:p>
          </table:table-cell>
          <table:table-cell table:style-name="ce70" office:value-type="string" calcext:value-type="string">
            <text:p>Rider Telephone</text:p>
          </table:table-cell>
          <table:table-cell table:style-name="ce25" office:value-type="string" calcext:value-type="string">
            <text:p>Rider DoB</text:p>
          </table:table-cell>
          <table:table-cell table:style-name="ce30" office:value-type="string" calcext:value-type="string">
            <text:p>Age</text:p>
          </table:table-cell>
          <table:table-cell table:style-name="ce44" office:value-type="string" calcext:value-type="string">
            <text:p>Rider Emergency Contact</text:p>
          </table:table-cell>
          <table:table-cell table:style-name="ce70" office:value-type="string" calcext:value-type="string">
            <text:p>Rider Emergency Telephone</text:p>
          </table:table-cell>
          <table:covered-table-cell table:style-name="ce70" office:value-type="string" calcext:value-type="string">
            <text:p>Place</text:p>
          </table:covered-table-cell>
          <table:covered-table-cell table:style-name="ce70" office:value-type="string" calcext:value-type="string">
            <text:p>Status</text:p>
          </table:covered-table-cell>
          <table:covered-table-cell table:style-name="ce70" office:value-type="string" calcext:value-type="string">
            <text:p>Class Winner</text:p>
          </table:covered-table-cell>
          <table:covered-table-cell table:number-columns-repeated="16" table:style-name="ce70"/>
          <table:covered-table-cell table:style-name="ce114"/>
          <table:table-cell table:style-name="ce53" table:number-columns-repeated="16321"/>
          <table:table-cell table:style-name="ce56" table:number-columns-repeated="11"/>
          <table:table-cell table:style-name="ce57" table:number-columns-repeated="21"/>
        </table:table-row>
        <table:table-row table:style-name="ro6">
          <table:table-cell table:style-name="ce15" office:value-type="float" office:value="327" calcext:value-type="float">
            <text:p>327</text:p>
          </table:table-cell>
          <table:table-cell table:style-name="ce21" office:value-type="string" calcext:value-type="string">
            <text:p>Ava Nicholson </text:p>
          </table:table-cell>
          <table:table-cell table:style-name="ce21" office:value-type="string" calcext:value-type="string">
            <text:p>Maxwelltown Sparkle</text:p>
          </table:table-cell>
          <table:table-cell table:style-name="ce26" office:value-type="date" office:date-value="2001-05-15" calcext:value-type="date">
            <text:p>2001-05-15</text:p>
          </table:table-cell>
          <table:table-cell table:style-name="ce31" table:formula="of:=YEAR(TODAY())-YEAR([.D4])" office:value-type="float" office:value="24" calcext:value-type="float">
            <text:p>24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843 582 765</text:p>
          </table:table-cell>
          <table:table-cell table:style-name="ce26" office:value-type="date" office:date-value="2017-09-27" calcext:value-type="date">
            <text:p>2017-09-27</text:p>
          </table:table-cell>
          <table:table-cell table:style-name="ce31" table:formula="of:=YEAR(TODAY())-YEAR([.H4])" office:value-type="float" office:value="8" calcext:value-type="float">
            <text:p>8</text:p>
          </table:table-cell>
          <table:table-cell table:style-name="ce45" office:value-type="string" calcext:value-type="string">
            <text:p>Aileen Craig </text:p>
          </table:table-cell>
          <table:table-cell table:style-name="ce40" office:value-type="string" calcext:value-type="string">
            <text:p>07843 582 765</text:p>
          </table:table-cell>
          <table:table-cell table:style-name="ce106" office:value-type="float" office:value="4" calcext:value-type="float">
            <text:p>4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4]" office:value-type="float" office:value="60" calcext:value-type="float">
            <text:p>6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AB4]+[.AC4]+[.AD4]" office:value-type="float" office:value="91" calcext:value-type="float">
            <text:p>91</text:p>
          </table:table-cell>
          <table:table-cell table:number-columns-repeated="16353"/>
        </table:table-row>
        <table:table-row table:style-name="ro6">
          <table:table-cell table:style-name="ce15" office:value-type="float" office:value="328" calcext:value-type="float">
            <text:p>328</text:p>
          </table:table-cell>
          <table:table-cell table:style-name="ce21" office:value-type="string" calcext:value-type="string">
            <text:p>Gabriella Crawford </text:p>
          </table:table-cell>
          <table:table-cell table:style-name="ce21" office:value-type="string" calcext:value-type="string">
            <text:p>Murphys Santa </text:p>
          </table:table-cell>
          <table:table-cell table:style-name="ce26" office:value-type="date" office:date-value="2008-05-24" calcext:value-type="date">
            <text:p>2008-05-24</text:p>
          </table:table-cell>
          <table:table-cell table:style-name="ce31" table:formula="of:=YEAR(TODAY())-YEAR([.D5])" office:value-type="float" office:value="17" calcext:value-type="float">
            <text:p>17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875 081 965</text:p>
          </table:table-cell>
          <table:table-cell table:style-name="ce26" office:value-type="date" office:date-value="1990-06-26" calcext:value-type="date">
            <text:p>1990-06-26</text:p>
          </table:table-cell>
          <table:table-cell table:style-name="ce31" table:formula="of:=YEAR(TODAY())-YEAR([.H5])" office:value-type="float" office:value="35" calcext:value-type="float">
            <text:p>35</text:p>
          </table:table-cell>
          <table:table-cell table:style-name="ce45" office:value-type="string" calcext:value-type="string">
            <text:p>Caroline Crawford </text:p>
          </table:table-cell>
          <table:table-cell table:style-name="ce40" office:value-type="string" calcext:value-type="string">
            <text:p>01294 218 788</text:p>
          </table:table-cell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5]" office:value-type="float" office:value="60" calcext:value-type="float">
            <text:p>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AB5]+[.AC5]+[.AD5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5" office:value-type="float" office:value="326" calcext:value-type="float">
            <text:p>326</text:p>
          </table:table-cell>
          <table:table-cell table:style-name="ce21" office:value-type="string" calcext:value-type="string">
            <text:p>Ivy Mckee</text:p>
          </table:table-cell>
          <table:table-cell table:style-name="ce21" office:value-type="string" calcext:value-type="string">
            <text:p>Knockamillie Crusader</text:p>
          </table:table-cell>
          <table:table-cell table:style-name="ce26" office:value-type="date" office:date-value="2010-05-15" calcext:value-type="date">
            <text:p>2010-05-15</text:p>
          </table:table-cell>
          <table:table-cell table:style-name="ce31" table:formula="of:=YEAR(TODAY())-YEAR([.D6])" office:value-type="float" office:value="15" calcext:value-type="float">
            <text:p>15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 office:value-type="string" calcext:value-type="string">
            <text:p>07817 391 249</text:p>
          </table:table-cell>
          <table:table-cell table:style-name="ce26" office:value-type="date" office:date-value="2010-07-19" calcext:value-type="date">
            <text:p>2010-07-19</text:p>
          </table:table-cell>
          <table:table-cell table:style-name="ce31" table:formula="of:=YEAR(TODAY())-YEAR([.H6])" office:value-type="float" office:value="15" calcext:value-type="float">
            <text:p>15</text:p>
          </table:table-cell>
          <table:table-cell table:style-name="ce45" office:value-type="string" calcext:value-type="string">
            <text:p>Cara Mckee</text:p>
          </table:table-cell>
          <table:table-cell table:style-name="ce40" office:value-type="string" calcext:value-type="string">
            <text:p>07763 119 856</text:p>
          </table:table-cell>
          <table:table-cell table:style-name="ce106" office:value-type="float" office:value="1" calcext:value-type="float">
            <text:p>1</text:p>
          </table:table-cell>
          <table:table-cell table:style-name="ce49"/>
          <table:table-cell table:style-name="ce109" office:value-type="string" calcext:value-type="string">
            <text:p>✓</text:p>
          </table:table-cell>
          <table:table-cell table:style-name="ce49"/>
          <table:table-cell table:style-name="ce16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6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AB6]+[.AC6]+[.AD6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" office:value-type="float" office:value="329" calcext:value-type="float">
            <text:p>329</text:p>
          </table:table-cell>
          <table:table-cell table:style-name="ce21" office:value-type="string" calcext:value-type="string">
            <text:p>Izzy Miller-Smith</text:p>
          </table:table-cell>
          <table:table-cell table:style-name="ce21" office:value-type="string" calcext:value-type="string">
            <text:p>Mhb Ask The Ark</text:p>
          </table:table-cell>
          <table:table-cell table:style-name="ce26" office:value-type="date" office:date-value="2021-05-18" calcext:value-type="date">
            <text:p>2021-05-18</text:p>
          </table:table-cell>
          <table:table-cell table:style-name="ce31" table:formula="of:=YEAR(TODAY())-YEAR([.D7])" office:value-type="float" office:value="4" calcext:value-type="float">
            <text:p>4</text:p>
          </table:table-cell>
          <table:table-cell table:style-name="ce36" office:value-type="float" office:value="16.2" calcext:value-type="float">
            <text:p>16.2</text:p>
          </table:table-cell>
          <table:table-cell table:style-name="ce40" office:value-type="string" calcext:value-type="string">
            <text:p>07555 684 085</text:p>
          </table:table-cell>
          <table:table-cell table:style-name="ce26" office:value-type="date" office:date-value="2001-07-22" calcext:value-type="date">
            <text:p>2001-07-22</text:p>
          </table:table-cell>
          <table:table-cell table:style-name="ce31" table:formula="of:=YEAR(TODAY())-YEAR([.H7])" office:value-type="float" office:value="24" calcext:value-type="float">
            <text:p>24</text:p>
          </table:table-cell>
          <table:table-cell table:style-name="ce45" office:value-type="string" calcext:value-type="string">
            <text:p>Wendy Miller-Smith</text:p>
          </table:table-cell>
          <table:table-cell table:style-name="ce40" office:value-type="string" calcext:value-type="string">
            <text:p>07792 695 050</text:p>
          </table:table-cell>
          <table:table-cell table:style-name="ce106" office:value-type="float" office:value="5" calcext:value-type="float">
            <text:p>5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5"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4" table:style-name="ce111" office:value-type="string" calcext:value-type="string">
            <text:p>✓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table:formula="of:=60+[.AA7]" office:value-type="float" office:value="50" calcext:value-type="float">
            <text:p>5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AB7]+[.AC7]+[.AD7]" office:value-type="float" office:value="80" calcext:value-type="float">
            <text:p>80</text:p>
          </table:table-cell>
          <table:table-cell table:number-columns-repeated="16353"/>
        </table:table-row>
        <table:table-row table:style-name="ro6">
          <table:table-cell table:style-name="ce15" office:value-type="float" office:value="330" calcext:value-type="float">
            <text:p>330</text:p>
          </table:table-cell>
          <table:table-cell table:style-name="ce21" office:value-type="string" calcext:value-type="string">
            <text:p>Zara Devlin</text:p>
          </table:table-cell>
          <table:table-cell table:style-name="ce21" office:value-type="string" calcext:value-type="string">
            <text:p>Bjorn</text:p>
          </table:table-cell>
          <table:table-cell table:style-name="ce26" office:value-type="date" office:date-value="2007-01-01" calcext:value-type="date">
            <text:p>2007-01-01</text:p>
          </table:table-cell>
          <table:table-cell table:style-name="ce31" table:formula="of:=YEAR(TODAY())-YEAR([.D8])" office:value-type="float" office:value="18" calcext:value-type="float">
            <text:p>18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772 782 854</text:p>
          </table:table-cell>
          <table:table-cell table:style-name="ce26" office:value-type="date" office:date-value="2010-06-08" calcext:value-type="date">
            <text:p>2010-06-08</text:p>
          </table:table-cell>
          <table:table-cell table:style-name="ce31" table:formula="of:=YEAR(TODAY())-YEAR([.H8])" office:value-type="float" office:value="15" calcext:value-type="float">
            <text:p>15</text:p>
          </table:table-cell>
          <table:table-cell table:style-name="ce45" office:value-type="string" calcext:value-type="string">
            <text:p>Claire Devlin</text:p>
          </table:table-cell>
          <table:table-cell table:style-name="ce40" office:value-type="string" calcext:value-type="string">
            <text:p>07772 782 854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6" office:value-type="string" calcext:value-type="string">
            <text:p>Online</text:p>
          </table:table-cell>
          <table:table-cell table:number-columns-repeated="8" table:style-name="ce111" office:value-type="string" calcext:value-type="string">
            <text:p>✓</text:p>
          </table:table-cell>
          <table:table-cell table:style-name="ce111" office:value-type="float" office:value="-15" calcext:value-type="float">
            <text:p>-15</text:p>
          </table:table-cell>
          <table:table-cell table:style-name="ce111" office:value-type="float" office:value="-10" calcext:value-type="float">
            <text:p>-10</text:p>
          </table:table-cell>
          <table:table-cell table:style-name="ce16" office:value-type="float" office:value="-25" calcext:value-type="float">
            <text:p>-25</text:p>
          </table:table-cell>
          <table:table-cell table:style-name="ce16" table:formula="of:=60+[.AA8]" office:value-type="float" office:value="35" calcext:value-type="float">
            <text:p>35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06" table:formula="of:=[.AB8]+[.AC8]+[.AD8]" office:value-type="float" office:value="55" calcext:value-type="float">
            <text:p>55</text:p>
          </table:table-cell>
          <table:table-cell table:number-columns-repeated="16353"/>
        </table:table-row>
        <table:table-row table:style-name="ro6">
          <table:table-cell table:style-name="ce15" office:value-type="float" office:value="110" calcext:value-type="float">
            <text:p>110</text:p>
          </table:table-cell>
          <table:table-cell table:style-name="ce21" office:value-type="string" calcext:value-type="string">
            <text:p>Maggie McDougall</text:p>
          </table:table-cell>
          <table:table-cell table:style-name="ce21" office:value-type="string" calcext:value-type="string">
            <text:p>Inkstack Sasta</text:p>
          </table:table-cell>
          <table:table-cell table:style-name="ce26"/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6" calcext:value-type="float">
            <text:p>6</text:p>
          </table:table-cell>
          <table:table-cell table:style-name="ce49" table:number-columns-repeated="3"/>
          <table:table-cell table:style-name="ce16" office:value-type="string" calcext:value-type="string">
            <text:p>At show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9" table:style-name="ce111" office:value-type="string" calcext:value-type="string">
            <text:p>✓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table:formula="of:=60+[.AA9]" office:value-type="float" office:value="50" calcext:value-type="float">
            <text:p>5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2" calcext:value-type="float">
            <text:p>12</text:p>
          </table:table-cell>
          <table:table-cell table:style-name="ce106" table:formula="of:=[.AB9]+[.AC9]+[.AD9]" office:value-type="float" office:value="77" calcext:value-type="float">
            <text:p>77</text:p>
          </table:table-cell>
          <table:table-cell table:number-columns-repeated="16353"/>
        </table:table-row>
        <table:table-row table:style-name="ro6">
          <table:table-cell table:style-name="ce126" office:value-type="string" calcext:value-type="string">
            <text:p>333</text:p>
            <text:p>Natasha</text:p>
          </table:table-cell>
          <table:table-cell table:style-name="ce21" office:value-type="string" calcext:value-type="string">
            <text:p>Natasha Connor</text:p>
          </table:table-cell>
          <table:table-cell table:style-name="ce21" office:value-type="string" calcext:value-type="string">
            <text:p>Moelview Oslo Warrior </text:p>
          </table:table-cell>
          <table:table-cell table:style-name="ce26" office:value-type="date" office:date-value="2018-04-18" calcext:value-type="date">
            <text:p>2018-04-18</text:p>
          </table:table-cell>
          <table:table-cell table:style-name="ce31" table:formula="of:=YEAR(TODAY())-YEAR([.D10])" office:value-type="float" office:value="7" calcext:value-type="float">
            <text:p>7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972 712 263</text:p>
          </table:table-cell>
          <table:table-cell table:style-name="ce26" office:value-type="date" office:date-value="2009-03-27" calcext:value-type="date">
            <text:p>2009-03-27</text:p>
          </table:table-cell>
          <table:table-cell table:style-name="ce31" table:formula="of:=YEAR(TODAY())-YEAR([.H10])" office:value-type="float" office:value="16" calcext:value-type="float">
            <text:p>16</text:p>
          </table:table-cell>
          <table:table-cell table:style-name="ce45" office:value-type="string" calcext:value-type="string">
            <text:p>Ashley Connor</text:p>
          </table:table-cell>
          <table:table-cell table:style-name="ce40" office:value-type="string" calcext:value-type="string">
            <text:p>07584 152 459</text:p>
          </table:table-cell>
          <table:table-cell table:style-name="ce106" office:value-type="float" office:value="3" calcext:value-type="float">
            <text:p>3</text:p>
          </table:table-cell>
          <table:table-cell table:style-name="ce49" table:number-columns-repeated="3"/>
          <table:table-cell table:style-name="ce110" office:value-type="string" calcext:value-type="string">
            <text:p>Online: Switched from Class 15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0]" office:value-type="float" office:value="60" calcext:value-type="float">
            <text:p>60</text:p>
          </table:table-cell>
          <table:table-cell table:number-columns-repeated="2" table:style-name="ce16" office:value-type="float" office:value="17" calcext:value-type="float">
            <text:p>17</text:p>
          </table:table-cell>
          <table:table-cell table:style-name="ce106" table:formula="of:=[.AB10]+[.AC10]+[.AD10]" office:value-type="float" office:value="94" calcext:value-type="float">
            <text:p>94</text:p>
          </table:table-cell>
          <table:table-cell table:number-columns-repeated="16353"/>
        </table:table-row>
        <table:table-row table:style-name="ro6">
          <table:table-cell table:style-name="ce15" office:value-type="float" office:value="119" calcext:value-type="float">
            <text:p>119</text:p>
          </table:table-cell>
          <table:table-cell table:style-name="ce21" office:value-type="string" calcext:value-type="string">
            <text:p>Samantha Cloy</text:p>
          </table:table-cell>
          <table:table-cell table:style-name="ce21" office:value-type="string" calcext:value-type="string">
            <text:p>Landdain Road ?</text:p>
          </table:table-cell>
          <table:table-cell table:style-name="ce26"/>
          <table:table-cell table:style-name="ce31" office:value-type="float" office:value="17" calcext:value-type="float">
            <text:p>17</text:p>
          </table:table-cell>
          <table:table-cell table:style-name="ce36" office:value-type="float" office:value="17.3" calcext:value-type="float">
            <text:p>17.3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 office:value-type="string" calcext:value-type="string">
            <text:p>07720 314 634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6" office:value-type="string" calcext:value-type="string">
            <text:p>At show</text:p>
          </table:table-cell>
          <table:table-cell table:number-columns-repeated="6" table:style-name="ce111" office:value-type="string" calcext:value-type="string">
            <text:p>✓</text:p>
          </table:table-cell>
          <table:table-cell table:number-columns-repeated="2" table:style-name="ce111" office:value-type="float" office:value="-10" calcext:value-type="float">
            <text:p>-10</text:p>
          </table:table-cell>
          <table:table-cell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60+[.AA11]" office:value-type="float" office:value="30" calcext:value-type="float">
            <text:p>3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06" table:formula="of:=[.AB11]+[.AC11]+[.AD11]" office:value-type="float" office:value="65" calcext:value-type="float">
            <text:p>65</text:p>
          </table:table-cell>
          <table:table-cell table:number-columns-repeated="16353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/>
          <table:table-cell table:style-name="ce49" table:number-columns-repeated="3"/>
          <table:table-cell table:style-name="ce16" table:number-columns-repeated="15"/>
          <table:table-cell table:style-name="ce106"/>
          <table:table-cell table:number-columns-repeated="16353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5" table:style-name="ta1" table:print-ranges="'Class 15'.A1:'Class 15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60" table:default-cell-style-name="ce46"/>
        <table:table-column table:style-name="co43" table:default-cell-style-name="ce41"/>
        <table:table-column table:style-name="co46" table:default-cell-style-name="ce50"/>
        <table:table-column table:style-name="co59" table:default-cell-style-name="ce50"/>
        <table:table-column table:style-name="co47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0" table:default-cell-style-name="ce50"/>
        <table:table-column table:style-name="co61" table:default-cell-style-name="ce50"/>
        <table:table-column table:style-name="co51" table:default-cell-style-name="ce50"/>
        <table:table-column table:style-name="co36" table:number-columns-repeated="2" table:default-cell-style-name="ce50"/>
        <table:table-column table:style-name="co36" table:default-cell-style-name="ce115"/>
        <table:table-column table:style-name="co36" table:number-columns-repeated="16321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15 Ring 1 - Working Hunter: 6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5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6" table:style-name="ce70"/>
            <table:covered-table-cell table:style-name="ce114"/>
            <table:table-cell table:style-name="ce53" table:number-columns-repeated="16321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31" calcext:value-type="float">
            <text:p>331</text:p>
          </table:table-cell>
          <table:table-cell table:style-name="ce20" office:value-type="string" calcext:value-type="string">
            <text:p>Adrie Morgan </text:p>
          </table:table-cell>
          <table:table-cell table:style-name="ce20" office:value-type="string" calcext:value-type="string">
            <text:p>196 Maestoso Toplica </text:p>
          </table:table-cell>
          <table:table-cell table:style-name="ce26" office:value-type="date" office:date-value="2005-06-28" calcext:value-type="date">
            <text:p>2005-06-28</text:p>
          </table:table-cell>
          <table:table-cell table:style-name="ce31" table:formula="of:=YEAR(TODAY())-YEAR([.D4])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565 901 387</text:p>
          </table:table-cell>
          <table:table-cell table:style-name="ce26" office:value-type="date" office:date-value="1985-02-17" calcext:value-type="date">
            <text:p>1985-02-17</text:p>
          </table:table-cell>
          <table:table-cell table:style-name="ce31" table:formula="of:=YEAR(TODAY())-YEAR([.H4])" office:value-type="float" office:value="40" calcext:value-type="float">
            <text:p>40</text:p>
          </table:table-cell>
          <table:table-cell table:style-name="ce45" office:value-type="string" calcext:value-type="string">
            <text:p>Mark</text:p>
          </table:table-cell>
          <table:table-cell table:style-name="ce40" office:value-type="string" calcext:value-type="string">
            <text:p>07940 431 304</text:p>
          </table:table-cell>
          <table:table-cell table:style-name="ce106" office:value-type="string" calcext:value-type="string">
            <text:p>4=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4]" office:value-type="float" office:value="60" calcext:value-type="float">
            <text:p>60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06" table:formula="of:=[.AB4]+[.AC4]+[.AD4]" office:value-type="float" office:value="88" calcext:value-type="float">
            <text:p>88</text:p>
          </table:table-cell>
          <table:table-cell table:number-columns-repeated="16353"/>
        </table:table-row>
        <table:table-row table:style-name="ro6">
          <table:table-cell table:style-name="ce15" office:value-type="float" office:value="328" calcext:value-type="float">
            <text:p>328</text:p>
          </table:table-cell>
          <table:table-cell table:style-name="ce20" office:value-type="string" calcext:value-type="string">
            <text:p>Gabriella Crawford </text:p>
          </table:table-cell>
          <table:table-cell table:style-name="ce20" office:value-type="string" calcext:value-type="string">
            <text:p>Murphys Santa </text:p>
          </table:table-cell>
          <table:table-cell table:style-name="ce26" office:value-type="date" office:date-value="2008-05-24" calcext:value-type="date">
            <text:p>2008-05-24</text:p>
          </table:table-cell>
          <table:table-cell table:style-name="ce31" table:formula="of:=YEAR(TODAY())-YEAR([.D5])" office:value-type="float" office:value="17" calcext:value-type="float">
            <text:p>17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875 081 965</text:p>
          </table:table-cell>
          <table:table-cell table:style-name="ce26" office:value-type="date" office:date-value="1990-06-26" calcext:value-type="date">
            <text:p>1990-06-26</text:p>
          </table:table-cell>
          <table:table-cell table:style-name="ce31" table:formula="of:=YEAR(TODAY())-YEAR([.H5])" office:value-type="float" office:value="35" calcext:value-type="float">
            <text:p>35</text:p>
          </table:table-cell>
          <table:table-cell table:style-name="ce45" office:value-type="string" calcext:value-type="string">
            <text:p>Caroline Crawford </text:p>
          </table:table-cell>
          <table:table-cell table:style-name="ce40" office:value-type="string" calcext:value-type="string">
            <text:p>01294 218 788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2"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2"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4" table:style-name="ce111" office:value-type="string" calcext:value-type="string">
            <text:p>✓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table:formula="of:=60+[.AA5]" office:value-type="float" office:value="40" calcext:value-type="float">
            <text:p>4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06" table:formula="of:=[.AB5]+[.AC5]+[.AD5]" office:value-type="float" office:value="67" calcext:value-type="float">
            <text:p>67</text:p>
          </table:table-cell>
          <table:table-cell table:number-columns-repeated="16353"/>
        </table:table-row>
        <table:table-row table:style-name="ro6">
          <table:table-cell table:style-name="ce15" office:value-type="float" office:value="329" calcext:value-type="float">
            <text:p>329</text:p>
          </table:table-cell>
          <table:table-cell table:style-name="ce20" office:value-type="string" calcext:value-type="string">
            <text:p>Izzy Miller-Smith</text:p>
          </table:table-cell>
          <table:table-cell table:style-name="ce20" office:value-type="string" calcext:value-type="string">
            <text:p>Mhb Ask The Ark</text:p>
          </table:table-cell>
          <table:table-cell table:style-name="ce26" office:value-type="date" office:date-value="2021-05-18" calcext:value-type="date">
            <text:p>2021-05-18</text:p>
          </table:table-cell>
          <table:table-cell table:style-name="ce31" table:formula="of:=YEAR(TODAY())-YEAR([.D6])" office:value-type="float" office:value="4" calcext:value-type="float">
            <text:p>4</text:p>
          </table:table-cell>
          <table:table-cell table:style-name="ce36" office:value-type="float" office:value="16.2" calcext:value-type="float">
            <text:p>16.2</text:p>
          </table:table-cell>
          <table:table-cell table:style-name="ce40" office:value-type="string" calcext:value-type="string">
            <text:p>07555 684 085</text:p>
          </table:table-cell>
          <table:table-cell table:style-name="ce26" office:value-type="date" office:date-value="2001-07-22" calcext:value-type="date">
            <text:p>2001-07-22</text:p>
          </table:table-cell>
          <table:table-cell table:style-name="ce31" table:formula="of:=YEAR(TODAY())-YEAR([.H6])" office:value-type="float" office:value="24" calcext:value-type="float">
            <text:p>24</text:p>
          </table:table-cell>
          <table:table-cell table:style-name="ce45" office:value-type="string" calcext:value-type="string">
            <text:p>Wendy Miller-Smith</text:p>
          </table:table-cell>
          <table:table-cell table:style-name="ce40" office:value-type="string" calcext:value-type="string">
            <text:p>07792 695 050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6]+[.AC6]+[.AD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32" calcext:value-type="float">
            <text:p>332</text:p>
          </table:table-cell>
          <table:table-cell table:style-name="ce21" office:value-type="string" calcext:value-type="string">
            <text:p>Mya Mitchell</text:p>
          </table:table-cell>
          <table:table-cell table:style-name="ce21" office:value-type="string" calcext:value-type="string">
            <text:p>Lady</text:p>
          </table:table-cell>
          <table:table-cell table:style-name="ce26" office:value-type="date" office:date-value="2017-06-17" calcext:value-type="date">
            <text:p>2017-06-17</text:p>
          </table:table-cell>
          <table:table-cell table:style-name="ce31" table:formula="of:=YEAR(TODAY())-YEAR([.D7])" office:value-type="float" office:value="8" calcext:value-type="float">
            <text:p>8</text:p>
          </table:table-cell>
          <table:table-cell table:style-name="ce36" office:value-type="float" office:value="13.3" calcext:value-type="float">
            <text:p>13.3</text:p>
          </table:table-cell>
          <table:table-cell table:style-name="ce40" office:value-type="string" calcext:value-type="string">
            <text:p>07828 753 829</text:p>
          </table:table-cell>
          <table:table-cell table:style-name="ce26" office:value-type="date" office:date-value="2011-12-29" calcext:value-type="date">
            <text:p>2011-12-29</text:p>
          </table:table-cell>
          <table:table-cell table:style-name="ce31" table:formula="of:=YEAR(TODAY())-YEAR([.H7])" office:value-type="float" office:value="14" calcext:value-type="float">
            <text:p>14</text:p>
          </table:table-cell>
          <table:table-cell table:style-name="ce45" office:value-type="string" calcext:value-type="string">
            <text:p>07828753829</text:p>
          </table:table-cell>
          <table:table-cell table:style-name="ce40" office:value-type="string" calcext:value-type="string">
            <text:p>07828 753 829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7]+[.AC7]+[.AD7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33" calcext:value-type="float">
            <text:p>333</text:p>
          </table:table-cell>
          <table:table-cell table:style-name="ce21" office:value-type="string" calcext:value-type="string">
            <text:p>Natasha Connor</text:p>
          </table:table-cell>
          <table:table-cell table:style-name="ce21" office:value-type="string" calcext:value-type="string">
            <text:p>Moelview Oslo Warrior </text:p>
          </table:table-cell>
          <table:table-cell table:style-name="ce26" office:value-type="date" office:date-value="2018-04-18" calcext:value-type="date">
            <text:p>2018-04-18</text:p>
          </table:table-cell>
          <table:table-cell table:style-name="ce31" table:formula="of:=YEAR(TODAY())-YEAR([.D8])" office:value-type="float" office:value="7" calcext:value-type="float">
            <text:p>7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972 712 263</text:p>
          </table:table-cell>
          <table:table-cell table:style-name="ce26" office:value-type="date" office:date-value="2009-03-27" calcext:value-type="date">
            <text:p>2009-03-27</text:p>
          </table:table-cell>
          <table:table-cell table:style-name="ce31" table:formula="of:=YEAR(TODAY())-YEAR([.H8])" office:value-type="float" office:value="16" calcext:value-type="float">
            <text:p>16</text:p>
          </table:table-cell>
          <table:table-cell table:style-name="ce45" office:value-type="string" calcext:value-type="string">
            <text:p>Ashley Connor</text:p>
          </table:table-cell>
          <table:table-cell table:style-name="ce40" office:value-type="string" calcext:value-type="string">
            <text:p>07584 152 459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Switched to Class 14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8]+[.AC8]+[.AD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34" calcext:value-type="float">
            <text:p>334</text:p>
          </table:table-cell>
          <table:table-cell table:style-name="ce21" office:value-type="string" calcext:value-type="string">
            <text:p>Rhona Donald</text:p>
          </table:table-cell>
          <table:table-cell table:style-name="ce21" office:value-type="string" calcext:value-type="string">
            <text:p>Double Smoked</text:p>
          </table:table-cell>
          <table:table-cell table:style-name="ce26" office:value-type="date" office:date-value="2009-01-01" calcext:value-type="date">
            <text:p>2009-01-01</text:p>
          </table:table-cell>
          <table:table-cell table:style-name="ce31" table:formula="of:=YEAR(TODAY())-YEAR([.D9])" office:value-type="float" office:value="16" calcext:value-type="float">
            <text:p>16</text:p>
          </table:table-cell>
          <table:table-cell table:style-name="ce36" office:value-type="float" office:value="16.2" calcext:value-type="float">
            <text:p>16.2</text:p>
          </table:table-cell>
          <table:table-cell table:style-name="ce40" office:value-type="string" calcext:value-type="string">
            <text:p>07841 418 610</text:p>
          </table:table-cell>
          <table:table-cell table:style-name="ce26" office:value-type="date" office:date-value="1994-10-12" calcext:value-type="date">
            <text:p>1994-10-12</text:p>
          </table:table-cell>
          <table:table-cell table:style-name="ce31" table:formula="of:=YEAR(TODAY())-YEAR([.H9])" office:value-type="float" office:value="31" calcext:value-type="float">
            <text:p>31</text:p>
          </table:table-cell>
          <table:table-cell table:style-name="ce45" office:value-type="string" calcext:value-type="string">
            <text:p>Liz Donald</text:p>
          </table:table-cell>
          <table:table-cell table:style-name="ce40" office:value-type="string" calcext:value-type="string">
            <text:p>07841 418 610</text:p>
          </table:table-cell>
          <table:table-cell table:style-name="ce106" office:value-type="float" office:value="3" calcext:value-type="float">
            <text:p>3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9]" office:value-type="float" office:value="60" calcext:value-type="float">
            <text:p>6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B9]+[.AC9]+[.AD9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15" office:value-type="float" office:value="330" calcext:value-type="float">
            <text:p>330</text:p>
          </table:table-cell>
          <table:table-cell table:style-name="ce21" office:value-type="string" calcext:value-type="string">
            <text:p>Zara Devlin</text:p>
          </table:table-cell>
          <table:table-cell table:style-name="ce21" office:value-type="string" calcext:value-type="string">
            <text:p>Bjorn</text:p>
          </table:table-cell>
          <table:table-cell table:style-name="ce26" office:value-type="date" office:date-value="2007-01-01" calcext:value-type="date">
            <text:p>2007-01-01</text:p>
          </table:table-cell>
          <table:table-cell table:style-name="ce31" table:formula="of:=YEAR(TODAY())-YEAR([.D10])" office:value-type="float" office:value="18" calcext:value-type="float">
            <text:p>18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772 782 854</text:p>
          </table:table-cell>
          <table:table-cell table:style-name="ce26" office:value-type="date" office:date-value="2010-06-08" calcext:value-type="date">
            <text:p>2010-06-08</text:p>
          </table:table-cell>
          <table:table-cell table:style-name="ce31" table:formula="of:=YEAR(TODAY())-YEAR([.H10])" office:value-type="float" office:value="15" calcext:value-type="float">
            <text:p>15</text:p>
          </table:table-cell>
          <table:table-cell table:style-name="ce45" office:value-type="string" calcext:value-type="string">
            <text:p>Claire Devlin</text:p>
          </table:table-cell>
          <table:table-cell table:style-name="ce40" office:value-type="string" calcext:value-type="string">
            <text:p>07772 782 854</text:p>
          </table:table-cell>
          <table:table-cell table:style-name="ce106" office:value-type="string" calcext:value-type="string">
            <text:p>4=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0]" office:value-type="float" office:value="60" calcext:value-type="float">
            <text:p>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AB10]+[.AC10]+[.AD10]" office:value-type="float" office:value="88" calcext:value-type="float">
            <text:p>88</text:p>
          </table:table-cell>
          <table:table-cell table:number-columns-repeated="16353"/>
        </table:table-row>
        <table:table-row table:style-name="ro6">
          <table:table-cell table:style-name="ce15" office:value-type="float" office:value="341" calcext:value-type="float">
            <text:p>341</text:p>
          </table:table-cell>
          <table:table-cell table:style-name="ce21" office:value-type="string" calcext:value-type="string">
            <text:p>James Blane</text:p>
          </table:table-cell>
          <table:table-cell table:style-name="ce21" office:value-type="string" calcext:value-type="string">
            <text:p>Sunrise Sally</text:p>
          </table:table-cell>
          <table:table-cell table:style-name="ce26" office:value-type="date" office:date-value="2017-06-01" calcext:value-type="date">
            <text:p>2017-06-01</text:p>
          </table:table-cell>
          <table:table-cell table:style-name="ce31" table:formula="of:=YEAR(TODAY())-YEAR([.D11])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.0</text:p>
          </table:table-cell>
          <table:table-cell table:style-name="ce40" office:value-type="string" calcext:value-type="string">
            <text:p>07766 783 596</text:p>
          </table:table-cell>
          <table:table-cell table:style-name="ce26" office:value-type="date" office:date-value="2002-11-15" calcext:value-type="date">
            <text:p>2002-11-15</text:p>
          </table:table-cell>
          <table:table-cell table:style-name="ce31" table:formula="of:=YEAR(TODAY())-YEAR([.H11])" office:value-type="float" office:value="23" calcext:value-type="float">
            <text:p>23</text:p>
          </table:table-cell>
          <table:table-cell table:style-name="ce45" office:value-type="string" calcext:value-type="string">
            <text:p>Chris Strachan </text:p>
          </table:table-cell>
          <table:table-cell table:style-name="ce40" office:value-type="string" calcext:value-type="string">
            <text:p>07377 133 108</text:p>
          </table:table-cell>
          <table:table-cell table:style-name="ce106" office:value-type="float" office:value="6" calcext:value-type="float">
            <text:p>6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5"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4" table:style-name="ce111" office:value-type="string" calcext:value-type="string">
            <text:p>✓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table:formula="of:=60+[.AA11]" office:value-type="float" office:value="50" calcext:value-type="float">
            <text:p>5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06" table:formula="of:=[.AB11]+[.AC11]+[.AD11]" office:value-type="float" office:value="70" calcext:value-type="float">
            <text:p>70</text:p>
          </table:table-cell>
          <table:table-cell table:number-columns-repeated="16353"/>
        </table:table-row>
        <table:table-row table:style-name="ro6">
          <table:table-cell table:style-name="ce15" office:value-type="float" office:value="117" calcext:value-type="float">
            <text:p>117</text:p>
          </table:table-cell>
          <table:table-cell table:number-columns-repeated="2" table:style-name="ce21" office:value-type="string" calcext:value-type="string">
            <text:p>?</text:p>
          </table:table-cell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5"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4" table:style-name="ce111" office:value-type="string" calcext:value-type="string">
            <text:p>✓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table:formula="of:=60+[.AA12]" office:value-type="float" office:value="50" calcext:value-type="float">
            <text:p>5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06" table:formula="of:=[.AB12]+[.AC12]+[.AD12]" office:value-type="float" office:value="68" calcext:value-type="float">
            <text:p>68</text:p>
          </table:table-cell>
          <table:table-cell table:number-columns-repeated="16353"/>
        </table:table-row>
        <table:table-row table:style-name="ro6"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3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B13]+[.AC13]+[.AD13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25" office:value-type="string" calcext:value-type="string">
            <text:p>433</text:p>
            <text:p>Hayden?</text:p>
          </table:table-cell>
          <table:table-cell table:style-name="ce21" office:value-type="string" calcext:value-type="string">
            <text:p>Hayden Robb ?</text:p>
          </table:table-cell>
          <table:table-cell table:style-name="ce21" office:value-type="string" calcext:value-type="string">
            <text:p>Dixie ?</text:p>
          </table:table-cell>
          <table:table-cell table:style-name="ce26"/>
          <table:table-cell table:style-name="ce31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Joanne Robb</text:p>
          </table:table-cell>
          <table:table-cell table:style-name="ce40" office:value-type="string" calcext:value-type="string">
            <text:p>07710 139 887</text:p>
          </table:table-cell>
          <table:table-cell table:style-name="ce106" office:value-type="float" office:value="1" calcext:value-type="float">
            <text:p>1</text:p>
          </table:table-cell>
          <table:table-cell table:style-name="ce49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4]" office:value-type="float" office:value="60" calcext:value-type="float">
            <text:p>6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06" table:formula="of:=[.AB14]+[.AC14]+[.AD14]" office:value-type="float" office:value="99" calcext:value-type="float">
            <text:p>99</text:p>
          </table:table-cell>
          <table:table-cell table:number-columns-repeated="16353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/>
          <table:table-cell table:style-name="ce49" table:number-columns-repeated="3"/>
          <table:table-cell table:number-columns-repeated="16369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69"/>
        </table:table-row>
        <table:table-row table:style-name="ro6" table:number-rows-repeated="4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69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6" table:style-name="ta1" table:print-ranges="'Class 16'.A1:'Class 16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0" table:default-cell-style-name="ce50"/>
        <table:table-column table:style-name="co50" table:default-cell-style-name="ce50"/>
        <table:table-column table:style-name="co51" table:default-cell-style-name="ce50"/>
        <table:table-column table:style-name="co36" table:number-columns-repeated="2" table:default-cell-style-name="ce50"/>
        <table:table-column table:style-name="co36" table:default-cell-style-name="ce115"/>
        <table:table-column table:style-name="co36" table:number-columns-repeated="16321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16 Ring 1 - Working Hunter: 7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5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6" table:style-name="ce70"/>
            <table:covered-table-cell table:style-name="ce114"/>
            <table:table-cell table:style-name="ce53" table:number-columns-repeated="16321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31" calcext:value-type="float">
            <text:p>331</text:p>
          </table:table-cell>
          <table:table-cell table:style-name="ce20" office:value-type="string" calcext:value-type="string">
            <text:p>Adrie Morgan </text:p>
          </table:table-cell>
          <table:table-cell table:style-name="ce20" office:value-type="string" calcext:value-type="string">
            <text:p>Fanad Spirit </text:p>
          </table:table-cell>
          <table:table-cell table:style-name="ce26" office:value-type="date" office:date-value="2019-06-04" calcext:value-type="date">
            <text:p>2019-06-04</text:p>
          </table:table-cell>
          <table:table-cell table:style-name="ce31" table:formula="of:=YEAR(TODAY())-YEAR([.D4])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565 901 387</text:p>
          </table:table-cell>
          <table:table-cell table:style-name="ce26" office:value-type="date" office:date-value="1985-02-17" calcext:value-type="date">
            <text:p>1985-02-17</text:p>
          </table:table-cell>
          <table:table-cell table:style-name="ce31" table:formula="of:=YEAR(TODAY())-YEAR([.H4])" office:value-type="float" office:value="40" calcext:value-type="float">
            <text:p>40</text:p>
          </table:table-cell>
          <table:table-cell table:style-name="ce45" office:value-type="string" calcext:value-type="string">
            <text:p>Mark</text:p>
          </table:table-cell>
          <table:table-cell table:style-name="ce40" office:value-type="string" calcext:value-type="string">
            <text:p>07940 431 304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4" table:style-name="ce111" office:value-type="string" calcext:value-type="string">
            <text:p>✓</text:p>
          </table:table-cell>
          <table:table-cell table:style-name="ce111" office:value-type="float" office:value="-20" calcext:value-type="float">
            <text:p>-20</text:p>
          </table:table-cell>
          <table:table-cell table:style-name="ce111" office:value-type="float" office:value="-10" calcext:value-type="float">
            <text:p>-10</text:p>
          </table:table-cell>
          <table:table-cell table:style-name="ce111" table:number-columns-repeated="4"/>
          <table:table-cell table:style-name="ce16" table:number-columns-repeated="4"/>
          <table:table-cell table:style-name="ce106" office:value-type="string" calcext:value-type="string">
            <text:p>E</text:p>
          </table:table-cell>
          <table:table-cell table:number-columns-repeated="16353"/>
        </table:table-row>
        <table:table-row table:style-name="ro6">
          <table:table-cell table:style-name="ce15" office:value-type="float" office:value="335" calcext:value-type="float">
            <text:p>335</text:p>
          </table:table-cell>
          <table:table-cell table:style-name="ce20" office:value-type="string" calcext:value-type="string">
            <text:p>Anna Lamb</text:p>
          </table:table-cell>
          <table:table-cell table:style-name="ce20" office:value-type="string" calcext:value-type="string">
            <text:p>Patterson </text:p>
          </table:table-cell>
          <table:table-cell table:style-name="ce26" office:value-type="date" office:date-value="2006-01-01" calcext:value-type="date">
            <text:p>2006-01-01</text:p>
          </table:table-cell>
          <table:table-cell table:style-name="ce31" table:formula="of:=YEAR(TODAY())-YEAR([.D5])" office:value-type="float" office:value="19" calcext:value-type="float">
            <text:p>19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 office:value-type="string" calcext:value-type="string">
            <text:p>07813 069 826</text:p>
          </table:table-cell>
          <table:table-cell table:style-name="ce26" office:value-type="date" office:date-value="2013-12-29" calcext:value-type="date">
            <text:p>2013-12-29</text:p>
          </table:table-cell>
          <table:table-cell table:style-name="ce31" table:formula="of:=YEAR(TODAY())-YEAR([.H5])" office:value-type="float" office:value="12" calcext:value-type="float">
            <text:p>12</text:p>
          </table:table-cell>
          <table:table-cell table:style-name="ce45" office:value-type="string" calcext:value-type="string">
            <text:p>Carolyn Lamb</text:p>
          </table:table-cell>
          <table:table-cell table:style-name="ce40" office:value-type="string" calcext:value-type="string">
            <text:p>07813 069 826</text:p>
          </table:table-cell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5]" office:value-type="float" office:value="60" calcext:value-type="float">
            <text:p>6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AB5]+[.AC5]+[.AD5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" office:value-type="float" office:value="336" calcext:value-type="float">
            <text:p>336</text:p>
          </table:table-cell>
          <table:table-cell table:style-name="ce20" office:value-type="string" calcext:value-type="string">
            <text:p>Debbie Jones</text:p>
          </table:table-cell>
          <table:table-cell table:style-name="ce20" office:value-type="string" calcext:value-type="string">
            <text:p>Eddie’s Legacy</text:p>
          </table:table-cell>
          <table:table-cell table:style-name="ce26" office:value-type="date" office:date-value="2016-05-02" calcext:value-type="date">
            <text:p>2016-05-02</text:p>
          </table:table-cell>
          <table:table-cell table:style-name="ce31" table:formula="of:=YEAR(TODAY())-YEAR([.D6])" office:value-type="float" office:value="9" calcext:value-type="float">
            <text:p>9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60 825 908</text:p>
          </table:table-cell>
          <table:table-cell table:style-name="ce26" office:value-type="date" office:date-value="1969-07-18" calcext:value-type="date">
            <text:p>1969-07-18</text:p>
          </table:table-cell>
          <table:table-cell table:style-name="ce31" table:formula="of:=YEAR(TODAY())-YEAR([.H6])" office:value-type="float" office:value="56" calcext:value-type="float">
            <text:p>56</text:p>
          </table:table-cell>
          <table:table-cell table:style-name="ce45" office:value-type="string" calcext:value-type="string">
            <text:p>Coral Jones</text:p>
          </table:table-cell>
          <table:table-cell table:style-name="ce40" office:value-type="string" calcext:value-type="string">
            <text:p>07983 406 750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6]+[.AC6]+[.AD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string" calcext:value-type="string">
            <text:p>337</text:p>
            <text:p>(116)</text:p>
          </table:table-cell>
          <table:table-cell table:style-name="ce21" office:value-type="string" calcext:value-type="string">
            <text:p>Elliot Taylor </text:p>
          </table:table-cell>
          <table:table-cell table:style-name="ce21" office:value-type="string" calcext:value-type="string">
            <text:p>Boston Powers</text:p>
          </table:table-cell>
          <table:table-cell table:style-name="ce26" office:value-type="date" office:date-value="2006-01-01" calcext:value-type="date">
            <text:p>2006-01-01</text:p>
          </table:table-cell>
          <table:table-cell table:style-name="ce31" table:formula="of:=YEAR(TODAY())-YEAR([.D7])" office:value-type="float" office:value="19" calcext:value-type="float">
            <text:p>19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577 211 717</text:p>
          </table:table-cell>
          <table:table-cell table:style-name="ce26" office:value-type="date" office:date-value="2010-01-26" calcext:value-type="date">
            <text:p>2010-01-26</text:p>
          </table:table-cell>
          <table:table-cell table:style-name="ce31" table:formula="of:=YEAR(TODAY())-YEAR([.H7])" office:value-type="float" office:value="15" calcext:value-type="float">
            <text:p>15</text:p>
          </table:table-cell>
          <table:table-cell table:style-name="ce45" office:value-type="string" calcext:value-type="string">
            <text:p>Fiona Taylor </text:p>
          </table:table-cell>
          <table:table-cell table:style-name="ce40" office:value-type="string" calcext:value-type="string">
            <text:p>07577 211 717</text:p>
          </table:table-cell>
          <table:table-cell table:style-name="ce106" office:value-type="float" office:value="6" calcext:value-type="float">
            <text:p>6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2" table:style-name="ce111" office:value-type="string" calcext:value-type="string">
            <text:p>✓</text:p>
          </table:table-cell>
          <table:table-cell table:style-name="ce111" office:value-type="float" office:value="-15" calcext:value-type="float">
            <text:p>-15</text:p>
          </table:table-cell>
          <table:table-cell table:number-columns-repeated="6" table:style-name="ce111" office:value-type="string" calcext:value-type="string">
            <text:p>✓</text:p>
          </table:table-cell>
          <table:table-cell table:style-name="ce111" office:value-type="float" office:value="-15" calcext:value-type="float">
            <text:p>-15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60+[.AA7]" office:value-type="float" office:value="30" calcext:value-type="float">
            <text:p>30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06" table:formula="of:=[.AB7]+[.AC7]+[.AD7]" office:value-type="float" office:value="54" calcext:value-type="float">
            <text:p>54</text:p>
          </table:table-cell>
          <table:table-cell table:number-columns-repeated="16353"/>
        </table:table-row>
        <table:table-row table:style-name="ro6">
          <table:table-cell table:style-name="ce15" office:value-type="float" office:value="332" calcext:value-type="float">
            <text:p>332</text:p>
          </table:table-cell>
          <table:table-cell table:style-name="ce21" office:value-type="string" calcext:value-type="string">
            <text:p>Mya Mitchell</text:p>
          </table:table-cell>
          <table:table-cell table:style-name="ce21" office:value-type="string" calcext:value-type="string">
            <text:p>Lady</text:p>
          </table:table-cell>
          <table:table-cell table:style-name="ce26" office:value-type="date" office:date-value="2017-06-17" calcext:value-type="date">
            <text:p>2017-06-17</text:p>
          </table:table-cell>
          <table:table-cell table:style-name="ce31" table:formula="of:=YEAR(TODAY())-YEAR([.D8])" office:value-type="float" office:value="8" calcext:value-type="float">
            <text:p>8</text:p>
          </table:table-cell>
          <table:table-cell table:style-name="ce36" office:value-type="float" office:value="13.3" calcext:value-type="float">
            <text:p>13.3</text:p>
          </table:table-cell>
          <table:table-cell table:style-name="ce40" office:value-type="string" calcext:value-type="string">
            <text:p>07828 753 829</text:p>
          </table:table-cell>
          <table:table-cell table:style-name="ce26" office:value-type="date" office:date-value="2011-12-29" calcext:value-type="date">
            <text:p>2011-12-29</text:p>
          </table:table-cell>
          <table:table-cell table:style-name="ce31" table:formula="of:=YEAR(TODAY())-YEAR([.H8])" office:value-type="float" office:value="14" calcext:value-type="float">
            <text:p>14</text:p>
          </table:table-cell>
          <table:table-cell table:style-name="ce45" office:value-type="string" calcext:value-type="string">
            <text:p>07828753829</text:p>
          </table:table-cell>
          <table:table-cell table:style-name="ce40" office:value-type="string" calcext:value-type="string">
            <text:p>07828 753 829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8]+[.AC8]+[.AD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string" calcext:value-type="string">
            <text:p>333</text:p>
            <text:p>(434)</text:p>
          </table:table-cell>
          <table:table-cell table:style-name="ce21" office:value-type="string" calcext:value-type="string">
            <text:p>Natasha Connor</text:p>
          </table:table-cell>
          <table:table-cell table:style-name="ce21" office:value-type="string" calcext:value-type="string">
            <text:p>Moelview Oslo Warrior </text:p>
          </table:table-cell>
          <table:table-cell table:style-name="ce26" office:value-type="date" office:date-value="2018-04-18" calcext:value-type="date">
            <text:p>2018-04-18</text:p>
          </table:table-cell>
          <table:table-cell table:style-name="ce31" table:formula="of:=YEAR(TODAY())-YEAR([.D9])" office:value-type="float" office:value="7" calcext:value-type="float">
            <text:p>7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972 712 263</text:p>
          </table:table-cell>
          <table:table-cell table:style-name="ce26" office:value-type="date" office:date-value="2009-03-27" calcext:value-type="date">
            <text:p>2009-03-27</text:p>
          </table:table-cell>
          <table:table-cell table:style-name="ce31" table:formula="of:=YEAR(TODAY())-YEAR([.H9])" office:value-type="float" office:value="16" calcext:value-type="float">
            <text:p>16</text:p>
          </table:table-cell>
          <table:table-cell table:style-name="ce45" office:value-type="string" calcext:value-type="string">
            <text:p>Ashley Connor</text:p>
          </table:table-cell>
          <table:table-cell table:style-name="ce40" office:value-type="string" calcext:value-type="string">
            <text:p>07584 152 459</text:p>
          </table:table-cell>
          <table:table-cell table:style-name="ce106" office:value-type="float" office:value="1" calcext:value-type="float">
            <text:p>1</text:p>
          </table:table-cell>
          <table:table-cell table:style-name="ce49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9]" office:value-type="float" office:value="60" calcext:value-type="float">
            <text:p>60</text:p>
          </table:table-cell>
          <table:table-cell table:number-columns-repeated="2" table:style-name="ce16" office:value-type="float" office:value="19" calcext:value-type="float">
            <text:p>19</text:p>
          </table:table-cell>
          <table:table-cell table:style-name="ce106" table:formula="of:=[.AB9]+[.AC9]+[.AD9]" office:value-type="float" office:value="98" calcext:value-type="float">
            <text:p>98</text:p>
          </table:table-cell>
          <table:table-cell table:number-columns-repeated="16353"/>
        </table:table-row>
        <table:table-row table:style-name="ro6">
          <table:table-cell table:style-name="ce15" office:value-type="float" office:value="334" calcext:value-type="float">
            <text:p>334</text:p>
          </table:table-cell>
          <table:table-cell table:style-name="ce21" office:value-type="string" calcext:value-type="string">
            <text:p>Rhona Donald</text:p>
          </table:table-cell>
          <table:table-cell table:style-name="ce21" office:value-type="string" calcext:value-type="string">
            <text:p>Double Smoked</text:p>
          </table:table-cell>
          <table:table-cell table:style-name="ce26" office:value-type="date" office:date-value="2009-01-01" calcext:value-type="date">
            <text:p>2009-01-01</text:p>
          </table:table-cell>
          <table:table-cell table:style-name="ce31" table:formula="of:=YEAR(TODAY())-YEAR([.D10])" office:value-type="float" office:value="16" calcext:value-type="float">
            <text:p>16</text:p>
          </table:table-cell>
          <table:table-cell table:style-name="ce36" office:value-type="float" office:value="16.2" calcext:value-type="float">
            <text:p>16.2</text:p>
          </table:table-cell>
          <table:table-cell table:style-name="ce40" office:value-type="string" calcext:value-type="string">
            <text:p>07841 418 610</text:p>
          </table:table-cell>
          <table:table-cell table:style-name="ce26" office:value-type="date" office:date-value="1994-10-12" calcext:value-type="date">
            <text:p>1994-10-12</text:p>
          </table:table-cell>
          <table:table-cell table:style-name="ce31" table:formula="of:=YEAR(TODAY())-YEAR([.H10])" office:value-type="float" office:value="31" calcext:value-type="float">
            <text:p>31</text:p>
          </table:table-cell>
          <table:table-cell table:style-name="ce45" office:value-type="string" calcext:value-type="string">
            <text:p>Liz Donald</text:p>
          </table:table-cell>
          <table:table-cell table:style-name="ce40" office:value-type="string" calcext:value-type="string">
            <text:p>07841 418 610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10]+[.AC10]+[.AD10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38" calcext:value-type="float">
            <text:p>338</text:p>
          </table:table-cell>
          <table:table-cell table:style-name="ce21" office:value-type="string" calcext:value-type="string">
            <text:p>Sara Davies</text:p>
          </table:table-cell>
          <table:table-cell table:style-name="ce21" office:value-type="string" calcext:value-type="string">
            <text:p>Toshiba </text:p>
          </table:table-cell>
          <table:table-cell table:style-name="ce26" office:value-type="date" office:date-value="2019-05-15" calcext:value-type="date">
            <text:p>2019-05-15</text:p>
          </table:table-cell>
          <table:table-cell table:style-name="ce31" table:formula="of:=YEAR(TODAY())-YEAR([.D11])" office:value-type="float" office:value="6" calcext:value-type="float">
            <text:p>6</text:p>
          </table:table-cell>
          <table:table-cell table:style-name="ce36" office:value-type="float" office:value="17" calcext:value-type="float">
            <text:p>17.0</text:p>
          </table:table-cell>
          <table:table-cell table:style-name="ce40" office:value-type="string" calcext:value-type="string">
            <text:p>07392 181 885</text:p>
          </table:table-cell>
          <table:table-cell table:style-name="ce26" office:value-type="date" office:date-value="1994-03-03" calcext:value-type="date">
            <text:p>1994-03-03</text:p>
          </table:table-cell>
          <table:table-cell table:style-name="ce31" table:formula="of:=YEAR(TODAY())-YEAR([.H11])" office:value-type="float" office:value="31" calcext:value-type="float">
            <text:p>31</text:p>
          </table:table-cell>
          <table:table-cell table:style-name="ce45" office:value-type="string" calcext:value-type="string">
            <text:p>Lorraine </text:p>
          </table:table-cell>
          <table:table-cell table:style-name="ce40" office:value-type="string" calcext:value-type="string">
            <text:p>07810 292 995</text:p>
          </table:table-cell>
          <table:table-cell table:style-name="ce106" office:value-type="float" office:value="5" calcext:value-type="float">
            <text:p>5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6" table:style-name="ce111" office:value-type="string" calcext:value-type="string">
            <text:p>✓</text:p>
          </table:table-cell>
          <table:table-cell table:style-name="ce111" office:value-type="float" office:value="-15" calcext:value-type="float">
            <text:p>-15</text:p>
          </table:table-cell>
          <table:table-cell table:number-columns-repeated="3" table:style-name="ce111" office:value-type="string" calcext:value-type="string">
            <text:p>✓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table:formula="of:=60+[.AA11]" office:value-type="float" office:value="45" calcext:value-type="float">
            <text:p>4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B11]+[.AC11]+[.AD11]" office:value-type="float" office:value="77" calcext:value-type="float">
            <text:p>77</text:p>
          </table:table-cell>
          <table:table-cell table:number-columns-repeated="16353"/>
        </table:table-row>
        <table:table-row table:style-name="ro6">
          <table:table-cell table:style-name="ce15" office:value-type="float" office:value="342" calcext:value-type="float">
            <text:p>342</text:p>
          </table:table-cell>
          <table:table-cell table:style-name="ce21" office:value-type="string" calcext:value-type="string">
            <text:p>Gillian Macdonald</text:p>
          </table:table-cell>
          <table:table-cell table:style-name="ce21" office:value-type="string" calcext:value-type="string">
            <text:p>Sherrif </text:p>
          </table:table-cell>
          <table:table-cell table:style-name="ce26" office:value-type="date" office:date-value="2019-06-24" calcext:value-type="date">
            <text:p>2019-06-24</text:p>
          </table:table-cell>
          <table:table-cell table:style-name="ce31" table:formula="of:=YEAR(TODAY())-YEAR([.D12])" office:value-type="float" office:value="6" calcext:value-type="float">
            <text:p>6</text:p>
          </table:table-cell>
          <table:table-cell table:style-name="ce36" office:value-type="float" office:value="16.3" calcext:value-type="float">
            <text:p>16.3</text:p>
          </table:table-cell>
          <table:table-cell table:style-name="ce40" office:value-type="string" calcext:value-type="string">
            <text:p>07961 015 188</text:p>
          </table:table-cell>
          <table:table-cell table:style-name="ce26" office:value-type="date" office:date-value="1970-10-16" calcext:value-type="date">
            <text:p>1970-10-16</text:p>
          </table:table-cell>
          <table:table-cell table:style-name="ce31" table:formula="of:=YEAR(TODAY())-YEAR([.H12])" office:value-type="float" office:value="55" calcext:value-type="float">
            <text:p>55</text:p>
          </table:table-cell>
          <table:table-cell table:style-name="ce45" office:value-type="string" calcext:value-type="string">
            <text:p>Peter Macdonald</text:p>
          </table:table-cell>
          <table:table-cell table:style-name="ce40" office:value-type="string" calcext:value-type="string">
            <text:p>07984 190 100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12]+[.AC12]+[.AD12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43" calcext:value-type="float">
            <text:p>343</text:p>
          </table:table-cell>
          <table:table-cell table:style-name="ce21" office:value-type="string" calcext:value-type="string">
            <text:p>Emma Byrne</text:p>
          </table:table-cell>
          <table:table-cell table:style-name="ce21" office:value-type="string" calcext:value-type="string">
            <text:p>Kilmurray Rebecca </text:p>
          </table:table-cell>
          <table:table-cell table:style-name="ce26" office:value-type="date" office:date-value="2017-04-28" calcext:value-type="date">
            <text:p>2017-04-28</text:p>
          </table:table-cell>
          <table:table-cell table:style-name="ce31" table:formula="of:=YEAR(TODAY())-YEAR([.D13])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.0</text:p>
          </table:table-cell>
          <table:table-cell table:style-name="ce40" office:value-type="string" calcext:value-type="string">
            <text:p>07463 756 899</text:p>
          </table:table-cell>
          <table:table-cell table:style-name="ce26" office:value-type="date" office:date-value="1995-09-13" calcext:value-type="date">
            <text:p>1995-09-13</text:p>
          </table:table-cell>
          <table:table-cell table:style-name="ce31" table:formula="of:=YEAR(TODAY())-YEAR([.H13])" office:value-type="float" office:value="30" calcext:value-type="float">
            <text:p>30</text:p>
          </table:table-cell>
          <table:table-cell table:style-name="ce45" office:value-type="string" calcext:value-type="string">
            <text:p>Rosemary Byrne </text:p>
          </table:table-cell>
          <table:table-cell table:style-name="ce40" office:value-type="string" calcext:value-type="string">
            <text:p>07912 109 312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Changed to Class 44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13]+[.AC13]+[.AD13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41" calcext:value-type="float">
            <text:p>341</text:p>
          </table:table-cell>
          <table:table-cell table:style-name="ce21" office:value-type="string" calcext:value-type="string">
            <text:p>James Blane</text:p>
          </table:table-cell>
          <table:table-cell table:style-name="ce21" office:value-type="string" calcext:value-type="string">
            <text:p>Sunrise Sally</text:p>
          </table:table-cell>
          <table:table-cell table:style-name="ce26" office:value-type="date" office:date-value="2017-06-01" calcext:value-type="date">
            <text:p>2017-06-01</text:p>
          </table:table-cell>
          <table:table-cell table:style-name="ce31" table:formula="of:=YEAR(TODAY())-YEAR([.D14])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.0</text:p>
          </table:table-cell>
          <table:table-cell table:style-name="ce40" office:value-type="string" calcext:value-type="string">
            <text:p>07766 783 596</text:p>
          </table:table-cell>
          <table:table-cell table:style-name="ce26" office:value-type="date" office:date-value="2002-11-15" calcext:value-type="date">
            <text:p>2002-11-15</text:p>
          </table:table-cell>
          <table:table-cell table:style-name="ce31" table:formula="of:=YEAR(TODAY())-YEAR([.H14])" office:value-type="float" office:value="23" calcext:value-type="float">
            <text:p>23</text:p>
          </table:table-cell>
          <table:table-cell table:style-name="ce45" office:value-type="string" calcext:value-type="string">
            <text:p>Chris Strachan </text:p>
          </table:table-cell>
          <table:table-cell table:style-name="ce40" office:value-type="string" calcext:value-type="string">
            <text:p>07377 133 108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14]+[.AC14]+[.AD14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43" calcext:value-type="float">
            <text:p>343</text:p>
          </table:table-cell>
          <table:table-cell table:style-name="ce21" office:value-type="string" calcext:value-type="string">
            <text:p>Emma Byrne</text:p>
          </table:table-cell>
          <table:table-cell table:style-name="ce21" office:value-type="string" calcext:value-type="string">
            <text:p>Banksy Dau Aderyn </text:p>
          </table:table-cell>
          <table:table-cell table:style-name="ce26" office:value-type="date" office:date-value="2016-02-15" calcext:value-type="date">
            <text:p>2016-02-15</text:p>
          </table:table-cell>
          <table:table-cell table:style-name="ce31" table:formula="of:=YEAR(TODAY())-YEAR([.D15])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463 756 899</text:p>
          </table:table-cell>
          <table:table-cell table:style-name="ce26" office:value-type="date" office:date-value="1995-09-13" calcext:value-type="date">
            <text:p>1995-09-13</text:p>
          </table:table-cell>
          <table:table-cell table:style-name="ce31" table:formula="of:=YEAR(TODAY())-YEAR([.H15])" office:value-type="float" office:value="30" calcext:value-type="float">
            <text:p>30</text:p>
          </table:table-cell>
          <table:table-cell table:style-name="ce45" office:value-type="string" calcext:value-type="string">
            <text:p>Rosemary Byrne </text:p>
          </table:table-cell>
          <table:table-cell table:style-name="ce40" office:value-type="string" calcext:value-type="string">
            <text:p>07912 109 312</text:p>
          </table:table-cell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<text:span text:style-name="T2">Online:  </text:span>Changed to Class 45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15]+[.AC15]+[.AD15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91" calcext:value-type="float">
            <text:p>391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lin Gimli</text:p>
          </table:table-cell>
          <table:table-cell table:style-name="ce26"/>
          <table:table-cell table:style-name="ce31" office:value-type="float" office:value="12" calcext:value-type="float">
            <text:p>12</text:p>
          </table:table-cell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3" calcext:value-type="float">
            <text:p>3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6]" office:value-type="float" office:value="60" calcext:value-type="float">
            <text:p>6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AB16]+[.AC16]+[.AD16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4" calcext:value-type="float">
            <text:p>4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7]" office:value-type="float" office:value="60" calcext:value-type="float">
            <text:p>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AB17]+[.AC17]+[.AD17]" office:value-type="float" office:value="95" calcext:value-type="float">
            <text:p>95</text:p>
          </table:table-cell>
          <table:table-cell table:style-name="Default" table:number-columns-repeated="22"/>
          <table:table-cell table:number-columns-repeated="4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G17]+[.BH17]+[.B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L17]+[.CM17]+[.C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Q17]+[.DR17]+[.D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V17]+[.EW17]+[.E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A17]+[.GB17]+[.G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F17]+[.HG17]+[.H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K17]+[.IL17]+[.I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P17]+[.JQ17]+[.J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U17]+[.KV17]+[.K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Z17]+[.MA17]+[.M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E17]+[.NF17]+[.N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J17]+[.OK17]+[.O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O17]+[.PP17]+[.P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T17]+[.QU17]+[.Q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Y17]+[.RZ17]+[.S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D17]+[.TE17]+[.T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I17]+[.UJ17]+[.U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N17]+[.VO17]+[.V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S17]+[.WT17]+[.W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X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XX17]+[.XY17]+[.X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Z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ZC17]+[.ZD17]+[.Z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AH17]+[.AAI17]+[.AA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B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BM17]+[.ABN17]+[.AB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C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CR17]+[.ACS17]+[.AC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D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DW17]+[.ADX17]+[.AD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F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FB17]+[.AFC17]+[.AF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G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GG17]+[.AGH17]+[.AG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H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HL17]+[.AHM17]+[.AH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I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IQ17]+[.AIR17]+[.AI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J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JV17]+[.AJW17]+[.AJ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K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LA17]+[.ALB17]+[.AL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M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MF17]+[.AMG17]+[.AM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N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NK17]+[.ANL17]+[.AN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O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OP17]+[.AOQ17]+[.AO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P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PU17]+[.APV17]+[.AP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Q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QZ17]+[.ARA17]+[.AR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S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SE17]+[.ASF17]+[.AS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T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TJ17]+[.ATK17]+[.AT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U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UO17]+[.AUP17]+[.AU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V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VT17]+[.AVU17]+[.AV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W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WY17]+[.AWZ17]+[.AX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Y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YD17]+[.AYE17]+[.AY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Z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ZI17]+[.AZJ17]+[.AZ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A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AN17]+[.BAO17]+[.BA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B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BS17]+[.BBT17]+[.BB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C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CX17]+[.BCY17]+[.BC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E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EC17]+[.BED17]+[.BE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F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FH17]+[.BFI17]+[.BF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G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GM17]+[.BGN17]+[.BG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H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HR17]+[.BHS17]+[.BH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I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IW17]+[.BIX17]+[.BI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K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KB17]+[.BKC17]+[.BK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L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LG17]+[.BLH17]+[.BL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M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ML17]+[.BMM17]+[.BM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N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NQ17]+[.BNR17]+[.BN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O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OV17]+[.BOW17]+[.BO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P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QA17]+[.BQB17]+[.BQ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R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RF17]+[.BRG17]+[.BR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S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SK17]+[.BSL17]+[.BS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T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TP17]+[.BTQ17]+[.BT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U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UU17]+[.BUV17]+[.BU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V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VZ17]+[.BWA17]+[.BW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X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XE17]+[.BXF17]+[.BX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Y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YJ17]+[.BYK17]+[.BY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BZ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BZO17]+[.BZP17]+[.BZ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A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AT17]+[.CAU17]+[.CA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B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BY17]+[.CBZ17]+[.CC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D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DD17]+[.CDE17]+[.CD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E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EI17]+[.CEJ17]+[.CE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F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FN17]+[.CFO17]+[.CF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G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GS17]+[.CGT17]+[.CG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H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HX17]+[.CHY17]+[.CH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J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JC17]+[.CJD17]+[.CJ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K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KH17]+[.CKI17]+[.CK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L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LM17]+[.CLN17]+[.CL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M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MR17]+[.CMS17]+[.CM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N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NW17]+[.CNX17]+[.CN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P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PB17]+[.CPC17]+[.CP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Q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QG17]+[.CQH17]+[.CQ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R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RL17]+[.CRM17]+[.CR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S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SQ17]+[.CSR17]+[.CS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T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TV17]+[.CTW17]+[.CT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U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VA17]+[.CVB17]+[.CV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W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WF17]+[.CWG17]+[.CW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X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XK17]+[.CXL17]+[.CX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Y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YP17]+[.CYQ17]+[.CY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CZ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CZU17]+[.CZV17]+[.CZ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A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AZ17]+[.DBA17]+[.DB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C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CE17]+[.DCF17]+[.DC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D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DJ17]+[.DDK17]+[.DD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E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EO17]+[.DEP17]+[.DE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F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FT17]+[.DFU17]+[.DF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G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GY17]+[.DGZ17]+[.DH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I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ID17]+[.DIE17]+[.DI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J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JI17]+[.DJJ17]+[.DJ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K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KN17]+[.DKO17]+[.DK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L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LS17]+[.DLT17]+[.DL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M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MX17]+[.DMY17]+[.DM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O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OC17]+[.DOD17]+[.DO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P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PH17]+[.DPI17]+[.DP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Q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QM17]+[.DQN17]+[.DQ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R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RR17]+[.DRS17]+[.DR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S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SW17]+[.DSX17]+[.DS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U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UB17]+[.DUC17]+[.DU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V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VG17]+[.DVH17]+[.DV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W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WL17]+[.DWM17]+[.DW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X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XQ17]+[.DXR17]+[.DX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Y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DYV17]+[.DYW17]+[.DY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DZ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AA17]+[.EAB17]+[.EA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B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BF17]+[.EBG17]+[.EB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C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CK17]+[.ECL17]+[.EC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D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DP17]+[.EDQ17]+[.ED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E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EU17]+[.EEV17]+[.EE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F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FZ17]+[.EGA17]+[.EG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H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HE17]+[.EHF17]+[.EH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I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IJ17]+[.EIK17]+[.EI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J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JO17]+[.EJP17]+[.EJ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K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KT17]+[.EKU17]+[.EK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L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LY17]+[.ELZ17]+[.EM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N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ND17]+[.ENE17]+[.EN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O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OI17]+[.EOJ17]+[.EO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P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PN17]+[.EPO17]+[.EP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Q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QS17]+[.EQT17]+[.EQ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R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RX17]+[.ERY17]+[.ER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T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TC17]+[.ETD17]+[.ET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U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UH17]+[.EUI17]+[.EU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V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VM17]+[.EVN17]+[.EV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W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WR17]+[.EWS17]+[.EW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X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XW17]+[.EXX17]+[.EX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EZ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EZB17]+[.EZC17]+[.EZ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A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AG17]+[.FAH17]+[.FA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B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BL17]+[.FBM17]+[.FB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C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CQ17]+[.FCR17]+[.FC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D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DV17]+[.FDW17]+[.FD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E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FA17]+[.FFB17]+[.FF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G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GF17]+[.FGG17]+[.FG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H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HK17]+[.FHL17]+[.FH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I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IP17]+[.FIQ17]+[.FI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J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JU17]+[.FJV17]+[.FJ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K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KZ17]+[.FLA17]+[.FL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M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ME17]+[.FMF17]+[.FM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N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NJ17]+[.FNK17]+[.FN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O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OO17]+[.FOP17]+[.FO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P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PT17]+[.FPU17]+[.FP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Q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QY17]+[.FQZ17]+[.FR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S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SD17]+[.FSE17]+[.FS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T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TI17]+[.FTJ17]+[.FT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U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UN17]+[.FUO17]+[.FU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V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VS17]+[.FVT17]+[.FV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W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WX17]+[.FWY17]+[.FW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Y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YC17]+[.FYD17]+[.FY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FZ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FZH17]+[.FZI17]+[.FZ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A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AM17]+[.GAN17]+[.GA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B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BR17]+[.GBS17]+[.GB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C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CW17]+[.GCX17]+[.GC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E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EB17]+[.GEC17]+[.GE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F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FG17]+[.GFH17]+[.GF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G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GL17]+[.GGM17]+[.GG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H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HQ17]+[.GHR17]+[.GH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I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IV17]+[.GIW17]+[.GI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J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KA17]+[.GKB17]+[.GK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L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LF17]+[.GLG17]+[.GL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M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MK17]+[.GML17]+[.GM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N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NP17]+[.GNQ17]+[.GN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O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OU17]+[.GOV17]+[.GO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P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PZ17]+[.GQA17]+[.GQ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R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RE17]+[.GRF17]+[.GR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S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SJ17]+[.GSK17]+[.GS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T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TO17]+[.GTP17]+[.GT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U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UT17]+[.GUU17]+[.GU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V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VY17]+[.GVZ17]+[.GW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X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XD17]+[.GXE17]+[.GX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Y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YI17]+[.GYJ17]+[.GY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GZ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GZN17]+[.GZO17]+[.GZ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A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AS17]+[.HAT17]+[.HA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B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BX17]+[.HBY17]+[.HB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D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DC17]+[.HDD17]+[.HD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E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EH17]+[.HEI17]+[.HE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F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FM17]+[.HFN17]+[.HF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G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GR17]+[.HGS17]+[.HG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H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HW17]+[.HHX17]+[.HH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J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JB17]+[.HJC17]+[.HJ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K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KG17]+[.HKH17]+[.HK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L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LL17]+[.HLM17]+[.HL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M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MQ17]+[.HMR17]+[.HM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N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NV17]+[.HNW17]+[.HN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O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PA17]+[.HPB17]+[.HP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Q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QF17]+[.HQG17]+[.HQ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R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RK17]+[.HRL17]+[.HR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S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SP17]+[.HSQ17]+[.HS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T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TU17]+[.HTV17]+[.HT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U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UZ17]+[.HVA17]+[.HV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W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WE17]+[.HWF17]+[.HW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X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XJ17]+[.HXK17]+[.HX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Y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YO17]+[.HYP17]+[.HY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HZ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HZT17]+[.HZU17]+[.HZ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A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AY17]+[.IAZ17]+[.IB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C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CD17]+[.ICE17]+[.IC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D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DI17]+[.IDJ17]+[.ID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E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EN17]+[.IEO17]+[.IE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F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FS17]+[.IFT17]+[.IF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G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GX17]+[.IGY17]+[.IG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I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IC17]+[.IID17]+[.II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J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JH17]+[.IJI17]+[.IJ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K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KM17]+[.IKN17]+[.IK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L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LR17]+[.ILS17]+[.IL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M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MW17]+[.IMX17]+[.IM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O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OB17]+[.IOC17]+[.IO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P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PG17]+[.IPH17]+[.IP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Q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QL17]+[.IQM17]+[.IQ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R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RQ17]+[.IRR17]+[.IR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S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SV17]+[.ISW17]+[.IS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T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UA17]+[.IUB17]+[.IU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V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VF17]+[.IVG17]+[.IV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W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WK17]+[.IWL17]+[.IW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X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XP17]+[.IXQ17]+[.IX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Y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YU17]+[.IYV17]+[.IY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IZ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IZZ17]+[.JAA17]+[.JA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B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BE17]+[.JBF17]+[.JB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C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CJ17]+[.JCK17]+[.JC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D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DO17]+[.JDP17]+[.JD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E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ET17]+[.JEU17]+[.JE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F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FY17]+[.JFZ17]+[.JG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H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HD17]+[.JHE17]+[.JH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I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II17]+[.JIJ17]+[.JI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J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JN17]+[.JJO17]+[.JJ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K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KS17]+[.JKT17]+[.JK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L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LX17]+[.JLY17]+[.JL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N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NC17]+[.JND17]+[.JN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O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OH17]+[.JOI17]+[.JO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P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PM17]+[.JPN17]+[.JP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Q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QR17]+[.JQS17]+[.JQ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R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RW17]+[.JRX17]+[.JR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T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TB17]+[.JTC17]+[.JT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U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UG17]+[.JUH17]+[.JU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V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VL17]+[.JVM17]+[.JV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W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WQ17]+[.JWR17]+[.JW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X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XV17]+[.JXW17]+[.JX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JY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JZA17]+[.JZB17]+[.JZ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A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AF17]+[.KAG17]+[.KA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B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BK17]+[.KBL17]+[.KB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C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CP17]+[.KCQ17]+[.KC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D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DU17]+[.KDV17]+[.KD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E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EZ17]+[.KFA17]+[.KF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G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GE17]+[.KGF17]+[.KG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H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HJ17]+[.KHK17]+[.KH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I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IO17]+[.KIP17]+[.KI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J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JT17]+[.KJU17]+[.KJ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K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KY17]+[.KKZ17]+[.KL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M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MD17]+[.KME17]+[.KM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N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NI17]+[.KNJ17]+[.KN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O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ON17]+[.KOO17]+[.KO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P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PS17]+[.KPT17]+[.KP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Q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QX17]+[.KQY17]+[.KQ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S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SC17]+[.KSD17]+[.KS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T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TH17]+[.KTI17]+[.KT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U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UM17]+[.KUN17]+[.KU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V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VR17]+[.KVS17]+[.KV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W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WW17]+[.KWX17]+[.KW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Y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YB17]+[.KYC17]+[.KY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KZ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KZG17]+[.KZH17]+[.KZ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A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AL17]+[.LAM17]+[.LA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B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BQ17]+[.LBR17]+[.LB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C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CV17]+[.LCW17]+[.LC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D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EA17]+[.LEB17]+[.LE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F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FF17]+[.LFG17]+[.LF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G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GK17]+[.LGL17]+[.LG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H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HP17]+[.LHQ17]+[.LH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I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IU17]+[.LIV17]+[.LI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J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JZ17]+[.LKA17]+[.LK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L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LE17]+[.LLF17]+[.LL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M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MJ17]+[.LMK17]+[.LM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N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NO17]+[.LNP17]+[.LN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O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OT17]+[.LOU17]+[.LO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P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PY17]+[.LPZ17]+[.LQ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R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RD17]+[.LRE17]+[.LR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S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SI17]+[.LSJ17]+[.LS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T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TN17]+[.LTO17]+[.LT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U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US17]+[.LUT17]+[.LU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V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VX17]+[.LVY17]+[.LV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X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XC17]+[.LXD17]+[.LX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Y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YH17]+[.LYI17]+[.LY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LZ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LZM17]+[.LZN17]+[.LZ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A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AR17]+[.MAS17]+[.MA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B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BW17]+[.MBX17]+[.MB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D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DB17]+[.MDC17]+[.MD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E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EG17]+[.MEH17]+[.ME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F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FL17]+[.MFM17]+[.MF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G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GQ17]+[.MGR17]+[.MG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H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HV17]+[.MHW17]+[.MH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I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JA17]+[.MJB17]+[.MJ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K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KF17]+[.MKG17]+[.MK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L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LK17]+[.MLL17]+[.ML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M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MP17]+[.MMQ17]+[.MM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N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NU17]+[.MNV17]+[.MN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O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OZ17]+[.MPA17]+[.MP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Q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QE17]+[.MQF17]+[.MQ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R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RJ17]+[.MRK17]+[.MR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S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SO17]+[.MSP17]+[.MS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T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TT17]+[.MTU17]+[.MT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U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UY17]+[.MUZ17]+[.MV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W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WD17]+[.MWE17]+[.MW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X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XI17]+[.MXJ17]+[.MX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Y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YN17]+[.MYO17]+[.MY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MZ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MZS17]+[.MZT17]+[.MZ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A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AX17]+[.NAY17]+[.NA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C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CC17]+[.NCD17]+[.NC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D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DH17]+[.NDI17]+[.ND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E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EM17]+[.NEN17]+[.NE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F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FR17]+[.NFS17]+[.NF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G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GW17]+[.NGX17]+[.NG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I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IB17]+[.NIC17]+[.NI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J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JG17]+[.NJH17]+[.NJ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K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KL17]+[.NKM17]+[.NK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L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LQ17]+[.NLR17]+[.NL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M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MV17]+[.NMW17]+[.NM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N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OA17]+[.NOB17]+[.NO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P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PF17]+[.NPG17]+[.NP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Q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QK17]+[.NQL17]+[.NQ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R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RP17]+[.NRQ17]+[.NR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S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SU17]+[.NSV17]+[.NS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T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TZ17]+[.NUA17]+[.NU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V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VE17]+[.NVF17]+[.NV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W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WJ17]+[.NWK17]+[.NW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X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XO17]+[.NXP17]+[.NX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Y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YT17]+[.NYU17]+[.NY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NZ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NZY17]+[.NZZ17]+[.OA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B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BD17]+[.OBE17]+[.OB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C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CI17]+[.OCJ17]+[.OC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D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DN17]+[.ODO17]+[.OD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E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ES17]+[.OET17]+[.OE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F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FX17]+[.OFY17]+[.OF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H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HC17]+[.OHD17]+[.OH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I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IH17]+[.OII17]+[.OI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J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JM17]+[.OJN17]+[.OJ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K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KR17]+[.OKS17]+[.OK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L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LW17]+[.OLX17]+[.OL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N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NB17]+[.ONC17]+[.ON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O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OG17]+[.OOH17]+[.OO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P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PL17]+[.OPM17]+[.OP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Q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QQ17]+[.OQR17]+[.OQ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R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RV17]+[.ORW17]+[.OR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S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TA17]+[.OTB17]+[.OT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U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UF17]+[.OUG17]+[.OU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V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VK17]+[.OVL17]+[.OV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W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WP17]+[.OWQ17]+[.OW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X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XU17]+[.OXV17]+[.OX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OY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OYZ17]+[.OZA17]+[.OZ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A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AE17]+[.PAF17]+[.PA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B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BJ17]+[.PBK17]+[.PB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C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CO17]+[.PCP17]+[.PC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D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DT17]+[.PDU17]+[.PD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E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EY17]+[.PEZ17]+[.PF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G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GD17]+[.PGE17]+[.PG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H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HI17]+[.PHJ17]+[.PH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I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IN17]+[.PIO17]+[.PI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J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JS17]+[.PJT17]+[.PJ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K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KX17]+[.PKY17]+[.PK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M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MC17]+[.PMD17]+[.PM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N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NH17]+[.PNI17]+[.PN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O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OM17]+[.PON17]+[.PO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P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PR17]+[.PPS17]+[.PP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Q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QW17]+[.PQX17]+[.PQ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S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SB17]+[.PSC17]+[.PS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T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TG17]+[.PTH17]+[.PT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U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UL17]+[.PUM17]+[.PU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V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VQ17]+[.PVR17]+[.PV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W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WV17]+[.PWW17]+[.PW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X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YA17]+[.PYB17]+[.PY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PZ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PZF17]+[.PZG17]+[.PZ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A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AK17]+[.QAL17]+[.QA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B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BP17]+[.QBQ17]+[.QB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C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CU17]+[.QCV17]+[.QC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D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DZ17]+[.QEA17]+[.QE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F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FE17]+[.QFF17]+[.QF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G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GJ17]+[.QGK17]+[.QG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H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HO17]+[.QHP17]+[.QH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I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IT17]+[.QIU17]+[.QI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J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JY17]+[.QJZ17]+[.QK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L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LD17]+[.QLE17]+[.QL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M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MI17]+[.QMJ17]+[.QM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N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NN17]+[.QNO17]+[.QN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O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OS17]+[.QOT17]+[.QO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P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PX17]+[.QPY17]+[.QP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R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RC17]+[.QRD17]+[.QR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S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SH17]+[.QSI17]+[.QS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T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TM17]+[.QTN17]+[.QT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U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UR17]+[.QUS17]+[.QU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V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VW17]+[.QVX17]+[.QV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X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XB17]+[.QXC17]+[.QX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Y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YG17]+[.QYH17]+[.QY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QZ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QZL17]+[.QZM17]+[.QZ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A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AQ17]+[.RAR17]+[.RA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B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BV17]+[.RBW17]+[.RB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C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DA17]+[.RDB17]+[.RD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E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EF17]+[.REG17]+[.RE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F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FK17]+[.RFL17]+[.RF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G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GP17]+[.RGQ17]+[.RG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H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HU17]+[.RHV17]+[.RH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I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IZ17]+[.RJA17]+[.RJ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K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KE17]+[.RKF17]+[.RK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L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LJ17]+[.RLK17]+[.RL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M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MO17]+[.RMP17]+[.RM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N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NT17]+[.RNU17]+[.RN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O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OY17]+[.ROZ17]+[.RP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Q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QD17]+[.RQE17]+[.RQ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R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RI17]+[.RRJ17]+[.RR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S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SN17]+[.RSO17]+[.RS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T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TS17]+[.RTT17]+[.RT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U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UX17]+[.RUY17]+[.RU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W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WC17]+[.RWD17]+[.RW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X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XH17]+[.RXI17]+[.RX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Y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YM17]+[.RYN17]+[.RY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RZ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RZR17]+[.RZS17]+[.RZ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A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AW17]+[.SAX17]+[.SA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C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CB17]+[.SCC17]+[.SC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D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DG17]+[.SDH17]+[.SD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E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EL17]+[.SEM17]+[.SE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F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FQ17]+[.SFR17]+[.SF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G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GV17]+[.SGW17]+[.SG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H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IA17]+[.SIB17]+[.SI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J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JF17]+[.SJG17]+[.SJ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K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KK17]+[.SKL17]+[.SK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L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LP17]+[.SLQ17]+[.SL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M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MU17]+[.SMV17]+[.SM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N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NZ17]+[.SOA17]+[.SO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P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PE17]+[.SPF17]+[.SP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Q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QJ17]+[.SQK17]+[.SQ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R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RO17]+[.SRP17]+[.SR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S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ST17]+[.SSU17]+[.SS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T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TY17]+[.STZ17]+[.SU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V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VD17]+[.SVE17]+[.SV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W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WI17]+[.SWJ17]+[.SW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X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XN17]+[.SXO17]+[.SX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Y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YS17]+[.SYT17]+[.SY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SZ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SZX17]+[.SZY17]+[.SZ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B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BC17]+[.TBD17]+[.TB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C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CH17]+[.TCI17]+[.TC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D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DM17]+[.TDN17]+[.TD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E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ER17]+[.TES17]+[.TE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F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FW17]+[.TFX17]+[.TF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H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HB17]+[.THC17]+[.TH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I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IG17]+[.TIH17]+[.TI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J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JL17]+[.TJM17]+[.TJ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K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KQ17]+[.TKR17]+[.TK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L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LV17]+[.TLW17]+[.TL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M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NA17]+[.TNB17]+[.TN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O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OF17]+[.TOG17]+[.TO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P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PK17]+[.TPL17]+[.TP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Q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QP17]+[.TQQ17]+[.TQ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R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RU17]+[.TRV17]+[.TR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S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SZ17]+[.TTA17]+[.TT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U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UE17]+[.TUF17]+[.TU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V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VJ17]+[.TVK17]+[.TV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W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WO17]+[.TWP17]+[.TW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X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XT17]+[.TXU17]+[.TX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TY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TYY17]+[.TYZ17]+[.TZ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A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AD17]+[.UAE17]+[.UA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B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BI17]+[.UBJ17]+[.UB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C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CN17]+[.UCO17]+[.UC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D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DS17]+[.UDT17]+[.UD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E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EX17]+[.UEY17]+[.UE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G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GC17]+[.UGD17]+[.UG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H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HH17]+[.UHI17]+[.UH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I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IM17]+[.UIN17]+[.UI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J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JR17]+[.UJS17]+[.UJ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K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KW17]+[.UKX17]+[.UK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M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MB17]+[.UMC17]+[.UM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N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NG17]+[.UNH17]+[.UN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O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OL17]+[.UOM17]+[.UO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P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PQ17]+[.UPR17]+[.UP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Q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QV17]+[.UQW17]+[.UQ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R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SA17]+[.USB17]+[.US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T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TF17]+[.UTG17]+[.UT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U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UK17]+[.UUL17]+[.UU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V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VP17]+[.UVQ17]+[.UV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W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WU17]+[.UWV17]+[.UW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X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XZ17]+[.UYA17]+[.UY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UZ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UZE17]+[.UZF17]+[.UZ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A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AJ17]+[.VAK17]+[.VA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B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BO17]+[.VBP17]+[.VB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C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CT17]+[.VCU17]+[.VC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D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DY17]+[.VDZ17]+[.VE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F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FD17]+[.VFE17]+[.VF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G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GI17]+[.VGJ17]+[.VG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H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HN17]+[.VHO17]+[.VH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I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IS17]+[.VIT17]+[.VI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J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JX17]+[.VJY17]+[.VJ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L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LC17]+[.VLD17]+[.VL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M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MH17]+[.VMI17]+[.VM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N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NM17]+[.VNN17]+[.VN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O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OR17]+[.VOS17]+[.VO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P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PW17]+[.VPX17]+[.VP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R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RB17]+[.VRC17]+[.VR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S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SG17]+[.VSH17]+[.VS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T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TL17]+[.VTM17]+[.VT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U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UQ17]+[.VUR17]+[.VU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V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VV17]+[.VVW17]+[.VV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W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XA17]+[.VXB17]+[.VX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Y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YF17]+[.VYG17]+[.VY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VZ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VZK17]+[.VZL17]+[.VZ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AO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AP17]+[.WAQ17]+[.WAR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BT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BU17]+[.WBV17]+[.WBW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CY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CZ17]+[.WDA17]+[.WDB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ED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EE17]+[.WEF17]+[.WEG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FI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FJ17]+[.WFK17]+[.WFL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GN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GO17]+[.WGP17]+[.WGQ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HS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HT17]+[.WHU17]+[.WHV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IX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IY17]+[.WIZ17]+[.WJA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KC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KD17]+[.WKE17]+[.WKF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LH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LI17]+[.WLJ17]+[.WLK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MM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MN17]+[.WMO17]+[.WMP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NR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NS17]+[.WNT17]+[.WNU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OW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OX17]+[.WOY17]+[.WOZ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QB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QC17]+[.WQD17]+[.WQE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RG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RH17]+[.WRI17]+[.WRJ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SL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SM17]+[.WSN17]+[.WSO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TQ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TR17]+[.WTS17]+[.WTT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UV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UW17]+[.WUX17]+[.WUY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WA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WB17]+[.WWC17]+[.WWD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XF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XG17]+[.WXH17]+[.WXI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YK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YL17]+[.WYM17]+[.WYN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WZP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WZQ17]+[.WZR17]+[.WZS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XAU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XAV17]+[.XAW17]+[.XAX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XBZ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XCA17]+[.XCB17]+[.XCC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XDE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XDF17]+[.XDG17]+[.XDH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XEJ17]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XEK17]+[.XEL17]+[.XEM17]" office:value-type="float" office:value="95" calcext:value-type="float">
            <text:p>9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string" calcext:value-type="string">
            <text:p>Dana Simpson</text:p>
          </table:table-cell>
          <table:table-cell table:style-name="ce21" office:value-type="string" calcext:value-type="string">
            <text:p>Dunaskin Thumbalina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</table:table-row>
        <table:table-row table:style-name="ro6" table:number-rows-repeated="2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/>
          <table:table-cell table:style-name="ce49" table:number-columns-repeated="3"/>
          <table:table-cell table:style-name="ce110"/>
          <table:table-cell table:style-name="ce111" table:number-columns-repeated="10"/>
          <table:table-cell table:style-name="ce16" table:number-columns-repeated="4"/>
          <table:table-cell table:style-name="ce106"/>
          <table:table-cell table:number-columns-repeated="16353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/>
          <table:table-cell table:style-name="ce49" table:number-columns-repeated="3"/>
          <table:table-cell table:number-columns-repeated="16369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7" table:style-name="ta1" table:print-ranges="'Class 17'.A1:'Class 17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0" table:default-cell-style-name="ce50"/>
        <table:table-column table:style-name="co50" table:default-cell-style-name="ce50"/>
        <table:table-column table:style-name="co51" table:default-cell-style-name="ce50"/>
        <table:table-column table:style-name="co36" table:number-columns-repeated="2" table:default-cell-style-name="ce50"/>
        <table:table-column table:style-name="co36" table:default-cell-style-name="ce115"/>
        <table:table-column table:style-name="co36" table:number-columns-repeated="16321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17 Ring 1 - Working Hunter: 8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5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6" table:style-name="ce70"/>
            <table:covered-table-cell table:style-name="ce114"/>
            <table:table-cell table:style-name="ce53" table:number-columns-repeated="16321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35" calcext:value-type="float">
            <text:p>335</text:p>
          </table:table-cell>
          <table:table-cell table:style-name="ce20" office:value-type="string" calcext:value-type="string">
            <text:p>Anna Lamb</text:p>
          </table:table-cell>
          <table:table-cell table:style-name="ce20" office:value-type="string" calcext:value-type="string">
            <text:p>Patterson </text:p>
          </table:table-cell>
          <table:table-cell table:style-name="ce26" office:value-type="date" office:date-value="2006-01-01" calcext:value-type="date">
            <text:p>2006-01-01</text:p>
          </table:table-cell>
          <table:table-cell table:style-name="ce31" table:formula="of:=YEAR(TODAY())-YEAR([.D4])" office:value-type="float" office:value="19" calcext:value-type="float">
            <text:p>19</text:p>
          </table:table-cell>
          <table:table-cell table:style-name="ce36" office:value-type="float" office:value="13.2" calcext:value-type="float">
            <text:p>13.2</text:p>
          </table:table-cell>
          <table:table-cell table:style-name="ce40" office:value-type="string" calcext:value-type="string">
            <text:p>07813 069 826</text:p>
          </table:table-cell>
          <table:table-cell table:style-name="ce26" office:value-type="date" office:date-value="2013-12-29" calcext:value-type="date">
            <text:p>2013-12-29</text:p>
          </table:table-cell>
          <table:table-cell table:style-name="ce31" table:formula="of:=YEAR(TODAY())-YEAR([.H4])" office:value-type="float" office:value="12" calcext:value-type="float">
            <text:p>12</text:p>
          </table:table-cell>
          <table:table-cell table:style-name="ce45" office:value-type="string" calcext:value-type="string">
            <text:p>Carolyn Lamb</text:p>
          </table:table-cell>
          <table:table-cell table:style-name="ce40" office:value-type="string" calcext:value-type="string">
            <text:p>07813 069 826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9" table:style-name="ce111" office:value-type="string" calcext:value-type="string">
            <text:p>✓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table:formula="of:=60+[.AA4]" office:value-type="float" office:value="50" calcext:value-type="float">
            <text:p>5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AB4]+[.AC4]+[.AD4]" office:value-type="float" office:value="85" calcext:value-type="float">
            <text:p>85</text:p>
          </table:table-cell>
          <table:table-cell table:number-columns-repeated="16353"/>
        </table:table-row>
        <table:table-row table:style-name="ro6">
          <table:table-cell table:style-name="ce15" office:value-type="float" office:value="336" calcext:value-type="float">
            <text:p>336</text:p>
          </table:table-cell>
          <table:table-cell table:style-name="ce20" office:value-type="string" calcext:value-type="string">
            <text:p>Debbie Jones</text:p>
          </table:table-cell>
          <table:table-cell table:style-name="ce20" office:value-type="string" calcext:value-type="string">
            <text:p>Eddie’s Legacy</text:p>
          </table:table-cell>
          <table:table-cell table:style-name="ce26" office:value-type="date" office:date-value="2016-05-02" calcext:value-type="date">
            <text:p>2016-05-02</text:p>
          </table:table-cell>
          <table:table-cell table:style-name="ce31" table:formula="of:=YEAR(TODAY())-YEAR([.D5])" office:value-type="float" office:value="9" calcext:value-type="float">
            <text:p>9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60 825 908</text:p>
          </table:table-cell>
          <table:table-cell table:style-name="ce26" office:value-type="date" office:date-value="1969-07-18" calcext:value-type="date">
            <text:p>1969-07-18</text:p>
          </table:table-cell>
          <table:table-cell table:style-name="ce31" table:formula="of:=YEAR(TODAY())-YEAR([.H5])" office:value-type="float" office:value="56" calcext:value-type="float">
            <text:p>56</text:p>
          </table:table-cell>
          <table:table-cell table:style-name="ce45" office:value-type="string" calcext:value-type="string">
            <text:p>Coral Jones</text:p>
          </table:table-cell>
          <table:table-cell table:style-name="ce40" office:value-type="string" calcext:value-type="string">
            <text:p>07983 406 750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49" table:number-columns-repeated="2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5]+[.AC5]+[.AD5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39" calcext:value-type="float">
            <text:p>339</text:p>
          </table:table-cell>
          <table:table-cell table:style-name="ce20" office:value-type="string" calcext:value-type="string">
            <text:p>Hayley Nelson</text:p>
          </table:table-cell>
          <table:table-cell table:style-name="ce20" office:value-type="string" calcext:value-type="string">
            <text:p>Coruscating Commotion</text:p>
          </table:table-cell>
          <table:table-cell table:style-name="ce26" office:value-type="date" office:date-value="2010-05-14" calcext:value-type="date">
            <text:p>2010-05-14</text:p>
          </table:table-cell>
          <table:table-cell table:style-name="ce31" table:formula="of:=YEAR(TODAY())-YEAR([.D6])" office:value-type="float" office:value="15" calcext:value-type="float">
            <text:p>15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495 650 989</text:p>
          </table:table-cell>
          <table:table-cell table:style-name="ce26" office:value-type="date" office:date-value="1992-07-06" calcext:value-type="date">
            <text:p>1992-07-06</text:p>
          </table:table-cell>
          <table:table-cell table:style-name="ce31" table:formula="of:=YEAR(TODAY())-YEAR([.H6])" office:value-type="float" office:value="33" calcext:value-type="float">
            <text:p>33</text:p>
          </table:table-cell>
          <table:table-cell table:style-name="ce45" office:value-type="string" calcext:value-type="string">
            <text:p>Brian Nelson</text:p>
          </table:table-cell>
          <table:table-cell table:style-name="ce40" office:value-type="string" calcext:value-type="string">
            <text:p>07733 327 299</text:p>
          </table:table-cell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6]" office:value-type="float" office:value="60" calcext:value-type="float">
            <text:p>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AB6]+[.AC6]+[.AD6]" office:value-type="float" office:value="97" calcext:value-type="float">
            <text:p>97</text:p>
          </table:table-cell>
          <table:table-cell table:number-columns-repeated="16353"/>
        </table:table-row>
        <table:table-row table:style-name="ro6">
          <table:table-cell table:style-name="ce15" office:value-type="float" office:value="338" calcext:value-type="float">
            <text:p>338</text:p>
          </table:table-cell>
          <table:table-cell table:style-name="ce21" office:value-type="string" calcext:value-type="string">
            <text:p>Sara Davies</text:p>
          </table:table-cell>
          <table:table-cell table:style-name="ce21" office:value-type="string" calcext:value-type="string">
            <text:p>Knightsbridge H</text:p>
          </table:table-cell>
          <table:table-cell table:style-name="ce26" office:value-type="date" office:date-value="2007-01-01" calcext:value-type="date">
            <text:p>2007-01-01</text:p>
          </table:table-cell>
          <table:table-cell table:style-name="ce31" table:formula="of:=YEAR(TODAY())-YEAR([.D7])" office:value-type="float" office:value="18" calcext:value-type="float">
            <text:p>18</text:p>
          </table:table-cell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7392 181 885</text:p>
          </table:table-cell>
          <table:table-cell table:style-name="ce26" office:value-type="date" office:date-value="1994-03-03" calcext:value-type="date">
            <text:p>1994-03-03</text:p>
          </table:table-cell>
          <table:table-cell table:style-name="ce31" table:formula="of:=YEAR(TODAY())-YEAR([.H7])" office:value-type="float" office:value="31" calcext:value-type="float">
            <text:p>31</text:p>
          </table:table-cell>
          <table:table-cell table:style-name="ce45" office:value-type="string" calcext:value-type="string">
            <text:p>Lorraine </text:p>
          </table:table-cell>
          <table:table-cell table:style-name="ce40" office:value-type="string" calcext:value-type="string">
            <text:p>07810 292 995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2"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5" table:style-name="ce111" office:value-type="string" calcext:value-type="string">
            <text:p>✓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table:formula="of:=60+[.AA7]" office:value-type="float" office:value="40" calcext:value-type="float">
            <text:p>4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AB7]+[.AC7]+[.AD7]" office:value-type="float" office:value="71" calcext:value-type="float">
            <text:p>71</text:p>
          </table:table-cell>
          <table:table-cell table:number-columns-repeated="16353"/>
        </table:table-row>
        <table:table-row table:style-name="ro6">
          <table:table-cell table:style-name="ce15" office:value-type="float" office:value="343" calcext:value-type="float">
            <text:p>343</text:p>
          </table:table-cell>
          <table:table-cell table:style-name="ce21" office:value-type="string" calcext:value-type="string">
            <text:p>Emma Byrne</text:p>
          </table:table-cell>
          <table:table-cell table:style-name="ce21" office:value-type="string" calcext:value-type="string">
            <text:p>Kilmurray Rebecca </text:p>
          </table:table-cell>
          <table:table-cell table:style-name="ce26" office:value-type="date" office:date-value="2017-04-28" calcext:value-type="date">
            <text:p>2017-04-28</text:p>
          </table:table-cell>
          <table:table-cell table:style-name="ce31" table:formula="of:=YEAR(TODAY())-YEAR([.D8])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.0</text:p>
          </table:table-cell>
          <table:table-cell table:style-name="ce40" office:value-type="string" calcext:value-type="string">
            <text:p>07463 756 899</text:p>
          </table:table-cell>
          <table:table-cell table:style-name="ce26" office:value-type="date" office:date-value="1995-09-13" calcext:value-type="date">
            <text:p>1995-09-13</text:p>
          </table:table-cell>
          <table:table-cell table:style-name="ce31" table:formula="of:=YEAR(TODAY())-YEAR([.H8])" office:value-type="float" office:value="30" calcext:value-type="float">
            <text:p>30</text:p>
          </table:table-cell>
          <table:table-cell table:style-name="ce45" office:value-type="string" calcext:value-type="string">
            <text:p>Rosemary Byrne </text:p>
          </table:table-cell>
          <table:table-cell table:style-name="ce40" office:value-type="string" calcext:value-type="string">
            <text:p>07912 109 312</text:p>
          </table:table-cell>
          <table:table-cell table:style-name="ce106" office:value-type="string" calcext:value-type="string">
            <text:p>-</text:p>
          </table:table-cell>
          <table:table-cell table:style-name="ce106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8]+[.AC8]+[.AD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40" calcext:value-type="float">
            <text:p>340</text:p>
          </table:table-cell>
          <table:table-cell table:style-name="ce21" office:value-type="string" calcext:value-type="string">
            <text:p>Jane Mcculloch</text:p>
          </table:table-cell>
          <table:table-cell table:style-name="ce21" office:value-type="string" calcext:value-type="string">
            <text:p>Carrick Lady Caledonia </text:p>
          </table:table-cell>
          <table:table-cell table:style-name="ce26" office:value-type="date" office:date-value="2010-05-30" calcext:value-type="date">
            <text:p>2010-05-30</text:p>
          </table:table-cell>
          <table:table-cell table:style-name="ce31" table:formula="of:=YEAR(TODAY())-YEAR([.D9])" office:value-type="float" office:value="15" calcext:value-type="float">
            <text:p>15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74 838 728</text:p>
          </table:table-cell>
          <table:table-cell table:style-name="ce26" office:value-type="date" office:date-value="1964-09-25" calcext:value-type="date">
            <text:p>1964-09-25</text:p>
          </table:table-cell>
          <table:table-cell table:style-name="ce31" table:formula="of:=YEAR(TODAY())-YEAR([.H9])" office:value-type="float" office:value="61" calcext:value-type="float">
            <text:p>61</text:p>
          </table:table-cell>
          <table:table-cell table:style-name="ce45" office:value-type="string" calcext:value-type="string">
            <text:p>Bryce Mcculloch</text:p>
          </table:table-cell>
          <table:table-cell table:style-name="ce40" office:value-type="string" calcext:value-type="string">
            <text:p>07974 838 742</text:p>
          </table:table-cell>
          <table:table-cell table:style-name="ce106" office:value-type="string" calcext:value-type="string">
            <text:p>-</text:p>
          </table:table-cell>
          <table:table-cell table:style-name="ce106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9]+[.AC9]+[.AD9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38" calcext:value-type="float">
            <text:p>338</text:p>
          </table:table-cell>
          <table:table-cell table:style-name="ce21" office:value-type="string" calcext:value-type="string">
            <text:p>Sara Davies</text:p>
          </table:table-cell>
          <table:table-cell table:style-name="ce21" office:value-type="string" calcext:value-type="string">
            <text:p>Toshiba </text:p>
          </table:table-cell>
          <table:table-cell table:style-name="ce26" office:value-type="date" office:date-value="2019-05-15" calcext:value-type="date">
            <text:p>2019-05-15</text:p>
          </table:table-cell>
          <table:table-cell table:style-name="ce31" table:formula="of:=YEAR(TODAY())-YEAR([.D10])" office:value-type="float" office:value="6" calcext:value-type="float">
            <text:p>6</text:p>
          </table:table-cell>
          <table:table-cell table:style-name="ce36" office:value-type="float" office:value="17" calcext:value-type="float">
            <text:p>17.0</text:p>
          </table:table-cell>
          <table:table-cell table:style-name="ce40" office:value-type="string" calcext:value-type="string">
            <text:p>07392 181 885</text:p>
          </table:table-cell>
          <table:table-cell table:style-name="ce26" office:value-type="date" office:date-value="1994-03-03" calcext:value-type="date">
            <text:p>1994-03-03</text:p>
          </table:table-cell>
          <table:table-cell table:style-name="ce31" table:formula="of:=YEAR(TODAY())-YEAR([.H10])" office:value-type="float" office:value="31" calcext:value-type="float">
            <text:p>31</text:p>
          </table:table-cell>
          <table:table-cell table:style-name="ce45" office:value-type="string" calcext:value-type="string">
            <text:p>Lorraine </text:p>
          </table:table-cell>
          <table:table-cell table:style-name="ce40" office:value-type="string" calcext:value-type="string">
            <text:p>07810 292 995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0]" office:value-type="float" office:value="60" calcext:value-type="float">
            <text:p>60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06" table:formula="of:=[.AB10]+[.AC10]+[.AD10]" office:value-type="float" office:value="92" calcext:value-type="float">
            <text:p>92</text:p>
          </table:table-cell>
          <table:table-cell table:number-columns-repeated="16353"/>
        </table:table-row>
        <table:table-row table:style-name="ro6">
          <table:table-cell table:style-name="ce15" office:value-type="float" office:value="343" calcext:value-type="float">
            <text:p>343</text:p>
          </table:table-cell>
          <table:table-cell table:style-name="ce21" office:value-type="string" calcext:value-type="string">
            <text:p>Emma Byrne</text:p>
          </table:table-cell>
          <table:table-cell table:style-name="ce21" office:value-type="string" calcext:value-type="string">
            <text:p>Banksy Dau Aderyn </text:p>
          </table:table-cell>
          <table:table-cell table:style-name="ce26" office:value-type="date" office:date-value="2016-02-15" calcext:value-type="date">
            <text:p>2016-02-15</text:p>
          </table:table-cell>
          <table:table-cell table:style-name="ce31" table:formula="of:=YEAR(TODAY())-YEAR([.D11])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463 756 899</text:p>
          </table:table-cell>
          <table:table-cell table:style-name="ce26" office:value-type="date" office:date-value="1995-09-13" calcext:value-type="date">
            <text:p>1995-09-13</text:p>
          </table:table-cell>
          <table:table-cell table:style-name="ce31" table:formula="of:=YEAR(TODAY())-YEAR([.H11])" office:value-type="float" office:value="30" calcext:value-type="float">
            <text:p>30</text:p>
          </table:table-cell>
          <table:table-cell table:style-name="ce45" office:value-type="string" calcext:value-type="string">
            <text:p>Rosemary Byrne </text:p>
          </table:table-cell>
          <table:table-cell table:style-name="ce40" office:value-type="string" calcext:value-type="string">
            <text:p>07912 109 312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49" table:number-columns-repeated="2"/>
          <table:table-cell table:style-name="ce110" office:value-type="string" calcext:value-type="string">
            <text:p>Online: No show</text:p>
          </table:table-cell>
          <table:table-cell table:style-name="ce111" table:number-columns-repeated="10"/>
          <table:table-cell table:style-name="ce16" table:number-columns-repeated="4"/>
          <table:table-cell table:style-name="ce106" table:formula="of:=[.AB11]+[.AC11]+[.AD11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" office:value-type="float" office:value="329" calcext:value-type="float">
            <text:p>329</text:p>
          </table:table-cell>
          <table:table-cell table:style-name="ce21" office:value-type="string" calcext:value-type="string">
            <text:p>Declan McLellan</text:p>
          </table:table-cell>
          <table:table-cell table:style-name="ce21" office:value-type="string" calcext:value-type="string">
            <text:p>Cidre Robin</text:p>
          </table:table-cell>
          <table:table-cell table:style-name="ce26"/>
          <table:table-cell table:style-name="ce31"/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7513 361 208</text:p>
          </table:table-cell>
          <table:table-cell table:style-name="ce26" office:value-type="date" office:date-value="2002-05-23" calcext:value-type="date">
            <text:p>2002-05-23</text:p>
          </table:table-cell>
          <table:table-cell table:style-name="ce31" table:formula="of:=YEAR(TODAY())-YEAR([.H12])" office:value-type="float" office:value="23" calcext:value-type="float">
            <text:p>23</text:p>
          </table:table-cell>
          <table:table-cell table:style-name="ce45" office:value-type="string" calcext:value-type="string">
            <text:p>Dione McLellan</text:p>
          </table:table-cell>
          <table:table-cell table:style-name="ce40" office:value-type="string" calcext:value-type="string">
            <text:p>07544 44 000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5" table:style-name="ce111" office:value-type="string" calcext:value-type="string">
            <text:p>✓</text:p>
          </table:table-cell>
          <table:table-cell table:style-name="ce111" office:value-type="float" office:value="-10" calcext:value-type="float">
            <text:p>-10</text:p>
          </table:table-cell>
          <table:table-cell table:number-columns-repeated="4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+[.AA12]" office:value-type="float" office:value="60" calcext:value-type="float">
            <text:p>6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AB12]+[.AC12]+[.AD12]" office:value-type="float" office:value="92" calcext:value-type="float">
            <text:p>92</text:p>
          </table:table-cell>
          <table:table-cell table:number-columns-repeated="16353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06" table:number-columns-repeated="2"/>
          <table:table-cell table:style-name="ce49" table:number-columns-repeated="2"/>
          <table:table-cell table:number-columns-repeated="16369"/>
        </table:table-row>
        <table:table-row table:style-name="ro6" table:number-rows-repeated="7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/>
          <table:table-cell table:style-name="ce106"/>
          <table:table-cell table:style-name="ce49" table:number-columns-repeated="2"/>
          <table:table-cell table:number-columns-repeated="16369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8" table:style-name="ta1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0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62" table:default-cell-style-name="ce50"/>
        <table:table-column table:style-name="co47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row table:style-name="ro3">
          <table:table-cell table:style-name="ce12" office:value-type="string" calcext:value-type="string" table:number-columns-spanned="10" table:number-rows-spanned="1">
            <text:p>Class 18 Ring 1 - Working Hunter: 90cm</text:p>
          </table:table-cell>
          <table:covered-table-cell table:number-columns-repeated="2" table:style-name="ce18"/>
          <table:covered-table-cell table:style-name="ce23"/>
          <table:covered-table-cell table:style-name="ce28"/>
          <table:covered-table-cell table:style-name="ce33"/>
          <table:covered-table-cell table:style-name="ce94"/>
          <table:covered-table-cell table:style-name="ce23"/>
          <table:covered-table-cell table:style-name="ce28"/>
          <table:covered-table-cell table:style-name="ce42"/>
          <table:table-cell table:style-name="ce94"/>
          <table:table-cell table:style-name="ce47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6337"/>
          <table:table-cell table:number-columns-repeated="32"/>
        </table:table-row>
        <table:table-row table:style-name="ro4">
          <table:table-cell table:style-name="ce13"/>
          <table:table-cell table:style-name="ce19" table:number-columns-repeated="2"/>
          <table:table-cell table:style-name="ce24"/>
          <table:table-cell table:style-name="ce29"/>
          <table:table-cell table:style-name="ce34"/>
          <table:table-cell table:style-name="ce39"/>
          <table:table-cell table:style-name="ce24"/>
          <table:table-cell table:style-name="ce29"/>
          <table:table-cell table:style-name="ce43"/>
          <table:table-cell table:style-name="ce3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52" table:number-columns-repeated="16337"/>
          <table:table-cell table:style-name="ce55" table:number-columns-repeated="32"/>
        </table:table-row>
        <table:table-row table:style-name="ro5">
          <table:table-cell table:style-name="ce70" office:value-type="string" calcext:value-type="string">
            <text:p>Rider No.</text:p>
          </table:table-cell>
          <table:table-cell table:style-name="ce70" office:value-type="string" calcext:value-type="string">
            <text:p>Rider Name</text:p>
          </table:table-cell>
          <table:table-cell table:style-name="ce70" office:value-type="string" calcext:value-type="string">
            <text:p>Horse</text:p>
          </table:table-cell>
          <table:table-cell table:style-name="ce25" office:value-type="string" calcext:value-type="string">
            <text:p>Horse DoB</text:p>
          </table:table-cell>
          <table:table-cell table:style-name="ce30" office:value-type="string" calcext:value-type="string">
            <text:p>Age</text:p>
          </table:table-cell>
          <table:table-cell table:style-name="ce35" office:value-type="string" calcext:value-type="string">
            <text:p>Horse Height</text:p>
          </table:table-cell>
          <table:table-cell table:style-name="ce70" office:value-type="string" calcext:value-type="string">
            <text:p>Rider Telephone</text:p>
          </table:table-cell>
          <table:table-cell table:style-name="ce25" office:value-type="string" calcext:value-type="string">
            <text:p>Rider DoB</text:p>
          </table:table-cell>
          <table:table-cell table:style-name="ce30" office:value-type="string" calcext:value-type="string">
            <text:p>Age</text:p>
          </table:table-cell>
          <table:table-cell table:style-name="ce44" office:value-type="string" calcext:value-type="string">
            <text:p>Rider Emergency Contact Name</text:p>
          </table:table-cell>
          <table:table-cell table:style-name="ce70" office:value-type="string" calcext:value-type="string">
            <text:p>Rider Emergency Telephone</text:p>
          </table:table-cell>
          <table:covered-table-cell table:style-name="ce70" office:value-type="string" calcext:value-type="string">
            <text:p>Place</text:p>
          </table:covered-table-cell>
          <table:covered-table-cell table:style-name="ce70" office:value-type="string" calcext:value-type="string">
            <text:p>Status</text:p>
          </table:covered-table-cell>
          <table:covered-table-cell table:style-name="ce70" office:value-type="string" calcext:value-type="string">
            <text:p>Class Winner</text:p>
          </table:covered-table-cell>
          <table:covered-table-cell table:style-name="ce70"/>
          <table:table-cell table:style-name="ce53" table:number-columns-repeated="16337"/>
          <table:table-cell table:style-name="ce56" table:number-columns-repeated="11"/>
          <table:table-cell table:style-name="ce57" table:number-columns-repeated="21"/>
        </table:table-row>
        <table:table-row table:style-name="ro6">
          <table:table-cell table:style-name="ce15" office:value-type="float" office:value="338" calcext:value-type="float">
            <text:p>338</text:p>
          </table:table-cell>
          <table:table-cell table:style-name="ce20" office:value-type="string" calcext:value-type="string">
            <text:p>Sara Davies</text:p>
          </table:table-cell>
          <table:table-cell table:style-name="ce20" office:value-type="string" calcext:value-type="string">
            <text:p>Knightsbridge H</text:p>
          </table:table-cell>
          <table:table-cell table:style-name="ce26" office:value-type="date" office:date-value="2007-01-01" calcext:value-type="date">
            <text:p>2007-01-01</text:p>
          </table:table-cell>
          <table:table-cell table:style-name="ce31" table:formula="of:=YEAR(TODAY())-YEAR([.D4])" office:value-type="float" office:value="18" calcext:value-type="float">
            <text:p>18</text:p>
          </table:table-cell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7392 181 885</text:p>
          </table:table-cell>
          <table:table-cell table:style-name="ce26" office:value-type="date" office:date-value="1994-03-03" calcext:value-type="date">
            <text:p>1994-03-03</text:p>
          </table:table-cell>
          <table:table-cell table:style-name="ce31" table:formula="of:=YEAR(TODAY())-YEAR([.H4])" office:value-type="float" office:value="31" calcext:value-type="float">
            <text:p>31</text:p>
          </table:table-cell>
          <table:table-cell table:style-name="ce45" office:value-type="string" calcext:value-type="string">
            <text:p>Lorraine </text:p>
          </table:table-cell>
          <table:table-cell table:style-name="ce40" office:value-type="string" calcext:value-type="string">
            <text:p>07810 292 995</text:p>
          </table:table-cell>
          <table:table-cell table:style-name="ce106" office:value-type="float" office:value="1" calcext:value-type="float">
            <text:p>1</text:p>
          </table:table-cell>
          <table:table-cell table:style-name="ce49"/>
          <table:table-cell table:style-name="ce109" office:value-type="string" calcext:value-type="string">
            <text:p>✓</text:p>
          </table:table-cell>
          <table:table-cell table:style-name="ce49"/>
          <table:table-cell table:number-columns-repeated="16369"/>
        </table:table-row>
        <table:table-row table:style-name="ro6" table:number-rows-repeated="2">
          <table:table-cell table:style-name="ce15"/>
          <table:table-cell table:style-name="ce20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69"/>
        </table:table-row>
        <table:table-row table:style-name="ro6" table:number-rows-repeated="6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9" table:style-name="ta1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0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62" table:default-cell-style-name="ce50"/>
        <table:table-column table:style-name="co47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row table:style-name="ro3">
          <table:table-cell table:style-name="ce12" office:value-type="string" calcext:value-type="string" table:number-columns-spanned="10" table:number-rows-spanned="1">
            <text:p>Class 19 Ring 1 - Working Hunter: 100cm</text:p>
          </table:table-cell>
          <table:covered-table-cell table:number-columns-repeated="2" table:style-name="ce18"/>
          <table:covered-table-cell table:style-name="ce23"/>
          <table:covered-table-cell table:style-name="ce28"/>
          <table:covered-table-cell table:style-name="ce33"/>
          <table:covered-table-cell table:style-name="ce94"/>
          <table:covered-table-cell table:style-name="ce23"/>
          <table:covered-table-cell table:style-name="ce28"/>
          <table:covered-table-cell table:style-name="ce42"/>
          <table:table-cell table:style-name="ce94"/>
          <table:table-cell table:style-name="ce47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6337"/>
          <table:table-cell table:number-columns-repeated="32"/>
        </table:table-row>
        <table:table-row table:style-name="ro4">
          <table:table-cell table:style-name="ce13"/>
          <table:table-cell table:style-name="ce19" table:number-columns-repeated="2"/>
          <table:table-cell table:style-name="ce24"/>
          <table:table-cell table:style-name="ce29"/>
          <table:table-cell table:style-name="ce34"/>
          <table:table-cell table:style-name="ce39"/>
          <table:table-cell table:style-name="ce24"/>
          <table:table-cell table:style-name="ce29"/>
          <table:table-cell table:style-name="ce43"/>
          <table:table-cell table:style-name="ce3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52" table:number-columns-repeated="16337"/>
          <table:table-cell table:style-name="ce55" table:number-columns-repeated="32"/>
        </table:table-row>
        <table:table-row table:style-name="ro5">
          <table:table-cell table:style-name="ce70" office:value-type="string" calcext:value-type="string">
            <text:p>Rider No.</text:p>
          </table:table-cell>
          <table:table-cell table:style-name="ce70" office:value-type="string" calcext:value-type="string">
            <text:p>Rider Name</text:p>
          </table:table-cell>
          <table:table-cell table:style-name="ce70" office:value-type="string" calcext:value-type="string">
            <text:p>Horse</text:p>
          </table:table-cell>
          <table:table-cell table:style-name="ce25" office:value-type="string" calcext:value-type="string">
            <text:p>Horse DoB</text:p>
          </table:table-cell>
          <table:table-cell table:style-name="ce30" office:value-type="string" calcext:value-type="string">
            <text:p>Age</text:p>
          </table:table-cell>
          <table:table-cell table:style-name="ce35" office:value-type="string" calcext:value-type="string">
            <text:p>Horse Height</text:p>
          </table:table-cell>
          <table:table-cell table:style-name="ce70" office:value-type="string" calcext:value-type="string">
            <text:p>Rider Telephone</text:p>
          </table:table-cell>
          <table:table-cell table:style-name="ce25" office:value-type="string" calcext:value-type="string">
            <text:p>Rider DoB</text:p>
          </table:table-cell>
          <table:table-cell table:style-name="ce30" office:value-type="string" calcext:value-type="string">
            <text:p>Age</text:p>
          </table:table-cell>
          <table:table-cell table:style-name="ce44" office:value-type="string" calcext:value-type="string">
            <text:p>Rider Emergency Contact Name</text:p>
          </table:table-cell>
          <table:table-cell table:style-name="ce70" office:value-type="string" calcext:value-type="string">
            <text:p>Rider Emergency Telephone</text:p>
          </table:table-cell>
          <table:covered-table-cell table:style-name="ce70" office:value-type="string" calcext:value-type="string">
            <text:p>Place</text:p>
          </table:covered-table-cell>
          <table:covered-table-cell table:style-name="ce70" office:value-type="string" calcext:value-type="string">
            <text:p>Status</text:p>
          </table:covered-table-cell>
          <table:covered-table-cell table:style-name="ce70" office:value-type="string" calcext:value-type="string">
            <text:p>Class Winner</text:p>
          </table:covered-table-cell>
          <table:covered-table-cell table:style-name="ce70"/>
          <table:table-cell table:style-name="ce53" table:number-columns-repeated="16337"/>
          <table:table-cell table:style-name="ce56" table:number-columns-repeated="11"/>
          <table:table-cell table:style-name="ce57" table:number-columns-repeated="21"/>
        </table:table-row>
        <table:table-row table:style-name="ro6" table:number-rows-repeated="3">
          <table:table-cell table:style-name="ce15"/>
          <table:table-cell table:style-name="ce20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69"/>
        </table:table-row>
        <table:table-row table:style-name="ro6" table:number-rows-repeated="6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1" table:style-name="ta1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row table:style-name="ro3">
          <table:table-cell table:style-name="ce12" office:value-type="string" calcext:value-type="string" table:number-columns-spanned="10" table:number-rows-spanned="1">
            <text:p>Class 21 Ring 2 - Riding Club Equine: Open, over 14.2</text:p>
          </table:table-cell>
          <table:covered-table-cell table:number-columns-repeated="2" table:style-name="ce18"/>
          <table:covered-table-cell table:style-name="ce23"/>
          <table:covered-table-cell table:style-name="ce28"/>
          <table:covered-table-cell table:style-name="ce33"/>
          <table:covered-table-cell table:style-name="ce94"/>
          <table:covered-table-cell table:style-name="ce23"/>
          <table:covered-table-cell table:style-name="ce28"/>
          <table:covered-table-cell table:style-name="ce42"/>
          <table:table-cell table:style-name="ce94"/>
          <table:table-cell table:style-name="ce47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6337"/>
          <table:table-cell table:number-columns-repeated="32"/>
        </table:table-row>
        <table:table-row table:style-name="ro4">
          <table:table-cell table:style-name="ce13"/>
          <table:table-cell table:style-name="ce19" table:number-columns-repeated="2"/>
          <table:table-cell table:style-name="ce24"/>
          <table:table-cell table:style-name="ce29"/>
          <table:table-cell table:style-name="ce34"/>
          <table:table-cell table:style-name="ce39"/>
          <table:table-cell table:style-name="ce24"/>
          <table:table-cell table:style-name="ce29"/>
          <table:table-cell table:style-name="ce43"/>
          <table:table-cell table:style-name="ce3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48" office:value-type="string" calcext:value-type="string" table:number-columns-spanned="1" table:number-rows-spanned="2">
            <text:p>Entry source</text:p>
          </table:table-cell>
          <table:table-cell table:style-name="ce52" table:number-columns-repeated="16336"/>
          <table:table-cell table:style-name="ce55" table:number-columns-repeated="32"/>
        </table:table-row>
        <table:table-row table:style-name="ro5">
          <table:table-cell table:style-name="ce70" office:value-type="string" calcext:value-type="string">
            <text:p>Rider No.</text:p>
          </table:table-cell>
          <table:table-cell table:style-name="ce70" office:value-type="string" calcext:value-type="string">
            <text:p>Rider Name</text:p>
          </table:table-cell>
          <table:table-cell table:style-name="ce70" office:value-type="string" calcext:value-type="string">
            <text:p>Horse</text:p>
          </table:table-cell>
          <table:table-cell table:style-name="ce25" office:value-type="string" calcext:value-type="string">
            <text:p>Horse DoB</text:p>
          </table:table-cell>
          <table:table-cell table:style-name="ce30" office:value-type="string" calcext:value-type="string">
            <text:p>Age</text:p>
          </table:table-cell>
          <table:table-cell table:style-name="ce35" office:value-type="string" calcext:value-type="string">
            <text:p>Horse Height</text:p>
          </table:table-cell>
          <table:table-cell table:style-name="ce70" office:value-type="string" calcext:value-type="string">
            <text:p>Rider Telephone</text:p>
          </table:table-cell>
          <table:table-cell table:style-name="ce25" office:value-type="string" calcext:value-type="string">
            <text:p>Rider DoB</text:p>
          </table:table-cell>
          <table:table-cell table:style-name="ce30" office:value-type="string" calcext:value-type="string">
            <text:p>Age</text:p>
          </table:table-cell>
          <table:table-cell table:style-name="ce44" office:value-type="string" calcext:value-type="string">
            <text:p>Rider Emergency Contact Name</text:p>
          </table:table-cell>
          <table:table-cell table:style-name="ce70" office:value-type="string" calcext:value-type="string">
            <text:p>Rider Emergency Telephone</text:p>
          </table:table-cell>
          <table:covered-table-cell table:style-name="ce70" office:value-type="string" calcext:value-type="string">
            <text:p>Place</text:p>
          </table:covered-table-cell>
          <table:covered-table-cell table:style-name="ce70" office:value-type="string" calcext:value-type="string">
            <text:p>Status</text:p>
          </table:covered-table-cell>
          <table:covered-table-cell table:style-name="ce70" office:value-type="string" calcext:value-type="string">
            <text:p>Class Winner</text:p>
          </table:covered-table-cell>
          <table:covered-table-cell table:number-columns-repeated="2" table:style-name="ce70"/>
          <table:table-cell table:style-name="ce53" table:number-columns-repeated="16336"/>
          <table:table-cell table:style-name="ce56" table:number-columns-repeated="11"/>
          <table:table-cell table:style-name="ce57" table:number-columns-repeated="21"/>
        </table:table-row>
        <table:table-row table:style-name="ro6">
          <table:table-cell table:style-name="ce15" office:value-type="float" office:value="325" calcext:value-type="float">
            <text:p>325</text:p>
          </table:table-cell>
          <table:table-cell table:style-name="ce21" office:value-type="string" calcext:value-type="string">
            <text:p>Aimee Aitchison </text:p>
          </table:table-cell>
          <table:table-cell table:style-name="ce21" office:value-type="string" calcext:value-type="string">
            <text:p>Rotherdale Nymeria</text:p>
          </table:table-cell>
          <table:table-cell table:style-name="ce26" office:value-type="date" office:date-value="2020-07-13" calcext:value-type="date">
            <text:p>2020-07-13</text:p>
          </table:table-cell>
          <table:table-cell table:style-name="ce31" table:formula="of:=YEAR(TODAY())-YEAR([.D4])" office:value-type="float" office:value="5" calcext:value-type="float">
            <text:p>5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80 296 637</text:p>
          </table:table-cell>
          <table:table-cell table:style-name="ce26" office:value-type="date" office:date-value="2009-05-14" calcext:value-type="date">
            <text:p>2009-05-14</text:p>
          </table:table-cell>
          <table:table-cell table:style-name="ce31" table:formula="of:=YEAR(TODAY())-YEAR([.H4])" office:value-type="float" office:value="16" calcext:value-type="float">
            <text:p>16</text:p>
          </table:table-cell>
          <table:table-cell table:style-name="ce45" office:value-type="string" calcext:value-type="string">
            <text:p>Kim </text:p>
          </table:table-cell>
          <table:table-cell table:style-name="ce40" office:value-type="string" calcext:value-type="string">
            <text:p>07980 296 637</text:p>
          </table:table-cell>
          <table:table-cell table:style-name="ce15" office:value-type="float" office:value="5" calcext:value-type="float">
            <text:p>5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44" calcext:value-type="float">
            <text:p>344</text:p>
          </table:table-cell>
          <table:table-cell table:style-name="ce21" office:value-type="string" calcext:value-type="string">
            <text:p>Gemma Greenaway</text:p>
          </table:table-cell>
          <table:table-cell table:style-name="ce21" office:value-type="string" calcext:value-type="string">
            <text:p>Lucky</text:p>
          </table:table-cell>
          <table:table-cell table:style-name="ce26" office:value-type="date" office:date-value="2011-01-01" calcext:value-type="date">
            <text:p>2011-01-01</text:p>
          </table:table-cell>
          <table:table-cell table:style-name="ce31" table:formula="of:=YEAR(TODAY())-YEAR([.D5])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.0</text:p>
          </table:table-cell>
          <table:table-cell table:style-name="ce40" office:value-type="string" calcext:value-type="string">
            <text:p>07790 322 261</text:p>
          </table:table-cell>
          <table:table-cell table:style-name="ce26" office:value-type="date" office:date-value="2005-11-28" calcext:value-type="date">
            <text:p>2005-11-28</text:p>
          </table:table-cell>
          <table:table-cell table:style-name="ce31" table:formula="of:=YEAR(TODAY())-YEAR([.H5])" office:value-type="float" office:value="20" calcext:value-type="float">
            <text:p>20</text:p>
          </table:table-cell>
          <table:table-cell table:style-name="ce45" office:value-type="string" calcext:value-type="string">
            <text:p>Lorna Greenaway</text:p>
          </table:table-cell>
          <table:table-cell table:style-name="ce40" office:value-type="string" calcext:value-type="string">
            <text:p>07790 322 261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string" calcext:value-type="string">
            <text:p>345</text:p>
            <text:p>(119)</text:p>
          </table:table-cell>
          <table:table-cell table:style-name="ce21" office:value-type="string" calcext:value-type="string">
            <text:p>Samantha Cloy</text:p>
          </table:table-cell>
          <table:table-cell table:style-name="ce21" office:value-type="string" calcext:value-type="string">
            <text:p>Lansdowne Road </text:p>
          </table:table-cell>
          <table:table-cell table:style-name="ce26" office:value-type="date" office:date-value="2008-01-01" calcext:value-type="date">
            <text:p>2008-01-01</text:p>
          </table:table-cell>
          <table:table-cell table:style-name="ce31" table:formula="of:=YEAR(TODAY())-YEAR([.D6])" office:value-type="float" office:value="17" calcext:value-type="float">
            <text:p>17</text:p>
          </table:table-cell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1387 730 431</text:p>
          </table:table-cell>
          <table:table-cell table:style-name="ce26" office:value-type="date" office:date-value="1985-03-14" calcext:value-type="date">
            <text:p>1985-03-14</text:p>
          </table:table-cell>
          <table:table-cell table:style-name="ce31" table:formula="of:=YEAR(TODAY())-YEAR([.H6])" office:value-type="float" office:value="40" calcext:value-type="float">
            <text:p>40</text:p>
          </table:table-cell>
          <table:table-cell table:style-name="ce45" office:value-type="string" calcext:value-type="string">
            <text:p>George Cloy</text:p>
          </table:table-cell>
          <table:table-cell table:style-name="ce40" office:value-type="string" calcext:value-type="string">
            <text:p>07928 222 268</text:p>
          </table:table-cell>
          <table:table-cell table:style-name="ce15" office:value-type="float" office:value="1" calcext:value-type="float">
            <text:p>1</text:p>
          </table:table-cell>
          <table:table-cell table:style-name="ce49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31" calcext:value-type="float">
            <text:p>331</text:p>
          </table:table-cell>
          <table:table-cell table:style-name="ce21" office:value-type="string" calcext:value-type="string">
            <text:p>Adrie Morgan </text:p>
          </table:table-cell>
          <table:table-cell table:style-name="ce21" office:value-type="string" calcext:value-type="string">
            <text:p>196 Maestoso Toplica </text:p>
          </table:table-cell>
          <table:table-cell table:style-name="ce26" office:value-type="date" office:date-value="2005-06-28" calcext:value-type="date">
            <text:p>2005-06-28</text:p>
          </table:table-cell>
          <table:table-cell table:style-name="ce31" table:formula="of:=YEAR(TODAY())-YEAR([.D7])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565 901 387</text:p>
          </table:table-cell>
          <table:table-cell table:style-name="ce26" office:value-type="date" office:date-value="1985-02-17" calcext:value-type="date">
            <text:p>1985-02-17</text:p>
          </table:table-cell>
          <table:table-cell table:style-name="ce31" table:formula="of:=YEAR(TODAY())-YEAR([.H7])" office:value-type="float" office:value="40" calcext:value-type="float">
            <text:p>40</text:p>
          </table:table-cell>
          <table:table-cell table:style-name="ce45" office:value-type="string" calcext:value-type="string">
            <text:p>Mark</text:p>
          </table:table-cell>
          <table:table-cell table:style-name="ce40" office:value-type="string" calcext:value-type="string">
            <text:p>07940 431 304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42" calcext:value-type="float">
            <text:p>342</text:p>
          </table:table-cell>
          <table:table-cell table:style-name="ce21" office:value-type="string" calcext:value-type="string">
            <text:p>Gillian Macdonald</text:p>
          </table:table-cell>
          <table:table-cell table:style-name="ce21" office:value-type="string" calcext:value-type="string">
            <text:p>Sherrif </text:p>
          </table:table-cell>
          <table:table-cell table:style-name="ce26" office:value-type="date" office:date-value="2019-06-24" calcext:value-type="date">
            <text:p>2019-06-24</text:p>
          </table:table-cell>
          <table:table-cell table:style-name="ce31" table:formula="of:=YEAR(TODAY())-YEAR([.D8])" office:value-type="float" office:value="6" calcext:value-type="float">
            <text:p>6</text:p>
          </table:table-cell>
          <table:table-cell table:style-name="ce36" office:value-type="float" office:value="16.3" calcext:value-type="float">
            <text:p>16.3</text:p>
          </table:table-cell>
          <table:table-cell table:style-name="ce40" office:value-type="string" calcext:value-type="string">
            <text:p>07961 015 188</text:p>
          </table:table-cell>
          <table:table-cell table:style-name="ce26" office:value-type="date" office:date-value="1970-10-16" calcext:value-type="date">
            <text:p>1970-10-16</text:p>
          </table:table-cell>
          <table:table-cell table:style-name="ce31" table:formula="of:=YEAR(TODAY())-YEAR([.H8])" office:value-type="float" office:value="55" calcext:value-type="float">
            <text:p>55</text:p>
          </table:table-cell>
          <table:table-cell table:style-name="ce45" office:value-type="string" calcext:value-type="string">
            <text:p>Peter Macdonald</text:p>
          </table:table-cell>
          <table:table-cell table:style-name="ce40" office:value-type="string" calcext:value-type="string">
            <text:p>07984 190 100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40" calcext:value-type="float">
            <text:p>340</text:p>
          </table:table-cell>
          <table:table-cell table:style-name="ce21" office:value-type="string" calcext:value-type="string">
            <text:p>Jane Mcculloch</text:p>
          </table:table-cell>
          <table:table-cell table:style-name="ce21" office:value-type="string" calcext:value-type="string">
            <text:p>Carrick Lady Caledonia </text:p>
          </table:table-cell>
          <table:table-cell table:style-name="ce26" office:value-type="date" office:date-value="2010-05-30" calcext:value-type="date">
            <text:p>2010-05-30</text:p>
          </table:table-cell>
          <table:table-cell table:style-name="ce31" table:formula="of:=YEAR(TODAY())-YEAR([.D9])" office:value-type="float" office:value="15" calcext:value-type="float">
            <text:p>15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74 838 728</text:p>
          </table:table-cell>
          <table:table-cell table:style-name="ce26" office:value-type="date" office:date-value="1964-09-25" calcext:value-type="date">
            <text:p>1964-09-25</text:p>
          </table:table-cell>
          <table:table-cell table:style-name="ce31" table:formula="of:=YEAR(TODAY())-YEAR([.H9])" office:value-type="float" office:value="61" calcext:value-type="float">
            <text:p>61</text:p>
          </table:table-cell>
          <table:table-cell table:style-name="ce45" office:value-type="string" calcext:value-type="string">
            <text:p>Bryce Mcculloch</text:p>
          </table:table-cell>
          <table:table-cell table:style-name="ce40" office:value-type="string" calcext:value-type="string">
            <text:p>07974 838 742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107" calcext:value-type="float">
            <text:p>107</text:p>
          </table:table-cell>
          <table:table-cell table:style-name="ce21" office:value-type="string" calcext:value-type="string">
            <text:p>Carol Rogerson</text:p>
          </table:table-cell>
          <table:table-cell table:style-name="ce21" office:value-type="string" calcext:value-type="string">
            <text:p>Fox Glen</text:p>
          </table:table-cell>
          <table:table-cell table:style-name="ce26"/>
          <table:table-cell table:style-name="ce31" office:value-type="float" office:value="12" calcext:value-type="float">
            <text:p>12</text:p>
          </table:table-cell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120" calcext:value-type="float">
            <text:p>120</text:p>
          </table:table-cell>
          <table:table-cell table:style-name="ce21" office:value-type="string" calcext:value-type="string">
            <text:p>Rachel Wylie</text:p>
          </table:table-cell>
          <table:table-cell table:style-name="ce21" office:value-type="string" calcext:value-type="string">
            <text:p>Masie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 table:style-name="ce36"/>
          <table:table-cell table:style-name="ce40" office:value-type="string" calcext:value-type="string">
            <text:p>07521 015 879</text:p>
          </table:table-cell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3" calcext:value-type="float">
            <text:p>3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117" calcext:value-type="float">
            <text:p>117</text:p>
          </table:table-cell>
          <table:table-cell table:style-name="ce20"/>
          <table:table-cell table:style-name="ce21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/>
          <table:table-cell table:style-name="ce49" table:number-columns-repeated="3"/>
          <table:table-cell table:style-name="ce110"/>
          <table:table-cell table:number-columns-repeated="16368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/>
          <table:table-cell table:style-name="ce49" table:number-columns-repeated="3"/>
          <table:table-cell table:style-name="ce11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2" table:style-name="ta1" table:print-ranges="'Class 22'.A1:'Class 22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22 Ring 2 - Ridden Hunter: Open, over 14.2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2" table:style-name="ce70"/>
            <table:table-cell table:style-name="ce53" table:number-columns-repeated="16336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46" calcext:value-type="float">
            <text:p>346</text:p>
          </table:table-cell>
          <table:table-cell table:style-name="ce21" office:value-type="string" calcext:value-type="string">
            <text:p>Rachel Sherry</text:p>
          </table:table-cell>
          <table:table-cell table:style-name="ce21" office:value-type="string" calcext:value-type="string">
            <text:p>King Koozie </text:p>
          </table:table-cell>
          <table:table-cell table:style-name="ce26" office:value-type="date" office:date-value="2015-05-10" calcext:value-type="date">
            <text:p>2015-05-10</text:p>
          </table:table-cell>
          <table:table-cell table:style-name="ce31" table:formula="of:=YEAR(TODAY())-YEAR([.D4])" office:value-type="float" office:value="10" calcext:value-type="float">
            <text:p>10</text:p>
          </table:table-cell>
          <table:table-cell table:style-name="ce36" office:value-type="float" office:value="16.2" calcext:value-type="float">
            <text:p>16.2</text:p>
          </table:table-cell>
          <table:table-cell table:style-name="ce40" office:value-type="string" calcext:value-type="string">
            <text:p>07760 885 619</text:p>
          </table:table-cell>
          <table:table-cell table:style-name="ce26" office:value-type="date" office:date-value="1998-02-11" calcext:value-type="date">
            <text:p>1998-02-11</text:p>
          </table:table-cell>
          <table:table-cell table:style-name="ce31" table:formula="of:=YEAR(TODAY())-YEAR([.H4])" office:value-type="float" office:value="27" calcext:value-type="float">
            <text:p>27</text:p>
          </table:table-cell>
          <table:table-cell table:style-name="ce45" office:value-type="string" calcext:value-type="string">
            <text:p>Joyce Sherry</text:p>
          </table:table-cell>
          <table:table-cell table:style-name="ce40" office:value-type="string" calcext:value-type="string">
            <text:p>07981 609 22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47" calcext:value-type="float">
            <text:p>347</text:p>
          </table:table-cell>
          <table:table-cell table:style-name="ce21" office:value-type="string" calcext:value-type="string">
            <text:p>Laura Meader</text:p>
          </table:table-cell>
          <table:table-cell table:style-name="ce21" office:value-type="string" calcext:value-type="string">
            <text:p>Castlemore Alex</text:p>
          </table:table-cell>
          <table:table-cell table:style-name="ce26" office:value-type="date" office:date-value="2013-04-30" calcext:value-type="date">
            <text:p>2013-04-30</text:p>
          </table:table-cell>
          <table:table-cell table:style-name="ce31" table:formula="of:=YEAR(TODAY())-YEAR([.D5])" office:value-type="float" office:value="12" calcext:value-type="float">
            <text:p>12</text:p>
          </table:table-cell>
          <table:table-cell table:style-name="ce36" office:value-type="float" office:value="16.1" calcext:value-type="float">
            <text:p>16.1</text:p>
          </table:table-cell>
          <table:table-cell table:style-name="ce40" office:value-type="string" calcext:value-type="string">
            <text:p>07454 725 807</text:p>
          </table:table-cell>
          <table:table-cell table:style-name="ce26" office:value-type="date" office:date-value="1996-11-12" calcext:value-type="date">
            <text:p>1996-11-12</text:p>
          </table:table-cell>
          <table:table-cell table:style-name="ce31" table:formula="of:=YEAR(TODAY())-YEAR([.H5])" office:value-type="float" office:value="29" calcext:value-type="float">
            <text:p>29</text:p>
          </table:table-cell>
          <table:table-cell table:style-name="ce45" office:value-type="string" calcext:value-type="string">
            <text:p>Jacqueline Meader</text:p>
          </table:table-cell>
          <table:table-cell table:style-name="ce40" office:value-type="string" calcext:value-type="string">
            <text:p>07752 251 10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39" calcext:value-type="float">
            <text:p>339</text:p>
          </table:table-cell>
          <table:table-cell table:style-name="ce21" office:value-type="string" calcext:value-type="string">
            <text:p>Hayley Nelson</text:p>
          </table:table-cell>
          <table:table-cell table:style-name="ce21" office:value-type="string" calcext:value-type="string">
            <text:p>Coruscating Commotion</text:p>
          </table:table-cell>
          <table:table-cell table:style-name="ce26" office:value-type="date" office:date-value="2010-05-14" calcext:value-type="date">
            <text:p>2010-05-14</text:p>
          </table:table-cell>
          <table:table-cell table:style-name="ce31" table:formula="of:=YEAR(TODAY())-YEAR([.D6])" office:value-type="float" office:value="15" calcext:value-type="float">
            <text:p>15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495 650 989</text:p>
          </table:table-cell>
          <table:table-cell table:style-name="ce26" office:value-type="date" office:date-value="1992-07-06" calcext:value-type="date">
            <text:p>1992-07-06</text:p>
          </table:table-cell>
          <table:table-cell table:style-name="ce31" table:formula="of:=YEAR(TODAY())-YEAR([.H6])" office:value-type="float" office:value="33" calcext:value-type="float">
            <text:p>33</text:p>
          </table:table-cell>
          <table:table-cell table:style-name="ce45" office:value-type="string" calcext:value-type="string">
            <text:p>Brian Nelson</text:p>
          </table:table-cell>
          <table:table-cell table:style-name="ce40" office:value-type="string" calcext:value-type="string">
            <text:p>07733 327 29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string" calcext:value-type="string">
            <text:p>345</text:p>
            <text:p>(119)</text:p>
          </table:table-cell>
          <table:table-cell table:style-name="ce21" office:value-type="string" calcext:value-type="string">
            <text:p>Samantha Cloy</text:p>
          </table:table-cell>
          <table:table-cell table:style-name="ce21" office:value-type="string" calcext:value-type="string">
            <text:p>Lansdowne Road </text:p>
          </table:table-cell>
          <table:table-cell table:style-name="ce26" office:value-type="date" office:date-value="2008-01-01" calcext:value-type="date">
            <text:p>2008-01-01</text:p>
          </table:table-cell>
          <table:table-cell table:style-name="ce31" table:formula="of:=YEAR(TODAY())-YEAR([.D7])" office:value-type="float" office:value="17" calcext:value-type="float">
            <text:p>17</text:p>
          </table:table-cell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1387 730 431</text:p>
          </table:table-cell>
          <table:table-cell table:style-name="ce26" office:value-type="date" office:date-value="1985-03-14" calcext:value-type="date">
            <text:p>1985-03-14</text:p>
          </table:table-cell>
          <table:table-cell table:style-name="ce31" table:formula="of:=YEAR(TODAY())-YEAR([.H7])" office:value-type="float" office:value="40" calcext:value-type="float">
            <text:p>40</text:p>
          </table:table-cell>
          <table:table-cell table:style-name="ce45" office:value-type="string" calcext:value-type="string">
            <text:p>George Cloy</text:p>
          </table:table-cell>
          <table:table-cell table:style-name="ce40" office:value-type="string" calcext:value-type="string">
            <text:p>07928 222 268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31" calcext:value-type="float">
            <text:p>331</text:p>
          </table:table-cell>
          <table:table-cell table:style-name="ce21" office:value-type="string" calcext:value-type="string">
            <text:p>Adrie Morgan </text:p>
          </table:table-cell>
          <table:table-cell table:style-name="ce21" office:value-type="string" calcext:value-type="string">
            <text:p>196 Maestoso Toplica </text:p>
          </table:table-cell>
          <table:table-cell table:style-name="ce26" office:value-type="date" office:date-value="2005-06-28" calcext:value-type="date">
            <text:p>2005-06-28</text:p>
          </table:table-cell>
          <table:table-cell table:style-name="ce31" table:formula="of:=YEAR(TODAY())-YEAR([.D8])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565 901 387</text:p>
          </table:table-cell>
          <table:table-cell table:style-name="ce26" office:value-type="date" office:date-value="1985-02-17" calcext:value-type="date">
            <text:p>1985-02-17</text:p>
          </table:table-cell>
          <table:table-cell table:style-name="ce31" table:formula="of:=YEAR(TODAY())-YEAR([.H8])" office:value-type="float" office:value="40" calcext:value-type="float">
            <text:p>40</text:p>
          </table:table-cell>
          <table:table-cell table:style-name="ce45" office:value-type="string" calcext:value-type="string">
            <text:p>Mark</text:p>
          </table:table-cell>
          <table:table-cell table:style-name="ce40" office:value-type="string" calcext:value-type="string">
            <text:p>07940 431 30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29" calcext:value-type="float">
            <text:p>329</text:p>
          </table:table-cell>
          <table:table-cell table:style-name="ce21" office:value-type="string" calcext:value-type="string">
            <text:p>Declan McLellan</text:p>
          </table:table-cell>
          <table:table-cell table:style-name="ce21" office:value-type="string" calcext:value-type="string">
            <text:p>Cidre Robin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7513 361 208</text:p>
          </table:table-cell>
          <table:table-cell table:style-name="ce26" office:value-type="date" office:date-value="2002-05-23" calcext:value-type="date">
            <text:p>2002-05-23</text:p>
          </table:table-cell>
          <table:table-cell table:style-name="ce31" table:formula="of:=YEAR(TODAY())-YEAR([.H9])" office:value-type="float" office:value="23" calcext:value-type="float">
            <text:p>23</text:p>
          </table:table-cell>
          <table:table-cell table:style-name="ce45" office:value-type="string" calcext:value-type="string">
            <text:p>Dione McLellan</text:p>
          </table:table-cell>
          <table:table-cell table:style-name="ce40" office:value-type="string" calcext:value-type="string">
            <text:p>07544 44 00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 table:number-rows-repeated="3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number-columns-repeated="16368"/>
        </table:table-row>
        <table:table-row table:style-name="ro7" table:number-rows-repeated="4">
          <table:table-cell table:number-columns-repeated="15"/>
          <table:table-cell table:style-name="ce11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3" table:style-name="ta1" table:print-ranges="'Class 23'.A1:'Class 23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23 Ring 2 - Best Turned Out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2" table:style-name="ce70"/>
            <table:table-cell table:style-name="ce53" table:number-columns-repeated="16336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48" calcext:value-type="float">
            <text:p>348</text:p>
          </table:table-cell>
          <table:table-cell table:style-name="ce21" office:value-type="string" calcext:value-type="string">
            <text:p>Daisy Robertson</text:p>
          </table:table-cell>
          <table:table-cell table:style-name="ce21" office:value-type="string" calcext:value-type="string">
            <text:p>Elvis </text:p>
          </table:table-cell>
          <table:table-cell table:style-name="ce26" office:value-type="date" office:date-value="2012-12-01" calcext:value-type="date">
            <text:p>2012-12-01</text:p>
          </table:table-cell>
          <table:table-cell table:style-name="ce31" table:formula="of:=YEAR(TODAY())-YEAR([.D4])" office:value-type="float" office:value="13" calcext:value-type="float">
            <text:p>13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432 410 447</text:p>
          </table:table-cell>
          <table:table-cell table:style-name="ce26" office:value-type="date" office:date-value="2009-08-06" calcext:value-type="date">
            <text:p>2009-08-06</text:p>
          </table:table-cell>
          <table:table-cell table:style-name="ce31" table:formula="of:=YEAR(TODAY())-YEAR([.H4])" office:value-type="float" office:value="16" calcext:value-type="float">
            <text:p>16</text:p>
          </table:table-cell>
          <table:table-cell table:style-name="ce45" office:value-type="string" calcext:value-type="string">
            <text:p>Ronald Robertson </text:p>
          </table:table-cell>
          <table:table-cell table:style-name="ce40" office:value-type="string" calcext:value-type="string">
            <text:p>07884 470 568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49" calcext:value-type="float">
            <text:p>349</text:p>
          </table:table-cell>
          <table:table-cell table:style-name="ce21" office:value-type="string" calcext:value-type="string">
            <text:p>Ava Kerr</text:p>
          </table:table-cell>
          <table:table-cell table:style-name="ce21" office:value-type="string" calcext:value-type="string">
            <text:p>Banksy Dau Aderyn </text:p>
          </table:table-cell>
          <table:table-cell table:style-name="ce26" office:value-type="date" office:date-value="2016-02-15" calcext:value-type="date">
            <text:p>2016-02-15</text:p>
          </table:table-cell>
          <table:table-cell table:style-name="ce31" table:formula="of:=YEAR(TODAY())-YEAR([.D5])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463 756 899</text:p>
          </table:table-cell>
          <table:table-cell table:style-name="ce26" office:value-type="date" office:date-value="2001-11-10" calcext:value-type="date">
            <text:p>2001-11-10</text:p>
          </table:table-cell>
          <table:table-cell table:style-name="ce31" table:formula="of:=YEAR(TODAY())-YEAR([.H5])" office:value-type="float" office:value="24" calcext:value-type="float">
            <text:p>24</text:p>
          </table:table-cell>
          <table:table-cell table:style-name="ce45" office:value-type="string" calcext:value-type="string">
            <text:p>Emma </text:p>
          </table:table-cell>
          <table:table-cell table:style-name="ce40" office:value-type="string" calcext:value-type="string">
            <text:p>07463 756 89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46" calcext:value-type="float">
            <text:p>346</text:p>
          </table:table-cell>
          <table:table-cell table:style-name="ce21" office:value-type="string" calcext:value-type="string">
            <text:p>Rachel Sherry</text:p>
          </table:table-cell>
          <table:table-cell table:style-name="ce21" office:value-type="string" calcext:value-type="string">
            <text:p>King Koozie </text:p>
          </table:table-cell>
          <table:table-cell table:style-name="ce26" office:value-type="date" office:date-value="2015-05-10" calcext:value-type="date">
            <text:p>2015-05-10</text:p>
          </table:table-cell>
          <table:table-cell table:style-name="ce31" table:formula="of:=YEAR(TODAY())-YEAR([.D6])" office:value-type="float" office:value="10" calcext:value-type="float">
            <text:p>10</text:p>
          </table:table-cell>
          <table:table-cell table:style-name="ce36" office:value-type="float" office:value="16.2" calcext:value-type="float">
            <text:p>16.2</text:p>
          </table:table-cell>
          <table:table-cell table:style-name="ce40" office:value-type="string" calcext:value-type="string">
            <text:p>07760 885 619</text:p>
          </table:table-cell>
          <table:table-cell table:style-name="ce26" office:value-type="date" office:date-value="1998-02-11" calcext:value-type="date">
            <text:p>1998-02-11</text:p>
          </table:table-cell>
          <table:table-cell table:style-name="ce31" table:formula="of:=YEAR(TODAY())-YEAR([.H6])" office:value-type="float" office:value="27" calcext:value-type="float">
            <text:p>27</text:p>
          </table:table-cell>
          <table:table-cell table:style-name="ce45" office:value-type="string" calcext:value-type="string">
            <text:p>Joyce Sherry</text:p>
          </table:table-cell>
          <table:table-cell table:style-name="ce40" office:value-type="string" calcext:value-type="string">
            <text:p>07981 609 22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50" calcext:value-type="float">
            <text:p>350</text:p>
          </table:table-cell>
          <table:table-cell table:style-name="ce21" office:value-type="string" calcext:value-type="string">
            <text:p>Wendy Miller-Smith</text:p>
          </table:table-cell>
          <table:table-cell table:style-name="ce21" office:value-type="string" calcext:value-type="string">
            <text:p>Foxsedge Giselle</text:p>
          </table:table-cell>
          <table:table-cell table:style-name="ce26" office:value-type="date" office:date-value="2010-05-02" calcext:value-type="date">
            <text:p>2010-05-02</text:p>
          </table:table-cell>
          <table:table-cell table:style-name="ce31" table:formula="of:=YEAR(TODAY())-YEAR([.D7])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.0</text:p>
          </table:table-cell>
          <table:table-cell table:style-name="ce40" office:value-type="string" calcext:value-type="string">
            <text:p>07792 695 050</text:p>
          </table:table-cell>
          <table:table-cell table:style-name="ce26" office:value-type="date" office:date-value="1966-01-05" calcext:value-type="date">
            <text:p>1966-01-05</text:p>
          </table:table-cell>
          <table:table-cell table:style-name="ce31" table:formula="of:=YEAR(TODAY())-YEAR([.H7])" office:value-type="float" office:value="59" calcext:value-type="float">
            <text:p>59</text:p>
          </table:table-cell>
          <table:table-cell table:style-name="ce45" office:value-type="string" calcext:value-type="string">
            <text:p>07792695050</text:p>
          </table:table-cell>
          <table:table-cell table:style-name="ce40" office:value-type="string" calcext:value-type="string">
            <text:p>07792 695 05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93" calcext:value-type="float">
            <text:p>393</text:p>
          </table:table-cell>
          <table:table-cell table:style-name="ce21" office:value-type="string" calcext:value-type="string">
            <text:p>Marnie McIntyre</text:p>
          </table:table-cell>
          <table:table-cell table:style-name="ce21" office:value-type="string" calcext:value-type="string">
            <text:p>Mawcarse Rosalyn</text:p>
          </table:table-cell>
          <table:table-cell table:style-name="ce26"/>
          <table:table-cell table:style-name="ce31" office:value-type="float" office:value="21" calcext:value-type="float">
            <text:p>21</text:p>
          </table:table-cell>
          <table:table-cell table:style-name="ce36"/>
          <table:table-cell table:style-name="ce40" office:value-type="string" calcext:value-type="string">
            <text:p>07813 581 739</text:p>
          </table:table-cell>
          <table:table-cell table:style-name="ce26"/>
          <table:table-cell table:style-name="ce31" office:value-type="float" office:value="10" calcext:value-type="float">
            <text:p>10</text:p>
          </table:table-cell>
          <table:table-cell table:style-name="ce45"/>
          <table:table-cell table:style-name="ce40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120" calcext:value-type="float">
            <text:p>120</text:p>
          </table:table-cell>
          <table:table-cell table:style-name="ce21" office:value-type="string" calcext:value-type="string">
            <text:p>Rachel Wylie</text:p>
          </table:table-cell>
          <table:table-cell table:style-name="ce21" office:value-type="string" calcext:value-type="string">
            <text:p>Masie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 table:style-name="ce36"/>
          <table:table-cell table:style-name="ce40" office:value-type="string" calcext:value-type="string">
            <text:p>07521 015 879</text:p>
          </table:table-cell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6" calcext:value-type="float">
            <text:p>6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340" calcext:value-type="float">
            <text:p>340</text:p>
          </table:table-cell>
          <table:table-cell table:style-name="ce20" office:value-type="string" calcext:value-type="string">
            <text:p>Macey McLeod</text:p>
          </table:table-cell>
          <table:table-cell table:style-name="ce21" office:value-type="string" calcext:value-type="string">
            <text:p>Rowfantina George Washington</text:p>
          </table:table-cell>
          <table:table-cell table:style-name="ce26"/>
          <table:table-cell table:style-name="ce31" office:value-type="float" office:value="15" calcext:value-type="float">
            <text:p>15</text:p>
          </table:table-cell>
          <table:table-cell table:style-name="ce36"/>
          <table:table-cell table:style-name="ce40"/>
          <table:table-cell table:style-name="ce26"/>
          <table:table-cell table:style-name="ce31" office:value-type="float" office:value="4" calcext:value-type="float">
            <text:p>4</text:p>
          </table:table-cell>
          <table:table-cell table:style-name="ce45"/>
          <table:table-cell table:style-name="ce40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347" calcext:value-type="float">
            <text:p>347</text:p>
          </table:table-cell>
          <table:table-cell table:style-name="ce21" office:value-type="string" calcext:value-type="string">
            <text:p>Laura Meader</text:p>
          </table:table-cell>
          <table:table-cell table:style-name="ce21" office:value-type="string" calcext:value-type="string">
            <text:p>Castlemore Alex</text:p>
          </table:table-cell>
          <table:table-cell table:style-name="ce26" office:value-type="date" office:date-value="2013-04-30" calcext:value-type="date">
            <text:p>2013-04-30</text:p>
          </table:table-cell>
          <table:table-cell table:style-name="ce31" table:formula="of:=YEAR(TODAY())-YEAR([.D11])" office:value-type="float" office:value="12" calcext:value-type="float">
            <text:p>12</text:p>
          </table:table-cell>
          <table:table-cell table:style-name="ce36" office:value-type="float" office:value="16.1" calcext:value-type="float">
            <text:p>16.1</text:p>
          </table:table-cell>
          <table:table-cell table:style-name="ce40" office:value-type="string" calcext:value-type="string">
            <text:p>07454 725 807</text:p>
          </table:table-cell>
          <table:table-cell table:style-name="ce26" office:value-type="date" office:date-value="1996-11-12" calcext:value-type="date">
            <text:p>1996-11-12</text:p>
          </table:table-cell>
          <table:table-cell table:style-name="ce31" table:formula="of:=YEAR(TODAY())-YEAR([.H11])" office:value-type="float" office:value="29" calcext:value-type="float">
            <text:p>29</text:p>
          </table:table-cell>
          <table:table-cell table:style-name="ce45" office:value-type="string" calcext:value-type="string">
            <text:p>Jacqueline Meader</text:p>
          </table:table-cell>
          <table:table-cell table:style-name="ce40" office:value-type="string" calcext:value-type="string">
            <text:p>07752 251 104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number-columns-repeated="16368"/>
        </table:table-row>
        <table:table-row table:style-name="ro7" table:number-rows-repeated="4">
          <table:table-cell table:style-name="ce15"/>
          <table:table-cell table:number-columns-repeated="14"/>
          <table:table-cell table:style-name="ce11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4" table:style-name="ta1" table:print-ranges="'Class 24'.A1:'Class 24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24 Ring 2 - Concours du Elegance: Any height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2" table:style-name="ce70"/>
            <table:table-cell table:style-name="ce53" table:number-columns-repeated="16336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51" calcext:value-type="float">
            <text:p>351</text:p>
          </table:table-cell>
          <table:table-cell table:style-name="ce21" office:value-type="string" calcext:value-type="string">
            <text:p>Danielle Scott</text:p>
          </table:table-cell>
          <table:table-cell table:style-name="ce21" office:value-type="string" calcext:value-type="string">
            <text:p>Don Corleone</text:p>
          </table:table-cell>
          <table:table-cell table:style-name="ce26" office:value-type="date" office:date-value="2014-01-01" calcext:value-type="date">
            <text:p>2014-01-01</text:p>
          </table:table-cell>
          <table:table-cell table:style-name="ce31" table:formula="of:=YEAR(TODAY())-YEAR([.D4])" office:value-type="float" office:value="11" calcext:value-type="float">
            <text:p>11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411 077 966</text:p>
          </table:table-cell>
          <table:table-cell table:style-name="ce26" office:value-type="date" office:date-value="1995-10-22" calcext:value-type="date">
            <text:p>1995-10-22</text:p>
          </table:table-cell>
          <table:table-cell table:style-name="ce31" table:formula="of:=YEAR(TODAY())-YEAR([.H4])" office:value-type="float" office:value="30" calcext:value-type="float">
            <text:p>30</text:p>
          </table:table-cell>
          <table:table-cell table:style-name="ce45" office:value-type="string" calcext:value-type="string">
            <text:p>Alison Scott</text:p>
          </table:table-cell>
          <table:table-cell table:style-name="ce40" office:value-type="string" calcext:value-type="string">
            <text:p>07860 119 777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52" calcext:value-type="float">
            <text:p>352</text:p>
          </table:table-cell>
          <table:table-cell table:style-name="ce21" office:value-type="string" calcext:value-type="string">
            <text:p>Karen Lyon</text:p>
          </table:table-cell>
          <table:table-cell table:style-name="ce21" office:value-type="string" calcext:value-type="string">
            <text:p>Blaencila Alcaraz</text:p>
          </table:table-cell>
          <table:table-cell table:style-name="ce26" office:value-type="date" office:date-value="2023-05-15" calcext:value-type="date">
            <text:p>2023-05-15</text:p>
          </table:table-cell>
          <table:table-cell table:style-name="ce31" table:formula="of:=YEAR(TODAY())-YEAR([.D5])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.0</text:p>
          </table:table-cell>
          <table:table-cell table:style-name="ce40" office:value-type="string" calcext:value-type="string">
            <text:p>07846 499 644</text:p>
          </table:table-cell>
          <table:table-cell table:style-name="ce26" office:value-type="date" office:date-value="1975-12-29" calcext:value-type="date">
            <text:p>1975-12-29</text:p>
          </table:table-cell>
          <table:table-cell table:style-name="ce31" table:formula="of:=YEAR(TODAY())-YEAR([.H5])" office:value-type="float" office:value="50" calcext:value-type="float">
            <text:p>50</text:p>
          </table:table-cell>
          <table:table-cell table:style-name="ce45" office:value-type="string" calcext:value-type="string">
            <text:p>Katie Vaughan</text:p>
          </table:table-cell>
          <table:table-cell table:style-name="ce40" office:value-type="string" calcext:value-type="string">
            <text:p>07859 730 9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53" calcext:value-type="float">
            <text:p>353</text:p>
          </table:table-cell>
          <table:table-cell table:style-name="ce21" office:value-type="string" calcext:value-type="string">
            <text:p>Kathryn Martin</text:p>
          </table:table-cell>
          <table:table-cell table:style-name="ce21" office:value-type="string" calcext:value-type="string">
            <text:p>Ballinclach Surprise</text:p>
          </table:table-cell>
          <table:table-cell table:style-name="ce26" office:value-type="date" office:date-value="2013-05-08" calcext:value-type="date">
            <text:p>2013-05-08</text:p>
          </table:table-cell>
          <table:table-cell table:style-name="ce31" table:formula="of:=YEAR(TODAY())-YEAR([.D6])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.0</text:p>
          </table:table-cell>
          <table:table-cell table:style-name="ce40" office:value-type="string" calcext:value-type="string">
            <text:p>07751 975 124</text:p>
          </table:table-cell>
          <table:table-cell table:style-name="ce26" office:value-type="date" office:date-value="1961-11-27" calcext:value-type="date">
            <text:p>1961-11-27</text:p>
          </table:table-cell>
          <table:table-cell table:style-name="ce31" table:formula="of:=YEAR(TODAY())-YEAR([.H6])" office:value-type="float" office:value="64" calcext:value-type="float">
            <text:p>64</text:p>
          </table:table-cell>
          <table:table-cell table:style-name="ce45" office:value-type="string" calcext:value-type="string">
            <text:p>Kathryn Martin</text:p>
          </table:table-cell>
          <table:table-cell table:style-name="ce40" office:value-type="string" calcext:value-type="string">
            <text:p>07751 975 124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107" calcext:value-type="float">
            <text:p>107</text:p>
          </table:table-cell>
          <table:table-cell table:style-name="ce21" office:value-type="string" calcext:value-type="string">
            <text:p>Carol Rogerson</text:p>
          </table:table-cell>
          <table:table-cell table:style-name="ce21" office:value-type="string" calcext:value-type="string">
            <text:p>Fox Glen</text:p>
          </table:table-cell>
          <table:table-cell table:style-name="ce26"/>
          <table:table-cell table:style-name="ce31" office:value-type="float" office:value="12" calcext:value-type="float">
            <text:p>12</text:p>
          </table:table-cell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 table:number-rows-repeated="5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number-columns-repeated="16368"/>
        </table:table-row>
        <table:table-row table:style-name="ro7" table:number-rows-repeated="4">
          <table:table-cell table:number-columns-repeated="15"/>
          <table:table-cell table:style-name="ce11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5" table:style-name="ta1" table:print-ranges="'Class 25'.A1:'Class 25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25 Ring 2 - Lead Rein &amp; Thelwell type pony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2" table:style-name="ce70"/>
            <table:table-cell table:style-name="ce53" table:number-columns-repeated="16336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59" calcext:value-type="float">
            <text:p>359</text:p>
          </table:table-cell>
          <table:table-cell table:style-name="ce21" office:value-type="string" calcext:value-type="string">
            <text:p>Anna Kennedy</text:p>
          </table:table-cell>
          <table:table-cell table:style-name="ce21" office:value-type="string" calcext:value-type="string">
            <text:p>Furbie</text:p>
          </table:table-cell>
          <table:table-cell table:style-name="ce26" office:value-type="date" office:date-value="2012-01-01" calcext:value-type="date">
            <text:p>2012-01-01</text:p>
          </table:table-cell>
          <table:table-cell table:style-name="ce31" table:formula="of:=YEAR(TODAY())-YEAR([.D4])" office:value-type="float" office:value="13" calcext:value-type="float">
            <text:p>13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717 725 567</text:p>
          </table:table-cell>
          <table:table-cell table:style-name="ce26" office:value-type="date" office:date-value="2018-01-23" calcext:value-type="date">
            <text:p>2018-01-23</text:p>
          </table:table-cell>
          <table:table-cell table:style-name="ce31" table:formula="of:=YEAR(TODAY())-YEAR([.H4])" office:value-type="float" office:value="7" calcext:value-type="float">
            <text:p>7</text:p>
          </table:table-cell>
          <table:table-cell table:style-name="ce45" office:value-type="string" calcext:value-type="string">
            <text:p>Emma Kennedy </text:p>
          </table:table-cell>
          <table:table-cell table:style-name="ce40" office:value-type="string" calcext:value-type="string">
            <text:p>07717 725 567</text:p>
          </table:table-cell>
          <table:table-cell table:style-name="ce15" office:value-type="float" office:value="3" calcext:value-type="float">
            <text:p>3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0" calcext:value-type="float">
            <text:p>360</text:p>
          </table:table-cell>
          <table:table-cell table:style-name="ce21" office:value-type="string" calcext:value-type="string">
            <text:p>Macy Hose</text:p>
          </table:table-cell>
          <table:table-cell table:style-name="ce21" office:value-type="string" calcext:value-type="string">
            <text:p>Marsh Heddwyn</text:p>
          </table:table-cell>
          <table:table-cell table:style-name="ce26" office:value-type="date" office:date-value="2021-01-14" calcext:value-type="date">
            <text:p>2021-01-14</text:p>
          </table:table-cell>
          <table:table-cell table:style-name="ce31" table:formula="of:=YEAR(TODAY())-YEAR([.D5])" office:value-type="float" office:value="4" calcext:value-type="float">
            <text:p>4</text:p>
          </table:table-cell>
          <table:table-cell table:style-name="ce36" office:value-type="float" office:value="10.2" calcext:value-type="float">
            <text:p>10.2</text:p>
          </table:table-cell>
          <table:table-cell table:style-name="ce40" office:value-type="string" calcext:value-type="string">
            <text:p>07747 399 669</text:p>
          </table:table-cell>
          <table:table-cell table:style-name="ce26" office:value-type="date" office:date-value="2014-12-01" calcext:value-type="date">
            <text:p>2014-12-01</text:p>
          </table:table-cell>
          <table:table-cell table:style-name="ce31" table:formula="of:=YEAR(TODAY())-YEAR([.H5])" office:value-type="float" office:value="11" calcext:value-type="float">
            <text:p>11</text:p>
          </table:table-cell>
          <table:table-cell table:style-name="ce45" office:value-type="string" calcext:value-type="string">
            <text:p>John Gall</text:p>
          </table:table-cell>
          <table:table-cell table:style-name="ce40" office:value-type="string" calcext:value-type="string">
            <text:p>07747 389 669</text:p>
          </table:table-cell>
          <table:table-cell table:style-name="ce15" office:value-type="float" office:value="2" calcext:value-type="float">
            <text:p>2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25" calcext:value-type="float">
            <text:p>325</text:p>
          </table:table-cell>
          <table:table-cell table:style-name="ce20" office:value-type="string" calcext:value-type="string">
            <text:p>Aimee Aitchison </text:p>
          </table:table-cell>
          <table:table-cell table:style-name="ce20" office:value-type="string" calcext:value-type="string">
            <text:p>Rotherdale Nymeria</text:p>
          </table:table-cell>
          <table:table-cell table:style-name="ce26" office:value-type="date" office:date-value="2020-07-13" calcext:value-type="date">
            <text:p>2020-07-13</text:p>
          </table:table-cell>
          <table:table-cell table:style-name="ce31"/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80 296 637</text:p>
          </table:table-cell>
          <table:table-cell table:style-name="ce26" office:value-type="date" office:date-value="2009-05-14" calcext:value-type="date">
            <text:p>2009-05-14</text:p>
          </table:table-cell>
          <table:table-cell table:style-name="ce31"/>
          <table:table-cell table:style-name="ce45" office:value-type="string" calcext:value-type="string">
            <text:p>Kim </text:p>
          </table:table-cell>
          <table:table-cell table:style-name="ce40" office:value-type="string" calcext:value-type="string">
            <text:p>07980 296 637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31" calcext:value-type="float">
            <text:p>331</text:p>
          </table:table-cell>
          <table:table-cell table:style-name="ce20" office:value-type="string" calcext:value-type="string">
            <text:p>Adrie Morgan </text:p>
          </table:table-cell>
          <table:table-cell table:style-name="ce20" office:value-type="string" calcext:value-type="string">
            <text:p>Fanad Spirit </text:p>
          </table:table-cell>
          <table:table-cell table:style-name="ce26" office:value-type="date" office:date-value="2019-06-04" calcext:value-type="date">
            <text:p>2019-06-04</text:p>
          </table:table-cell>
          <table:table-cell table:style-name="ce31"/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565 901 387</text:p>
          </table:table-cell>
          <table:table-cell table:style-name="ce26" office:value-type="date" office:date-value="1985-02-17" calcext:value-type="date">
            <text:p>1985-02-17</text:p>
          </table:table-cell>
          <table:table-cell table:style-name="ce31"/>
          <table:table-cell table:style-name="ce45" office:value-type="string" calcext:value-type="string">
            <text:p>Mark</text:p>
          </table:table-cell>
          <table:table-cell table:style-name="ce40" office:value-type="string" calcext:value-type="string">
            <text:p>07940 431 304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33" calcext:value-type="float">
            <text:p>333</text:p>
          </table:table-cell>
          <table:table-cell table:style-name="ce20" office:value-type="string" calcext:value-type="string">
            <text:p>Paul Jarvis</text:p>
          </table:table-cell>
          <table:table-cell table:style-name="ce20" office:value-type="string" calcext:value-type="string">
            <text:p>Westfirle Red Knot</text:p>
          </table:table-cell>
          <table:table-cell table:style-name="ce26"/>
          <table:table-cell table:style-name="ce31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.0</text:p>
          </table:table-cell>
          <table:table-cell table:style-name="ce40"/>
          <table:table-cell table:style-name="ce26"/>
          <table:table-cell table:style-name="ce31" office:value-type="float" office:value="8" calcext:value-type="float">
            <text:p>8</text:p>
          </table:table-cell>
          <table:table-cell table:style-name="ce45" office:value-type="string" calcext:value-type="string">
            <text:p>Lauren</text:p>
          </table:table-cell>
          <table:table-cell table:style-name="ce16" office:value-type="string" calcext:value-type="string">
            <text:p>07449 969 355</text:p>
          </table:table-cell>
          <table:table-cell table:style-name="ce15" office:value-type="float" office:value="5" calcext:value-type="float">
            <text:p>5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340" calcext:value-type="float">
            <text:p>340</text:p>
          </table:table-cell>
          <table:table-cell table:style-name="ce20" office:value-type="string" calcext:value-type="string">
            <text:p>Macey McLeod</text:p>
          </table:table-cell>
          <table:table-cell table:style-name="ce21" office:value-type="string" calcext:value-type="string">
            <text:p>Rowfantina George Washington</text:p>
          </table:table-cell>
          <table:table-cell table:style-name="ce26"/>
          <table:table-cell table:style-name="ce31" office:value-type="float" office:value="15" calcext:value-type="float">
            <text:p>15</text:p>
          </table:table-cell>
          <table:table-cell table:style-name="ce36"/>
          <table:table-cell table:style-name="ce40"/>
          <table:table-cell table:style-name="ce26"/>
          <table:table-cell table:style-name="ce31" office:value-type="float" office:value="4" calcext:value-type="float">
            <text:p>4</text:p>
          </table:table-cell>
          <table:table-cell table:style-name="ce45"/>
          <table:table-cell table:style-name="ce40"/>
          <table:table-cell table:style-name="ce15" office:value-type="float" office:value="1" calcext:value-type="float">
            <text:p>1</text:p>
          </table:table-cell>
          <table:table-cell table:style-name="ce49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342" calcext:value-type="float">
            <text:p>342</text:p>
          </table:table-cell>
          <table:table-cell table:style-name="ce21" office:value-type="string" calcext:value-type="string">
            <text:p>Gillian Macdonald</text:p>
          </table:table-cell>
          <table:table-cell table:style-name="ce21" office:value-type="string" calcext:value-type="string">
            <text:p>Sherrif </text:p>
          </table:table-cell>
          <table:table-cell table:style-name="ce26" office:value-type="date" office:date-value="2019-06-24" calcext:value-type="date">
            <text:p>2019-06-24</text:p>
          </table:table-cell>
          <table:table-cell table:style-name="ce31" table:formula="of:=YEAR(TODAY())-YEAR([.D10])" office:value-type="float" office:value="6" calcext:value-type="float">
            <text:p>6</text:p>
          </table:table-cell>
          <table:table-cell table:style-name="ce36" office:value-type="float" office:value="16.3" calcext:value-type="float">
            <text:p>16.3</text:p>
          </table:table-cell>
          <table:table-cell table:style-name="ce40" office:value-type="string" calcext:value-type="string">
            <text:p>07961 015 188</text:p>
          </table:table-cell>
          <table:table-cell table:style-name="ce26" office:value-type="date" office:date-value="1970-10-16" calcext:value-type="date">
            <text:p>1970-10-16</text:p>
          </table:table-cell>
          <table:table-cell table:style-name="ce31" table:formula="of:=YEAR(TODAY())-YEAR([.H10])" office:value-type="float" office:value="55" calcext:value-type="float">
            <text:p>55</text:p>
          </table:table-cell>
          <table:table-cell table:style-name="ce45" office:value-type="string" calcext:value-type="string">
            <text:p>Peter Macdonald</text:p>
          </table:table-cell>
          <table:table-cell table:style-name="ce40" office:value-type="string" calcext:value-type="string">
            <text:p>07984 190 100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344" calcext:value-type="float">
            <text:p>344</text:p>
          </table:table-cell>
          <table:table-cell table:style-name="ce21" office:value-type="string" calcext:value-type="string">
            <text:p>Gemma Greenaway</text:p>
          </table:table-cell>
          <table:table-cell table:style-name="ce21" office:value-type="string" calcext:value-type="string">
            <text:p>Lucky</text:p>
          </table:table-cell>
          <table:table-cell table:style-name="ce26" office:value-type="date" office:date-value="2011-01-01" calcext:value-type="date">
            <text:p>2011-01-01</text:p>
          </table:table-cell>
          <table:table-cell table:style-name="ce31" table:formula="of:=YEAR(TODAY())-YEAR([.D11])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.0</text:p>
          </table:table-cell>
          <table:table-cell table:style-name="ce40" office:value-type="string" calcext:value-type="string">
            <text:p>07790 322 261</text:p>
          </table:table-cell>
          <table:table-cell table:style-name="ce26" office:value-type="date" office:date-value="2005-11-28" calcext:value-type="date">
            <text:p>2005-11-28</text:p>
          </table:table-cell>
          <table:table-cell table:style-name="ce31" table:formula="of:=YEAR(TODAY())-YEAR([.H11])" office:value-type="float" office:value="20" calcext:value-type="float">
            <text:p>20</text:p>
          </table:table-cell>
          <table:table-cell table:style-name="ce45" office:value-type="string" calcext:value-type="string">
            <text:p>Lorna Greenaway</text:p>
          </table:table-cell>
          <table:table-cell table:style-name="ce40" office:value-type="string" calcext:value-type="string">
            <text:p>07790 322 261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string" calcext:value-type="string">
            <text:p>345</text:p>
            <text:p>(119)</text:p>
          </table:table-cell>
          <table:table-cell table:style-name="ce21" office:value-type="string" calcext:value-type="string">
            <text:p>Samantha Cloy</text:p>
          </table:table-cell>
          <table:table-cell table:style-name="ce21" office:value-type="string" calcext:value-type="string">
            <text:p>Lansdowne Road </text:p>
          </table:table-cell>
          <table:table-cell table:style-name="ce26" office:value-type="date" office:date-value="2008-01-01" calcext:value-type="date">
            <text:p>2008-01-01</text:p>
          </table:table-cell>
          <table:table-cell table:style-name="ce31" table:formula="of:=YEAR(TODAY())-YEAR([.D12])" office:value-type="float" office:value="17" calcext:value-type="float">
            <text:p>17</text:p>
          </table:table-cell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1387 730 431</text:p>
          </table:table-cell>
          <table:table-cell table:style-name="ce26" office:value-type="date" office:date-value="1985-03-14" calcext:value-type="date">
            <text:p>1985-03-14</text:p>
          </table:table-cell>
          <table:table-cell table:style-name="ce31" table:formula="of:=YEAR(TODAY())-YEAR([.H12])" office:value-type="float" office:value="40" calcext:value-type="float">
            <text:p>40</text:p>
          </table:table-cell>
          <table:table-cell table:style-name="ce45" office:value-type="string" calcext:value-type="string">
            <text:p>George Cloy</text:p>
          </table:table-cell>
          <table:table-cell table:style-name="ce40" office:value-type="string" calcext:value-type="string">
            <text:p>07928 222 268</text:p>
          </table:table-cell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417" calcext:value-type="float">
            <text:p>417</text:p>
          </table:table-cell>
          <table:table-cell table:style-name="ce21" office:value-type="string" calcext:value-type="string">
            <text:p>Leah Jarvis</text:p>
          </table:table-cell>
          <table:table-cell table:style-name="ce21" office:value-type="string" calcext:value-type="string">
            <text:p>Loanin Morgan</text:p>
          </table:table-cell>
          <table:table-cell table:style-name="ce26"/>
          <table:table-cell table:style-name="ce31" office:value-type="float" office:value="7" calcext:value-type="float">
            <text:p>7</text:p>
          </table:table-cell>
          <table:table-cell table:style-name="ce36"/>
          <table:table-cell table:style-name="ce40"/>
          <table:table-cell table:style-name="ce26"/>
          <table:table-cell table:style-name="ce31" office:value-type="float" office:value="3" calcext:value-type="float">
            <text:p>3</text:p>
          </table:table-cell>
          <table:table-cell table:style-name="ce45"/>
          <table:table-cell table:style-name="ce40"/>
          <table:table-cell table:style-name="ce15" office:value-type="float" office:value="4" calcext:value-type="float">
            <text:p>4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" office:value-type="float" office:value="499" calcext:value-type="float">
            <text:p>499</text:p>
          </table:table-cell>
          <table:table-cell table:style-name="ce21" office:value-type="string" calcext:value-type="string">
            <text:p>Zhirley Boles</text:p>
          </table:table-cell>
          <table:table-cell table:style-name="ce21" office:value-type="string" calcext:value-type="string">
            <text:p>Joe Exotic</text:p>
          </table:table-cell>
          <table:table-cell table:style-name="ce26"/>
          <table:table-cell table:style-name="ce31"/>
          <table:table-cell table:style-name="ce36"/>
          <table:table-cell table:style-name="ce40" office:value-type="string" calcext:value-type="string">
            <text:p>07737 031 711</text:p>
          </table:table-cell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string" calcext:value-type="string">
            <text:p>-</text:p>
          </table:table-cell>
          <table:table-cell table:style-name="ce49" table:number-columns-repeated="3"/>
          <table:table-cell table:style-name="ce110" office:value-type="string" calcext:value-type="string">
            <text:p>At show</text:p>
          </table:table-cell>
          <table:table-cell table:number-columns-repeated="16368"/>
        </table:table-row>
        <table:table-row table:style-name="ro7" table:number-rows-repeated="2">
          <table:table-cell table:number-columns-repeated="15"/>
          <table:table-cell table:style-name="ce11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6" table:style-name="ta1" table:print-ranges="'Class 26'.A1:'Class 26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26 Ring 2 - Mountain &amp; Moorland: In Hand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Sub-class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2" table:style-name="ce70"/>
            <table:table-cell table:style-name="ce53" table:number-columns-repeated="16336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string" calcext:value-type="string">
            <text:p>355</text:p>
            <text:p>(455)</text:p>
          </table:table-cell>
          <table:table-cell table:style-name="ce20" office:value-type="string" calcext:value-type="string">
            <text:p>Leah Dalgleish</text:p>
          </table:table-cell>
          <table:table-cell table:style-name="ce20" office:value-type="string" calcext:value-type="string">
            <text:p>Bienn Bheula Of Royaldalriada</text:p>
          </table:table-cell>
          <table:table-cell table:style-name="ce26" office:value-type="date" office:date-value="2024-04-22" calcext:value-type="date">
            <text:p>2024-04-22</text:p>
          </table:table-cell>
          <table:table-cell table:style-name="ce31" table:formula="of:=YEAR(TODAY())-YEAR([.D4])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823 913 389</text:p>
          </table:table-cell>
          <table:table-cell table:style-name="ce26" office:value-type="date" office:date-value="2012-10-04" calcext:value-type="date">
            <text:p>2012-10-04</text:p>
          </table:table-cell>
          <table:table-cell table:style-name="ce31" table:formula="of:=YEAR(TODAY())-YEAR([.H4])" office:value-type="float" office:value="13" calcext:value-type="float">
            <text:p>13</text:p>
          </table:table-cell>
          <table:table-cell table:style-name="ce45" office:value-type="string" calcext:value-type="string">
            <text:p>Dawn Dalgleish</text:p>
          </table:table-cell>
          <table:table-cell table:style-name="ce40" office:value-type="string" calcext:value-type="string">
            <text:p>07823 913 389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" office:value-type="float" office:value="358" calcext:value-type="float">
            <text:p>358</text:p>
          </table:table-cell>
          <table:table-cell table:style-name="ce20" office:value-type="string" calcext:value-type="string">
            <text:p>Lynda Campbell </text:p>
          </table:table-cell>
          <table:table-cell table:style-name="ce20" office:value-type="string" calcext:value-type="string">
            <text:p>Lynbrie Myrddin</text:p>
          </table:table-cell>
          <table:table-cell table:style-name="ce26" office:value-type="date" office:date-value="2020-06-07" calcext:value-type="date">
            <text:p>2020-06-07</text:p>
          </table:table-cell>
          <table:table-cell table:style-name="ce31" table:formula="of:=YEAR(TODAY())-YEAR([.D5])" office:value-type="float" office:value="5" calcext:value-type="float">
            <text:p>5</text:p>
          </table:table-cell>
          <table:table-cell table:style-name="ce36" office:value-type="float" office:value="14.2" calcext:value-type="float">
            <text:p>14.2</text:p>
          </table:table-cell>
          <table:table-cell table:style-name="ce40" office:value-type="string" calcext:value-type="string">
            <text:p>07703 660 509</text:p>
          </table:table-cell>
          <table:table-cell table:style-name="ce26" office:value-type="date" office:date-value="1988-06-04" calcext:value-type="date">
            <text:p>1988-06-04</text:p>
          </table:table-cell>
          <table:table-cell table:style-name="ce31" table:formula="of:=YEAR(TODAY())-YEAR([.H5])" office:value-type="float" office:value="37" calcext:value-type="float">
            <text:p>37</text:p>
          </table:table-cell>
          <table:table-cell table:style-name="ce45" office:value-type="string" calcext:value-type="string">
            <text:p>07703660509</text:p>
          </table:table-cell>
          <table:table-cell table:style-name="ce40" office:value-type="string" calcext:value-type="string">
            <text:p>07703 660 50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" office:value-type="float" office:value="387" calcext:value-type="float">
            <text:p>387</text:p>
          </table:table-cell>
          <table:table-cell table:style-name="ce20" office:value-type="string" calcext:value-type="string">
            <text:p>Kelly O’Neil</text:p>
          </table:table-cell>
          <table:table-cell table:style-name="ce20" office:value-type="string" calcext:value-type="string">
            <text:p>Ormand Gracie May</text:p>
          </table:table-cell>
          <table:table-cell table:style-name="ce26"/>
          <table:table-cell table:style-name="ce31" office:value-type="float" office:value="2" calcext:value-type="float">
            <text:p>2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921 522 305</text:p>
          </table:table-cell>
          <table:table-cell table:style-name="ce26"/>
          <table:table-cell table:style-name="ce31"/>
          <table:table-cell table:style-name="ce45" office:value-type="string" calcext:value-type="string">
            <text:p>Michael O’Neil</text:p>
          </table:table-cell>
          <table:table-cell table:style-name="ce40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" office:value-type="float" office:value="389" calcext:value-type="float">
            <text:p>389</text:p>
          </table:table-cell>
          <table:table-cell table:style-name="ce20" office:value-type="string" calcext:value-type="string">
            <text:p>Michael O’Neil</text:p>
          </table:table-cell>
          <table:table-cell table:style-name="ce20" office:value-type="string" calcext:value-type="string">
            <text:p>Trevallion Hottie</text:p>
          </table:table-cell>
          <table:table-cell table:style-name="ce26"/>
          <table:table-cell table:style-name="ce31" office:value-type="float" office:value="1" calcext:value-type="float">
            <text:p>1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921 522 305</text:p>
          </table:table-cell>
          <table:table-cell table:style-name="ce26"/>
          <table:table-cell table:style-name="ce31"/>
          <table:table-cell table:style-name="ce45" office:value-type="string" calcext:value-type="string">
            <text:p>Michael O’Neil</text:p>
          </table:table-cell>
          <table:table-cell table:style-name="ce40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" office:value-type="float" office:value="354" calcext:value-type="float">
            <text:p>354</text:p>
          </table:table-cell>
          <table:table-cell table:style-name="ce20" office:value-type="string" calcext:value-type="string">
            <text:p>Carol Ann Weir</text:p>
          </table:table-cell>
          <table:table-cell table:style-name="ce20" office:value-type="string" calcext:value-type="string">
            <text:p>Penllech Dolly-Mix</text:p>
          </table:table-cell>
          <table:table-cell table:style-name="ce26" office:value-type="date" office:date-value="2022-05-03" calcext:value-type="date">
            <text:p>2022-05-03</text:p>
          </table:table-cell>
          <table:table-cell table:style-name="ce31" table:formula="of:=YEAR(TODAY())-YEAR([.D8])" office:value-type="float" office:value="3" calcext:value-type="float">
            <text:p>3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867 860 893</text:p>
          </table:table-cell>
          <table:table-cell table:style-name="ce26" office:value-type="date" office:date-value="2025-04-25" calcext:value-type="date">
            <text:p>2025-04-25</text:p>
          </table:table-cell>
          <table:table-cell table:style-name="ce31" table:formula="of:=YEAR(TODAY())-YEAR([.H8])" office:value-type="float" office:value="0" calcext:value-type="float">
            <text:p>0</text:p>
          </table:table-cell>
          <table:table-cell table:style-name="ce45" office:value-type="string" calcext:value-type="string">
            <text:p>Alan Weir</text:p>
          </table:table-cell>
          <table:table-cell table:style-name="ce40" office:value-type="string" calcext:value-type="string">
            <text:p>07796 321 33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348" calcext:value-type="float">
            <text:p>348</text:p>
          </table:table-cell>
          <table:table-cell table:style-name="ce20" office:value-type="string" calcext:value-type="string">
            <text:p>Daisy Robertson</text:p>
          </table:table-cell>
          <table:table-cell table:style-name="ce20" office:value-type="string" calcext:value-type="string">
            <text:p>Hermits Maverick </text:p>
          </table:table-cell>
          <table:table-cell table:style-name="ce26" office:value-type="date" office:date-value="2023-06-09" calcext:value-type="date">
            <text:p>2023-06-09</text:p>
          </table:table-cell>
          <table:table-cell table:style-name="ce31" table:formula="of:=YEAR(TODAY())-YEAR([.D9])" office:value-type="float" office:value="2" calcext:value-type="float">
            <text:p>2</text:p>
          </table:table-cell>
          <table:table-cell table:style-name="ce36" office:value-type="float" office:value="8" calcext:value-type="float">
            <text:p>8.0</text:p>
          </table:table-cell>
          <table:table-cell table:style-name="ce40" office:value-type="string" calcext:value-type="string">
            <text:p>07432 410 447</text:p>
          </table:table-cell>
          <table:table-cell table:style-name="ce26" office:value-type="date" office:date-value="2009-08-06" calcext:value-type="date">
            <text:p>2009-08-06</text:p>
          </table:table-cell>
          <table:table-cell table:style-name="ce31" table:formula="of:=YEAR(TODAY())-YEAR([.H9])" office:value-type="float" office:value="16" calcext:value-type="float">
            <text:p>16</text:p>
          </table:table-cell>
          <table:table-cell table:style-name="ce45" office:value-type="string" calcext:value-type="string">
            <text:p>Ronald Robertson </text:p>
          </table:table-cell>
          <table:table-cell table:style-name="ce40" office:value-type="string" calcext:value-type="string">
            <text:p>07884 470 568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string" calcext:value-type="string">
            <text:p>333</text:p>
            <text:p>(433)</text:p>
          </table:table-cell>
          <table:table-cell table:style-name="ce20" office:value-type="string" calcext:value-type="string">
            <text:p>Natasha Connor</text:p>
          </table:table-cell>
          <table:table-cell table:style-name="ce20" office:value-type="string" calcext:value-type="string">
            <text:p>Moelview Oslo Warrior </text:p>
          </table:table-cell>
          <table:table-cell table:style-name="ce26" office:value-type="date" office:date-value="2018-04-18" calcext:value-type="date">
            <text:p>2018-04-18</text:p>
          </table:table-cell>
          <table:table-cell table:style-name="ce31" table:formula="of:=YEAR(TODAY())-YEAR([.D10])" office:value-type="float" office:value="7" calcext:value-type="float">
            <text:p>7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972 712 263</text:p>
          </table:table-cell>
          <table:table-cell table:style-name="ce26" office:value-type="date" office:date-value="2009-03-27" calcext:value-type="date">
            <text:p>2009-03-27</text:p>
          </table:table-cell>
          <table:table-cell table:style-name="ce31" table:formula="of:=YEAR(TODAY())-YEAR([.H10])" office:value-type="float" office:value="16" calcext:value-type="float">
            <text:p>16</text:p>
          </table:table-cell>
          <table:table-cell table:style-name="ce45" office:value-type="string" calcext:value-type="string">
            <text:p>Ashley Connor</text:p>
          </table:table-cell>
          <table:table-cell table:style-name="ce40" office:value-type="string" calcext:value-type="string">
            <text:p>07584 152 45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356" calcext:value-type="float">
            <text:p>356</text:p>
          </table:table-cell>
          <table:table-cell table:style-name="ce20" office:value-type="string" calcext:value-type="string">
            <text:p>Chelsea Hamilton</text:p>
          </table:table-cell>
          <table:table-cell table:style-name="ce20" office:value-type="string" calcext:value-type="string">
            <text:p>Fairywood Royal Mountbatten Windsor </text:p>
          </table:table-cell>
          <table:table-cell table:style-name="ce26" office:value-type="date" office:date-value="2019-03-24" calcext:value-type="date">
            <text:p>2019-03-24</text:p>
          </table:table-cell>
          <table:table-cell table:style-name="ce31" table:formula="of:=YEAR(TODAY())-YEAR([.D11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864 648 966</text:p>
          </table:table-cell>
          <table:table-cell table:style-name="ce26" office:value-type="date" office:date-value="2004-01-30" calcext:value-type="date">
            <text:p>2004-01-30</text:p>
          </table:table-cell>
          <table:table-cell table:style-name="ce31" table:formula="of:=YEAR(TODAY())-YEAR([.H11])" office:value-type="float" office:value="21" calcext:value-type="float">
            <text:p>21</text:p>
          </table:table-cell>
          <table:table-cell table:style-name="ce45" office:value-type="string" calcext:value-type="string">
            <text:p>Dawn Gillies </text:p>
          </table:table-cell>
          <table:table-cell table:style-name="ce40" office:value-type="string" calcext:value-type="string">
            <text:p>07864 648 96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357" calcext:value-type="float">
            <text:p>357</text:p>
          </table:table-cell>
          <table:table-cell table:style-name="ce20" office:value-type="string" calcext:value-type="string">
            <text:p>Chloe Waugh</text:p>
          </table:table-cell>
          <table:table-cell table:style-name="ce20" office:value-type="string" calcext:value-type="string">
            <text:p>Debernon The Best Man </text:p>
          </table:table-cell>
          <table:table-cell table:style-name="ce26" office:value-type="date" office:date-value="2019-05-06" calcext:value-type="date">
            <text:p>2019-05-06</text:p>
          </table:table-cell>
          <table:table-cell table:style-name="ce31" table:formula="of:=YEAR(TODAY())-YEAR([.D12])" office:value-type="float" office:value="6" calcext:value-type="float">
            <text:p>6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503 107 041</text:p>
          </table:table-cell>
          <table:table-cell table:style-name="ce26" office:value-type="date" office:date-value="2001-04-28" calcext:value-type="date">
            <text:p>2001-04-28</text:p>
          </table:table-cell>
          <table:table-cell table:style-name="ce31" table:formula="of:=YEAR(TODAY())-YEAR([.H12])" office:value-type="float" office:value="24" calcext:value-type="float">
            <text:p>24</text:p>
          </table:table-cell>
          <table:table-cell table:style-name="ce45" office:value-type="string" calcext:value-type="string">
            <text:p>Louise Stuart</text:p>
          </table:table-cell>
          <table:table-cell table:style-name="ce40" office:value-type="string" calcext:value-type="string">
            <text:p>07503 107 0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352" calcext:value-type="float">
            <text:p>352</text:p>
          </table:table-cell>
          <table:table-cell table:style-name="ce20" office:value-type="string" calcext:value-type="string">
            <text:p>Karen Lyon</text:p>
          </table:table-cell>
          <table:table-cell table:style-name="ce20" office:value-type="string" calcext:value-type="string">
            <text:p>Blaencila Alcaraz</text:p>
          </table:table-cell>
          <table:table-cell table:style-name="ce26" office:value-type="date" office:date-value="2023-05-15" calcext:value-type="date">
            <text:p>2023-05-15</text:p>
          </table:table-cell>
          <table:table-cell table:style-name="ce31" table:formula="of:=YEAR(TODAY())-YEAR([.D13])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.0</text:p>
          </table:table-cell>
          <table:table-cell table:style-name="ce40" office:value-type="string" calcext:value-type="string">
            <text:p>07846 499 644</text:p>
          </table:table-cell>
          <table:table-cell table:style-name="ce26" office:value-type="date" office:date-value="1975-12-29" calcext:value-type="date">
            <text:p>1975-12-29</text:p>
          </table:table-cell>
          <table:table-cell table:style-name="ce31" table:formula="of:=YEAR(TODAY())-YEAR([.H13])" office:value-type="float" office:value="50" calcext:value-type="float">
            <text:p>50</text:p>
          </table:table-cell>
          <table:table-cell table:style-name="ce45" office:value-type="string" calcext:value-type="string">
            <text:p>Katie Vaughan</text:p>
          </table:table-cell>
          <table:table-cell table:style-name="ce40" office:value-type="string" calcext:value-type="string">
            <text:p>07859 730 959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350" calcext:value-type="float">
            <text:p>350</text:p>
          </table:table-cell>
          <table:table-cell table:style-name="ce20" office:value-type="string" calcext:value-type="string">
            <text:p>Wendy Miller-Smith</text:p>
          </table:table-cell>
          <table:table-cell table:style-name="ce20" office:value-type="string" calcext:value-type="string">
            <text:p>Foxsedge Giselle</text:p>
          </table:table-cell>
          <table:table-cell table:style-name="ce26" office:value-type="date" office:date-value="2010-05-02" calcext:value-type="date">
            <text:p>2010-05-02</text:p>
          </table:table-cell>
          <table:table-cell table:style-name="ce31" table:formula="of:=YEAR(TODAY())-YEAR([.D14])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.0</text:p>
          </table:table-cell>
          <table:table-cell table:style-name="ce40" office:value-type="string" calcext:value-type="string">
            <text:p>07792 695 050</text:p>
          </table:table-cell>
          <table:table-cell table:style-name="ce26" office:value-type="date" office:date-value="1966-01-05" calcext:value-type="date">
            <text:p>1966-01-05</text:p>
          </table:table-cell>
          <table:table-cell table:style-name="ce31" table:formula="of:=YEAR(TODAY())-YEAR([.H14])" office:value-type="float" office:value="59" calcext:value-type="float">
            <text:p>59</text:p>
          </table:table-cell>
          <table:table-cell table:style-name="ce45" office:value-type="string" calcext:value-type="string">
            <text:p>07792695050</text:p>
          </table:table-cell>
          <table:table-cell table:style-name="ce40" office:value-type="string" calcext:value-type="string">
            <text:p>07792 695 05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353" calcext:value-type="float">
            <text:p>353</text:p>
          </table:table-cell>
          <table:table-cell table:style-name="ce20" office:value-type="string" calcext:value-type="string">
            <text:p>Kathryn Martin</text:p>
          </table:table-cell>
          <table:table-cell table:style-name="ce20" office:value-type="string" calcext:value-type="string">
            <text:p>Ballinclach Surprise</text:p>
          </table:table-cell>
          <table:table-cell table:style-name="ce26" office:value-type="date" office:date-value="2013-05-08" calcext:value-type="date">
            <text:p>2013-05-08</text:p>
          </table:table-cell>
          <table:table-cell table:style-name="ce31" table:formula="of:=YEAR(TODAY())-YEAR([.D15])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.0</text:p>
          </table:table-cell>
          <table:table-cell table:style-name="ce40" office:value-type="string" calcext:value-type="string">
            <text:p>07751 975 124</text:p>
          </table:table-cell>
          <table:table-cell table:style-name="ce26" office:value-type="date" office:date-value="1961-11-27" calcext:value-type="date">
            <text:p>1961-11-27</text:p>
          </table:table-cell>
          <table:table-cell table:style-name="ce31" table:formula="of:=YEAR(TODAY())-YEAR([.H15])" office:value-type="float" office:value="64" calcext:value-type="float">
            <text:p>64</text:p>
          </table:table-cell>
          <table:table-cell table:style-name="ce45" office:value-type="string" calcext:value-type="string">
            <text:p>Kathryn Martin</text:p>
          </table:table-cell>
          <table:table-cell table:style-name="ce40" office:value-type="string" calcext:value-type="string">
            <text:p>07751 975 124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108" calcext:value-type="float">
            <text:p>108</text:p>
          </table:table-cell>
          <table:table-cell table:style-name="ce20" office:value-type="string" calcext:value-type="string">
            <text:p>Paige Smille</text:p>
          </table:table-cell>
          <table:table-cell table:style-name="ce20" office:value-type="string" calcext:value-type="string">
            <text:p>Nala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109" calcext:value-type="float">
            <text:p>109</text:p>
          </table:table-cell>
          <table:table-cell table:style-name="ce20" office:value-type="string" calcext:value-type="string">
            <text:p>Rebekah</text:p>
          </table:table-cell>
          <table:table-cell table:style-name="ce20" office:value-type="string" calcext:value-type="string">
            <text:p>Simba</text:p>
          </table:table-cell>
          <table:table-cell table:style-name="ce26"/>
          <table:table-cell table:style-name="ce31" office:value-type="float" office:value="3" calcext:value-type="float">
            <text:p>3</text:p>
          </table:table-cell>
          <table:table-cell table:style-name="ce36" office:value-type="float" office:value="8" calcext:value-type="float">
            <text:p>8.0</text:p>
          </table:table-cell>
          <table:table-cell table:style-name="ce40"/>
          <table:table-cell table:style-name="ce26"/>
          <table:table-cell table:style-name="ce31" office:value-type="float" office:value="22" calcext:value-type="float">
            <text:p>22</text:p>
          </table:table-cell>
          <table:table-cell table:style-name="ce45"/>
          <table:table-cell table:style-name="ce40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" office:value-type="float" office:value="499" calcext:value-type="float">
            <text:p>499</text:p>
          </table:table-cell>
          <table:table-cell table:style-name="ce21" office:value-type="string" calcext:value-type="string">
            <text:p>Zhirley Boles</text:p>
          </table:table-cell>
          <table:table-cell table:style-name="ce21" office:value-type="string" calcext:value-type="string">
            <text:p>Joe Exotic</text:p>
          </table:table-cell>
          <table:table-cell table:style-name="ce26"/>
          <table:table-cell table:style-name="ce31"/>
          <table:table-cell table:style-name="ce36"/>
          <table:table-cell table:style-name="ce40" office:value-type="string" calcext:value-type="string">
            <text:p>07737 031 711</text:p>
          </table:table-cell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6" office:value-type="string" calcext:value-type="string">
            <text:p>Small</text:p>
          </table:table-cell>
          <table:table-cell table:number-columns-repeated="16368"/>
        </table:table-row>
        <table:table-row table:style-name="ro6" table:number-rows-repeated="2">
          <table:table-cell table:style-name="ce15"/>
          <table:table-cell table:style-name="ce20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6"/>
          <table:table-cell table:number-columns-repeated="16368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7" table:style-name="ta1" table:print-ranges="'Class 27'.A1:'Class 27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27 Ring 2 - Mountain &amp; Moorland: Ridden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2" table:style-name="ce70"/>
            <table:table-cell table:style-name="ce53" table:number-columns-repeated="16336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23" calcext:value-type="float">
            <text:p>323</text:p>
          </table:table-cell>
          <table:table-cell table:style-name="ce20" office:value-type="string" calcext:value-type="string">
            <text:p>Ariya Johnstone</text:p>
          </table:table-cell>
          <table:table-cell table:style-name="ce20" office:value-type="string" calcext:value-type="string">
            <text:p>Pergwym Penny-Lane</text:p>
          </table:table-cell>
          <table:table-cell table:style-name="ce26" office:value-type="date" office:date-value="2018-05-01" calcext:value-type="date">
            <text:p>2018-05-01</text:p>
          </table:table-cell>
          <table:table-cell table:style-name="ce31"/>
          <table:table-cell table:style-name="ce36" office:value-type="float" office:value="11.1" calcext:value-type="float">
            <text:p>11.1</text:p>
          </table:table-cell>
          <table:table-cell table:style-name="ce40" office:value-type="string" calcext:value-type="string">
            <text:p>07752 507 395</text:p>
          </table:table-cell>
          <table:table-cell table:style-name="ce26" office:value-type="date" office:date-value="2017-01-03" calcext:value-type="date">
            <text:p>2017-01-03</text:p>
          </table:table-cell>
          <table:table-cell table:style-name="ce31"/>
          <table:table-cell table:style-name="ce45" office:value-type="string" calcext:value-type="string">
            <text:p>Lea-Ann Johnstone</text:p>
          </table:table-cell>
          <table:table-cell table:style-name="ce40" office:value-type="string" calcext:value-type="string">
            <text:p>07752 507 395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24" calcext:value-type="float">
            <text:p>324</text:p>
          </table:table-cell>
          <table:table-cell table:style-name="ce20" office:value-type="string" calcext:value-type="string">
            <text:p>Harper Brown</text:p>
          </table:table-cell>
          <table:table-cell table:style-name="ce20" office:value-type="string" calcext:value-type="string">
            <text:p>Rushton Lady Lou Loo</text:p>
          </table:table-cell>
          <table:table-cell table:style-name="ce26" office:value-type="date" office:date-value="2008-05-11" calcext:value-type="date">
            <text:p>2008-05-11</text:p>
          </table:table-cell>
          <table:table-cell table:style-name="ce31"/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711 820 563</text:p>
          </table:table-cell>
          <table:table-cell table:style-name="ce26" office:value-type="date" office:date-value="2015-04-13" calcext:value-type="date">
            <text:p>2015-04-13</text:p>
          </table:table-cell>
          <table:table-cell table:style-name="ce31"/>
          <table:table-cell table:style-name="ce45" office:value-type="string" calcext:value-type="string">
            <text:p>Leona Urquhart</text:p>
          </table:table-cell>
          <table:table-cell table:style-name="ce40" office:value-type="string" calcext:value-type="string">
            <text:p>07711 820 563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0" calcext:value-type="float">
            <text:p>360</text:p>
          </table:table-cell>
          <table:table-cell table:style-name="ce20" office:value-type="string" calcext:value-type="string">
            <text:p>Macy Hose</text:p>
          </table:table-cell>
          <table:table-cell table:style-name="ce20" office:value-type="string" calcext:value-type="string">
            <text:p>Marsh Heddwyn</text:p>
          </table:table-cell>
          <table:table-cell table:style-name="ce26" office:value-type="date" office:date-value="2021-01-14" calcext:value-type="date">
            <text:p>2021-01-14</text:p>
          </table:table-cell>
          <table:table-cell table:style-name="ce31"/>
          <table:table-cell table:style-name="ce36" office:value-type="float" office:value="10.2" calcext:value-type="float">
            <text:p>10.2</text:p>
          </table:table-cell>
          <table:table-cell table:style-name="ce40" office:value-type="string" calcext:value-type="string">
            <text:p>07747 399 669</text:p>
          </table:table-cell>
          <table:table-cell table:style-name="ce26" office:value-type="date" office:date-value="2014-12-01" calcext:value-type="date">
            <text:p>2014-12-01</text:p>
          </table:table-cell>
          <table:table-cell table:style-name="ce31"/>
          <table:table-cell table:style-name="ce45" office:value-type="string" calcext:value-type="string">
            <text:p>John Gall</text:p>
          </table:table-cell>
          <table:table-cell table:style-name="ce40" office:value-type="string" calcext:value-type="string">
            <text:p>07747 389 669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1" calcext:value-type="float">
            <text:p>361</text:p>
          </table:table-cell>
          <table:table-cell table:style-name="ce20" office:value-type="string" calcext:value-type="string">
            <text:p>Ellie Mcarthur </text:p>
          </table:table-cell>
          <table:table-cell table:style-name="ce20" office:value-type="string" calcext:value-type="string">
            <text:p>Trefaldwyn Menna Haf</text:p>
          </table:table-cell>
          <table:table-cell table:style-name="ce26" office:value-type="date" office:date-value="2013-06-02" calcext:value-type="date">
            <text:p>2013-06-02</text:p>
          </table:table-cell>
          <table:table-cell table:style-name="ce31"/>
          <table:table-cell table:style-name="ce36" office:value-type="float" office:value="14" calcext:value-type="float">
            <text:p>14.0</text:p>
          </table:table-cell>
          <table:table-cell table:style-name="ce40" office:value-type="string" calcext:value-type="string">
            <text:p>07759 267 450</text:p>
          </table:table-cell>
          <table:table-cell table:style-name="ce26" office:value-type="date" office:date-value="2011-08-23" calcext:value-type="date">
            <text:p>2011-08-23</text:p>
          </table:table-cell>
          <table:table-cell table:style-name="ce31"/>
          <table:table-cell table:style-name="ce45" office:value-type="string" calcext:value-type="string">
            <text:p>Lynsey Mcarthur </text:p>
          </table:table-cell>
          <table:table-cell table:style-name="ce40" office:value-type="string" calcext:value-type="string">
            <text:p>07759 267 45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2" calcext:value-type="float">
            <text:p>362</text:p>
          </table:table-cell>
          <table:table-cell table:style-name="ce20" office:value-type="string" calcext:value-type="string">
            <text:p>Niamh White</text:p>
          </table:table-cell>
          <table:table-cell table:style-name="ce20" office:value-type="string" calcext:value-type="string">
            <text:p>Kilmurray Rebecca</text:p>
          </table:table-cell>
          <table:table-cell table:style-name="ce26" office:value-type="date" office:date-value="2018-04-28" calcext:value-type="date">
            <text:p>2018-04-28</text:p>
          </table:table-cell>
          <table:table-cell table:style-name="ce31"/>
          <table:table-cell table:style-name="ce36" office:value-type="float" office:value="14" calcext:value-type="float">
            <text:p>14.0</text:p>
          </table:table-cell>
          <table:table-cell table:style-name="ce40" office:value-type="string" calcext:value-type="string">
            <text:p>07949 803 308</text:p>
          </table:table-cell>
          <table:table-cell table:style-name="ce26" office:value-type="date" office:date-value="2011-08-02" calcext:value-type="date">
            <text:p>2011-08-02</text:p>
          </table:table-cell>
          <table:table-cell table:style-name="ce31"/>
          <table:table-cell table:style-name="ce45" office:value-type="string" calcext:value-type="string">
            <text:p>Meaghan Mcdiarmid</text:p>
          </table:table-cell>
          <table:table-cell table:style-name="ce40" office:value-type="string" calcext:value-type="string">
            <text:p>07040 903 308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25" calcext:value-type="float">
            <text:p>325</text:p>
          </table:table-cell>
          <table:table-cell table:style-name="ce20" office:value-type="string" calcext:value-type="string">
            <text:p>Aimee Aitchison </text:p>
          </table:table-cell>
          <table:table-cell table:style-name="ce20" office:value-type="string" calcext:value-type="string">
            <text:p>Rotherdale Nymeria</text:p>
          </table:table-cell>
          <table:table-cell table:style-name="ce26" office:value-type="date" office:date-value="2020-07-13" calcext:value-type="date">
            <text:p>2020-07-13</text:p>
          </table:table-cell>
          <table:table-cell table:style-name="ce31"/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980 296 637</text:p>
          </table:table-cell>
          <table:table-cell table:style-name="ce26" office:value-type="date" office:date-value="2009-05-14" calcext:value-type="date">
            <text:p>2009-05-14</text:p>
          </table:table-cell>
          <table:table-cell table:style-name="ce31"/>
          <table:table-cell table:style-name="ce45" office:value-type="string" calcext:value-type="string">
            <text:p>Kim </text:p>
          </table:table-cell>
          <table:table-cell table:style-name="ce40" office:value-type="string" calcext:value-type="string">
            <text:p>07980 296 637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string" calcext:value-type="string">
            <text:p>333</text:p>
            <text:p>(433)</text:p>
          </table:table-cell>
          <table:table-cell table:style-name="ce20" office:value-type="string" calcext:value-type="string">
            <text:p>Natasha Connor</text:p>
          </table:table-cell>
          <table:table-cell table:style-name="ce20" office:value-type="string" calcext:value-type="string">
            <text:p>Moelview Oslo Warrior </text:p>
          </table:table-cell>
          <table:table-cell table:style-name="ce26" office:value-type="date" office:date-value="2018-04-18" calcext:value-type="date">
            <text:p>2018-04-18</text:p>
          </table:table-cell>
          <table:table-cell table:style-name="ce31"/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972 712 263</text:p>
          </table:table-cell>
          <table:table-cell table:style-name="ce26" office:value-type="date" office:date-value="2009-03-27" calcext:value-type="date">
            <text:p>2009-03-27</text:p>
          </table:table-cell>
          <table:table-cell table:style-name="ce31"/>
          <table:table-cell table:style-name="ce45" office:value-type="string" calcext:value-type="string">
            <text:p>Ashley Connor</text:p>
          </table:table-cell>
          <table:table-cell table:style-name="ce40" office:value-type="string" calcext:value-type="string">
            <text:p>07584 152 459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3" calcext:value-type="float">
            <text:p>363</text:p>
          </table:table-cell>
          <table:table-cell table:style-name="ce20" office:value-type="string" calcext:value-type="string">
            <text:p>Milli Mcclure</text:p>
          </table:table-cell>
          <table:table-cell table:style-name="ce20" office:value-type="string" calcext:value-type="string">
            <text:p>Rockfield Melody</text:p>
          </table:table-cell>
          <table:table-cell table:style-name="ce26" office:value-type="date" office:date-value="2012-07-12" calcext:value-type="date">
            <text:p>2012-07-12</text:p>
          </table:table-cell>
          <table:table-cell table:style-name="ce31"/>
          <table:table-cell table:style-name="ce36" office:value-type="float" office:value="14.2" calcext:value-type="float">
            <text:p>14.2</text:p>
          </table:table-cell>
          <table:table-cell table:style-name="ce40" office:value-type="string" calcext:value-type="string">
            <text:p>07375 055 767</text:p>
          </table:table-cell>
          <table:table-cell table:style-name="ce26" office:value-type="date" office:date-value="2003-03-14" calcext:value-type="date">
            <text:p>2003-03-14</text:p>
          </table:table-cell>
          <table:table-cell table:style-name="ce31"/>
          <table:table-cell table:style-name="ce45" office:value-type="string" calcext:value-type="string">
            <text:p>Milli Mcclure</text:p>
          </table:table-cell>
          <table:table-cell table:style-name="ce40" office:value-type="string" calcext:value-type="string">
            <text:p>07375 055 767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58" calcext:value-type="float">
            <text:p>358</text:p>
          </table:table-cell>
          <table:table-cell table:style-name="ce20" office:value-type="string" calcext:value-type="string">
            <text:p>Lynda Campbell </text:p>
          </table:table-cell>
          <table:table-cell table:style-name="ce20" office:value-type="string" calcext:value-type="string">
            <text:p>Lynbrie Myrddin</text:p>
          </table:table-cell>
          <table:table-cell table:style-name="ce26" office:value-type="date" office:date-value="2020-06-07" calcext:value-type="date">
            <text:p>2020-06-07</text:p>
          </table:table-cell>
          <table:table-cell table:style-name="ce31"/>
          <table:table-cell table:style-name="ce36" office:value-type="float" office:value="14.2" calcext:value-type="float">
            <text:p>14.2</text:p>
          </table:table-cell>
          <table:table-cell table:style-name="ce40" office:value-type="string" calcext:value-type="string">
            <text:p>07703 660 509</text:p>
          </table:table-cell>
          <table:table-cell table:style-name="ce26" office:value-type="date" office:date-value="1988-06-04" calcext:value-type="date">
            <text:p>1988-06-04</text:p>
          </table:table-cell>
          <table:table-cell table:style-name="ce31"/>
          <table:table-cell table:style-name="ce45" office:value-type="float" office:value="7703660509" calcext:value-type="float">
            <text:p>7703660509</text:p>
          </table:table-cell>
          <table:table-cell table:style-name="ce40" office:value-type="string" calcext:value-type="string">
            <text:p>07703 660 509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31" calcext:value-type="float">
            <text:p>331</text:p>
          </table:table-cell>
          <table:table-cell table:style-name="ce20" office:value-type="string" calcext:value-type="string">
            <text:p>Adrie Morgan </text:p>
          </table:table-cell>
          <table:table-cell table:style-name="ce20" office:value-type="string" calcext:value-type="string">
            <text:p>Fanad Spirit </text:p>
          </table:table-cell>
          <table:table-cell table:style-name="ce26" office:value-type="date" office:date-value="2019-06-04" calcext:value-type="date">
            <text:p>2019-06-04</text:p>
          </table:table-cell>
          <table:table-cell table:style-name="ce31"/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565 901 387</text:p>
          </table:table-cell>
          <table:table-cell table:style-name="ce26" office:value-type="date" office:date-value="1985-02-17" calcext:value-type="date">
            <text:p>1985-02-17</text:p>
          </table:table-cell>
          <table:table-cell table:style-name="ce31"/>
          <table:table-cell table:style-name="ce45" office:value-type="string" calcext:value-type="string">
            <text:p>Mark</text:p>
          </table:table-cell>
          <table:table-cell table:style-name="ce40" office:value-type="string" calcext:value-type="string">
            <text:p>07940 431 304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4" calcext:value-type="float">
            <text:p>364</text:p>
          </table:table-cell>
          <table:table-cell table:style-name="ce20" office:value-type="string" calcext:value-type="string">
            <text:p>Alison Morran</text:p>
          </table:table-cell>
          <table:table-cell table:style-name="ce20" office:value-type="string" calcext:value-type="string">
            <text:p>Glenmuir Adele </text:p>
          </table:table-cell>
          <table:table-cell table:style-name="ce26" office:value-type="date" office:date-value="2013-05-06" calcext:value-type="date">
            <text:p>2013-05-06</text:p>
          </table:table-cell>
          <table:table-cell table:style-name="ce31"/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817 391 249</text:p>
          </table:table-cell>
          <table:table-cell table:style-name="ce26" office:value-type="date" office:date-value="1984-11-02" calcext:value-type="date">
            <text:p>1984-11-02</text:p>
          </table:table-cell>
          <table:table-cell table:style-name="ce31"/>
          <table:table-cell table:style-name="ce45" office:value-type="string" calcext:value-type="string">
            <text:p>Janice Boyd </text:p>
          </table:table-cell>
          <table:table-cell table:style-name="ce40" office:value-type="string" calcext:value-type="string">
            <text:p>07817 391 249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5" calcext:value-type="float">
            <text:p>365</text:p>
          </table:table-cell>
          <table:table-cell table:style-name="ce20" office:value-type="string" calcext:value-type="string">
            <text:p>Savanna Boyd</text:p>
          </table:table-cell>
          <table:table-cell table:style-name="ce20" office:value-type="string" calcext:value-type="string">
            <text:p>Greenwing Gold Rush</text:p>
          </table:table-cell>
          <table:table-cell table:style-name="ce26" office:value-type="date" office:date-value="2024-04-26" calcext:value-type="date">
            <text:p>2024-04-26</text:p>
          </table:table-cell>
          <table:table-cell table:style-name="ce31"/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921 339 307</text:p>
          </table:table-cell>
          <table:table-cell table:style-name="ce26" office:value-type="date" office:date-value="1983-12-17" calcext:value-type="date">
            <text:p>1983-12-17</text:p>
          </table:table-cell>
          <table:table-cell table:style-name="ce31"/>
          <table:table-cell table:style-name="ce45" office:value-type="string" calcext:value-type="string">
            <text:p>Christine Boyd </text:p>
          </table:table-cell>
          <table:table-cell table:style-name="ce40" office:value-type="string" calcext:value-type="string">
            <text:p>07921 339 30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" office:value-type="float" office:value="366" calcext:value-type="float">
            <text:p>366</text:p>
          </table:table-cell>
          <table:table-cell table:style-name="ce20" office:value-type="string" calcext:value-type="string">
            <text:p>Alison Drummond</text:p>
          </table:table-cell>
          <table:table-cell table:style-name="ce20" office:value-type="string" calcext:value-type="string">
            <text:p>Merlin</text:p>
          </table:table-cell>
          <table:table-cell table:style-name="ce26" office:value-type="date" office:date-value="2009-04-01" calcext:value-type="date">
            <text:p>2009-04-01</text:p>
          </table:table-cell>
          <table:table-cell table:style-name="ce31"/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799 555 587</text:p>
          </table:table-cell>
          <table:table-cell table:style-name="ce26" office:value-type="date" office:date-value="1961-07-22" calcext:value-type="date">
            <text:p>1961-07-22</text:p>
          </table:table-cell>
          <table:table-cell table:style-name="ce31"/>
          <table:table-cell table:style-name="ce45" office:value-type="string" calcext:value-type="string">
            <text:p>Linda Porter</text:p>
          </table:table-cell>
          <table:table-cell table:style-name="ce40" office:value-type="string" calcext:value-type="string">
            <text:p>07986 880 46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16368"/>
        </table:table-row>
        <table:table-row table:style-name="ro7">
          <table:table-cell table:number-columns-repeated="11"/>
          <table:table-cell office:value-type="string" calcext:value-type="string">
            <text:p>-</text:p>
          </table:table-cell>
          <table:table-cell table:number-columns-repeated="16372"/>
        </table:table-row>
        <table:table-row table:style-name="ro7" table:number-rows-repeated="1048336">
          <table:table-cell table:number-columns-repeated="16384"/>
        </table:table-row>
        <table:table-row table:style-name="ro8" table:number-rows-repeated="22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1" table:style-name="ta1" table:print-ranges="'Class 31'.A1:'Class 31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2" table:default-cell-style-name="ce50"/>
        <table:table-column table:style-name="co63" table:default-cell-style-name="ce115"/>
        <table:table-column table:style-name="co36" table:number-columns-repeated="16324" table:default-cell-style-name="ce50"/>
        <table:table-column table:style-name="co36" table:number-columns-repeated="28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31 Ring 3 - Hazard Obedience Course Novice: horses under 14.2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3"/>
            <table:table-cell table:style-name="ce112"/>
            <table:table-cell table:style-name="ce47" table:number-columns-repeated="16324"/>
            <table:table-cell table:number-columns-repeated="28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4"/>
            <table:table-cell table:style-name="ce55" table:number-columns-repeated="28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4" table:style-name="ce70"/>
            <table:covered-table-cell table:style-name="ce114"/>
            <table:table-cell table:style-name="ce53" table:number-columns-repeated="16324"/>
            <table:table-cell table:style-name="ce56" table:number-columns-repeated="11"/>
            <table:table-cell table:style-name="ce57" table:number-columns-repeated="17"/>
          </table:table-row>
        </table:table-header-rows>
        <table:table-row table:style-name="ro6">
          <table:table-cell table:style-name="ce15" office:value-type="float" office:value="367" calcext:value-type="float">
            <text:p>367</text:p>
          </table:table-cell>
          <table:table-cell table:style-name="ce21" office:value-type="string" calcext:value-type="string">
            <text:p>Eva Tritschler</text:p>
          </table:table-cell>
          <table:table-cell table:style-name="ce21" office:value-type="string" calcext:value-type="string">
            <text:p>Elvis </text:p>
          </table:table-cell>
          <table:table-cell table:style-name="ce26" office:value-type="date" office:date-value="2012-12-01" calcext:value-type="date">
            <text:p>2012-12-01</text:p>
          </table:table-cell>
          <table:table-cell table:style-name="ce31" table:formula="of:=YEAR(TODAY())-YEAR([.D4])" office:value-type="float" office:value="13" calcext:value-type="float">
            <text:p>13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432 410 447</text:p>
          </table:table-cell>
          <table:table-cell table:style-name="ce26" office:value-type="date" office:date-value="2015-07-16" calcext:value-type="date">
            <text:p>2015-07-16</text:p>
          </table:table-cell>
          <table:table-cell table:style-name="ce31" table:formula="of:=YEAR(TODAY())-YEAR([.H4])" office:value-type="float" office:value="10" calcext:value-type="float">
            <text:p>10</text:p>
          </table:table-cell>
          <table:table-cell table:style-name="ce45" office:value-type="string" calcext:value-type="string">
            <text:p>Laura Tritschler </text:p>
          </table:table-cell>
          <table:table-cell table:style-name="ce40" office:value-type="string" calcext:value-type="string">
            <text:p>07756 531 2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table:number-columns-repeated="12"/>
          <table:table-cell table:style-name="ce106" office:value-type="float" office:value="83" calcext:value-type="float">
            <text:p>83</text:p>
          </table:table-cell>
          <table:table-cell table:number-columns-repeated="16352"/>
        </table:table-row>
        <table:table-row table:style-name="ro6">
          <table:table-cell table:style-name="ce15" office:value-type="float" office:value="354" calcext:value-type="float">
            <text:p>354</text:p>
          </table:table-cell>
          <table:table-cell table:style-name="ce21" office:value-type="string" calcext:value-type="string">
            <text:p>Carol Ann Weir</text:p>
          </table:table-cell>
          <table:table-cell table:style-name="ce21" office:value-type="string" calcext:value-type="string">
            <text:p>Penllech Dolly-Mix</text:p>
          </table:table-cell>
          <table:table-cell table:style-name="ce26" office:value-type="date" office:date-value="2022-05-03" calcext:value-type="date">
            <text:p>2022-05-03</text:p>
          </table:table-cell>
          <table:table-cell table:style-name="ce31" table:formula="of:=YEAR(TODAY())-YEAR([.D5])" office:value-type="float" office:value="3" calcext:value-type="float">
            <text:p>3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867 860 893</text:p>
          </table:table-cell>
          <table:table-cell table:style-name="ce26" office:value-type="date" office:date-value="1968-04-17" calcext:value-type="date">
            <text:p>1968-04-17</text:p>
          </table:table-cell>
          <table:table-cell table:style-name="ce31" table:formula="of:=YEAR(TODAY())-YEAR([.H5])" office:value-type="float" office:value="57" calcext:value-type="float">
            <text:p>57</text:p>
          </table:table-cell>
          <table:table-cell table:style-name="ce45" office:value-type="string" calcext:value-type="string">
            <text:p>Alan Weir</text:p>
          </table:table-cell>
          <table:table-cell table:style-name="ce40" office:value-type="string" calcext:value-type="string">
            <text:p>07796 321 33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table:number-columns-repeated="12"/>
          <table:table-cell table:style-name="ce106" table:formula="of:=SUM([.Q5:.AB5])" office:value-type="float" office:value="0" calcext:value-type="float">
            <text:p>0</text:p>
          </table:table-cell>
          <table:table-cell table:number-columns-repeated="16352"/>
        </table:table-row>
        <table:table-row table:style-name="ro6">
          <table:table-cell table:style-name="ce15" office:value-type="float" office:value="350" calcext:value-type="float">
            <text:p>350</text:p>
          </table:table-cell>
          <table:table-cell table:style-name="ce21" office:value-type="string" calcext:value-type="string">
            <text:p>Wendy Miller-Smith</text:p>
          </table:table-cell>
          <table:table-cell table:style-name="ce21" office:value-type="string" calcext:value-type="string">
            <text:p>Foxsedge Giselle</text:p>
          </table:table-cell>
          <table:table-cell table:style-name="ce26" office:value-type="date" office:date-value="2010-05-02" calcext:value-type="date">
            <text:p>2010-05-02</text:p>
          </table:table-cell>
          <table:table-cell table:style-name="ce31" table:formula="of:=YEAR(TODAY())-YEAR([.D6])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.0</text:p>
          </table:table-cell>
          <table:table-cell table:style-name="ce40" office:value-type="string" calcext:value-type="string">
            <text:p>07792 695 050</text:p>
          </table:table-cell>
          <table:table-cell table:style-name="ce26" office:value-type="date" office:date-value="1966-01-05" calcext:value-type="date">
            <text:p>1966-01-05</text:p>
          </table:table-cell>
          <table:table-cell table:style-name="ce31" table:formula="of:=YEAR(TODAY())-YEAR([.H6])" office:value-type="float" office:value="59" calcext:value-type="float">
            <text:p>59</text:p>
          </table:table-cell>
          <table:table-cell table:style-name="ce45" office:value-type="string" calcext:value-type="string">
            <text:p>07792695050</text:p>
          </table:table-cell>
          <table:table-cell table:style-name="ce40" office:value-type="string" calcext:value-type="string">
            <text:p>07792 695 05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4"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6:.AB6])" office:value-type="float" office:value="93" calcext:value-type="float">
            <text:p>93</text:p>
          </table:table-cell>
          <table:table-cell table:number-columns-repeated="16352"/>
        </table:table-row>
        <table:table-row table:style-name="ro6">
          <table:table-cell table:style-name="ce15" office:value-type="float" office:value="417" calcext:value-type="float">
            <text:p>417</text:p>
          </table:table-cell>
          <table:table-cell table:style-name="ce21" office:value-type="string" calcext:value-type="string">
            <text:p>Leah Jarvis</text:p>
          </table:table-cell>
          <table:table-cell table:style-name="ce21" office:value-type="string" calcext:value-type="string">
            <text:p>Loanin Morgan</text:p>
          </table:table-cell>
          <table:table-cell table:style-name="ce26"/>
          <table:table-cell table:style-name="ce31" office:value-type="float" office:value="7" calcext:value-type="float">
            <text:p>7</text:p>
          </table:table-cell>
          <table:table-cell table:style-name="ce36"/>
          <table:table-cell table:style-name="ce40"/>
          <table:table-cell table:style-name="ce26"/>
          <table:table-cell table:style-name="ce31" office:value-type="float" office:value="3" calcext:value-type="float">
            <text:p>3</text:p>
          </table:table-cell>
          <table:table-cell table:style-name="ce45"/>
          <table:table-cell table:style-name="ce40"/>
          <table:table-cell table:style-name="ce15" office:value-type="string" calcext:value-type="string">
            <text:p>4=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06" table:formula="of:=SUM([.Q7:.AB7])" office:value-type="float" office:value="91" calcext:value-type="float">
            <text:p>91</text:p>
          </table:table-cell>
          <table:table-cell table:number-columns-repeated="16352"/>
        </table:table-row>
        <table:table-row table:style-name="ro6">
          <table:table-cell table:style-name="ce15" office:value-type="float" office:value="333" calcext:value-type="float">
            <text:p>333</text:p>
          </table:table-cell>
          <table:table-cell table:style-name="ce20" office:value-type="string" calcext:value-type="string">
            <text:p>Paul Jarvis</text:p>
          </table:table-cell>
          <table:table-cell table:style-name="ce20" office:value-type="string" calcext:value-type="string">
            <text:p>Westfirle Red Knot</text:p>
          </table:table-cell>
          <table:table-cell table:style-name="ce26"/>
          <table:table-cell table:style-name="ce31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.0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Lauren Jarvis</text:p>
          </table:table-cell>
          <table:table-cell table:style-name="ce16" office:value-type="string" calcext:value-type="string">
            <text:p>07449 969 35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06" table:formula="of:=SUM([.Q8:.AB8])" office:value-type="float" office:value="89" calcext:value-type="float">
            <text:p>89</text:p>
          </table:table-cell>
          <table:table-cell table:number-columns-repeated="16352"/>
        </table:table-row>
        <table:table-row table:style-name="ro6">
          <table:table-cell table:style-name="ce15" office:value-type="float" office:value="500" calcext:value-type="float">
            <text:p>500</text:p>
          </table:table-cell>
          <table:table-cell table:style-name="ce21" office:value-type="string" calcext:value-type="string">
            <text:p>Zhirley Boles</text:p>
          </table:table-cell>
          <table:table-cell table:style-name="ce21" office:value-type="string" calcext:value-type="string">
            <text:p>Joe Exotic</text:p>
          </table:table-cell>
          <table:table-cell table:style-name="ce26"/>
          <table:table-cell table:style-name="ce31"/>
          <table:table-cell table:style-name="ce36"/>
          <table:table-cell table:style-name="ce40" office:value-type="string" calcext:value-type="string">
            <text:p>07737 031 711</text:p>
          </table:table-cell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string" calcext:value-type="string">
            <text:p>4=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06" table:formula="of:=SUM([.Q9:.AB9])" office:value-type="float" office:value="91" calcext:value-type="float">
            <text:p>91</text:p>
          </table:table-cell>
          <table:table-cell table:number-columns-repeated="16352"/>
        </table:table-row>
        <table:table-row table:style-name="ro6">
          <table:table-cell table:style-name="ce15" office:value-type="float" office:value="348" calcext:value-type="float">
            <text:p>348</text:p>
          </table:table-cell>
          <table:table-cell table:style-name="ce20" office:value-type="string" calcext:value-type="string">
            <text:p>Daisy Robertson</text:p>
          </table:table-cell>
          <table:table-cell table:style-name="ce20" office:value-type="string" calcext:value-type="string">
            <text:p>Hermits Maverick </text:p>
          </table:table-cell>
          <table:table-cell table:style-name="ce26" office:value-type="date" office:date-value="2023-06-09" calcext:value-type="date">
            <text:p>2023-06-09</text:p>
          </table:table-cell>
          <table:table-cell table:style-name="ce31" table:formula="of:=YEAR(TODAY())-YEAR([.D10])" office:value-type="float" office:value="2" calcext:value-type="float">
            <text:p>2</text:p>
          </table:table-cell>
          <table:table-cell table:style-name="ce36" office:value-type="float" office:value="8" calcext:value-type="float">
            <text:p>8.0</text:p>
          </table:table-cell>
          <table:table-cell table:style-name="ce40" office:value-type="string" calcext:value-type="string">
            <text:p>07432 410 447</text:p>
          </table:table-cell>
          <table:table-cell table:style-name="ce26" office:value-type="date" office:date-value="2009-08-06" calcext:value-type="date">
            <text:p>2009-08-06</text:p>
          </table:table-cell>
          <table:table-cell table:style-name="ce31" table:formula="of:=YEAR(TODAY())-YEAR([.H10])" office:value-type="float" office:value="16" calcext:value-type="float">
            <text:p>16</text:p>
          </table:table-cell>
          <table:table-cell table:style-name="ce45" office:value-type="string" calcext:value-type="string">
            <text:p>Ronald Robertson </text:p>
          </table:table-cell>
          <table:table-cell table:style-name="ce40" office:value-type="string" calcext:value-type="string">
            <text:p>07884 470 568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9" calcext:value-type="float">
            <text:p>9</text:p>
          </table:table-cell>
          <table:table-cell table:style-name="ce106" table:formula="of:=SUM([.Q10:.AB10])" office:value-type="float" office:value="94" calcext:value-type="float">
            <text:p>94</text:p>
          </table:table-cell>
          <table:table-cell table:number-columns-repeated="16352"/>
        </table:table-row>
        <table:table-row table:style-name="ro6">
          <table:table-cell table:style-name="ce15" office:value-type="float" office:value="353" calcext:value-type="float">
            <text:p>353</text:p>
          </table:table-cell>
          <table:table-cell table:style-name="ce20" office:value-type="string" calcext:value-type="string">
            <text:p>Kathryn Martin</text:p>
          </table:table-cell>
          <table:table-cell table:style-name="ce20" office:value-type="string" calcext:value-type="string">
            <text:p>Ballinclach Surprise</text:p>
          </table:table-cell>
          <table:table-cell table:style-name="ce26" office:value-type="date" office:date-value="2013-05-08" calcext:value-type="date">
            <text:p>2013-05-08</text:p>
          </table:table-cell>
          <table:table-cell table:style-name="ce31" table:formula="of:=YEAR(TODAY())-YEAR([.D11])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.0</text:p>
          </table:table-cell>
          <table:table-cell table:style-name="ce40" office:value-type="string" calcext:value-type="string">
            <text:p>07751 975 124</text:p>
          </table:table-cell>
          <table:table-cell table:style-name="ce26" office:value-type="date" office:date-value="1961-11-27" calcext:value-type="date">
            <text:p>1961-11-27</text:p>
          </table:table-cell>
          <table:table-cell table:style-name="ce31" table:formula="of:=YEAR(TODAY())-YEAR([.H11])" office:value-type="float" office:value="64" calcext:value-type="float">
            <text:p>64</text:p>
          </table:table-cell>
          <table:table-cell table:style-name="ce45" office:value-type="string" calcext:value-type="string">
            <text:p>Kathryn Martin</text:p>
          </table:table-cell>
          <table:table-cell table:style-name="ce40" office:value-type="string" calcext:value-type="string">
            <text:p>07751 975 124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06" table:formula="of:=SUM([.Q11:.AB11])" office:value-type="float" office:value="100" calcext:value-type="float">
            <text:p>100</text:p>
          </table:table-cell>
          <table:table-cell table:number-columns-repeated="16352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2"/>
          <table:table-cell table:style-name="ce106"/>
          <table:table-cell table:number-columns-repeated="16352"/>
        </table:table-row>
        <table:table-row table:style-name="ro7" table:number-rows-repeated="1048346">
          <table:table-cell table:number-columns-repeated="16381"/>
        </table:table-row>
        <table:table-row table:style-name="ro8" table:number-rows-repeated="217">
          <table:table-cell table:number-columns-repeated="16381"/>
        </table:table-row>
        <table:table-row table:style-name="ro8">
          <table:table-cell table:number-columns-repeated="16381"/>
        </table:table-row>
      </table:table>
      <table:table table:name="Class 32" table:style-name="ta1" table:print-ranges="'Class 32'.A1:'Class 32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2" table:default-cell-style-name="ce50"/>
        <table:table-column table:style-name="co63" table:default-cell-style-name="ce115"/>
        <table:table-column table:style-name="co36" table:number-columns-repeated="16323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32 Ring 3 - Hazard Obedience Course Novice: horses over 14.2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3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4" table:style-name="ce70"/>
            <table:covered-table-cell table:style-name="ce114"/>
            <table:table-cell table:style-name="ce53" table:number-columns-repeated="16323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44" calcext:value-type="float">
            <text:p>344</text:p>
          </table:table-cell>
          <table:table-cell table:style-name="ce21" office:value-type="string" calcext:value-type="string">
            <text:p>Gemma Greenaway</text:p>
          </table:table-cell>
          <table:table-cell table:style-name="ce21" office:value-type="string" calcext:value-type="string">
            <text:p>Lucky</text:p>
          </table:table-cell>
          <table:table-cell table:style-name="ce26" office:value-type="date" office:date-value="2011-01-01" calcext:value-type="date">
            <text:p>2011-01-01</text:p>
          </table:table-cell>
          <table:table-cell table:style-name="ce31" table:formula="of:=YEAR(TODAY())-YEAR([.D4])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.0</text:p>
          </table:table-cell>
          <table:table-cell table:style-name="ce40" office:value-type="string" calcext:value-type="string">
            <text:p>07790 322 261</text:p>
          </table:table-cell>
          <table:table-cell table:style-name="ce26" office:value-type="date" office:date-value="2005-11-28" calcext:value-type="date">
            <text:p>2005-11-28</text:p>
          </table:table-cell>
          <table:table-cell table:style-name="ce31" table:formula="of:=YEAR(TODAY())-YEAR([.H4])" office:value-type="float" office:value="20" calcext:value-type="float">
            <text:p>20</text:p>
          </table:table-cell>
          <table:table-cell table:style-name="ce45" office:value-type="string" calcext:value-type="string">
            <text:p>Lorna Greenaway</text:p>
          </table:table-cell>
          <table:table-cell table:style-name="ce40" office:value-type="string" calcext:value-type="string">
            <text:p>07790 322 26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9" calcext:value-type="float">
            <text:p>9</text:p>
          </table:table-cell>
          <table:table-cell table:style-name="ce106" table:formula="of:=SUM([.Q4:.AB4])" office:value-type="float" office:value="92" calcext:value-type="float">
            <text:p>92</text:p>
          </table:table-cell>
          <table:table-cell table:number-columns-repeated="16355"/>
        </table:table-row>
        <table:table-row table:style-name="ro6">
          <table:table-cell table:style-name="ce15" office:value-type="float" office:value="368" calcext:value-type="float">
            <text:p>368</text:p>
          </table:table-cell>
          <table:table-cell table:style-name="ce21" office:value-type="string" calcext:value-type="string">
            <text:p>Carolyn Murdoch </text:p>
          </table:table-cell>
          <table:table-cell table:style-name="ce21" office:value-type="string" calcext:value-type="string">
            <text:p>Bobby Dazzler </text:p>
          </table:table-cell>
          <table:table-cell table:style-name="ce26" office:value-type="date" office:date-value="2007-05-01" calcext:value-type="date">
            <text:p>2007-05-01</text:p>
          </table:table-cell>
          <table:table-cell table:style-name="ce31" table:formula="of:=YEAR(TODAY())-YEAR([.D5])" office:value-type="float" office:value="18" calcext:value-type="float">
            <text:p>18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472 587 709</text:p>
          </table:table-cell>
          <table:table-cell table:style-name="ce26" office:value-type="date" office:date-value="1987-01-06" calcext:value-type="date">
            <text:p>1987-01-06</text:p>
          </table:table-cell>
          <table:table-cell table:style-name="ce31" table:formula="of:=YEAR(TODAY())-YEAR([.H5])" office:value-type="float" office:value="38" calcext:value-type="float">
            <text:p>38</text:p>
          </table:table-cell>
          <table:table-cell table:style-name="ce45" office:value-type="string" calcext:value-type="string">
            <text:p>Blair Murdoch </text:p>
          </table:table-cell>
          <table:table-cell table:style-name="ce40" office:value-type="string" calcext:value-type="string">
            <text:p>07899 005 88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3"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5:.AB5])" office:value-type="float" office:value="115" calcext:value-type="float">
            <text:p>115</text:p>
          </table:table-cell>
          <table:table-cell table:number-columns-repeated="16355"/>
        </table:table-row>
        <table:table-row table:style-name="ro6">
          <table:table-cell table:style-name="ce15" office:value-type="float" office:value="369" calcext:value-type="float">
            <text:p>369</text:p>
          </table:table-cell>
          <table:table-cell table:style-name="ce21" office:value-type="string" calcext:value-type="string">
            <text:p>Kirsten Dyer</text:p>
          </table:table-cell>
          <table:table-cell table:style-name="ce21" office:value-type="string" calcext:value-type="string">
            <text:p>Ballymac Cailin</text:p>
          </table:table-cell>
          <table:table-cell table:style-name="ce26" office:value-type="date" office:date-value="2019-04-30" calcext:value-type="date">
            <text:p>2019-04-30</text:p>
          </table:table-cell>
          <table:table-cell table:style-name="ce31" table:formula="of:=YEAR(TODAY())-YEAR([.D6])" office:value-type="float" office:value="6" calcext:value-type="float">
            <text:p>6</text:p>
          </table:table-cell>
          <table:table-cell table:style-name="ce36" office:value-type="float" office:value="15.2" calcext:value-type="float">
            <text:p>15.2</text:p>
          </table:table-cell>
          <table:table-cell table:style-name="ce40" office:value-type="string" calcext:value-type="string">
            <text:p>07800 882 864</text:p>
          </table:table-cell>
          <table:table-cell table:style-name="ce26" office:value-type="date" office:date-value="1971-02-18" calcext:value-type="date">
            <text:p>1971-02-18</text:p>
          </table:table-cell>
          <table:table-cell table:style-name="ce31" table:formula="of:=YEAR(TODAY())-YEAR([.H6])" office:value-type="float" office:value="54" calcext:value-type="float">
            <text:p>54</text:p>
          </table:table-cell>
          <table:table-cell table:style-name="ce45" office:value-type="string" calcext:value-type="string">
            <text:p>Patrick Dyer</text:p>
          </table:table-cell>
          <table:table-cell table:style-name="ce40" office:value-type="string" calcext:value-type="string">
            <text:p>07745 001 15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table:number-columns-repeated="12"/>
          <table:table-cell table:style-name="ce106" table:formula="of:=SUM([.Q6:.AB6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15" office:value-type="float" office:value="370" calcext:value-type="float">
            <text:p>370</text:p>
          </table:table-cell>
          <table:table-cell table:style-name="ce21" office:value-type="string" calcext:value-type="string">
            <text:p>June Bell</text:p>
          </table:table-cell>
          <table:table-cell table:style-name="ce21" office:value-type="string" calcext:value-type="string">
            <text:p>Bailey</text:p>
          </table:table-cell>
          <table:table-cell table:style-name="ce26" office:value-type="date" office:date-value="1998-04-01" calcext:value-type="date">
            <text:p>1998-04-01</text:p>
          </table:table-cell>
          <table:table-cell table:style-name="ce31" table:formula="of:=YEAR(TODAY())-YEAR([.D7])" office:value-type="float" office:value="27" calcext:value-type="float">
            <text:p>27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799 795 778</text:p>
          </table:table-cell>
          <table:table-cell table:style-name="ce26" office:value-type="date" office:date-value="1957-04-15" calcext:value-type="date">
            <text:p>1957-04-15</text:p>
          </table:table-cell>
          <table:table-cell table:style-name="ce31" table:formula="of:=YEAR(TODAY())-YEAR([.H7])" office:value-type="float" office:value="68" calcext:value-type="float">
            <text:p>68</text:p>
          </table:table-cell>
          <table:table-cell table:style-name="ce45" office:value-type="string" calcext:value-type="string">
            <text:p>Lesley Bell</text:p>
          </table:table-cell>
          <table:table-cell table:style-name="ce40" office:value-type="string" calcext:value-type="string">
            <text:p>07584 671 425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1" office:value-type="float" office:value="5" calcext:value-type="float">
            <text:p>5</text:p>
          </table:table-cell>
          <table:table-cell table:number-columns-repeated="2"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7:.AB7])" office:value-type="float" office:value="98" calcext:value-type="float">
            <text:p>98</text:p>
          </table:table-cell>
          <table:table-cell table:number-columns-repeated="16355"/>
        </table:table-row>
        <table:table-row table:style-name="ro6">
          <table:table-cell table:style-name="ce15" office:value-type="float" office:value="393" calcext:value-type="float">
            <text:p>393</text:p>
          </table:table-cell>
          <table:table-cell table:style-name="ce21" office:value-type="string" calcext:value-type="string">
            <text:p>Marnie McIntyre</text:p>
          </table:table-cell>
          <table:table-cell table:style-name="ce21" office:value-type="string" calcext:value-type="string">
            <text:p>Mawcarse Rosalyn</text:p>
          </table:table-cell>
          <table:table-cell table:style-name="ce26"/>
          <table:table-cell table:style-name="ce31" office:value-type="float" office:value="21" calcext:value-type="float">
            <text:p>21</text:p>
          </table:table-cell>
          <table:table-cell table:style-name="ce36"/>
          <table:table-cell table:style-name="ce40" office:value-type="string" calcext:value-type="string">
            <text:p>07813 581 739</text:p>
          </table:table-cell>
          <table:table-cell table:style-name="ce26"/>
          <table:table-cell table:style-name="ce31" office:value-type="float" office:value="10" calcext:value-type="float">
            <text:p>10</text:p>
          </table:table-cell>
          <table:table-cell table:style-name="ce45"/>
          <table:table-cell table:style-name="ce40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9" calcext:value-type="float">
            <text:p>9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8:.AB8])" office:value-type="float" office:value="105" calcext:value-type="float">
            <text:p>105</text:p>
          </table:table-cell>
          <table:table-cell table:number-columns-repeated="16355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2"/>
          <table:table-cell table:style-name="ce10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3" table:style-name="ta1" table:print-ranges="'Class 33'.A1:'Class 33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2" table:default-cell-style-name="ce50"/>
        <table:table-column table:style-name="co63" table:default-cell-style-name="ce115"/>
        <table:table-column table:style-name="co36" table:number-columns-repeated="16323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33 Ring 3 - Hazard Obedience Course Intermediate: horses under 14.2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3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4" table:style-name="ce70"/>
            <table:covered-table-cell table:style-name="ce114"/>
            <table:table-cell table:style-name="ce53" table:number-columns-repeated="16323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48" calcext:value-type="float">
            <text:p>348</text:p>
          </table:table-cell>
          <table:table-cell table:style-name="ce20" office:value-type="string" calcext:value-type="string">
            <text:p>Daisy Robertson</text:p>
          </table:table-cell>
          <table:table-cell table:style-name="ce20" office:value-type="string" calcext:value-type="string">
            <text:p>Elvis </text:p>
          </table:table-cell>
          <table:table-cell table:style-name="ce26" office:value-type="date" office:date-value="2012-12-01" calcext:value-type="date">
            <text:p>2012-12-01</text:p>
          </table:table-cell>
          <table:table-cell table:style-name="ce31" table:formula="of:=YEAR(TODAY())-YEAR([.D4])" office:value-type="float" office:value="13" calcext:value-type="float">
            <text:p>13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432 410 447</text:p>
          </table:table-cell>
          <table:table-cell table:style-name="ce26" office:value-type="date" office:date-value="2009-08-06" calcext:value-type="date">
            <text:p>2009-08-06</text:p>
          </table:table-cell>
          <table:table-cell table:style-name="ce31" table:formula="of:=YEAR(TODAY())-YEAR([.H4])" office:value-type="float" office:value="16" calcext:value-type="float">
            <text:p>16</text:p>
          </table:table-cell>
          <table:table-cell table:style-name="ce45" office:value-type="string" calcext:value-type="string">
            <text:p>Ronald Robertson </text:p>
          </table:table-cell>
          <table:table-cell table:style-name="ce40" office:value-type="string" calcext:value-type="string">
            <text:p>07884 470 568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4:.AB4])" office:value-type="float" office:value="96" calcext:value-type="float">
            <text:p>96</text:p>
          </table:table-cell>
          <table:table-cell table:number-columns-repeated="16355"/>
        </table:table-row>
        <table:table-row table:style-name="ro6" table:number-rows-repeated="2">
          <table:table-cell table:style-name="ce15"/>
          <table:table-cell table:style-name="ce20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11" table:number-columns-repeated="12"/>
          <table:table-cell table:style-name="ce106"/>
          <table:table-cell table:number-columns-repeated="16355"/>
        </table:table-row>
        <table:table-row table:style-name="ro6" table:number-rows-repeated="2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11" table:number-columns-repeated="12"/>
          <table:table-cell table:style-name="ce106"/>
          <table:table-cell table:number-columns-repeated="16355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2"/>
          <table:table-cell table:style-name="ce10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4" table:style-name="ta1" table:print-ranges="'Class 34'.A1:'Class 34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2" table:default-cell-style-name="ce50"/>
        <table:table-column table:style-name="co63" table:default-cell-style-name="ce115"/>
        <table:table-column table:style-name="co36" table:number-columns-repeated="16323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34 Ring 3 - Hazard Obedience Course Intermediate: horses over 14.2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3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4" table:style-name="ce70"/>
            <table:covered-table-cell table:style-name="ce114"/>
            <table:table-cell table:style-name="ce53" table:number-columns-repeated="16323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51" calcext:value-type="float">
            <text:p>351</text:p>
          </table:table-cell>
          <table:table-cell table:style-name="ce21" office:value-type="string" calcext:value-type="string">
            <text:p>Danielle Scott</text:p>
          </table:table-cell>
          <table:table-cell table:style-name="ce21" office:value-type="string" calcext:value-type="string">
            <text:p>Don Corleone</text:p>
          </table:table-cell>
          <table:table-cell table:style-name="ce26" office:value-type="date" office:date-value="2014-01-01" calcext:value-type="date">
            <text:p>2014-01-01</text:p>
          </table:table-cell>
          <table:table-cell table:style-name="ce31" table:formula="of:=YEAR(TODAY())-YEAR([.D4])" office:value-type="float" office:value="11" calcext:value-type="float">
            <text:p>11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411 077 966</text:p>
          </table:table-cell>
          <table:table-cell table:style-name="ce26" office:value-type="date" office:date-value="1995-10-22" calcext:value-type="date">
            <text:p>1995-10-22</text:p>
          </table:table-cell>
          <table:table-cell table:style-name="ce31" table:formula="of:=YEAR(TODAY())-YEAR([.H4])" office:value-type="float" office:value="30" calcext:value-type="float">
            <text:p>30</text:p>
          </table:table-cell>
          <table:table-cell table:style-name="ce45" office:value-type="string" calcext:value-type="string">
            <text:p>Alison Scott</text:p>
          </table:table-cell>
          <table:table-cell table:style-name="ce40" office:value-type="string" calcext:value-type="string">
            <text:p>07860 119 777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5" table:style-name="ce111" office:value-type="float" office:value="10" calcext:value-type="float">
            <text:p>10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9" calcext:value-type="float">
            <text:p>9</text:p>
          </table:table-cell>
          <table:table-cell table:style-name="ce106" table:formula="of:=SUM([.Q4:.AB4])" office:value-type="float" office:value="107" calcext:value-type="float">
            <text:p>107</text:p>
          </table:table-cell>
          <table:table-cell table:number-columns-repeated="16355"/>
        </table:table-row>
        <table:table-row table:style-name="ro6">
          <table:table-cell table:style-name="ce15" office:value-type="float" office:value="368" calcext:value-type="float">
            <text:p>368</text:p>
          </table:table-cell>
          <table:table-cell table:style-name="ce21" office:value-type="string" calcext:value-type="string">
            <text:p>Carolyn Murdoch </text:p>
          </table:table-cell>
          <table:table-cell table:style-name="ce21" office:value-type="string" calcext:value-type="string">
            <text:p>Bobby Dazzler </text:p>
          </table:table-cell>
          <table:table-cell table:style-name="ce26" office:value-type="date" office:date-value="2007-05-01" calcext:value-type="date">
            <text:p>2007-05-01</text:p>
          </table:table-cell>
          <table:table-cell table:style-name="ce31" table:formula="of:=YEAR(TODAY())-YEAR([.D5])" office:value-type="float" office:value="18" calcext:value-type="float">
            <text:p>18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472 587 709</text:p>
          </table:table-cell>
          <table:table-cell table:style-name="ce26" office:value-type="date" office:date-value="1987-01-06" calcext:value-type="date">
            <text:p>1987-01-06</text:p>
          </table:table-cell>
          <table:table-cell table:style-name="ce31" table:formula="of:=YEAR(TODAY())-YEAR([.H5])" office:value-type="float" office:value="38" calcext:value-type="float">
            <text:p>38</text:p>
          </table:table-cell>
          <table:table-cell table:style-name="ce45" office:value-type="string" calcext:value-type="string">
            <text:p>Blair Murdoch </text:p>
          </table:table-cell>
          <table:table-cell table:style-name="ce40" office:value-type="string" calcext:value-type="string">
            <text:p>07899 005 88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9" calcext:value-type="float">
            <text:p>9</text:p>
          </table:table-cell>
          <table:table-cell table:number-columns-repeated="3" table:style-name="ce111" office:value-type="float" office:value="10" calcext:value-type="float">
            <text:p>10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5:.AB5])" office:value-type="float" office:value="112" calcext:value-type="float">
            <text:p>112</text:p>
          </table:table-cell>
          <table:table-cell table:number-columns-repeated="16355"/>
        </table:table-row>
        <table:table-row table:style-name="ro6">
          <table:table-cell table:style-name="ce15" office:value-type="float" office:value="331" calcext:value-type="float">
            <text:p>331</text:p>
          </table:table-cell>
          <table:table-cell table:style-name="ce21" office:value-type="string" calcext:value-type="string">
            <text:p>Adrie Morgan </text:p>
          </table:table-cell>
          <table:table-cell table:style-name="ce21" office:value-type="string" calcext:value-type="string">
            <text:p>196 Maestoso Toplica </text:p>
          </table:table-cell>
          <table:table-cell table:style-name="ce26" office:value-type="date" office:date-value="2005-06-28" calcext:value-type="date">
            <text:p>2005-06-28</text:p>
          </table:table-cell>
          <table:table-cell table:style-name="ce31" table:formula="of:=YEAR(TODAY())-YEAR([.D6])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.0</text:p>
          </table:table-cell>
          <table:table-cell table:style-name="ce40" office:value-type="string" calcext:value-type="string">
            <text:p>07565 901 387</text:p>
          </table:table-cell>
          <table:table-cell table:style-name="ce26" office:value-type="date" office:date-value="1985-02-17" calcext:value-type="date">
            <text:p>1985-02-17</text:p>
          </table:table-cell>
          <table:table-cell table:style-name="ce31" table:formula="of:=YEAR(TODAY())-YEAR([.H6])" office:value-type="float" office:value="40" calcext:value-type="float">
            <text:p>40</text:p>
          </table:table-cell>
          <table:table-cell table:style-name="ce45" office:value-type="string" calcext:value-type="string">
            <text:p>Mark</text:p>
          </table:table-cell>
          <table:table-cell table:style-name="ce40" office:value-type="string" calcext:value-type="string">
            <text:p>07940 431 30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table:number-columns-repeated="12"/>
          <table:table-cell table:style-name="ce106" table:formula="of:=SUM([.Q6:.AB6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15" office:value-type="float" office:value="366" calcext:value-type="float">
            <text:p>366</text:p>
          </table:table-cell>
          <table:table-cell table:style-name="ce21" office:value-type="string" calcext:value-type="string">
            <text:p>Alison Drummond</text:p>
          </table:table-cell>
          <table:table-cell table:style-name="ce21" office:value-type="string" calcext:value-type="string">
            <text:p>Merlin</text:p>
          </table:table-cell>
          <table:table-cell table:style-name="ce26" office:value-type="date" office:date-value="2009-04-01" calcext:value-type="date">
            <text:p>2009-04-01</text:p>
          </table:table-cell>
          <table:table-cell table:style-name="ce31" table:formula="of:=YEAR(TODAY())-YEAR([.D7])" office:value-type="float" office:value="16" calcext:value-type="float">
            <text:p>16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799 555 587</text:p>
          </table:table-cell>
          <table:table-cell table:style-name="ce26" office:value-type="date" office:date-value="1961-07-22" calcext:value-type="date">
            <text:p>1961-07-22</text:p>
          </table:table-cell>
          <table:table-cell table:style-name="ce31" table:formula="of:=YEAR(TODAY())-YEAR([.H7])" office:value-type="float" office:value="64" calcext:value-type="float">
            <text:p>64</text:p>
          </table:table-cell>
          <table:table-cell table:style-name="ce45" office:value-type="string" calcext:value-type="string">
            <text:p>Linda Porter</text:p>
          </table:table-cell>
          <table:table-cell table:style-name="ce40" office:value-type="string" calcext:value-type="string">
            <text:p>07986 880 46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table:number-columns-repeated="12"/>
          <table:table-cell table:style-name="ce106" table:formula="of:=SUM([.Q7:.AB7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15" office:value-type="float" office:value="370" calcext:value-type="float">
            <text:p>370</text:p>
          </table:table-cell>
          <table:table-cell table:style-name="ce21" office:value-type="string" calcext:value-type="string">
            <text:p>June Bell</text:p>
          </table:table-cell>
          <table:table-cell table:style-name="ce21" office:value-type="string" calcext:value-type="string">
            <text:p>Bailey</text:p>
          </table:table-cell>
          <table:table-cell table:style-name="ce26" office:value-type="date" office:date-value="1998-04-01" calcext:value-type="date">
            <text:p>1998-04-01</text:p>
          </table:table-cell>
          <table:table-cell table:style-name="ce31" table:formula="of:=YEAR(TODAY())-YEAR([.D8])" office:value-type="float" office:value="27" calcext:value-type="float">
            <text:p>27</text:p>
          </table:table-cell>
          <table:table-cell table:style-name="ce36" office:value-type="float" office:value="15.1" calcext:value-type="float">
            <text:p>15.1</text:p>
          </table:table-cell>
          <table:table-cell table:style-name="ce40" office:value-type="string" calcext:value-type="string">
            <text:p>07799 795 778</text:p>
          </table:table-cell>
          <table:table-cell table:style-name="ce26" office:value-type="date" office:date-value="1957-04-15" calcext:value-type="date">
            <text:p>1957-04-15</text:p>
          </table:table-cell>
          <table:table-cell table:style-name="ce31" table:formula="of:=YEAR(TODAY())-YEAR([.H8])" office:value-type="float" office:value="68" calcext:value-type="float">
            <text:p>68</text:p>
          </table:table-cell>
          <table:table-cell table:style-name="ce45" office:value-type="string" calcext:value-type="string">
            <text:p>Lesley Bell</text:p>
          </table:table-cell>
          <table:table-cell table:style-name="ce40" office:value-type="string" calcext:value-type="string">
            <text:p>07584 671 42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8:.AB8])" office:value-type="float" office:value="86" calcext:value-type="float">
            <text:p>86</text:p>
          </table:table-cell>
          <table:table-cell table:number-columns-repeated="16355"/>
        </table:table-row>
        <table:table-row table:style-name="ro6">
          <table:table-cell table:style-name="ce15" office:value-type="float" office:value="107" calcext:value-type="float">
            <text:p>107</text:p>
          </table:table-cell>
          <table:table-cell table:style-name="ce21" office:value-type="string" calcext:value-type="string">
            <text:p>Carol Rogerson</text:p>
          </table:table-cell>
          <table:table-cell table:style-name="ce21" office:value-type="string" calcext:value-type="string">
            <text:p>Fox Glen</text:p>
          </table:table-cell>
          <table:table-cell table:style-name="ce26"/>
          <table:table-cell table:style-name="ce31" office:value-type="float" office:value="12" calcext:value-type="float">
            <text:p>12</text:p>
          </table:table-cell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4"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9:.AB9])" office:value-type="float" office:value="114" calcext:value-type="float">
            <text:p>114</text:p>
          </table:table-cell>
          <table:table-cell table:number-columns-repeated="16355"/>
        </table:table-row>
        <table:table-row table:style-name="ro6" table:number-rows-repeated="3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2"/>
          <table:table-cell table:style-name="ce10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5" table:style-name="ta1" table:print-ranges="'Class 35'.A1:'Class 35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12" table:default-cell-style-name="ce50"/>
        <table:table-column table:style-name="co63" table:default-cell-style-name="ce115"/>
        <table:table-column table:style-name="co36" table:number-columns-repeated="16323" table:default-cell-style-name="ce50"/>
        <table:table-column table:style-name="co36" table:number-columns-repeated="32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35 Ring 3 - Hazard Obedience Course Open: horses under 14.2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3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4" table:style-name="ce70"/>
            <table:covered-table-cell table:style-name="ce114"/>
            <table:table-cell table:style-name="ce53" table:number-columns-repeated="16323"/>
            <table:table-cell table:style-name="ce56" table:number-columns-repeated="11"/>
            <table:table-cell table:style-name="ce57" table:number-columns-repeated="21"/>
          </table:table-row>
        </table:table-header-rows>
        <table:table-row table:style-name="ro6">
          <table:table-cell table:style-name="ce15" office:value-type="float" office:value="351" calcext:value-type="float">
            <text:p>351</text:p>
          </table:table-cell>
          <table:table-cell table:style-name="ce20" office:value-type="string" calcext:value-type="string">
            <text:p>Danielle Scott</text:p>
          </table:table-cell>
          <table:table-cell table:style-name="ce20" office:value-type="string" calcext:value-type="string">
            <text:p>Don Corleone</text:p>
          </table:table-cell>
          <table:table-cell table:style-name="ce26" office:value-type="date" office:date-value="2014-01-01" calcext:value-type="date">
            <text:p>2014-01-01</text:p>
          </table:table-cell>
          <table:table-cell table:style-name="ce31" table:formula="of:=YEAR(TODAY())-YEAR([.D4])" office:value-type="float" office:value="11" calcext:value-type="float">
            <text:p>11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411 077 966</text:p>
          </table:table-cell>
          <table:table-cell table:style-name="ce26" office:value-type="date" office:date-value="1995-10-22" calcext:value-type="date">
            <text:p>1995-10-22</text:p>
          </table:table-cell>
          <table:table-cell table:style-name="ce31" table:formula="of:=YEAR(TODAY())-YEAR([.H4])" office:value-type="float" office:value="30" calcext:value-type="float">
            <text:p>30</text:p>
          </table:table-cell>
          <table:table-cell table:style-name="ce45" office:value-type="string" calcext:value-type="string">
            <text:p>Alison Scott</text:p>
          </table:table-cell>
          <table:table-cell table:style-name="ce40" office:value-type="string" calcext:value-type="string">
            <text:p>07860 119 777</text:p>
          </table:table-cell>
          <table:table-cell table:style-name="ce49" table:number-columns-repeated="2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3"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06" table:formula="of:=SUM([.Q4:.AB4])" office:value-type="float" office:value="108" calcext:value-type="float">
            <text:p>108</text:p>
          </table:table-cell>
          <table:table-cell table:number-columns-repeated="16355"/>
        </table:table-row>
        <table:table-row table:style-name="ro6" table:number-rows-repeated="2">
          <table:table-cell table:style-name="ce15"/>
          <table:table-cell table:style-name="ce20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11" table:number-columns-repeated="12"/>
          <table:table-cell table:style-name="ce106"/>
          <table:table-cell table:number-columns-repeated="16355"/>
        </table:table-row>
        <table:table-row table:style-name="ro6" table:number-rows-repeated="2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11" table:number-columns-repeated="12"/>
          <table:table-cell table:style-name="ce106"/>
          <table:table-cell table:number-columns-repeated="16355"/>
        </table:table-row>
        <table:table-row table:style-name="ro6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2"/>
          <table:table-cell table:style-name="ce109"/>
          <table:table-cell table:style-name="ce49"/>
          <table:table-cell table:style-name="ce110"/>
          <table:table-cell table:style-name="ce111" table:number-columns-repeated="12"/>
          <table:table-cell table:style-name="ce106"/>
          <table:table-cell table:number-columns-repeated="16355"/>
        </table:table-row>
        <table:table-row table:style-name="ro6" table:number-rows-repeated="3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6" table:number-columns-repeated="12"/>
          <table:table-cell table:style-name="ce10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6" table:style-name="ta1" table:print-ranges="'Class 36'.A1:'Class 36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number-columns-repeated="16337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36 Ring 3 - Hazard Obedience Course Open: horses over 14.2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7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style-name="ce70"/>
            <table:table-cell table:style-name="ce53" table:number-columns-repeated="16337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66" calcext:value-type="float">
            <text:p>366</text:p>
          </table:table-cell>
          <table:table-cell table:style-name="ce20" office:value-type="string" calcext:value-type="string">
            <text:p>Alison Drummond</text:p>
          </table:table-cell>
          <table:table-cell table:style-name="ce20" office:value-type="string" calcext:value-type="string">
            <text:p>Merlin</text:p>
          </table:table-cell>
          <table:table-cell table:style-name="ce26" office:value-type="date" office:date-value="2009-04-01" calcext:value-type="date">
            <text:p>2009-04-01</text:p>
          </table:table-cell>
          <table:table-cell table:style-name="ce31" table:formula="of:=YEAR(TODAY())-YEAR([.D4])" office:value-type="float" office:value="16" calcext:value-type="float">
            <text:p>16</text:p>
          </table:table-cell>
          <table:table-cell table:style-name="ce36" office:value-type="float" office:value="14.1" calcext:value-type="float">
            <text:p>14.1</text:p>
          </table:table-cell>
          <table:table-cell table:style-name="ce40" office:value-type="string" calcext:value-type="string">
            <text:p>07799 555 587</text:p>
          </table:table-cell>
          <table:table-cell table:style-name="ce26" office:value-type="date" office:date-value="1961-07-22" calcext:value-type="date">
            <text:p>1961-07-22</text:p>
          </table:table-cell>
          <table:table-cell table:style-name="ce31" table:formula="of:=YEAR(TODAY())-YEAR([.H4])" office:value-type="float" office:value="64" calcext:value-type="float">
            <text:p>64</text:p>
          </table:table-cell>
          <table:table-cell table:style-name="ce45" office:value-type="string" calcext:value-type="string">
            <text:p>Linda Porter</text:p>
          </table:table-cell>
          <table:table-cell table:style-name="ce40" office:value-type="string" calcext:value-type="string">
            <text:p>07986 880 461</text:p>
          </table:table-cell>
          <table:table-cell table:style-name="ce49"/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number-columns-repeated="16348"/>
        </table:table-row>
        <table:table-row table:style-name="ro6" table:number-rows-repeated="2">
          <table:table-cell table:style-name="ce15"/>
          <table:table-cell table:style-name="ce20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48"/>
        </table:table-row>
        <table:table-row table:style-name="ro6" table:number-rows-repeated="6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number-columns-repeated="16348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1" table:style-name="ta1" table:print-ranges="'Class 41'.A1:'Class 41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1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1 Ring 4 – Showjumping: Cross poles, Riders under 10, Lead rein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1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1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59" calcext:value-type="float">
            <text:p>359</text:p>
          </table:table-cell>
          <table:table-cell table:style-name="ce21" office:value-type="string" calcext:value-type="string">
            <text:p>Anna Kennedy</text:p>
          </table:table-cell>
          <table:table-cell table:style-name="ce21" office:value-type="string" calcext:value-type="string">
            <text:p>Furbie</text:p>
          </table:table-cell>
          <table:table-cell table:style-name="ce26" office:value-type="date" office:date-value="2012-01-01" calcext:value-type="date">
            <text:p>2012-01-01</text:p>
          </table:table-cell>
          <table:table-cell table:style-name="ce31" table:formula="of:=YEAR(TODAY())-YEAR([.D4])" office:value-type="float" office:value="13" calcext:value-type="float">
            <text:p>13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 office:value-type="string" calcext:value-type="string">
            <text:p>07717 725 567</text:p>
          </table:table-cell>
          <table:table-cell table:style-name="ce26" office:value-type="date" office:date-value="2018-01-23" calcext:value-type="date">
            <text:p>2018-01-23</text:p>
          </table:table-cell>
          <table:table-cell table:style-name="ce31" table:formula="of:=YEAR(TODAY())-YEAR([.H4])" office:value-type="float" office:value="7" calcext:value-type="float">
            <text:p>7</text:p>
          </table:table-cell>
          <table:table-cell table:style-name="ce45" office:value-type="string" calcext:value-type="string">
            <text:p>Emma Kennedy </text:p>
          </table:table-cell>
          <table:table-cell table:style-name="ce40" office:value-type="string" calcext:value-type="string">
            <text:p>07717 725 56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4:.X4])" office:value-type="float" office:value="80" calcext:value-type="float">
            <text:p>80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Y4]+[.Z4]" office:value-type="float" office:value="98" calcext:value-type="float">
            <text:p>98</text:p>
          </table:table-cell>
          <table:table-cell table:number-columns-repeated="16332"/>
        </table:table-row>
        <table:table-row table:style-name="ro6">
          <table:table-cell table:style-name="ce15" office:value-type="float" office:value="320" calcext:value-type="float">
            <text:p>320</text:p>
          </table:table-cell>
          <table:table-cell table:style-name="ce21" office:value-type="string" calcext:value-type="string">
            <text:p>Andrew Gordon</text:p>
          </table:table-cell>
          <table:table-cell table:style-name="ce21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5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6-06-21" calcext:value-type="date">
            <text:p>2016-06-21</text:p>
          </table:table-cell>
          <table:table-cell table:style-name="ce31" table:formula="of:=YEAR(TODAY())-YEAR([.H5])" office:value-type="float" office:value="9" calcext:value-type="float">
            <text:p>9</text:p>
          </table:table-cell>
          <table:table-cell table:style-name="ce45" office:value-type="string" calcext:value-type="string">
            <text:p>Rosalind Gordon</text:p>
          </table:table-cell>
          <table:table-cell table:style-name="ce40" office:value-type="string" calcext:value-type="string">
            <text:p>07707 354 75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Default" table:number-columns-repeated="8"/>
          <table:table-cell table:style-name="ce16" table:number-columns-repeated="2"/>
          <table:table-cell table:style-name="ce106"/>
          <table:table-cell table:number-columns-repeated="16332"/>
        </table:table-row>
        <table:table-row table:style-name="ro6">
          <table:table-cell table:style-name="ce15" office:value-type="float" office:value="344" calcext:value-type="float">
            <text:p>344</text:p>
          </table:table-cell>
          <table:table-cell table:style-name="ce21" office:value-type="string" calcext:value-type="string">
            <text:p>Gemma Greenaway</text:p>
          </table:table-cell>
          <table:table-cell table:style-name="ce21" office:value-type="string" calcext:value-type="string">
            <text:p>Lucky</text:p>
          </table:table-cell>
          <table:table-cell table:style-name="ce26" office:value-type="date" office:date-value="2011-01-01" calcext:value-type="date">
            <text:p>2011-01-01</text:p>
          </table:table-cell>
          <table:table-cell table:style-name="ce31" table:formula="of:=YEAR(TODAY())-YEAR([.D6])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.0</text:p>
          </table:table-cell>
          <table:table-cell table:style-name="ce40" office:value-type="string" calcext:value-type="string">
            <text:p>07790 322 261</text:p>
          </table:table-cell>
          <table:table-cell table:style-name="ce26" office:value-type="date" office:date-value="2005-11-28" calcext:value-type="date">
            <text:p>2005-11-28</text:p>
          </table:table-cell>
          <table:table-cell table:style-name="ce31" table:formula="of:=YEAR(TODAY())-YEAR([.H6])" office:value-type="float" office:value="20" calcext:value-type="float">
            <text:p>20</text:p>
          </table:table-cell>
          <table:table-cell table:style-name="ce45" office:value-type="string" calcext:value-type="string">
            <text:p>Lorna Greenaway</text:p>
          </table:table-cell>
          <table:table-cell table:style-name="ce40" office:value-type="string" calcext:value-type="string">
            <text:p>07790 322 26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3" table:style-name="ce111" office:value-type="float" office:value="10" calcext:value-type="float">
            <text:p>10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4" table:style-name="ce111" office:value-type="float" office:value="10" calcext:value-type="float">
            <text:p>10</text:p>
          </table:table-cell>
          <table:table-cell table:style-name="ce16" table:formula="of:=SUM([.Q6:.X6])" office:value-type="float" office:value="78" calcext:value-type="float">
            <text:p>78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Y6]+[.Z6]" office:value-type="float" office:value="94" calcext:value-type="float">
            <text:p>94</text:p>
          </table:table-cell>
          <table:table-cell table:number-columns-repeated="16332"/>
        </table:table-row>
        <table:table-row table:style-name="ro6">
          <table:table-cell table:style-name="ce15" office:value-type="float" office:value="400" calcext:value-type="float">
            <text:p>400</text:p>
          </table:table-cell>
          <table:table-cell table:style-name="ce21" office:value-type="string" calcext:value-type="string">
            <text:p>Ellie Duffus</text:p>
          </table:table-cell>
          <table:table-cell table:style-name="ce21" office:value-type="string" calcext:value-type="string">
            <text:p>Belle (Gensfore Flair)</text:p>
          </table:table-cell>
          <table:table-cell table:style-name="ce26"/>
          <table:table-cell table:style-name="ce31" office:value-type="float" office:value="7" calcext:value-type="float">
            <text:p>7</text:p>
          </table:table-cell>
          <table:table-cell table:style-name="ce36"/>
          <table:table-cell table:style-name="ce40"/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45"/>
          <table:table-cell table:style-name="ce40"/>
          <table:table-cell table:style-name="ce49" table:number-columns-repeated="4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7:.X7])" office:value-type="float" office:value="80" calcext:value-type="float">
            <text:p>80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Y7]+[.Z7]" office:value-type="float" office:value="96" calcext:value-type="float">
            <text:p>96</text:p>
          </table:table-cell>
          <table:table-cell table:number-columns-repeated="16332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2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6" table:number-columns-repeated="10"/>
          <table:table-cell table:style-name="ce106"/>
          <table:table-cell table:number-columns-repeated="16332"/>
        </table:table-row>
        <table:table-row table:style-name="ro7" table:number-rows-repeated="1048353">
          <table:table-cell table:number-columns-repeated="16359"/>
        </table:table-row>
        <table:table-row table:style-name="ro8" table:number-rows-repeated="210">
          <table:table-cell table:number-columns-repeated="16359"/>
        </table:table-row>
        <table:table-row table:style-name="ro8">
          <table:table-cell table:number-columns-repeated="16359"/>
        </table:table-row>
      </table:table>
      <table:table table:name="Class 42" table:style-name="ta1" table:print-ranges="'Class 42'.A1:'Class 42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5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2 Ring 4 – Showjumping: Cross poles, Riders under 10, First Ridden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5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22" calcext:value-type="float">
            <text:p>322</text:p>
          </table:table-cell>
          <table:table-cell table:style-name="ce21" office:value-type="string" calcext:value-type="string">
            <text:p>Robert Gordon</text:p>
          </table:table-cell>
          <table:table-cell table:style-name="ce21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4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4-10-28" calcext:value-type="date">
            <text:p>2014-10-28</text:p>
          </table:table-cell>
          <table:table-cell table:style-name="ce31" table:formula="of:=YEAR(TODAY())-YEAR([.H4])" office:value-type="float" office:value="11" calcext:value-type="float">
            <text:p>11</text:p>
          </table:table-cell>
          <table:table-cell table:style-name="ce45" office:value-type="string" calcext:value-type="string">
            <text:p>Rosalind Gordon</text:p>
          </table:table-cell>
          <table:table-cell table:style-name="ce40" office:value-type="string" calcext:value-type="string">
            <text:p>07707 354 754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>
          <table:table-cell table:style-name="ce15" office:value-type="float" office:value="390" calcext:value-type="float">
            <text:p>390</text:p>
          </table:table-cell>
          <table:table-cell table:style-name="ce20" office:value-type="string" calcext:value-type="string">
            <text:p>Decota Brown</text:p>
          </table:table-cell>
          <table:table-cell table:style-name="ce20" office:value-type="string" calcext:value-type="string">
            <text:p>Sweep</text:p>
          </table:table-cell>
          <table:table-cell table:style-name="ce26"/>
          <table:table-cell table:style-name="ce31" office:value-type="float" office:value="24" calcext:value-type="float">
            <text:p>24</text:p>
          </table:table-cell>
          <table:table-cell table:style-name="ce36" office:value-type="float" office:value="11.2" calcext:value-type="float">
            <text:p>11.2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Kerry Brown</text:p>
          </table:table-cell>
          <table:table-cell table:style-name="ce16" office:value-type="string" calcext:value-type="string">
            <text:p>07867 429 047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5:.X5])" office:value-type="float" office:value="80" calcext:value-type="float">
            <text:p>80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Y5]+[.Z5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" office:value-type="float" office:value="111" calcext:value-type="float">
            <text:p>111</text:p>
          </table:table-cell>
          <table:table-cell table:style-name="ce20" office:value-type="string" calcext:value-type="string">
            <text:p>Jessica Logan</text:p>
          </table:table-cell>
          <table:table-cell table:style-name="ce21" office:value-type="string" calcext:value-type="string">
            <text:p>San Cler Blackthorn</text:p>
          </table:table-cell>
          <table:table-cell table:style-name="ce26"/>
          <table:table-cell table:style-name="ce31" office:value-type="float" office:value="9" calcext:value-type="float">
            <text:p>9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/>
          <table:table-cell table:style-name="ce26"/>
          <table:table-cell table:style-name="ce31" office:value-type="float" office:value="10" calcext:value-type="float">
            <text:p>10</text:p>
          </table:table-cell>
          <table:table-cell table:style-name="ce45" office:value-type="string" calcext:value-type="string">
            <text:p>Allison Galloway</text:p>
          </table:table-cell>
          <table:table-cell table:style-name="ce40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6:.X6])" office:value-type="float" office:value="80" calcext:value-type="float">
            <text:p>80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Y6]+[.Z6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" office:value-type="float" office:value="106" calcext:value-type="float">
            <text:p>106</text:p>
          </table:table-cell>
          <table:table-cell table:style-name="ce20" office:value-type="string" calcext:value-type="string">
            <text:p>Emily Musson</text:p>
          </table:table-cell>
          <table:table-cell table:style-name="ce21" office:value-type="string" calcext:value-type="string">
            <text:p>Annie</text:p>
          </table:table-cell>
          <table:table-cell table:style-name="ce26"/>
          <table:table-cell table:style-name="ce31" office:value-type="float" office:value="14" calcext:value-type="float">
            <text:p>14</text:p>
          </table:table-cell>
          <table:table-cell table:style-name="ce36" office:value-type="float" office:value="11.2" calcext:value-type="float">
            <text:p>11.2</text:p>
          </table:table-cell>
          <table:table-cell table:style-name="ce40" office:value-type="string" calcext:value-type="string">
            <text:p>07590 326 163</text:p>
          </table:table-cell>
          <table:table-cell table:style-name="ce26"/>
          <table:table-cell table:style-name="ce31" office:value-type="float" office:value="8" calcext:value-type="float">
            <text:p>8</text:p>
          </table:table-cell>
          <table:table-cell table:style-name="ce45" office:value-type="string" calcext:value-type="string">
            <text:p>Jennifer Mussan</text:p>
          </table:table-cell>
          <table:table-cell table:style-name="ce40" office:value-type="string" calcext:value-type="string">
            <text:p>07590 326 16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7:.X7])" office:value-type="float" office:value="80" calcext:value-type="float">
            <text:p>80</text:p>
          </table:table-cell>
          <table:table-cell table:style-name="ce16" office:value-type="float" office:value="20" calcext:value-type="float">
            <text:p>20</text:p>
          </table:table-cell>
          <table:table-cell table:style-name="ce106" table:formula="of:=[.Y7]+[.Z7]" office:value-type="float" office:value="100" calcext:value-type="float">
            <text:p>100</text:p>
          </table:table-cell>
          <table:table-cell table:number-columns-repeated="16336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3" table:style-name="ta1" table:print-ranges="'Class 43'.A1:'Class 43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5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3 Ring 4 – Showjumping: 3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5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24" calcext:value-type="float">
            <text:p>324</text:p>
          </table:table-cell>
          <table:table-cell table:style-name="ce21" office:value-type="string" calcext:value-type="string">
            <text:p>Harper Brown</text:p>
          </table:table-cell>
          <table:table-cell table:style-name="ce21" office:value-type="string" calcext:value-type="string">
            <text:p>Rushton Lady Lou Loo</text:p>
          </table:table-cell>
          <table:table-cell table:style-name="ce26" office:value-type="date" office:date-value="2008-05-11" calcext:value-type="date">
            <text:p>2008-05-11</text:p>
          </table:table-cell>
          <table:table-cell table:style-name="ce31" table:formula="of:=YEAR(TODAY())-YEAR([.D4])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711 820 563</text:p>
          </table:table-cell>
          <table:table-cell table:style-name="ce26" office:value-type="date" office:date-value="2015-04-13" calcext:value-type="date">
            <text:p>2015-04-13</text:p>
          </table:table-cell>
          <table:table-cell table:style-name="ce31" table:formula="of:=YEAR(TODAY())-YEAR([.H4])" office:value-type="float" office:value="10" calcext:value-type="float">
            <text:p>10</text:p>
          </table:table-cell>
          <table:table-cell table:style-name="ce45" office:value-type="string" calcext:value-type="string">
            <text:p>Leona Urquhart</text:p>
          </table:table-cell>
          <table:table-cell table:style-name="ce40" office:value-type="string" calcext:value-type="string">
            <text:p>07711 820 563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09"/>
          <table:table-cell table:style-name="ce49"/>
          <table:table-cell table:style-name="ce110" office:value-type="string" calcext:value-type="string">
            <text:p>Online</text:p>
          </table:table-cell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>
          <table:table-cell table:style-name="ce15" office:value-type="float" office:value="322" calcext:value-type="float">
            <text:p>322</text:p>
          </table:table-cell>
          <table:table-cell table:style-name="ce21" office:value-type="string" calcext:value-type="string">
            <text:p>Robert Gordon</text:p>
          </table:table-cell>
          <table:table-cell table:style-name="ce21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5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4-10-28" calcext:value-type="date">
            <text:p>2014-10-28</text:p>
          </table:table-cell>
          <table:table-cell table:style-name="ce31" table:formula="of:=YEAR(TODAY())-YEAR([.H5])" office:value-type="float" office:value="11" calcext:value-type="float">
            <text:p>11</text:p>
          </table:table-cell>
          <table:table-cell table:style-name="ce45" office:value-type="string" calcext:value-type="string">
            <text:p>Rosalind Gordon</text:p>
          </table:table-cell>
          <table:table-cell table:style-name="ce40" office:value-type="string" calcext:value-type="string">
            <text:p>07707 354 754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>
          <table:table-cell table:style-name="ce15" office:value-type="float" office:value="390" calcext:value-type="float">
            <text:p>390</text:p>
          </table:table-cell>
          <table:table-cell table:style-name="ce20" office:value-type="string" calcext:value-type="string">
            <text:p>Decota Brown</text:p>
          </table:table-cell>
          <table:table-cell table:style-name="ce20" office:value-type="string" calcext:value-type="string">
            <text:p>Sweep</text:p>
          </table:table-cell>
          <table:table-cell table:style-name="ce26"/>
          <table:table-cell table:style-name="ce31" office:value-type="float" office:value="24" calcext:value-type="float">
            <text:p>24</text:p>
          </table:table-cell>
          <table:table-cell table:style-name="ce36" office:value-type="float" office:value="11.2" calcext:value-type="float">
            <text:p>11.2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Kerry Brown</text:p>
          </table:table-cell>
          <table:table-cell table:style-name="ce16" office:value-type="string" calcext:value-type="string">
            <text:p>07867 429 04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6:.X6])" office:value-type="float" office:value="80" calcext:value-type="float">
            <text:p>80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Y6]+[.Z6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" office:value-type="float" office:value="113" calcext:value-type="float">
            <text:p>113</text:p>
          </table:table-cell>
          <table:table-cell table:style-name="ce21" office:value-type="string" calcext:value-type="string">
            <text:p>Alex Morrison</text:p>
          </table:table-cell>
          <table:table-cell table:style-name="ce21" office:value-type="string" calcext:value-type="string">
            <text:p>Rock N Pop / Rocco</text:p>
          </table:table-cell>
          <table:table-cell table:style-name="ce26"/>
          <table:table-cell table:style-name="ce31" office:value-type="float" office:value="19" calcext:value-type="float">
            <text:p>19</text:p>
          </table:table-cell>
          <table:table-cell table:style-name="ce36" office:value-type="float" office:value="12.2" calcext:value-type="float">
            <text:p>12.2</text:p>
          </table:table-cell>
          <table:table-cell table:style-name="ce40"/>
          <table:table-cell table:style-name="ce26"/>
          <table:table-cell table:style-name="ce31"/>
          <table:table-cell table:style-name="ce45" office:value-type="string" calcext:value-type="string">
            <text:p>Kirsty Bowman</text:p>
          </table:table-cell>
          <table:table-cell table:style-name="ce40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7:.X7])" office:value-type="float" office:value="80" calcext:value-type="float">
            <text:p>80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Y7]+[.Z7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" office:value-type="float" office:value="106" calcext:value-type="float">
            <text:p>106</text:p>
          </table:table-cell>
          <table:table-cell table:style-name="ce20" office:value-type="string" calcext:value-type="string">
            <text:p>Emily Musson</text:p>
          </table:table-cell>
          <table:table-cell table:style-name="ce21" office:value-type="string" calcext:value-type="string">
            <text:p>Annie</text:p>
          </table:table-cell>
          <table:table-cell table:style-name="ce26"/>
          <table:table-cell table:style-name="ce31" office:value-type="float" office:value="14" calcext:value-type="float">
            <text:p>14</text:p>
          </table:table-cell>
          <table:table-cell table:style-name="ce36" office:value-type="float" office:value="11.2" calcext:value-type="float">
            <text:p>11.2</text:p>
          </table:table-cell>
          <table:table-cell table:style-name="ce40" office:value-type="string" calcext:value-type="string">
            <text:p>07590 326 163</text:p>
          </table:table-cell>
          <table:table-cell table:style-name="ce26"/>
          <table:table-cell table:style-name="ce31" office:value-type="float" office:value="8" calcext:value-type="float">
            <text:p>8</text:p>
          </table:table-cell>
          <table:table-cell table:style-name="ce45" office:value-type="string" calcext:value-type="string">
            <text:p>Jennifer Mussan</text:p>
          </table:table-cell>
          <table:table-cell table:style-name="ce40" office:value-type="string" calcext:value-type="string">
            <text:p>07590 326 16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7" table:style-name="ce111" office:value-type="float" office:value="10" calcext:value-type="float">
            <text:p>10</text:p>
          </table:table-cell>
          <table:table-cell table:style-name="ce16" table:formula="of:=SUM([.Q8:.X8])" office:value-type="float" office:value="78" calcext:value-type="float">
            <text:p>78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Y8]+[.Z8]" office:value-type="float" office:value="96" calcext:value-type="float">
            <text:p>96</text:p>
          </table:table-cell>
          <table:table-cell table:number-columns-repeated="16336"/>
        </table:table-row>
        <table:table-row table:style-name="ro6" table:number-rows-repeated="3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4" table:style-name="ta1" table:print-ranges="'Class 44'.A1:'Class 44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5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4 Ring 4 – Showjumping: 4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5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24" calcext:value-type="float">
            <text:p>324</text:p>
          </table:table-cell>
          <table:table-cell table:style-name="ce21" office:value-type="string" calcext:value-type="string">
            <text:p>Harper Brown</text:p>
          </table:table-cell>
          <table:table-cell table:style-name="ce21" office:value-type="string" calcext:value-type="string">
            <text:p>Rushton Lady Lou Loo</text:p>
          </table:table-cell>
          <table:table-cell table:style-name="ce26" office:value-type="date" office:date-value="2008-05-11" calcext:value-type="date">
            <text:p>2008-05-11</text:p>
          </table:table-cell>
          <table:table-cell table:style-name="ce31" table:formula="of:=YEAR(TODAY())-YEAR([.D4])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.0</text:p>
          </table:table-cell>
          <table:table-cell table:style-name="ce40" office:value-type="string" calcext:value-type="string">
            <text:p>07711 820 563</text:p>
          </table:table-cell>
          <table:table-cell table:style-name="ce26" office:value-type="date" office:date-value="2015-04-13" calcext:value-type="date">
            <text:p>2015-04-13</text:p>
          </table:table-cell>
          <table:table-cell table:style-name="ce31" table:formula="of:=YEAR(TODAY())-YEAR([.H4])" office:value-type="float" office:value="10" calcext:value-type="float">
            <text:p>10</text:p>
          </table:table-cell>
          <table:table-cell table:style-name="ce45" office:value-type="string" calcext:value-type="string">
            <text:p>Leona Urquhart</text:p>
          </table:table-cell>
          <table:table-cell table:style-name="ce40" office:value-type="string" calcext:value-type="string">
            <text:p>07711 820 563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09"/>
          <table:table-cell table:style-name="ce49"/>
          <table:table-cell table:style-name="ce110" office:value-type="string" calcext:value-type="string">
            <text:p>Online</text:p>
          </table:table-cell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>
          <table:table-cell table:style-name="ce15" office:value-type="float" office:value="322" calcext:value-type="float">
            <text:p>322</text:p>
          </table:table-cell>
          <table:table-cell table:style-name="ce21" office:value-type="string" calcext:value-type="string">
            <text:p>Robert Gordon</text:p>
          </table:table-cell>
          <table:table-cell table:style-name="ce21" office:value-type="string" calcext:value-type="string">
            <text:p>Glanteifi Ragnarock</text:p>
          </table:table-cell>
          <table:table-cell table:style-name="ce26" office:value-type="date" office:date-value="2019-01-04" calcext:value-type="date">
            <text:p>2019-01-04</text:p>
          </table:table-cell>
          <table:table-cell table:style-name="ce31" table:formula="of:=YEAR(TODAY())-YEAR([.D5])" office:value-type="float" office:value="6" calcext:value-type="float">
            <text:p>6</text:p>
          </table:table-cell>
          <table:table-cell table:style-name="ce36" office:value-type="float" office:value="13" calcext:value-type="float">
            <text:p>13.0</text:p>
          </table:table-cell>
          <table:table-cell table:style-name="ce40" office:value-type="string" calcext:value-type="string">
            <text:p>07707 354 754</text:p>
          </table:table-cell>
          <table:table-cell table:style-name="ce26" office:value-type="date" office:date-value="2014-10-28" calcext:value-type="date">
            <text:p>2014-10-28</text:p>
          </table:table-cell>
          <table:table-cell table:style-name="ce31" table:formula="of:=YEAR(TODAY())-YEAR([.H5])" office:value-type="float" office:value="11" calcext:value-type="float">
            <text:p>11</text:p>
          </table:table-cell>
          <table:table-cell table:style-name="ce45" office:value-type="string" calcext:value-type="string">
            <text:p>Rosalind Gordon</text:p>
          </table:table-cell>
          <table:table-cell table:style-name="ce40" office:value-type="string" calcext:value-type="string">
            <text:p>07707 354 754</text:p>
          </table:table-cell>
          <table:table-cell table:style-name="ce15" table:number-columns-repeated="2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style-name="ce111" office:value-type="string" calcext:value-type="string">
            <text:p>X</text:p>
          </table:table-cell>
          <table:table-cell table:style-name="ce111" table:number-columns-repeated="7"/>
          <table:table-cell table:style-name="ce16" table:formula="of:=SUM([.Q5:.X5])" office:value-type="float" office:value="0" calcext:value-type="float">
            <text:p>0</text:p>
          </table:table-cell>
          <table:table-cell table:style-name="ce16"/>
          <table:table-cell table:style-name="ce106" table:formula="of:=[.Y5]+[.Z5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5" office:value-type="float" office:value="371" calcext:value-type="float">
            <text:p>371</text:p>
          </table:table-cell>
          <table:table-cell table:style-name="ce21" office:value-type="string" calcext:value-type="string">
            <text:p>Sarah Stevenson</text:p>
          </table:table-cell>
          <table:table-cell table:style-name="ce21" office:value-type="string" calcext:value-type="string">
            <text:p>Gold Fever Vh</text:p>
          </table:table-cell>
          <table:table-cell table:style-name="ce26" office:value-type="date" office:date-value="2006-05-01" calcext:value-type="date">
            <text:p>2006-05-01</text:p>
          </table:table-cell>
          <table:table-cell table:style-name="ce31" table:formula="of:=YEAR(TODAY())-YEAR([.D6])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.0</text:p>
          </table:table-cell>
          <table:table-cell table:style-name="ce40" office:value-type="string" calcext:value-type="string">
            <text:p>07492 996 777</text:p>
          </table:table-cell>
          <table:table-cell table:style-name="ce26" office:value-type="date" office:date-value="1988-03-13" calcext:value-type="date">
            <text:p>1988-03-13</text:p>
          </table:table-cell>
          <table:table-cell table:style-name="ce31" table:formula="of:=YEAR(TODAY())-YEAR([.H6])" office:value-type="float" office:value="37" calcext:value-type="float">
            <text:p>37</text:p>
          </table:table-cell>
          <table:table-cell table:style-name="ce45" office:value-type="string" calcext:value-type="string">
            <text:p>Ryan Stevenson</text:p>
          </table:table-cell>
          <table:table-cell table:style-name="ce40" office:value-type="string" calcext:value-type="string">
            <text:p>07492 996 777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6:.X6])" office:value-type="float" office:value="80" calcext:value-type="float">
            <text:p>80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Y6]+[.Z6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" office:value-type="float" office:value="343" calcext:value-type="float">
            <text:p>343</text:p>
          </table:table-cell>
          <table:table-cell table:style-name="ce21" office:value-type="string" calcext:value-type="string">
            <text:p>Emma Byrne</text:p>
          </table:table-cell>
          <table:table-cell table:style-name="ce21" office:value-type="string" calcext:value-type="string">
            <text:p>Custard</text:p>
          </table:table-cell>
          <table:table-cell table:style-name="ce26"/>
          <table:table-cell table:style-name="ce31" office:value-type="float" office:value="19" calcext:value-type="float">
            <text:p>19</text:p>
          </table:table-cell>
          <table:table-cell table:style-name="ce36"/>
          <table:table-cell table:style-name="ce40" office:value-type="string" calcext:value-type="string">
            <text:p>07463 756 899</text:p>
          </table:table-cell>
          <table:table-cell table:style-name="ce26"/>
          <table:table-cell table:style-name="ce31" office:value-type="float" office:value="13" calcext:value-type="float">
            <text:p>13</text:p>
          </table:table-cell>
          <table:table-cell table:style-name="ce45" office:value-type="string" calcext:value-type="string">
            <text:p>Rosemary Byrne </text:p>
          </table:table-cell>
          <table:table-cell table:style-name="ce40" office:value-type="string" calcext:value-type="string">
            <text:p>07912 109 31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7:.X7])" office:value-type="float" office:value="80" calcext:value-type="float">
            <text:p>80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Y7]+[.Z7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" office:value-type="float" office:value="112" calcext:value-type="float">
            <text:p>112</text:p>
          </table:table-cell>
          <table:table-cell table:style-name="ce20" office:value-type="string" calcext:value-type="string">
            <text:p>Amy Gallows</text:p>
          </table:table-cell>
          <table:table-cell table:style-name="ce21" office:value-type="string" calcext:value-type="string">
            <text:p>Luna</text:p>
          </table:table-cell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8:.X8])" office:value-type="float" office:value="80" calcext:value-type="float">
            <text:p>80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Y8]+[.Z8]" office:value-type="float" office:value="99" calcext:value-type="float">
            <text:p>99</text:p>
          </table:table-cell>
          <table:table-cell table:number-columns-repeated="16336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5" table:style-name="ta1" table:print-ranges="'Class 45'.A1:'Class 45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5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5 Ring 4 – Showjumping: 5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5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72" calcext:value-type="float">
            <text:p>372</text:p>
          </table:table-cell>
          <table:table-cell table:style-name="ce21" office:value-type="string" calcext:value-type="string">
            <text:p>Christine Still</text:p>
          </table:table-cell>
          <table:table-cell table:style-name="ce21" office:value-type="string" calcext:value-type="string">
            <text:p>Troy</text:p>
          </table:table-cell>
          <table:table-cell table:style-name="ce26" office:value-type="date" office:date-value="2007-04-12" calcext:value-type="date">
            <text:p>2007-04-12</text:p>
          </table:table-cell>
          <table:table-cell table:style-name="ce31" table:formula="of:=YEAR(TODAY())-YEAR([.D4])" office:value-type="float" office:value="18" calcext:value-type="float">
            <text:p>18</text:p>
          </table:table-cell>
          <table:table-cell table:style-name="ce36" office:value-type="float" office:value="13.1" calcext:value-type="float">
            <text:p>13.1</text:p>
          </table:table-cell>
          <table:table-cell table:style-name="ce40" office:value-type="string" calcext:value-type="string">
            <text:p>07808 810 319</text:p>
          </table:table-cell>
          <table:table-cell table:style-name="ce26" office:value-type="date" office:date-value="2014-08-04" calcext:value-type="date">
            <text:p>2014-08-04</text:p>
          </table:table-cell>
          <table:table-cell table:style-name="ce31" table:formula="of:=YEAR(TODAY())-YEAR([.H4])" office:value-type="float" office:value="11" calcext:value-type="float">
            <text:p>11</text:p>
          </table:table-cell>
          <table:table-cell table:style-name="ce45" office:value-type="string" calcext:value-type="string">
            <text:p>Louise Still</text:p>
          </table:table-cell>
          <table:table-cell table:style-name="ce40" office:value-type="string" calcext:value-type="string">
            <text:p>07808 810 319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09"/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4:.X4])" office:value-type="float" office:value="80" calcext:value-type="float">
            <text:p>80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Y4]+[.Z4]" office:value-type="float" office:value="98" calcext:value-type="float">
            <text:p>98</text:p>
          </table:table-cell>
          <table:table-cell table:number-columns-repeated="16336"/>
        </table:table-row>
        <table:table-row table:style-name="ro6">
          <table:table-cell table:style-name="ce15" office:value-type="float" office:value="371" calcext:value-type="float">
            <text:p>371</text:p>
          </table:table-cell>
          <table:table-cell table:style-name="ce21" office:value-type="string" calcext:value-type="string">
            <text:p>Sarah Stevenson</text:p>
          </table:table-cell>
          <table:table-cell table:style-name="ce21" office:value-type="string" calcext:value-type="string">
            <text:p>Gold Fever Vh</text:p>
          </table:table-cell>
          <table:table-cell table:style-name="ce26" office:value-type="date" office:date-value="2006-05-01" calcext:value-type="date">
            <text:p>2006-05-01</text:p>
          </table:table-cell>
          <table:table-cell table:style-name="ce31" table:formula="of:=YEAR(TODAY())-YEAR([.D5])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.0</text:p>
          </table:table-cell>
          <table:table-cell table:style-name="ce40" office:value-type="string" calcext:value-type="string">
            <text:p>07492 996 777</text:p>
          </table:table-cell>
          <table:table-cell table:style-name="ce26" office:value-type="date" office:date-value="1988-03-13" calcext:value-type="date">
            <text:p>1988-03-13</text:p>
          </table:table-cell>
          <table:table-cell table:style-name="ce31" table:formula="of:=YEAR(TODAY())-YEAR([.H5])" office:value-type="float" office:value="37" calcext:value-type="float">
            <text:p>37</text:p>
          </table:table-cell>
          <table:table-cell table:style-name="ce45" office:value-type="string" calcext:value-type="string">
            <text:p>Ryan Stevenson</text:p>
          </table:table-cell>
          <table:table-cell table:style-name="ce40" office:value-type="string" calcext:value-type="string">
            <text:p>07492 996 777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5:.X5])" office:value-type="float" office:value="80" calcext:value-type="float">
            <text:p>80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Y5]+[.Z5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" office:value-type="float" office:value="112" calcext:value-type="float">
            <text:p>112</text:p>
          </table:table-cell>
          <table:table-cell table:style-name="ce20" office:value-type="string" calcext:value-type="string">
            <text:p>Amy Gallows</text:p>
          </table:table-cell>
          <table:table-cell table:style-name="ce21" office:value-type="string" calcext:value-type="string">
            <text:p>Luna</text:p>
          </table:table-cell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6:.X6])" office:value-type="float" office:value="80" calcext:value-type="float">
            <text:p>80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Y6]+[.Z6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" office:value-type="float" office:value="332" calcext:value-type="float">
            <text:p>332</text:p>
          </table:table-cell>
          <table:table-cell table:style-name="ce21" office:value-type="string" calcext:value-type="string">
            <text:p>Mya Mitchell</text:p>
          </table:table-cell>
          <table:table-cell table:style-name="ce21" office:value-type="string" calcext:value-type="string">
            <text:p>Lady</text:p>
          </table:table-cell>
          <table:table-cell table:style-name="ce26" office:value-type="date" office:date-value="2017-06-17" calcext:value-type="date">
            <text:p>2017-06-17</text:p>
          </table:table-cell>
          <table:table-cell table:style-name="ce31" table:formula="of:=YEAR(TODAY())-YEAR([.D7])" office:value-type="float" office:value="8" calcext:value-type="float">
            <text:p>8</text:p>
          </table:table-cell>
          <table:table-cell table:style-name="ce36" office:value-type="float" office:value="13.3" calcext:value-type="float">
            <text:p>13.3</text:p>
          </table:table-cell>
          <table:table-cell table:style-name="ce40" office:value-type="string" calcext:value-type="string">
            <text:p>07828 753 829</text:p>
          </table:table-cell>
          <table:table-cell table:style-name="ce26" office:value-type="date" office:date-value="2011-12-29" calcext:value-type="date">
            <text:p>2011-12-29</text:p>
          </table:table-cell>
          <table:table-cell table:style-name="ce31" table:formula="of:=YEAR(TODAY())-YEAR([.H7])" office:value-type="float" office:value="14" calcext:value-type="float">
            <text:p>14</text:p>
          </table:table-cell>
          <table:table-cell table:style-name="ce45" office:value-type="string" calcext:value-type="string">
            <text:p>07828753829</text:p>
          </table:table-cell>
          <table:table-cell table:style-name="ce40" office:value-type="string" calcext:value-type="string">
            <text:p>07828 753 82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7:.X7])" office:value-type="float" office:value="80" calcext:value-type="float">
            <text:p>80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Y7]+[.Z7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6" table:style-name="ta1" table:print-ranges="'Class 46'.A1:'Class 46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5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6 Ring 4 – Showjumping: 6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5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72" calcext:value-type="float">
            <text:p>372</text:p>
          </table:table-cell>
          <table:table-cell table:style-name="ce21" office:value-type="string" calcext:value-type="string">
            <text:p>Christine Still</text:p>
          </table:table-cell>
          <table:table-cell table:style-name="ce21" office:value-type="string" calcext:value-type="string">
            <text:p>Troy</text:p>
          </table:table-cell>
          <table:table-cell table:style-name="ce26" office:value-type="date" office:date-value="2007-04-12" calcext:value-type="date">
            <text:p>2007-04-12</text:p>
          </table:table-cell>
          <table:table-cell table:style-name="ce31" table:formula="of:=YEAR(TODAY())-YEAR([.D4])" office:value-type="float" office:value="18" calcext:value-type="float">
            <text:p>18</text:p>
          </table:table-cell>
          <table:table-cell table:style-name="ce36" office:value-type="float" office:value="13.1" calcext:value-type="float">
            <text:p>13.1</text:p>
          </table:table-cell>
          <table:table-cell table:style-name="ce40" office:value-type="string" calcext:value-type="string">
            <text:p>07808 810 319</text:p>
          </table:table-cell>
          <table:table-cell table:style-name="ce26" office:value-type="date" office:date-value="2014-08-04" calcext:value-type="date">
            <text:p>2014-08-04</text:p>
          </table:table-cell>
          <table:table-cell table:style-name="ce31" table:formula="of:=YEAR(TODAY())-YEAR([.H4])" office:value-type="float" office:value="11" calcext:value-type="float">
            <text:p>11</text:p>
          </table:table-cell>
          <table:table-cell table:style-name="ce45" office:value-type="string" calcext:value-type="string">
            <text:p>Louise Still</text:p>
          </table:table-cell>
          <table:table-cell table:style-name="ce40" office:value-type="string" calcext:value-type="string">
            <text:p>07808 810 319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09"/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4:.X4])" office:value-type="float" office:value="80" calcext:value-type="float">
            <text:p>80</text:p>
          </table:table-cell>
          <table:table-cell table:style-name="ce16" office:value-type="float" office:value="17" calcext:value-type="float">
            <text:p>17</text:p>
          </table:table-cell>
          <table:table-cell table:style-name="ce106" table:formula="of:=[.Y4]+[.Z4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" office:value-type="float" office:value="332" calcext:value-type="float">
            <text:p>332</text:p>
          </table:table-cell>
          <table:table-cell table:style-name="ce21" office:value-type="string" calcext:value-type="string">
            <text:p>Mya Mitchell</text:p>
          </table:table-cell>
          <table:table-cell table:style-name="ce21" office:value-type="string" calcext:value-type="string">
            <text:p>Lady</text:p>
          </table:table-cell>
          <table:table-cell table:style-name="ce26" office:value-type="date" office:date-value="2017-06-17" calcext:value-type="date">
            <text:p>2017-06-17</text:p>
          </table:table-cell>
          <table:table-cell table:style-name="ce31" table:formula="of:=YEAR(TODAY())-YEAR([.D5])" office:value-type="float" office:value="8" calcext:value-type="float">
            <text:p>8</text:p>
          </table:table-cell>
          <table:table-cell table:style-name="ce36" office:value-type="float" office:value="13.3" calcext:value-type="float">
            <text:p>13.3</text:p>
          </table:table-cell>
          <table:table-cell table:style-name="ce40" office:value-type="string" calcext:value-type="string">
            <text:p>07828 753 829</text:p>
          </table:table-cell>
          <table:table-cell table:style-name="ce26" office:value-type="date" office:date-value="2011-12-29" calcext:value-type="date">
            <text:p>2011-12-29</text:p>
          </table:table-cell>
          <table:table-cell table:style-name="ce31" table:formula="of:=YEAR(TODAY())-YEAR([.H5])" office:value-type="float" office:value="14" calcext:value-type="float">
            <text:p>14</text:p>
          </table:table-cell>
          <table:table-cell table:style-name="ce45" office:value-type="string" calcext:value-type="string">
            <text:p>07828753829</text:p>
          </table:table-cell>
          <table:table-cell table:style-name="ce40" office:value-type="string" calcext:value-type="string">
            <text:p>07828 753 82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5:.X5])" office:value-type="float" office:value="80" calcext:value-type="float">
            <text:p>80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Y5]+[.Z5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" office:value-type="float" office:value="373" calcext:value-type="float">
            <text:p>373</text:p>
          </table:table-cell>
          <table:table-cell table:style-name="ce21" office:value-type="string" calcext:value-type="string">
            <text:p>Megan Sawyers</text:p>
          </table:table-cell>
          <table:table-cell table:style-name="ce21" office:value-type="string" calcext:value-type="string">
            <text:p>Wren</text:p>
          </table:table-cell>
          <table:table-cell table:style-name="ce26" office:value-type="date" office:date-value="2006-01-19" calcext:value-type="date">
            <text:p>2006-01-19</text:p>
          </table:table-cell>
          <table:table-cell table:style-name="ce31" table:formula="of:=YEAR(TODAY())-YEAR([.D6])" office:value-type="float" office:value="19" calcext:value-type="float">
            <text:p>19</text:p>
          </table:table-cell>
          <table:table-cell table:style-name="ce36" office:value-type="float" office:value="14.2" calcext:value-type="float">
            <text:p>14.2</text:p>
          </table:table-cell>
          <table:table-cell table:style-name="ce40" office:value-type="string" calcext:value-type="string">
            <text:p>07383 777 002</text:p>
          </table:table-cell>
          <table:table-cell table:style-name="ce26" office:value-type="date" office:date-value="2009-09-22" calcext:value-type="date">
            <text:p>2009-09-22</text:p>
          </table:table-cell>
          <table:table-cell table:style-name="ce31" table:formula="of:=YEAR(TODAY())-YEAR([.H6])" office:value-type="float" office:value="16" calcext:value-type="float">
            <text:p>16</text:p>
          </table:table-cell>
          <table:table-cell table:style-name="ce45" office:value-type="string" calcext:value-type="string">
            <text:p>Aynsley Sawyers</text:p>
          </table:table-cell>
          <table:table-cell table:style-name="ce40" office:value-type="string" calcext:value-type="string">
            <text:p>07411 646 67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6:.X6])" office:value-type="float" office:value="80" calcext:value-type="float">
            <text:p>80</text:p>
          </table:table-cell>
          <table:table-cell table:style-name="ce16" office:value-type="float" office:value="15" calcext:value-type="float">
            <text:p>15</text:p>
          </table:table-cell>
          <table:table-cell table:style-name="ce106" table:formula="of:=[.Y6]+[.Z6]" office:value-type="float" office:value="95" calcext:value-type="float">
            <text:p>95</text:p>
          </table:table-cell>
          <table:table-cell table:number-columns-repeated="16336"/>
        </table:table-row>
        <table:table-row table:style-name="ro6" table:number-rows-repeated="2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 table:number-rows-repeated="4">
          <table:table-cell table:style-name="ce15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7" table:style-name="ta1" table:print-ranges="'Class 47'.A1:'Class 47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5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7 Ring 4 – Showjumping: 7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5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32" calcext:value-type="float">
            <text:p>332</text:p>
          </table:table-cell>
          <table:table-cell table:style-name="ce21" office:value-type="string" calcext:value-type="string">
            <text:p>Mya Mitchell</text:p>
          </table:table-cell>
          <table:table-cell table:style-name="ce21" office:value-type="string" calcext:value-type="string">
            <text:p>Lady</text:p>
          </table:table-cell>
          <table:table-cell table:style-name="ce26" office:value-type="date" office:date-value="2017-06-17" calcext:value-type="date">
            <text:p>2017-06-17</text:p>
          </table:table-cell>
          <table:table-cell table:style-name="ce31" table:formula="of:=YEAR(TODAY())-YEAR([.D4])" office:value-type="float" office:value="8" calcext:value-type="float">
            <text:p>8</text:p>
          </table:table-cell>
          <table:table-cell table:style-name="ce36" office:value-type="float" office:value="13.3" calcext:value-type="float">
            <text:p>13.3</text:p>
          </table:table-cell>
          <table:table-cell table:style-name="ce40" office:value-type="string" calcext:value-type="string">
            <text:p>07828 753 829</text:p>
          </table:table-cell>
          <table:table-cell table:style-name="ce26" office:value-type="date" office:date-value="2011-12-29" calcext:value-type="date">
            <text:p>2011-12-29</text:p>
          </table:table-cell>
          <table:table-cell table:style-name="ce31" table:formula="of:=YEAR(TODAY())-YEAR([.H4])" office:value-type="float" office:value="14" calcext:value-type="float">
            <text:p>14</text:p>
          </table:table-cell>
          <table:table-cell table:style-name="ce45" office:value-type="float" office:value="7828753829" calcext:value-type="float">
            <text:p>7828753829</text:p>
          </table:table-cell>
          <table:table-cell table:style-name="ce40" office:value-type="string" calcext:value-type="string">
            <text:p>07828 753 829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09"/>
          <table:table-cell table:style-name="ce49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4:.X4])" office:value-type="float" office:value="80" calcext:value-type="float">
            <text:p>80</text:p>
          </table:table-cell>
          <table:table-cell table:style-name="ce16" office:value-type="float" office:value="18" calcext:value-type="float">
            <text:p>18</text:p>
          </table:table-cell>
          <table:table-cell table:style-name="ce106" table:formula="of:=[.Y4]+[.Z4]" office:value-type="float" office:value="98" calcext:value-type="float">
            <text:p>98</text:p>
          </table:table-cell>
          <table:table-cell table:number-columns-repeated="16336"/>
        </table:table-row>
        <table:table-row table:style-name="ro6">
          <table:table-cell table:style-name="ce15" office:value-type="float" office:value="374" calcext:value-type="float">
            <text:p>374</text:p>
          </table:table-cell>
          <table:table-cell table:style-name="ce21" office:value-type="string" calcext:value-type="string">
            <text:p>Zahra Taylor</text:p>
          </table:table-cell>
          <table:table-cell table:style-name="ce21" office:value-type="string" calcext:value-type="string">
            <text:p>Ed 11</text:p>
          </table:table-cell>
          <table:table-cell table:style-name="ce26" office:value-type="date" office:date-value="2015-04-01" calcext:value-type="date">
            <text:p>2015-04-01</text:p>
          </table:table-cell>
          <table:table-cell table:style-name="ce31" table:formula="of:=YEAR(TODAY())-YEAR([.D5])" office:value-type="float" office:value="10" calcext:value-type="float">
            <text:p>10</text:p>
          </table:table-cell>
          <table:table-cell table:style-name="ce36" office:value-type="float" office:value="14.2" calcext:value-type="float">
            <text:p>14.2</text:p>
          </table:table-cell>
          <table:table-cell table:style-name="ce40" office:value-type="string" calcext:value-type="string">
            <text:p>07845 242 760</text:p>
          </table:table-cell>
          <table:table-cell table:style-name="ce26" office:value-type="date" office:date-value="2011-10-18" calcext:value-type="date">
            <text:p>2011-10-18</text:p>
          </table:table-cell>
          <table:table-cell table:style-name="ce31" table:formula="of:=YEAR(TODAY())-YEAR([.H5])" office:value-type="float" office:value="14" calcext:value-type="float">
            <text:p>14</text:p>
          </table:table-cell>
          <table:table-cell table:style-name="ce45" office:value-type="float" office:value="7845242760" calcext:value-type="float">
            <text:p>7845242760</text:p>
          </table:table-cell>
          <table:table-cell table:style-name="ce40" office:value-type="string" calcext:value-type="string">
            <text:p>07845 242 76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49" table:number-columns-repeated="2"/>
          <table:table-cell table:style-name="ce110" office:value-type="string" calcext:value-type="string">
            <text:p>Online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5:.X5])" office:value-type="float" office:value="80" calcext:value-type="float">
            <text:p>80</text:p>
          </table:table-cell>
          <table:table-cell table:style-name="ce16" office:value-type="float" office:value="19" calcext:value-type="float">
            <text:p>19</text:p>
          </table:table-cell>
          <table:table-cell table:style-name="ce106" table:formula="of:=[.Y5]+[.Z5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" office:value-type="float" office:value="385" calcext:value-type="float">
            <text:p>385</text:p>
          </table:table-cell>
          <table:table-cell table:style-name="ce138" office:value-type="string" calcext:value-type="string">
            <text:p>?</text:p>
          </table:table-cell>
          <table:table-cell table:style-name="ce21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09" office:value-type="string" calcext:value-type="string">
            <text:p>✓</text:p>
          </table:table-cell>
          <table:table-cell table:style-name="ce49"/>
          <table:table-cell table:style-name="ce110" office:value-type="string" calcext:value-type="string">
            <text:p>At Show</text:p>
          </table:table-cell>
          <table:table-cell table:number-columns-repeated="8" table:style-name="ce111" office:value-type="float" office:value="10" calcext:value-type="float">
            <text:p>10</text:p>
          </table:table-cell>
          <table:table-cell table:style-name="ce16" table:formula="of:=SUM([.Q6:.X6])" office:value-type="float" office:value="80" calcext:value-type="float">
            <text:p>80</text:p>
          </table:table-cell>
          <table:table-cell table:style-name="ce16" office:value-type="float" office:value="20" calcext:value-type="float">
            <text:p>20</text:p>
          </table:table-cell>
          <table:table-cell table:style-name="ce106" table:formula="of:=[.Y6]+[.Z6]" office:value-type="float" office:value="100" calcext:value-type="float">
            <text:p>100</text:p>
          </table:table-cell>
          <table:table-cell table:number-columns-repeated="16336"/>
        </table:table-row>
        <table:table-row table:style-name="ro6">
          <table:table-cell table:style-name="ce15" office:value-type="float" office:value="372" calcext:value-type="float">
            <text:p>372</text:p>
          </table:table-cell>
          <table:table-cell table:style-name="ce21" office:value-type="string" calcext:value-type="string">
            <text:p>Christine Still</text:p>
          </table:table-cell>
          <table:table-cell table:style-name="ce21" office:value-type="string" calcext:value-type="string">
            <text:p>Troy</text:p>
          </table:table-cell>
          <table:table-cell table:style-name="ce26" office:value-type="date" office:date-value="2007-04-12" calcext:value-type="date">
            <text:p>2007-04-12</text:p>
          </table:table-cell>
          <table:table-cell table:style-name="ce31" table:formula="of:=YEAR(TODAY())-YEAR([.D7])" office:value-type="float" office:value="18" calcext:value-type="float">
            <text:p>18</text:p>
          </table:table-cell>
          <table:table-cell table:style-name="ce36" office:value-type="float" office:value="13.1" calcext:value-type="float">
            <text:p>13.1</text:p>
          </table:table-cell>
          <table:table-cell table:style-name="ce40" office:value-type="string" calcext:value-type="string">
            <text:p>07808 810 319</text:p>
          </table:table-cell>
          <table:table-cell table:style-name="ce26" office:value-type="date" office:date-value="2014-08-04" calcext:value-type="date">
            <text:p>2014-08-04</text:p>
          </table:table-cell>
          <table:table-cell table:style-name="ce31" table:formula="of:=YEAR(TODAY())-YEAR([.H7])" office:value-type="float" office:value="11" calcext:value-type="float">
            <text:p>11</text:p>
          </table:table-cell>
          <table:table-cell table:style-name="ce45" office:value-type="string" calcext:value-type="string">
            <text:p>Louise Still</text:p>
          </table:table-cell>
          <table:table-cell table:style-name="ce40" office:value-type="string" calcext:value-type="string">
            <text:p>07808 810 31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49" table:number-columns-repeated="2"/>
          <table:table-cell table:style-name="ce110"/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 table:number-rows-repeated="4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15" table:number-columns-repeated="2"/>
          <table:table-cell table:style-name="ce49" table:number-columns-repeated="2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8" table:style-name="ta1" table:print-ranges="'Class 48'.A1:'Class 48'.O1048576">
        <office:forms form:automatic-focus="false" form:apply-design-mode="false"/>
        <table:table-column table:style-name="co37" table:default-cell-style-name="ce17"/>
        <table:table-column table:style-name="co38" table:default-cell-style-name="ce22"/>
        <table:table-column table:style-name="co39" table:default-cell-style-name="ce22"/>
        <table:table-column table:style-name="co40" table:default-cell-style-name="ce27"/>
        <table:table-column table:style-name="co41" table:default-cell-style-name="ce32"/>
        <table:table-column table:style-name="co42" table:default-cell-style-name="ce37"/>
        <table:table-column table:style-name="co43" table:default-cell-style-name="ce41"/>
        <table:table-column table:style-name="co44" table:default-cell-style-name="ce27"/>
        <table:table-column table:style-name="co41" table:default-cell-style-name="ce32"/>
        <table:table-column table:style-name="co45" table:default-cell-style-name="ce46"/>
        <table:table-column table:style-name="co43" table:default-cell-style-name="ce41"/>
        <table:table-column table:style-name="co46" table:default-cell-style-name="ce50"/>
        <table:table-column table:style-name="co47" table:number-columns-repeated="2" table:default-cell-style-name="ce50"/>
        <table:table-column table:style-name="co48" table:default-cell-style-name="ce50"/>
        <table:table-column table:style-name="co36" table:default-cell-style-name="ce50"/>
        <table:table-column table:style-name="co49" table:number-columns-repeated="8" table:default-cell-style-name="ce50"/>
        <table:table-column table:style-name="co51" table:default-cell-style-name="ce50"/>
        <table:table-column table:style-name="co36" table:default-cell-style-name="ce50"/>
        <table:table-column table:style-name="co63" table:default-cell-style-name="ce115"/>
        <table:table-column table:style-name="co36" table:number-columns-repeated="16325" table:default-cell-style-name="ce50"/>
        <table:table-column table:style-name="co36" table:number-columns-repeated="11" table:default-cell-style-name="ce54"/>
        <table:table-header-rows>
          <table:table-row table:style-name="ro3">
            <table:table-cell table:style-name="ce12" office:value-type="string" calcext:value-type="string" table:number-columns-spanned="10" table:number-rows-spanned="1">
              <text:p>Class 48 Ring 4 – Showjumping: 80cm</text:p>
            </table:table-cell>
            <table:covered-table-cell table:number-columns-repeated="2" table:style-name="ce18"/>
            <table:covered-table-cell table:style-name="ce23"/>
            <table:covered-table-cell table:style-name="ce28"/>
            <table:covered-table-cell table:style-name="ce33"/>
            <table:covered-table-cell table:style-name="ce94"/>
            <table:covered-table-cell table:style-name="ce23"/>
            <table:covered-table-cell table:style-name="ce28"/>
            <table:covered-table-cell table:style-name="ce42"/>
            <table:table-cell table:style-name="ce94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1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4"/>
            <table:table-cell table:style-name="ce29"/>
            <table:table-cell table:style-name="ce34"/>
            <table:table-cell table:style-name="ce39"/>
            <table:table-cell table:style-name="ce24"/>
            <table:table-cell table:style-name="ce29"/>
            <table:table-cell table:style-name="ce43"/>
            <table:table-cell table:style-name="ce3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Entry source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70" office:value-type="string" calcext:value-type="string">
              <text:p>Rider No.</text:p>
            </table:table-cell>
            <table:table-cell table:style-name="ce70" office:value-type="string" calcext:value-type="string">
              <text:p>Rider Name</text:p>
            </table:table-cell>
            <table:table-cell table:style-name="ce70" office:value-type="string" calcext:value-type="string">
              <text:p>Horse</text:p>
            </table:table-cell>
            <table:table-cell table:style-name="ce25" office:value-type="string" calcext:value-type="string">
              <text:p>Horse DoB</text:p>
            </table:table-cell>
            <table:table-cell table:style-name="ce30" office:value-type="string" calcext:value-type="string">
              <text:p>Age</text:p>
            </table:table-cell>
            <table:table-cell table:style-name="ce35" office:value-type="string" calcext:value-type="string">
              <text:p>Horse Height</text:p>
            </table:table-cell>
            <table:table-cell table:style-name="ce70" office:value-type="string" calcext:value-type="string">
              <text:p>Rider Telephone</text:p>
            </table:table-cell>
            <table:table-cell table:style-name="ce25" office:value-type="string" calcext:value-type="string">
              <text:p>Rider DoB</text:p>
            </table:table-cell>
            <table:table-cell table:style-name="ce30" office:value-type="string" calcext:value-type="string">
              <text:p>Age</text:p>
            </table:table-cell>
            <table:table-cell table:style-name="ce44" office:value-type="string" calcext:value-type="string">
              <text:p>Rider Emergency Contact Name</text:p>
            </table:table-cell>
            <table:table-cell table:style-name="ce70" office:value-type="string" calcext:value-type="string">
              <text:p>Rider Emergency Telephone</text:p>
            </table:table-cell>
            <table:covered-table-cell table:style-name="ce70" office:value-type="string" calcext:value-type="string">
              <text:p>Place</text:p>
            </table:covered-table-cell>
            <table:covered-table-cell table:style-name="ce70" office:value-type="string" calcext:value-type="string">
              <text:p>Status</text:p>
            </table:covered-table-cell>
            <table:covered-table-cell table:style-name="ce70" office:value-type="string" calcext:value-type="string">
              <text:p>Class Winner</text:p>
            </table:covered-table-cell>
            <table:covered-table-cell table:number-columns-repeated="12" table:style-name="ce70"/>
            <table:covered-table-cell table:style-name="ce114"/>
            <table:table-cell table:style-name="ce53" table:number-columns-repeated="16325"/>
            <table:table-cell table:style-name="ce56" table:number-columns-repeated="11"/>
          </table:table-row>
        </table:table-header-rows>
        <table:table-row table:style-name="ro6">
          <table:table-cell table:style-name="ce15" office:value-type="float" office:value="374" calcext:value-type="float">
            <text:p>374</text:p>
          </table:table-cell>
          <table:table-cell table:style-name="ce21" office:value-type="string" calcext:value-type="string">
            <text:p>Zahra Taylor</text:p>
          </table:table-cell>
          <table:table-cell table:style-name="ce21" office:value-type="string" calcext:value-type="string">
            <text:p>Ed 11</text:p>
          </table:table-cell>
          <table:table-cell table:style-name="ce26" office:value-type="date" office:date-value="2015-04-01" calcext:value-type="date">
            <text:p>2015-04-01</text:p>
          </table:table-cell>
          <table:table-cell table:style-name="ce31" table:formula="of:=YEAR(TODAY())-YEAR([.D4])" office:value-type="float" office:value="10" calcext:value-type="float">
            <text:p>10</text:p>
          </table:table-cell>
          <table:table-cell table:style-name="ce36" office:value-type="float" office:value="14.2" calcext:value-type="float">
            <text:p>14.2</text:p>
          </table:table-cell>
          <table:table-cell table:style-name="ce40" office:value-type="string" calcext:value-type="string">
            <text:p>07845 242 760</text:p>
          </table:table-cell>
          <table:table-cell table:style-name="ce26" office:value-type="date" office:date-value="2011-10-18" calcext:value-type="date">
            <text:p>2011-10-18</text:p>
          </table:table-cell>
          <table:table-cell table:style-name="ce31" table:formula="of:=YEAR(TODAY())-YEAR([.H4])" office:value-type="float" office:value="14" calcext:value-type="float">
            <text:p>14</text:p>
          </table:table-cell>
          <table:table-cell table:style-name="ce45" office:value-type="string" calcext:value-type="string">
            <text:p>07845242760</text:p>
          </table:table-cell>
          <table:table-cell table:style-name="ce40" office:value-type="string" calcext:value-type="string">
            <text:p>07845 242 760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09"/>
          <table:table-cell table:style-name="ce49"/>
          <table:table-cell table:style-name="ce110" office:value-type="string" calcext:value-type="string">
            <text:p>Online</text:p>
          </table:table-cell>
          <table:table-cell table:style-name="ce111" table:number-columns-repeated="8"/>
          <table:table-cell table:style-name="ce16" table:formula="of:=SUM([.Q4:.X4])" office:value-type="float" office:value="0" calcext:value-type="float">
            <text:p>0</text:p>
          </table:table-cell>
          <table:table-cell table:style-name="ce16"/>
          <table:table-cell table:style-name="ce106" table:formula="of:=[.Y4]+[.Z4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5" office:value-type="float" office:value="337" calcext:value-type="float">
            <text:p>337</text:p>
          </table:table-cell>
          <table:table-cell table:style-name="ce21" office:value-type="string" calcext:value-type="string">
            <text:p>Elliot Taylor </text:p>
          </table:table-cell>
          <table:table-cell table:style-name="ce21" office:value-type="string" calcext:value-type="string">
            <text:p>Boston Powers</text:p>
          </table:table-cell>
          <table:table-cell table:style-name="ce26" office:value-type="date" office:date-value="2006-01-01" calcext:value-type="date">
            <text:p>2006-01-01</text:p>
          </table:table-cell>
          <table:table-cell table:style-name="ce31" table:formula="of:=YEAR(TODAY())-YEAR([.D5])" office:value-type="float" office:value="19" calcext:value-type="float">
            <text:p>19</text:p>
          </table:table-cell>
          <table:table-cell table:style-name="ce36" office:value-type="float" office:value="15.3" calcext:value-type="float">
            <text:p>15.3</text:p>
          </table:table-cell>
          <table:table-cell table:style-name="ce40" office:value-type="string" calcext:value-type="string">
            <text:p>07577 211 717</text:p>
          </table:table-cell>
          <table:table-cell table:style-name="ce26" office:value-type="date" office:date-value="2010-01-26" calcext:value-type="date">
            <text:p>2010-01-26</text:p>
          </table:table-cell>
          <table:table-cell table:style-name="ce31" table:formula="of:=YEAR(TODAY())-YEAR([.H5])" office:value-type="float" office:value="15" calcext:value-type="float">
            <text:p>15</text:p>
          </table:table-cell>
          <table:table-cell table:style-name="ce45" office:value-type="string" calcext:value-type="string">
            <text:p>Fiona Taylor </text:p>
          </table:table-cell>
          <table:table-cell table:style-name="ce40" office:value-type="string" calcext:value-type="string">
            <text:p>07577 211 717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style-name="ce111" table:number-columns-repeated="8"/>
          <table:table-cell table:style-name="ce16" table:formula="of:=SUM([.Q5:.X5])" office:value-type="float" office:value="0" calcext:value-type="float">
            <text:p>0</text:p>
          </table:table-cell>
          <table:table-cell table:style-name="ce16"/>
          <table:table-cell table:style-name="ce106" table:formula="of:=[.Y5]+[.Z5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5" office:value-type="float" office:value="375" calcext:value-type="float">
            <text:p>375</text:p>
          </table:table-cell>
          <table:table-cell table:style-name="ce21" office:value-type="string" calcext:value-type="string">
            <text:p>Brooke Scott</text:p>
          </table:table-cell>
          <table:table-cell table:style-name="ce21" office:value-type="string" calcext:value-type="string">
            <text:p>Lajgaardens Casandro </text:p>
          </table:table-cell>
          <table:table-cell table:style-name="ce26" office:value-type="date" office:date-value="2009-04-07" calcext:value-type="date">
            <text:p>2009-04-07</text:p>
          </table:table-cell>
          <table:table-cell table:style-name="ce31" table:formula="of:=YEAR(TODAY())-YEAR([.D6])" office:value-type="float" office:value="16" calcext:value-type="float">
            <text:p>16</text:p>
          </table:table-cell>
          <table:table-cell table:style-name="ce36" office:value-type="float" office:value="17.2" calcext:value-type="float">
            <text:p>17.2</text:p>
          </table:table-cell>
          <table:table-cell table:style-name="ce40" office:value-type="string" calcext:value-type="string">
            <text:p>07377 664 346</text:p>
          </table:table-cell>
          <table:table-cell table:style-name="ce26" office:value-type="date" office:date-value="2008-11-20" calcext:value-type="date">
            <text:p>2008-11-20</text:p>
          </table:table-cell>
          <table:table-cell table:style-name="ce31" table:formula="of:=YEAR(TODAY())-YEAR([.H6])" office:value-type="float" office:value="17" calcext:value-type="float">
            <text:p>17</text:p>
          </table:table-cell>
          <table:table-cell table:style-name="ce45" office:value-type="string" calcext:value-type="string">
            <text:p>07377664346</text:p>
          </table:table-cell>
          <table:table-cell table:style-name="ce40" office:value-type="string" calcext:value-type="string">
            <text:p>07377 664 346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49" table:number-columns-repeated="2"/>
          <table:table-cell table:style-name="ce110" office:value-type="string" calcext:value-type="string">
            <text:p>At Show</text:p>
          </table:table-cell>
          <table:table-cell table:style-name="ce111" table:number-columns-repeated="8"/>
          <table:table-cell table:style-name="ce16" table:formula="of:=SUM([.Q6:.X6])" office:value-type="float" office:value="0" calcext:value-type="float">
            <text:p>0</text:p>
          </table:table-cell>
          <table:table-cell table:style-name="ce16"/>
          <table:table-cell table:style-name="ce106" table:formula="of:=[.Y6]+[.Z6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38" office:value-type="string" calcext:value-type="string" table:number-columns-spanned="12" table:number-rows-spanned="1">
            <text:p>No results</text:p>
          </table:table-cell>
          <table:covered-table-cell table:number-columns-repeated="8" table:style-name="ce111"/>
          <table:covered-table-cell table:number-columns-repeated="2" table:style-name="ce16"/>
          <table:covered-table-cell table:style-name="ce106"/>
          <table:table-cell table:number-columns-repeated="16336"/>
        </table:table-row>
        <table:table-row table:style-name="ro6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11" table:number-columns-repeated="8"/>
          <table:table-cell table:style-name="ce16" table:number-columns-repeated="2"/>
          <table:table-cell table:style-name="ce106"/>
          <table:table-cell table:number-columns-repeated="16336"/>
        </table:table-row>
        <table:table-row table:style-name="ro6" table:number-rows-repeated="4">
          <table:table-cell table:style-name="ce16"/>
          <table:table-cell table:style-name="ce21" table:number-columns-repeated="2"/>
          <table:table-cell table:style-name="ce26"/>
          <table:table-cell table:style-name="ce31"/>
          <table:table-cell table:style-name="ce36"/>
          <table:table-cell table:style-name="ce40"/>
          <table:table-cell table:style-name="ce26"/>
          <table:table-cell table:style-name="ce31"/>
          <table:table-cell table:style-name="ce45"/>
          <table:table-cell table:style-name="ce40"/>
          <table:table-cell table:style-name="ce49" table:number-columns-repeated="4"/>
          <table:table-cell table:style-name="ce110"/>
          <table:table-cell table:style-name="ce16" table:number-columns-repeated="10"/>
          <table:table-cell table:style-name="ce10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named-expressions/>
      <table:database-ranges>
        <table:database-range table:name="__Anonymous_Sheet_DB__0" table:target-range-address="Entries_20250425_2246.A1:Entries_20250425_2246.AM12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Class 11'.A3:'Class 11'.K6"/>
        <table:database-range table:name="__Anonymous_Sheet_DB__2" table:target-range-address="'Class 12'.A3:'Class 12'.K6"/>
        <table:database-range table:name="__Anonymous_Sheet_DB__3" table:target-range-address="'Class 13'.A3:'Class 13'.K6"/>
        <table:database-range table:name="__Anonymous_Sheet_DB__4" table:target-range-address="'Class 14'.A3:'Class 14'.K6"/>
        <table:database-range table:name="__Anonymous_Sheet_DB__5" table:target-range-address="'Class 15'.A3:'Class 15'.K6"/>
        <table:database-range table:name="__Anonymous_Sheet_DB__7" table:target-range-address="'Class 17'.A3:'Class 17'.K6"/>
        <table:database-range table:name="__Anonymous_Sheet_DB__8" table:target-range-address="'Class 18'.A3:'Class 18'.K6"/>
        <table:database-range table:name="__Anonymous_Sheet_DB__9" table:target-range-address="'Class 19'.A3:'Class 19'.K6"/>
        <table:database-range table:name="__Anonymous_Sheet_DB__10" table:target-range-address="'Class 21'.A3:'Class 21'.K6"/>
        <table:database-range table:name="__Anonymous_Sheet_DB__11" table:target-range-address="'Class 22'.A3:'Class 22'.K6"/>
        <table:database-range table:name="__Anonymous_Sheet_DB__12" table:target-range-address="'Class 23'.A3:'Class 23'.K6"/>
        <table:database-range table:name="__Anonymous_Sheet_DB__13" table:target-range-address="'Class 24'.A3:'Class 24'.K6"/>
        <table:database-range table:name="__Anonymous_Sheet_DB__14" table:target-range-address="'Class 25'.A3:'Class 25'.K6"/>
        <table:database-range table:name="__Anonymous_Sheet_DB__15" table:target-range-address="'Class 26'.R6:'Class 26'.R6" table:contains-header="false"/>
        <table:database-range table:name="__Anonymous_Sheet_DB__16" table:target-range-address="'Class 27'.A3:'Class 27'.K6"/>
        <table:database-range table:name="__Anonymous_Sheet_DB__17" table:target-range-address="'Class 31'.A3:'Class 31'.K6"/>
        <table:database-range table:name="__Anonymous_Sheet_DB__18" table:target-range-address="'Class 32'.A3:'Class 32'.K6"/>
        <table:database-range table:name="__Anonymous_Sheet_DB__19" table:target-range-address="'Class 33'.A3:'Class 33'.K6"/>
        <table:database-range table:name="__Anonymous_Sheet_DB__20" table:target-range-address="'Class 34'.A3:'Class 34'.K6"/>
        <table:database-range table:name="__Anonymous_Sheet_DB__21" table:target-range-address="'Class 35'.A3:'Class 35'.K6"/>
        <table:database-range table:name="__Anonymous_Sheet_DB__22" table:target-range-address="'Class 36'.A3:'Class 36'.K6"/>
        <table:database-range table:name="__Anonymous_Sheet_DB__23" table:target-range-address="'Class 41'.A3:'Class 41'.K6"/>
        <table:database-range table:name="__Anonymous_Sheet_DB__24" table:target-range-address="'Class 42'.A3:'Class 42'.K6"/>
        <table:database-range table:name="__Anonymous_Sheet_DB__25" table:target-range-address="'Class 43'.A3:'Class 43'.K6"/>
        <table:database-range table:name="__Anonymous_Sheet_DB__26" table:target-range-address="'Class 44'.A3:'Class 44'.K6"/>
        <table:database-range table:name="__Anonymous_Sheet_DB__27" table:target-range-address="'Class 45'.A3:'Class 45'.K6"/>
        <table:database-range table:name="__Anonymous_Sheet_DB__28" table:target-range-address="'Class 46'.A3:'Class 46'.K6"/>
        <table:database-range table:name="__Anonymous_Sheet_DB__29" table:target-range-address="'Class 47'.A3:'Class 47'.K6"/>
        <table:database-range table:name="__Anonymous_Sheet_DB__30" table:target-range-address="'Class 48'.A3:'Class 48'.K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center>
          <text:p><text:sheet-name>???</text:sheet-name></text:p>
        </style:region-cen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>
        <style:region-center>
          <text:p><text:sheet-name>???</text:sheet-name></text:p>
        </style:region-cen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18:31:10.349921903</dc:date>
    <meta:editing-duration>PT13H10M39S</meta:editing-duration>
    <meta:editing-cycles>72</meta:editing-cycles>
    <meta:generator>LibreOffice/7.4.7.2$Linux_X86_64 LibreOffice_project/40$Build-2</meta:generator>
    <meta:document-statistic meta:table-count="31" meta:cell-count="19017" meta:object-count="0"/>
  </office:meta>
</office:document-meta>
</file>